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1"/>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2.0626in"/>
    </style:style>
    <style:style style:name="co9" style:family="table-column">
      <style:table-column-properties fo:break-before="auto" style:column-width="0.698in"/>
    </style:style>
    <style:style style:name="co12" style:family="table-column">
      <style:table-column-properties fo:break-before="auto" style:column-width="0.75in"/>
    </style:style>
    <style:style style:name="co4" style:family="table-column">
      <style:table-column-properties fo:break-before="auto" style:column-width="0.5728in"/>
    </style:style>
    <style:style style:name="co5" style:family="table-column">
      <style:table-column-properties fo:break-before="auto" style:column-width="1.75in"/>
    </style:style>
    <style:style style:name="co6" style:family="table-column">
      <style:table-column-properties fo:break-before="auto" style:column-width="0.8335in"/>
    </style:style>
    <style:style style:name="co7" style:family="table-column">
      <style:table-column-properties fo:break-before="auto" style:column-width="4.25in"/>
    </style:style>
    <style:style style:name="co8" style:family="table-column">
      <style:table-column-properties fo:break-before="auto" style:column-width="0.9063in"/>
    </style:style>
    <style:style style:name="co10" style:family="table-column">
      <style:table-column-properties fo:break-before="auto" style:column-width="0.8126in"/>
    </style:style>
    <style:style style:name="co11" style:family="table-column">
      <style:table-column-properties fo:break-before="auto" style:column-width="1.3752in"/>
    </style:style>
    <style:style style:name="co13" style:family="table-column">
      <style:table-column-properties fo:break-before="auto" style:column-width="3.0311in"/>
    </style:style>
    <style:style style:name="co14" style:family="table-column">
      <style:table-column-properties fo:break-before="auto" style:column-width="0.7083in"/>
    </style:style>
    <style:style style:name="co16" style:family="table-column">
      <style:table-column-properties fo:break-before="auto" style:column-width="0.8957in"/>
    </style:style>
    <style:style style:name="co17" style:family="table-column">
      <style:table-column-properties fo:break-before="auto" style:column-width="7.948in"/>
    </style:style>
    <style:style style:name="co18" style:family="table-column">
      <style:table-column-properties fo:break-before="auto" style:column-width="1.6874in"/>
    </style:style>
    <style:style style:name="ro7" style:family="table-row">
      <style:table-row-properties style:row-height="0.198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25in" fo:break-before="auto" style:use-optimal-row-height="false"/>
    </style:style>
    <style:style style:name="ro5" style:family="table-row">
      <style:table-row-properties style:row-height="0.4555in" fo:break-before="auto" style:use-optimal-row-height="true"/>
    </style:style>
    <style:style style:name="ro6" style:family="table-row">
      <style:table-row-properties style:row-height="0.1965in" fo:break-before="auto" style:use-optimal-row-height="true"/>
    </style:style>
    <style:style style:name="ro8" style:family="table-row">
      <style:table-row-properties style:row-height="0.5102in" fo:break-before="auto" style:use-optimal-row-height="false"/>
    </style:style>
    <style:style style:name="ro9" style:family="table-row">
      <style:table-row-properties style:row-height="0.1953in" fo:break-before="auto" style:use-optimal-row-height="true"/>
    </style:style>
    <style:style style:name="ro10" style:family="table-row">
      <style:table-row-properties style:row-height="0.352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9535in" fo:break-before="auto" style:use-optimal-row-height="false"/>
    </style:style>
    <style:style style:name="ro13" style:family="table-row">
      <style:table-row-properties style:row-height="0.7354in" fo:break-before="auto" style:use-optimal-row-height="true"/>
    </style:style>
    <style:style style:name="ro14" style:family="table-row">
      <style:table-row-properties style:row-height="0.3835in" fo:break-before="auto" style:use-optimal-row-height="true"/>
    </style:style>
    <style:style style:name="ro15" style:family="table-row">
      <style:table-row-properties style:row-height="0.2071in" fo:break-before="auto" style:use-optimal-row-height="true"/>
    </style:style>
    <style:style style:name="ta3" style:family="table" style:master-page-name="mp2">
      <style:table-properties table:display="false" style:writing-mode="lr-tb"/>
    </style:style>
    <style:style style:name="ta2" style:family="table" style:master-page-name="mp1">
      <style:table-properties table:display="true" style:writing-mode="lr-tb"/>
    </style:style>
    <style:style style:name="ta4" style:family="table" style:master-page-name="mp2">
      <style:table-properties table:display="true" style:writing-mode="lr-tb"/>
    </style:style>
    <number:number-style style:name="N4">
      <number:number number:decimal-places="2" number:min-integer-digits="1" number:grouping="true"/>
    </number:number-style>
    <style:style style:name="ce1" style:family="table-cell" style:parent-style-name="Default" style:data-style-name="N0"/>
    <style:style style:name="ce84" style:family="table-cell" style:parent-style-name="Default" style:data-style-name="N0">
      <style:text-properties fo:font-size="10pt" style:font-size-asian="10pt" style:font-size-complex="10pt"/>
    </style:style>
    <style:style style:name="ce3" style:family="table-cell" style:parent-style-name="Default" style:data-style-name="N0">
      <style:table-cell-properties fo:background-color="#ffffff" style:cell-protect="none" style:print-content="true"/>
      <style:text-properties fo:font-size="14pt" fo:font-weight="bold" style:font-size-asian="14pt" style:font-weight-asian="bold" style:font-size-complex="14pt" style:font-weight-complex="bold"/>
    </style:style>
    <style:style style:name="ce4" style:family="table-cell" style:parent-style-name="Default" style:data-style-name="N0">
      <style:table-cell-properties fo:background-color="#ffffff" style:cell-protect="none" style:print-content="true" style:text-align-source="fix" style:repeat-content="false" style:vertical-align="automatic"/>
      <style:paragraph-properties fo:text-align="center"/>
      <style:text-properties fo:font-size="10pt" style:font-size-asian="10pt" style:font-size-complex="10pt"/>
    </style:style>
    <style:style style:name="ce5" style:family="table-cell" style:parent-style-name="Default" style:data-style-name="N0">
      <style:table-cell-properties fo:border-bottom="0.0008in solid #000000" fo:background-color="#ffffff" style:cell-protect="protected" style:print-content="true" style:text-align-source="fix" style:repeat-content="false" fo:wrap-option="wrap" fo:border-left="0.028in solid #000000" fo:border-right="0.0008in solid #000000" fo:border-top="0.028in solid #000000" style:vertical-align="top"/>
      <style:paragraph-properties fo:text-align="center"/>
      <style:text-properties fo:font-size="9pt" fo:font-weight="bold" style:font-size-asian="9pt" style:font-weight-asian="bold" style:font-size-complex="9pt" style:font-weight-complex="bold"/>
    </style:style>
    <style:style style:name="ce6" style:family="table-cell" style:parent-style-name="Default" style:data-style-name="N0">
      <style:table-cell-properties fo:background-color="#ffffff" style:cell-protect="protected" style:print-content="true"/>
    </style:style>
    <style:style style:name="ce7" style:family="table-cell" style:parent-style-name="Default" style:data-style-name="N0">
      <style:table-cell-properties fo:border-bottom="0.0008in solid #000000" fo:background-color="#ffffff" style:cell-protect="none" style:print-content="true" style:text-align-source="fix" style:repeat-content="false" fo:border-left="0.028in solid #000000" fo:border-right="0.0008in solid #000000" fo:border-top="0.0008in solid #000000" style:vertical-align="automatic"/>
      <style:paragraph-properties fo:text-align="center"/>
      <style:text-properties fo:font-size="8pt" style:font-size-asian="8pt" style:font-size-complex="8pt"/>
      <style:map style:condition="is-true-formula(LEN(TRIM([.A5]))=0)" style:apply-style-name="cf10" style:base-cell-address="app.A5"/>
    </style:style>
    <style:style style:name="ce8" style:family="table-cell" style:parent-style-name="Default" style:data-style-name="N0">
      <style:table-cell-properties fo:border-bottom="0.0008in solid #000000" fo:background-color="#ffffff" style:cell-protect="none" style:print-content="true" style:text-align-source="fix" style:repeat-content="false" fo:border-left="0.028in solid #000000" fo:border-right="0.0008in solid #000000" fo:border-top="0.0008in solid #000000" style:vertical-align="automatic"/>
      <style:paragraph-properties fo:text-align="center"/>
      <style:text-properties fo:font-size="8pt" style:font-size-asian="8pt" style:font-size-complex="8pt"/>
      <style:map style:condition="is-true-formula(LEN(TRIM([.A6]))=0)" style:apply-style-name="cf10" style:base-cell-address="app.A6"/>
    </style:style>
    <style:style style:name="ce9" style:family="table-cell" style:parent-style-name="Default" style:data-style-name="N0">
      <style:table-cell-properties fo:border-bottom="0.028in solid #000000" fo:background-color="#ffffff" style:cell-protect="none" style:print-content="true" style:text-align-source="fix" style:repeat-content="false" fo:border-left="0.028in solid #000000" fo:border-right="0.0008in solid #000000" fo:border-top="0.0008in solid #000000" style:vertical-align="automatic"/>
      <style:paragraph-properties fo:text-align="center"/>
      <style:text-properties fo:font-size="8pt" style:font-size-asian="8pt" style:font-size-complex="8pt"/>
      <style:map style:condition="is-true-formula(LEN(TRIM([.A5]))=0)" style:apply-style-name="cf10" style:base-cell-address="app.A5"/>
    </style:style>
    <style:style style:name="ce10" style:family="table-cell" style:parent-style-name="Default" style:data-style-name="N0">
      <style:table-cell-properties fo:background-color="#ffffff" style:cell-protect="none" style:print-content="true"/>
    </style:style>
    <style:style style:name="ce11" style:family="table-cell" style:parent-style-name="Default" style:data-style-name="N0">
      <style:table-cell-properties fo:background-color="#ffffff" style:cell-protect="none" style:print-content="true"/>
      <style:text-properties fo:font-size="10pt" style:font-size-asian="10pt" style:font-size-complex="10pt"/>
    </style:style>
    <style:style style:name="ce12" style:family="table-cell" style:parent-style-name="Default" style:data-style-name="N0">
      <style:table-cell-properties fo:border-bottom="0.0008in solid #000000" fo:background-color="#ffffff" style:cell-protect="protected" style:print-content="true" style:text-align-source="fix" style:repeat-content="false" fo:wrap-option="wrap" fo:border-left="0.0008in solid #000000" fo:border-right="0.0008in solid #000000" fo:border-top="0.028in solid #000000" style:vertical-align="top"/>
      <style:paragraph-properties fo:text-align="center"/>
      <style:text-properties fo:font-size="9pt" fo:font-weight="bold" style:font-size-asian="9pt" style:font-weight-asian="bold" style:font-size-complex="9pt" style:font-weight-complex="bold"/>
    </style:style>
    <style:style style:name="ce13" style:family="table-cell" style:parent-style-name="Default" style:data-style-name="N0">
      <style:table-cell-properties fo:background-color="#ffffff" style:cell-protect="none" style:print-content="true" fo:border="0.0008in solid #000000"/>
      <style:text-properties fo:font-size="8pt" style:font-size-asian="8pt" style:font-size-complex="8pt"/>
      <style:map style:condition="is-true-formula(LEN(TRIM([.A5]))=0)" style:apply-style-name="cf10" style:base-cell-address="app.A5"/>
    </style:style>
    <style:style style:name="ce14" style:family="table-cell" style:parent-style-name="Default" style:data-style-name="N0">
      <style:table-cell-properties fo:background-color="#ffffff" style:cell-protect="none" style:print-content="true" fo:border="0.0008in solid #000000"/>
      <style:text-properties fo:font-size="8pt" style:font-size-asian="8pt" style:font-size-complex="8pt"/>
      <style:map style:condition="is-true-formula(LEN(TRIM([.A6]))=0)" style:apply-style-name="cf10" style:base-cell-address="app.A6"/>
    </style:style>
    <style:style style:name="ce15" style:family="table-cell" style:parent-style-name="Default" style:data-style-name="N0">
      <style:table-cell-properties fo:background-color="#ffffff" style:cell-protect="none" style:print-content="true" style:text-align-source="fix" style:repeat-content="false" fo:border="0.0008in solid #000000" fo:padding-bottom="0.0138in" fo:padding-left="0.0138in" fo:padding-right="0in" fo:padding-top="0.0138in" style:vertical-align="automatic"/>
      <style:paragraph-properties fo:text-align="end"/>
      <style:text-properties fo:font-size="8pt" style:font-size-asian="8pt" style:font-size-complex="8pt"/>
      <style:map style:condition="is-true-formula(LEN(TRIM([.A5]))=0)" style:apply-style-name="cf10" style:base-cell-address="app.A5"/>
    </style:style>
    <style:style style:name="ce16" style:family="table-cell" style:parent-style-name="Default" style:data-style-name="N0">
      <style:table-cell-properties fo:border-bottom="0.028in solid #000000" fo:background-color="#ffffff" style:cell-protect="none" style:print-content="true" fo:border-left="0.0008in solid #000000" fo:border-right="0.0008in solid #000000" fo:border-top="0.0008in solid #000000"/>
      <style:text-properties fo:font-size="8pt" style:font-size-asian="8pt" style:font-size-complex="8pt"/>
      <style:map style:condition="is-true-formula(LEN(TRIM([.A5]))=0)" style:apply-style-name="cf10" style:base-cell-address="app.A5"/>
    </style:style>
    <style:style style:name="ce17" style:family="table-cell" style:parent-style-name="Default" style:data-style-name="N0">
      <style:table-cell-properties fo:background-color="#ffffff" style:cell-protect="none" style:print-content="true" style:text-align-source="fix" style:repeat-content="false" style:vertical-align="automatic"/>
      <style:paragraph-properties fo:text-align="start" fo:margin-left="0in"/>
      <style:text-properties fo:font-size="14pt" fo:font-weight="bold" style:font-size-asian="14pt" style:font-weight-asian="bold" style:font-size-complex="14pt" style:font-weight-complex="bold"/>
    </style:style>
    <style:style style:name="ce18" style:family="table-cell" style:parent-style-name="Default" style:data-style-name="N0">
      <style:table-cell-properties fo:background-color="#ffffff" style:cell-protect="none" style:print-content="true" style:text-align-source="fix" style:repeat-content="false" fo:border="0.0008in solid #000000" style:vertical-align="automatic"/>
      <style:paragraph-properties fo:text-align="center"/>
      <style:text-properties fo:font-size="8pt" style:font-size-asian="8pt" style:font-size-complex="8pt"/>
      <style:map style:condition="is-true-formula(LEN(TRIM([.A5]))=0)" style:apply-style-name="cf10" style:base-cell-address="app.A5"/>
    </style:style>
    <style:style style:name="ce19" style:family="table-cell" style:parent-style-name="Default" style:data-style-name="N0">
      <style:table-cell-properties fo:background-color="#ffffff" style:cell-protect="none" style:print-content="true" style:text-align-source="fix" style:repeat-content="false" fo:border="0.0008in solid #000000" style:vertical-align="automatic"/>
      <style:paragraph-properties fo:text-align="start" fo:margin-left="0in"/>
      <style:text-properties fo:font-size="8pt" style:font-size-asian="8pt" style:font-size-complex="8pt"/>
      <style:map style:condition="is-true-formula(LEN(TRIM([.A5]))=0)" style:apply-style-name="cf10" style:base-cell-address="app.A5"/>
    </style:style>
    <style:style style:name="ce20" style:family="table-cell" style:parent-style-name="Default" style:data-style-name="N0">
      <style:table-cell-properties fo:background-color="#ffffff" style:cell-protect="none" style:print-content="true" style:text-align-source="fix" style:repeat-content="false" fo:border="0.0008in solid #000000" style:vertical-align="automatic"/>
      <style:paragraph-properties fo:text-align="start" fo:margin-left="0in"/>
      <style:text-properties fo:font-size="8pt" style:font-size-asian="8pt" style:font-size-complex="8pt"/>
      <style:map style:condition="is-true-formula(LEN(TRIM([.A6]))=0)" style:apply-style-name="cf10" style:base-cell-address="app.A6"/>
    </style:style>
    <style:style style:name="ce21" style:family="table-cell" style:parent-style-name="Default" style:data-style-name="N0">
      <style:table-cell-properties fo:border-bottom="0.028in solid #000000" fo:background-color="#ffffff" style:cell-protect="none" style:print-content="true" style:text-align-source="fix" style:repeat-content="false" fo:border-left="0.0008in solid #000000" fo:border-right="0.0008in solid #000000" fo:border-top="0.0008in solid #000000" style:vertical-align="automatic"/>
      <style:paragraph-properties fo:text-align="start" fo:margin-left="0in"/>
      <style:text-properties fo:font-size="8pt" style:font-size-asian="8pt" style:font-size-complex="8pt"/>
      <style:map style:condition="is-true-formula(LEN(TRIM([.A5]))=0)" style:apply-style-name="cf10" style:base-cell-address="app.A5"/>
    </style:style>
    <style:style style:name="ce22" style:family="table-cell" style:parent-style-name="Default" style:data-style-name="N0">
      <style:table-cell-properties fo:background-color="#ffffff" style:cell-protect="protected" style:print-content="true" fo:wrap-option="wrap" fo:border="0.0008in solid #000000" style:vertical-align="top"/>
      <style:text-properties fo:font-size="8pt" fo:font-weight="bold" style:font-size-asian="8pt" style:font-weight-asian="bold" style:font-size-complex="8pt" style:font-weight-complex="bold"/>
    </style:style>
    <style:style style:name="ce23" style:family="table-cell" style:parent-style-name="Default" style:data-style-name="N0">
      <style:table-cell-properties fo:background-color="#ffffff" style:cell-protect="none" style:print-content="true" fo:border="0.0008in solid #000000" style:vertical-align="automatic"/>
      <style:text-properties fo:font-size="8pt" style:font-size-asian="8pt" style:font-size-complex="8pt"/>
      <style:map style:condition="cell-content()=&quot;Indicate Date&quot;" style:apply-style-name="cf10" style:base-cell-address="app.A1"/>
    </style:style>
    <style:style style:name="ce24" style:family="table-cell" style:parent-style-name="Default" style:data-style-name="N0">
      <style:table-cell-properties fo:border-bottom="0.028in solid #000000" fo:background-color="#ffffff" style:cell-protect="none" style:print-content="true" fo:border-left="0.0008in solid #000000" fo:border-right="0.0008in solid #000000" fo:border-top="0.0008in solid #000000" style:vertical-align="automatic"/>
      <style:text-properties fo:font-size="8pt" style:font-size-asian="8pt" style:font-size-complex="8pt"/>
      <style:map style:condition="cell-content()=&quot;Indicate Date&quot;" style:apply-style-name="cf10" style:base-cell-address="app.A1"/>
    </style:style>
    <style:style style:name="ce25" style:family="table-cell" style:parent-style-name="Default" style:data-style-name="N0">
      <style:table-cell-properties fo:background-color="#ffffff" style:cell-protect="none" style:print-content="true" fo:border="0.0008in solid #000000"/>
      <style:text-properties fo:font-size="8pt" style:font-size-asian="8pt" style:font-size-complex="8pt"/>
      <style:map style:condition="is-true-formula(LEN(TRIM([.A5]))=0)" style:apply-style-name="cf10" style:base-cell-address="app.A5"/>
    </style:style>
    <style:style style:name="ce26" style:family="table-cell" style:parent-style-name="Default" style:data-style-name="N0">
      <style:table-cell-properties fo:background-color="#ffffff" style:cell-protect="none" style:print-content="true" fo:border="0.0008in solid #000000"/>
      <style:text-properties fo:font-size="8pt" style:font-size-asian="8pt" style:font-size-complex="8pt"/>
      <style:map style:condition="is-true-formula(LEN(TRIM([.A6]))=0)" style:apply-style-name="cf10" style:base-cell-address="app.A6"/>
    </style:style>
    <style:style style:name="ce27" style:family="table-cell" style:parent-style-name="Default" style:data-style-name="N0">
      <style:table-cell-properties fo:border-bottom="0.028in solid #000000" fo:background-color="#ffffff" style:cell-protect="none" style:print-content="true" fo:border-left="0.0008in solid #000000" fo:border-right="0.0008in solid #000000" fo:border-top="0.0008in solid #000000"/>
      <style:text-properties fo:font-size="8pt" style:font-size-asian="8pt" style:font-size-complex="8pt"/>
      <style:map style:condition="is-true-formula(LEN(TRIM([.A5]))=0)" style:apply-style-name="cf10" style:base-cell-address="app.A5"/>
    </style:style>
    <style:style style:name="ce28" style:family="table-cell" style:parent-style-name="Default" style:data-style-name="N0">
      <style:table-cell-properties fo:background-color="#ffffff" style:cell-protect="none" style:print-content="true" style:text-align-source="fix" style:repeat-content="false" style:vertical-align="automatic"/>
      <style:paragraph-properties fo:text-align="center"/>
      <style:text-properties fo:font-size="14pt" fo:font-weight="bold" style:font-size-asian="14pt" style:font-weight-asian="bold" style:font-size-complex="14pt" style:font-weight-complex="bold"/>
    </style:style>
    <style:style style:name="ce29" style:family="table-cell" style:parent-style-name="Default" style:data-style-name="N0">
      <style:table-cell-properties fo:background-color="#ffffff" style:cell-protect="protected" style:print-content="true" style:text-align-source="fix" style:repeat-content="false" fo:wrap-option="wrap" fo:border="0.0008in solid #000000" style:vertical-align="top"/>
      <style:paragraph-properties fo:text-align="center"/>
      <style:text-properties fo:font-size="9pt" fo:font-weight="bold" style:font-size-asian="9pt" style:font-weight-asian="bold" style:font-size-complex="9pt" style:font-weight-complex="bold"/>
    </style:style>
    <style:style style:name="ce30" style:family="table-cell" style:parent-style-name="Default" style:data-style-name="N0">
      <style:table-cell-properties fo:background-color="#ffffff" style:cell-protect="none" style:print-content="true" style:text-align-source="fix" style:repeat-content="false" fo:border="0.0008in solid #000000" style:vertical-align="automatic"/>
      <style:paragraph-properties fo:text-align="center"/>
      <style:text-properties fo:font-size="8pt" style:font-size-asian="8pt" style:font-size-complex="8pt"/>
      <style:map style:condition="cell-content()=0" style:apply-style-name="cf10" style:base-cell-address="app.A1"/>
    </style:style>
    <style:style style:name="ce31" style:family="table-cell" style:parent-style-name="Default" style:data-style-name="N0">
      <style:table-cell-properties fo:border-bottom="0.028in solid #000000" fo:background-color="#ffffff" style:cell-protect="none" style:print-content="true" style:text-align-source="fix" style:repeat-content="false" fo:border-left="0.0008in solid #000000" fo:border-right="0.0008in solid #000000" fo:border-top="0.0008in solid #000000" style:vertical-align="automatic"/>
      <style:paragraph-properties fo:text-align="center"/>
      <style:text-properties fo:font-size="8pt" style:font-size-asian="8pt" style:font-size-complex="8pt"/>
      <style:map style:condition="cell-content()=0" style:apply-style-name="cf10" style:base-cell-address="app.A1"/>
    </style:style>
    <style:style style:name="ce32" style:family="table-cell" style:parent-style-name="Default" style:data-style-name="N0">
      <style:table-cell-properties fo:background-color="#ffffff" style:cell-protect="none" style:print-content="true" style:text-align-source="fix" style:repeat-content="false" fo:border="0.0008in solid #000000" style:vertical-align="automatic"/>
      <style:paragraph-properties fo:text-align="center"/>
      <style:text-properties fo:font-size="8pt" style:font-size-asian="8pt" style:font-size-complex="8pt"/>
      <style:map style:condition="is-true-formula(LEN(TRIM([.A6]))=0)" style:apply-style-name="cf10" style:base-cell-address="app.A6"/>
    </style:style>
    <style:style style:name="ce33" style:family="table-cell" style:parent-style-name="Excel_5f_BuiltIn_5f_Comma" style:data-style-name="N119">
      <style:table-cell-properties fo:background-color="#ffffff" style:cell-protect="none" style:print-content="true" style:text-align-source="fix" style:repeat-content="false" fo:border="0.0008in solid #000000" style:vertical-align="automatic"/>
      <style:paragraph-properties fo:text-align="center"/>
      <style:text-properties fo:font-size="8pt" style:font-size-asian="8pt" style:font-size-complex="8pt"/>
      <style:map style:condition="is-true-formula(LEN(TRIM([.A5]))=0)" style:apply-style-name="cf10" style:base-cell-address="app.A5"/>
    </style:style>
    <style:style style:name="ce34" style:family="table-cell" style:parent-style-name="Default" style:data-style-name="N0">
      <style:table-cell-properties fo:border-bottom="0.028in solid #000000" fo:background-color="#ffffff" style:cell-protect="none" style:print-content="true" style:text-align-source="fix" style:repeat-content="false" fo:border-left="0.0008in solid #000000" fo:border-right="0.0008in solid #000000" fo:border-top="0.0008in solid #000000" style:vertical-align="automatic"/>
      <style:paragraph-properties fo:text-align="center"/>
      <style:text-properties fo:font-size="8pt" style:font-size-asian="8pt" style:font-size-complex="8pt"/>
      <style:map style:condition="is-true-formula(LEN(TRIM([.A5]))=0)" style:apply-style-name="cf10" style:base-cell-address="app.A5"/>
    </style:style>
    <style:style style:name="ce35" style:family="table-cell" style:parent-style-name="Excel_5f_BuiltIn_5f_Comma" style:data-style-name="N123">
      <style:table-cell-properties fo:background-color="#ffffff" style:cell-protect="none" style:print-content="true" style:text-align-source="fix" style:repeat-content="false" fo:border="0.0008in solid #000000" style:vertical-align="automatic"/>
      <style:paragraph-properties fo:text-align="center"/>
      <style:text-properties fo:font-size="8pt" style:font-size-asian="8pt" style:font-size-complex="8pt"/>
      <style:map style:condition="is-true-formula(LEN(TRIM([.A5]))=0)" style:apply-style-name="cf10" style:base-cell-address="app.A5"/>
    </style:style>
    <style:style style:name="ce36" style:family="table-cell" style:parent-style-name="Default" style:data-style-name="N0">
      <style:table-cell-properties fo:border-bottom="0.0008in solid #000000" fo:background-color="#ffffff" style:cell-protect="protected" style:print-content="true" style:text-align-source="fix" style:repeat-content="false" fo:wrap-option="wrap" fo:border-left="0.0008in solid #000000" fo:border-right="0.028in solid #000000" fo:border-top="0.028in solid #000000" style:vertical-align="top"/>
      <style:paragraph-properties fo:text-align="center"/>
      <style:text-properties fo:font-size="9pt" fo:font-weight="bold" style:font-size-asian="9pt" style:font-weight-asian="bold" style:font-size-complex="9pt" style:font-weight-complex="bold"/>
    </style:style>
    <style:style style:name="ce37" style:family="table-cell" style:parent-style-name="Default" style:data-style-name="N0">
      <style:table-cell-properties fo:border-bottom="0.0008in solid #000000" fo:background-color="#ffffff" style:cell-protect="none" style:print-content="true" fo:border-left="0.0008in solid #000000" fo:border-right="0.028in solid #000000" fo:border-top="0.0008in solid #000000"/>
      <style:text-properties fo:font-size="8pt" style:font-size-asian="8pt" style:font-size-complex="8pt"/>
      <style:map style:condition="is-true-formula(LEN(TRIM([.A5]))=0)" style:apply-style-name="cf10" style:base-cell-address="app.A5"/>
    </style:style>
    <style:style style:name="ce38" style:family="table-cell" style:parent-style-name="Default" style:data-style-name="N0">
      <style:table-cell-properties fo:border-bottom="0.0008in solid #000000" fo:background-color="#ffffff" style:cell-protect="none" style:print-content="true" fo:border-left="0.0008in solid #000000" fo:border-right="0.028in solid #000000" fo:border-top="0.0008in solid #000000"/>
      <style:text-properties fo:font-size="8pt" style:font-size-asian="8pt" style:font-size-complex="8pt"/>
      <style:map style:condition="is-true-formula(LEN(TRIM([.A6]))=0)" style:apply-style-name="cf10" style:base-cell-address="app.A6"/>
    </style:style>
    <style:style style:name="ce39" style:family="table-cell" style:parent-style-name="Default" style:data-style-name="N0">
      <style:table-cell-properties fo:border-bottom="0.0008in solid #000000" fo:background-color="#ffffff" style:cell-protect="none" style:print-content="true" fo:border-left="0.0008in solid #000000" fo:border-right="0.028in solid #000000" fo:border-top="0.0008in solid #000000" style:vertical-align="automatic"/>
      <style:text-properties fo:font-size="8pt" style:font-size-asian="8pt" style:font-size-complex="8pt"/>
      <style:map style:condition="is-true-formula(LEN(TRIM([.A5]))=0)" style:apply-style-name="cf10" style:base-cell-address="app.A5"/>
    </style:style>
    <style:style style:name="ce40" style:family="table-cell" style:parent-style-name="Default" style:data-style-name="N0">
      <style:table-cell-properties fo:border-bottom="0.028in solid #000000" fo:background-color="#ffffff" style:cell-protect="none" style:print-content="true" fo:border-left="0.0008in solid #000000" fo:border-right="0.028in solid #000000" fo:border-top="0.0008in solid #000000"/>
      <style:text-properties fo:font-size="8pt" style:font-size-asian="8pt" style:font-size-complex="8pt"/>
      <style:map style:condition="is-true-formula(LEN(TRIM([.A5]))=0)" style:apply-style-name="cf10" style:base-cell-address="app.A5"/>
    </style:style>
    <style:style style:name="ce41" style:family="table-cell" style:parent-style-name="Default" style:data-style-name="N0">
      <style:table-cell-properties fo:border-bottom="0.0154in double #000000" style:border-line-width-bottom="0.0008in 0.0138in 0.0008in" fo:background-color="#ffffff" style:cell-protect="none" style:print-content="true" style:text-align-source="fix" style:repeat-content="false" fo:wrap-option="wrap" fo:border-left="0.028in solid #000000" fo:border-right="0.0008in solid #000000" fo:border-top="0.028in solid #000000" style:vertical-align="top"/>
      <style:paragraph-properties fo:text-align="center"/>
      <style:text-properties fo:font-size="9pt" fo:font-weight="bold" style:font-size-asian="9pt" style:font-weight-asian="bold" style:font-size-complex="9pt" style:font-weight-complex="bold"/>
    </style:style>
    <style:style style:name="ce42" style:family="table-cell" style:parent-style-name="Default" style:data-style-name="N0">
      <style:table-cell-properties fo:background-color="#ffffff" style:cell-protect="none" style:print-content="true"/>
      <style:text-properties fo:font-size="8pt" style:font-size-asian="8pt" style:font-size-complex="8pt"/>
      <style:map style:condition="is-true-formula(LEN(TRIM([.A5]))=0)" style:apply-style-name="cf10" style:base-cell-address="app.A5"/>
    </style:style>
    <style:style style:name="ce43" style:family="table-cell" style:parent-style-name="Default" style:data-style-name="N0">
      <style:table-cell-properties fo:background-color="#ffffff" style:cell-protect="none" style:print-content="true" style:text-align-source="fix" style:repeat-content="false" style:vertical-align="automatic"/>
      <style:paragraph-properties fo:text-align="center"/>
      <style:text-properties fo:font-size="8pt" style:font-size-asian="8pt" style:font-size-complex="8pt"/>
      <style:map style:condition="is-true-formula(LEN(TRIM([.A5]))=0)" style:apply-style-name="cf10" style:base-cell-address="app.A5"/>
    </style:style>
    <style:style style:name="ce44" style:family="table-cell" style:parent-style-name="Default" style:data-style-name="N0">
      <style:table-cell-properties fo:border-bottom="0.028in solid #000000" fo:background-color="#ffffff" style:cell-protect="none" style:print-content="true" fo:border-left="none" fo:border-right="none" fo:border-top="none"/>
      <style:text-properties fo:font-size="8pt" style:font-size-asian="8pt" style:font-size-complex="8pt"/>
      <style:map style:condition="is-true-formula(LEN(TRIM([.A5]))=0)" style:apply-style-name="cf10" style:base-cell-address="app.A5"/>
    </style:style>
    <style:style style:name="ce45" style:family="table-cell" style:parent-style-name="Default" style:data-style-name="N0">
      <style:table-cell-properties fo:border-bottom="0.0154in double #000000" style:border-line-width-bottom="0.0008in 0.0138in 0.0008in" fo:background-color="#ffffff" style:cell-protect="none" style:print-content="true" style:text-align-source="fix" style:repeat-content="false" fo:wrap-option="wrap" fo:border-left="0.0008in solid #000000" fo:border-right="0.0008in solid #000000" fo:border-top="0.028in solid #000000" style:vertical-align="top"/>
      <style:paragraph-properties fo:text-align="center"/>
      <style:text-properties fo:font-size="9pt" fo:font-weight="bold" style:font-size-asian="9pt" style:font-weight-asian="bold" style:font-size-complex="9pt" style:font-weight-complex="bold"/>
    </style:style>
    <style:style style:name="ce46" style:family="table-cell" style:parent-style-name="Default" style:data-style-name="N0">
      <style:table-cell-properties fo:border-bottom="none" fo:background-color="#ffffff" style:cell-protect="none" style:print-content="true" fo:border-left="0.0008in solid #000000" fo:border-right="none" fo:border-top="none"/>
      <style:text-properties fo:font-size="8pt" style:font-size-asian="8pt" style:font-size-complex="8pt"/>
      <style:map style:condition="is-true-formula(LEN(TRIM([.A5]))=0)" style:apply-style-name="cf10" style:base-cell-address="app.A5"/>
    </style:style>
    <style:style style:name="ce47" style:family="table-cell" style:parent-style-name="Default" style:data-style-name="N0">
      <style:table-cell-properties fo:border-bottom="none" fo:background-color="#ffffff" style:cell-protect="none" style:print-content="true" style:text-align-source="fix" style:repeat-content="false" fo:border-left="0.0008in solid #000000" fo:border-right="none" fo:border-top="none" style:vertical-align="automatic"/>
      <style:paragraph-properties fo:text-align="center"/>
      <style:text-properties fo:font-size="8pt" style:font-size-asian="8pt" style:font-size-complex="8pt"/>
      <style:map style:condition="is-true-formula(LEN(TRIM([.A5]))=0)" style:apply-style-name="cf10" style:base-cell-address="app.A5"/>
    </style:style>
    <style:style style:name="ce48" style:family="table-cell" style:parent-style-name="Default" style:data-style-name="N0">
      <style:table-cell-properties fo:border-bottom="0.028in solid #000000" fo:background-color="#ffffff" style:cell-protect="none" style:print-content="true" fo:border-left="0.0008in solid #000000" fo:border-right="none" fo:border-top="none"/>
      <style:text-properties fo:font-size="8pt" style:font-size-asian="8pt" style:font-size-complex="8pt"/>
      <style:map style:condition="is-true-formula(LEN(TRIM([.A5]))=0)" style:apply-style-name="cf10" style:base-cell-address="app.A5"/>
    </style:style>
    <style:style style:name="ce49" style:family="table-cell" style:parent-style-name="Default" style:data-style-name="N0">
      <style:table-cell-properties fo:border-bottom="none" fo:background-color="#ffffff" style:cell-protect="none" style:print-content="true" style:text-align-source="fix" style:repeat-content="false" fo:wrap-option="wrap" fo:border-left="0.0008in solid #000000" fo:border-right="0.0008in solid #000000" fo:border-top="0.028in solid #000000" style:vertical-align="top"/>
      <style:paragraph-properties fo:text-align="center"/>
      <style:text-properties fo:font-size="9pt" fo:font-weight="bold" style:font-size-asian="9pt" style:font-weight-asian="bold" style:font-size-complex="9pt" style:font-weight-complex="bold"/>
    </style:style>
    <style:style style:name="ce50" style:family="table-cell" style:parent-style-name="Default" style:data-style-name="N0">
      <style:table-cell-properties fo:border-bottom="0.0154in double #000000" style:border-line-width-bottom="0.0008in 0.0138in 0.0008in" fo:background-color="#ffffff" style:cell-protect="none" style:print-content="true" style:text-align-source="fix" style:repeat-content="false" fo:wrap-option="wrap" fo:border-left="none" fo:border-right="0.0008in solid #000000" fo:border-top="none" style:vertical-align="top"/>
      <style:paragraph-properties fo:text-align="center"/>
      <style:text-properties fo:font-size="8pt" fo:font-weight="bold" style:font-size-asian="8pt" style:font-weight-asian="bold" style:font-size-complex="8pt" style:font-weight-complex="bold"/>
    </style:style>
    <style:style style:name="ce51" style:family="table-cell" style:parent-style-name="Default" style:data-style-name="N120">
      <style:table-cell-properties fo:border-bottom="none" fo:background-color="#ffffff" style:cell-protect="none" style:print-content="true" style:text-align-source="fix" style:repeat-content="false" fo:border-left="0.0008in solid #000000" fo:border-right="none" fo:border-top="none" style:vertical-align="automatic"/>
      <style:paragraph-properties fo:text-align="center"/>
      <style:text-properties fo:font-size="8pt" style:font-size-asian="8pt" style:font-size-complex="8pt"/>
    </style:style>
    <style:style style:name="ce52" style:family="table-cell" style:parent-style-name="Default" style:data-style-name="N0">
      <style:table-cell-properties fo:border-bottom="none" fo:background-color="#ffffff" style:cell-protect="none" style:print-content="true" fo:border-left="0.0008in solid #000000" fo:border-right="none" fo:border-top="none" style:vertical-align="automatic"/>
      <style:text-properties fo:font-size="8pt" style:font-size-asian="8pt" style:font-size-complex="8pt"/>
    </style:style>
    <style:style style:name="ce53" style:family="table-cell" style:parent-style-name="Default" style:data-style-name="N0">
      <style:table-cell-properties fo:border-bottom="0.0154in double #000000" style:border-line-width-bottom="0.0008in 0.0138in 0.0008in" fo:background-color="#ffffff" style:cell-protect="none" style:print-content="true" style:text-align-source="fix" style:repeat-content="false" fo:wrap-option="wrap" fo:border-left="0.0008in solid #000000" fo:border-right="none" fo:border-top="none" style:vertical-align="top"/>
      <style:paragraph-properties fo:text-align="center"/>
      <style:text-properties fo:font-size="8pt" fo:font-weight="bold" style:font-size-asian="8pt" style:font-weight-asian="bold" style:font-size-complex="8pt" style:font-weight-complex="bold"/>
    </style:style>
    <style:style style:name="ce54" style:family="table-cell" style:parent-style-name="Default" style:data-style-name="N0">
      <style:table-cell-properties fo:border-bottom="0.0154in double #000000" style:border-line-width-bottom="0.0008in 0.0138in 0.0008in" fo:background-color="#ffffff" style:cell-protect="none" style:print-content="true" style:text-align-source="fix" style:repeat-content="false" fo:wrap-option="wrap" fo:border-left="none" fo:border-right="none" fo:border-top="none" style:vertical-align="top"/>
      <style:paragraph-properties fo:text-align="center"/>
      <style:text-properties fo:font-size="8pt" fo:font-weight="bold" style:font-size-asian="8pt" style:font-weight-asian="bold" style:font-size-complex="8pt" style:font-weight-complex="bold"/>
    </style:style>
    <style:style style:name="ce55" style:family="table-cell" style:parent-style-name="Default" style:data-style-name="N0">
      <style:table-cell-properties fo:border-bottom="none" fo:background-color="#ffffff" style:cell-protect="none" style:print-content="true" fo:border-left="0.0008in solid #000000" fo:border-right="none" fo:border-top="none"/>
      <style:text-properties fo:font-size="8pt" fo:font-weight="bold" style:font-size-asian="8pt" style:font-weight-asian="bold" style:font-size-complex="8pt" style:font-weight-complex="bold"/>
    </style:style>
    <style:style style:name="ce56" style:family="table-cell" style:parent-style-name="Default" style:data-style-name="N0">
      <style:table-cell-properties fo:border-bottom="none" fo:background-color="#ffffff" style:cell-protect="none" style:print-content="true" fo:border-left="0.0008in solid #000000" fo:border-right="0.0008in solid #000000" fo:border-top="none"/>
      <style:text-properties fo:font-size="8pt" style:font-size-asian="8pt" style:font-size-complex="8pt"/>
    </style:style>
    <style:style style:name="ce57" style:family="table-cell" style:parent-style-name="Default" style:data-style-name="N0">
      <style:table-cell-properties fo:border-bottom="none" fo:background-color="#ffffff" style:cell-protect="none" style:print-content="true" style:text-align-source="fix" style:repeat-content="false" fo:border-left="0.0008in solid #000000" fo:border-right="0.0008in solid #000000" fo:border-top="none" style:vertical-align="automatic"/>
      <style:paragraph-properties fo:text-align="center"/>
      <style:text-properties fo:font-size="8pt" style:font-size-asian="8pt" style:font-size-complex="8pt"/>
    </style:style>
    <style:style style:name="ce58" style:family="table-cell" style:parent-style-name="Default" style:data-style-name="N0">
      <style:table-cell-properties fo:border-bottom="0.028in solid #000000" fo:background-color="#ffffff" style:cell-protect="none" style:print-content="true" fo:border-left="0.0008in solid #000000" fo:border-right="0.0008in solid #000000" fo:border-top="none"/>
      <style:text-properties fo:font-size="8pt" style:font-size-asian="8pt" style:font-size-complex="8pt"/>
    </style:style>
    <style:style style:name="ce59" style:family="table-cell" style:parent-style-name="Default" style:data-style-name="N0">
      <style:table-cell-properties fo:border-bottom="0.0154in double #000000" style:border-line-width-bottom="0.0008in 0.0138in 0.0008in" fo:background-color="#ffffff" style:cell-protect="none" style:print-content="true" style:text-align-source="fix" style:repeat-content="false" fo:wrap-option="wrap" fo:border-left="0.0008in solid #000000" fo:border-right="none" fo:border-top="none" style:vertical-align="top"/>
      <style:paragraph-properties fo:text-align="center"/>
      <style:text-properties fo:font-size="9pt" fo:font-weight="bold" style:font-size-asian="9pt" style:font-weight-asian="bold" style:font-size-complex="9pt" style:font-weight-complex="bold"/>
    </style:style>
    <style:style style:name="ce60" style:family="table-cell" style:parent-style-name="Default" style:data-style-name="N4">
      <style:table-cell-properties fo:border-bottom="none" fo:background-color="#ffffff" style:cell-protect="none" style:print-content="true" style:text-align-source="fix" style:repeat-content="false" fo:border-left="0.0008in solid #000000" fo:border-right="none" fo:border-top="none" style:vertical-align="automatic"/>
      <style:paragraph-properties fo:text-align="center"/>
      <style:text-properties fo:font-size="8pt" style:font-size-asian="8pt" style:font-size-complex="8pt"/>
    </style:style>
    <style:style style:name="ce61" style:family="table-cell" style:parent-style-name="Default" style:data-style-name="N0">
      <style:table-cell-properties fo:border-bottom="0.028in solid #000000" fo:background-color="#ffffff" style:cell-protect="none" style:print-content="true" style:text-align-source="fix" style:repeat-content="false" fo:border-left="0.0008in solid #000000" fo:border-right="none" fo:border-top="none" style:vertical-align="automatic"/>
      <style:paragraph-properties fo:text-align="center"/>
      <style:text-properties fo:font-size="8pt" style:font-size-asian="8pt" style:font-size-complex="8pt"/>
      <style:map style:condition="is-true-formula(LEN(TRIM([.A5]))=0)" style:apply-style-name="cf10" style:base-cell-address="app.A5"/>
    </style:style>
    <style:style style:name="ce62" style:family="table-cell" style:parent-style-name="Default" style:data-style-name="N0">
      <style:table-cell-properties fo:border-bottom="0.0154in double #000000" style:border-line-width-bottom="0.0008in 0.0138in 0.0008in" fo:background-color="#ffffff" style:cell-protect="none" style:print-content="true" style:text-align-source="fix" style:repeat-content="false" fo:wrap-option="wrap" fo:border-left="none" fo:border-right="none" fo:border-top="none" style:vertical-align="top"/>
      <style:paragraph-properties fo:text-align="center"/>
      <style:text-properties fo:font-size="9pt" fo:font-weight="bold" style:font-size-asian="9pt" style:font-weight-asian="bold" style:font-size-complex="9pt" style:font-weight-complex="bold"/>
    </style:style>
    <style:style style:name="ce63" style:family="table-cell" style:parent-style-name="Default" style:data-style-name="N0">
      <style:table-cell-properties fo:border-bottom="0.0154in double #000000" style:border-line-width-bottom="0.0008in 0.0138in 0.0008in" fo:background-color="#ffffff" style:cell-protect="none" style:print-content="true" style:text-align-source="fix" style:repeat-content="false" fo:wrap-option="wrap" fo:border-left="none" fo:border-right="0.0008in solid #000000" fo:border-top="none" style:vertical-align="top"/>
      <style:paragraph-properties fo:text-align="center"/>
      <style:text-properties fo:font-size="9pt" fo:font-weight="bold" style:font-size-asian="9pt" style:font-weight-asian="bold" style:font-size-complex="9pt" style:font-weight-complex="bold"/>
    </style:style>
    <style:style style:name="ce64" style:family="table-cell" style:parent-style-name="Excel_5f_BuiltIn_5f_Comma" style:data-style-name="N123">
      <style:table-cell-properties fo:border-bottom="none" fo:background-color="#ffffff" style:cell-protect="none" style:print-content="true" style:text-align-source="fix" style:repeat-content="false" fo:border-left="0.0008in solid #000000" fo:border-right="0.0008in solid #000000" fo:border-top="none" style:vertical-align="automatic"/>
      <style:paragraph-properties fo:text-align="center"/>
      <style:text-properties fo:font-size="8pt" style:font-size-asian="8pt" style:font-size-complex="8pt"/>
    </style:style>
    <style:style style:name="ce65" style:family="table-cell" style:parent-style-name="Default" style:data-style-name="N0">
      <style:table-cell-properties fo:border-bottom="0.028in solid #000000" fo:background-color="#ffffff" style:cell-protect="none" style:print-content="true" style:text-align-source="fix" style:repeat-content="false" fo:border-left="0.0008in solid #000000" fo:border-right="0.0008in solid #000000" fo:border-top="none" style:vertical-align="automatic"/>
      <style:paragraph-properties fo:text-align="center"/>
      <style:text-properties fo:font-size="8pt" style:font-size-asian="8pt" style:font-size-complex="8pt"/>
    </style:style>
    <style:style style:name="ce66" style:family="table-cell" style:parent-style-name="Excel_5f_BuiltIn_5f_Comma" style:data-style-name="N123">
      <style:table-cell-properties fo:border-bottom="none" fo:background-color="#ffffff" style:cell-protect="none" style:print-content="true" style:text-align-source="fix" style:repeat-content="false" fo:border-left="0.0008in solid #000000" fo:border-right="none" fo:border-top="none" style:vertical-align="automatic"/>
      <style:paragraph-properties fo:text-align="center"/>
      <style:text-properties fo:font-size="8pt" style:font-size-asian="8pt" style:font-size-complex="8pt"/>
      <style:map style:condition="is-true-formula(LEN(TRIM([.A5]))=0)" style:apply-style-name="cf10" style:base-cell-address="app.A5"/>
    </style:style>
    <style:style style:name="ce67" style:family="table-cell" style:parent-style-name="Default" style:data-style-name="N0">
      <style:table-cell-properties fo:border-bottom="none" fo:background-color="#ffffff" style:cell-protect="none" style:print-content="true" fo:border-left="0.0008in solid #000000" fo:border-right="0.0008in solid #000000" fo:border-top="none" style:vertical-align="automatic"/>
      <style:text-properties fo:font-size="8pt" style:font-size-asian="8pt" style:font-size-complex="8pt"/>
    </style:style>
    <style:style style:name="ce68" style:family="table-cell" style:parent-style-name="Default" style:data-style-name="N0">
      <style:table-cell-properties fo:border-bottom="0.0154in double #000000" style:border-line-width-bottom="0.0008in 0.0138in 0.0008in" fo:background-color="#ffffff" style:cell-protect="none" style:print-content="true" style:text-align-source="fix" style:repeat-content="false" fo:wrap-option="wrap" fo:border-left="0.0008in solid #000000" fo:border-right="0.028in solid #000000" fo:border-top="0.028in solid #000000" style:vertical-align="top"/>
      <style:paragraph-properties fo:text-align="center"/>
      <style:text-properties fo:font-size="9pt" fo:font-weight="bold" style:font-size-asian="9pt" style:font-weight-asian="bold" style:font-size-complex="9pt" style:font-weight-complex="bold"/>
    </style:style>
    <style:style style:name="ce69" style:family="table-cell" style:parent-style-name="Default" style:data-style-name="N0">
      <style:table-cell-properties fo:border-bottom="none" fo:background-color="#ffffff" style:cell-protect="none" style:print-content="true" fo:border-left="0.0008in solid #000000" fo:border-right="0.028in solid #000000" fo:border-top="none"/>
      <style:text-properties fo:font-size="8pt" style:font-size-asian="8pt" style:font-size-complex="8pt"/>
      <style:map style:condition="is-true-formula(LEN(TRIM([.A5]))=0)" style:apply-style-name="cf10" style:base-cell-address="app.A5"/>
    </style:style>
    <style:style style:name="ce70" style:family="table-cell" style:parent-style-name="Default" style:data-style-name="N0">
      <style:table-cell-properties fo:border-bottom="0.028in solid #000000" fo:background-color="#ffffff" style:cell-protect="none" style:print-content="true" fo:border-left="0.0008in solid #000000" fo:border-right="0.028in solid #000000" fo:border-top="none"/>
      <style:text-properties fo:font-size="8pt" style:font-size-asian="8pt" style:font-size-complex="8pt"/>
      <style:map style:condition="is-true-formula(LEN(TRIM([.A5]))=0)" style:apply-style-name="cf10" style:base-cell-address="app.A5"/>
    </style:style>
    <style:style style:name="ce71" style:family="table-cell" style:parent-style-name="Default" style:data-style-name="N0">
      <style:table-cell-properties fo:background-color="#ffffff" style:cell-protect="none" style:print-content="true" style:text-align-source="fix" style:repeat-content="false" fo:wrap-option="wrap" style:vertical-align="top"/>
      <style:paragraph-properties fo:text-align="center"/>
      <style:text-properties fo:font-size="9pt" fo:font-weight="bold" style:font-size-asian="9pt" style:font-weight-asian="bold" style:font-size-complex="9pt" style:font-weight-complex="bold"/>
    </style:style>
    <style:style style:name="ce72" style:family="table-cell" style:parent-style-name="Default" style:data-style-name="N0">
      <style:table-cell-properties fo:background-color="#ffffff" style:cell-protect="none" style:print-content="true"/>
      <style:text-properties fo:font-size="9pt" style:font-size-asian="9pt" style:font-size-complex="9pt"/>
    </style:style>
    <style:style style:name="ce73" style:family="table-cell" style:parent-style-name="Default" style:data-style-name="N0">
      <style:table-cell-properties style:cell-protect="none" style:print-content="true"/>
    </style:style>
    <style:style style:name="ce74" style:family="table-cell" style:parent-style-name="Default" style:data-style-name="N0">
      <style:table-cell-properties fo:background-color="#ffffff" style:cell-protect="protected" style:print-content="true" style:vertical-align="middle"/>
    </style:style>
    <style:style style:name="ce75" style:family="table-cell" style:parent-style-name="Default" style:data-style-name="N0">
      <style:table-cell-properties fo:background-color="#ffffff" style:cell-protect="protected" style:print-content="true" fo:border="0.0008in solid #000000" style:vertical-align="middle"/>
      <style:text-properties fo:font-size="10pt" fo:font-weight="bold" style:font-size-asian="10pt" style:font-weight-asian="bold" style:font-size-complex="10pt" style:font-weight-complex="bold"/>
    </style:style>
    <style:style style:name="ce76" style:family="table-cell" style:parent-style-name="Default" style:data-style-name="N0">
      <style:table-cell-properties fo:background-color="#ffffff" style:cell-protect="protected" style:print-content="true" style:text-align-source="fix" style:repeat-content="false" fo:border="0.0008in solid #000000" style:vertical-align="middle"/>
      <style:paragraph-properties fo:text-align="center"/>
      <style:text-properties fo:font-size="10pt" fo:font-weight="bold" style:font-size-asian="10pt" style:font-weight-asian="bold" style:font-size-complex="10pt" style:font-weight-complex="bold"/>
    </style:style>
    <style:style style:name="ce77" style:family="table-cell" style:parent-style-name="Default" style:data-style-name="N0">
      <style:table-cell-properties style:cell-protect="protected" style:print-content="true" style:vertical-align="middle"/>
    </style:style>
    <style:style style:name="ce78" style:family="table-cell" style:parent-style-name="Default" style:data-style-name="N0">
      <style:table-cell-properties fo:background-color="#ffffff" style:cell-protect="protected" style:print-content="true" fo:border="0.0008in solid #000000" style:vertical-align="middle"/>
    </style:style>
    <style:style style:name="ce79" style:family="table-cell" style:parent-style-name="Default" style:data-style-name="N0">
      <style:table-cell-properties fo:background-color="#ffffff" style:cell-protect="protected" style:print-content="true" style:text-align-source="fix" style:repeat-content="false" fo:border="0.0008in solid #000000" style:vertical-align="middle"/>
      <style:paragraph-properties fo:text-align="center"/>
      <style:text-properties fo:font-size="10pt" style:font-size-asian="10pt" style:font-size-complex="10pt"/>
    </style:style>
    <style:style style:name="ce80" style:family="table-cell" style:parent-style-name="Default" style:data-style-name="N0">
      <style:table-cell-properties fo:background-color="#ffffff" style:cell-protect="none" style:print-content="true" style:vertical-align="middle"/>
    </style:style>
    <style:style style:name="ce81" style:family="table-cell" style:parent-style-name="Default" style:data-style-name="N0">
      <style:table-cell-properties style:cell-protect="none" style:print-content="true" style:vertical-align="middle"/>
    </style:style>
    <style:style style:name="ce82" style:family="table-cell" style:parent-style-name="Excel_5f_BuiltIn_5f_Hyperlink" style:data-style-name="N0">
      <style:table-cell-properties fo:border-bottom="0.0008in solid #000000" fo:background-color="#ffffff" style:cell-protect="protected" style:print-content="true" fo:wrap-option="wrap" fo:border-left="0.0008in solid #000000" fo:border-right="none" fo:border-top="0.0008in solid #000000" style:vertical-align="middle"/>
      <style:text-properties fo:color="#0000ff" fo:font-size="10pt" style:text-underline-style="solid" style:text-underline-width="auto" style:text-underline-color="font-color" style:font-size-asian="10pt" style:font-size-complex="10pt"/>
    </style:style>
    <style:style style:name="ce83" style:family="table-cell" style:parent-style-name="Default" style:data-style-name="N0">
      <style:table-cell-properties fo:border-bottom="0.0008in solid #000000" fo:background-color="#ffffff" style:cell-protect="protected" style:print-content="true" fo:wrap-option="wrap" fo:border-left="0.0008in solid #000000" fo:border-right="none" fo:border-top="0.0008in solid #000000" style:vertical-align="middle"/>
      <style:text-properties fo:font-size="10pt" style:font-size-asian="10pt" style:font-size-complex="10pt"/>
    </style:style>
    <style:style style:name="ce85" style:family="table-cell" style:parent-style-name="Default" style:data-style-name="N0">
      <style:table-cell-properties fo:background-color="#ffffff" style:cell-protect="protected" style:print-content="true" style:text-align-source="fix" style:repeat-content="false" fo:wrap-option="wrap" fo:border="0.0008in solid #000000" style:vertical-align="middle"/>
      <style:paragraph-properties fo:text-align="start" fo:margin-left="0in"/>
      <style:text-properties fo:font-size="10pt" style:font-size-asian="10pt" style:font-size-complex="10pt"/>
    </style:style>
    <style:style style:name="ce86" style:family="table-cell" style:parent-style-name="Default" style:data-style-name="N0">
      <style:table-cell-properties fo:background-color="#ffffff" style:cell-protect="protected" style:print-content="true" fo:wrap-option="wrap" fo:border="0.0008in solid #000000" style:vertical-align="middle"/>
      <style:text-properties fo:font-size="10pt" style:font-size-asian="10pt" style:font-size-complex="10pt"/>
    </style:style>
    <style:style style:name="ce87" style:family="table-cell" style:parent-style-name="Default" style:data-style-name="N0">
      <style:table-cell-properties fo:background-color="#339966" style:cell-protect="protected" style:print-content="true" fo:wrap-option="wrap" fo:border="0.0008in solid #000000" style:vertical-align="middle"/>
      <style:text-properties fo:font-size="10pt" style:font-size-asian="10pt" style:font-size-complex="10pt"/>
    </style:style>
    <style:style style:name="ce88" style:family="table-cell" style:parent-style-name="Excel_5f_BuiltIn_5f_Hyperlink" style:data-style-name="N0">
      <style:table-cell-properties fo:background-color="#ffffff" style:cell-protect="protected" style:print-content="true" fo:wrap-option="wrap" fo:border="0.0008in solid #000000" style:vertical-align="middle"/>
      <style:text-properties fo:color="#0000ff" fo:font-size="10pt" style:text-underline-style="solid" style:text-underline-width="auto" style:text-underline-color="font-color" style:font-size-asian="10pt" style:font-size-complex="10pt"/>
    </style:style>
    <style:style style:name="ce89" style:family="table-cell" style:parent-style-name="Default" style:data-style-name="N0">
      <style:table-cell-properties fo:background-color="#ffffff" style:cell-protect="protected" style:print-content="true" fo:wrap-option="wrap" fo:border="0.0008in solid #000000" style:vertical-align="middle"/>
      <style:text-properties fo:font-size="10pt" fo:font-weight="bold" style:font-size-asian="10pt" style:font-weight-asian="bold" style:font-size-complex="10pt" style:font-weight-complex="bold"/>
    </style:style>
    <style:style style:name="ce90" style:family="table-cell" style:parent-style-name="Default" style:data-style-name="N0">
      <style:table-cell-properties fo:background-color="#ffffff" style:cell-protect="protected" style:print-content="true" fo:wrap-option="wrap" fo:border="0.0008in solid #000000" style:vertical-align="middle"/>
      <style:text-properties fo:font-weight="bold" style:font-weight-asian="bold" style:font-weight-complex="bold"/>
    </style:style>
    <style:style style:name="ce91" style:family="table-cell" style:parent-style-name="Default" style:data-style-name="N0">
      <style:table-cell-properties fo:border-bottom="0.0008in solid #000000" fo:background-color="#ffffff" style:cell-protect="protected" style:print-content="true" style:text-align-source="fix" style:repeat-content="false" fo:wrap-option="wrap" fo:border-left="0.0008in solid #000000" fo:border-right="0.0008in solid #000000" fo:border-top="none" style:vertical-align="middle"/>
      <style:paragraph-properties fo:text-align="center"/>
      <style:text-properties fo:font-size="9pt" fo:font-weight="bold" style:font-size-asian="9pt" style:font-weight-asian="bold" style:font-size-complex="9pt" style:font-weight-complex="bold"/>
    </style:style>
    <style:style style:name="ce92" style:family="table-cell" style:parent-style-name="Default" style:data-style-name="N0">
      <style:table-cell-properties fo:background-color="#ffffff" style:cell-protect="protected" style:print-content="true" style:text-align-source="fix" style:repeat-content="false" fo:wrap-option="wrap" fo:border="0.0008in solid #000000" style:vertical-align="middle"/>
      <style:paragraph-properties fo:text-align="center"/>
      <style:text-properties fo:font-size="9pt" fo:font-weight="bold" style:font-size-asian="9pt" style:font-weight-asian="bold" style:font-size-complex="9pt" style:font-weight-complex="bold"/>
    </style:style>
    <style:style style:name="ce93" style:family="table-cell" style:parent-style-name="Default" style:data-style-name="N0">
      <style:table-cell-properties fo:background-color="#ffffff" style:cell-protect="protected" style:print-content="true" style:text-align-source="fix" style:repeat-content="false" fo:wrap-option="wrap" style:vertical-align="middle"/>
      <style:paragraph-properties fo:text-align="center"/>
      <style:text-properties fo:font-size="9pt" fo:font-weight="bold" style:font-size-asian="9pt" style:font-weight-asian="bold" style:font-size-complex="9pt" style:font-weight-complex="bold"/>
    </style:style>
    <style:style style:name="ce94" style:family="table-cell" style:parent-style-name="Default" style:data-style-name="N0">
      <style:table-cell-properties fo:background-color="#000000" style:cell-protect="protected" style:print-content="true" style:vertical-align="middle"/>
    </style:style>
    <style:style style:name="ce95" style:family="table-cell" style:parent-style-name="Default" style:data-style-name="N0">
      <style:table-cell-properties fo:background-color="#ffffff" style:cell-protect="protected" style:print-content="true" style:text-align-source="fix" style:repeat-content="false" fo:wrap-option="wrap" fo:border="0.0008in solid #000000" style:vertical-align="middle"/>
      <style:paragraph-properties fo:text-align="center"/>
      <style:text-properties fo:font-size="8pt" fo:font-weight="bold" style:font-size-asian="8pt" style:font-weight-asian="bold" style:font-size-complex="8pt" style:font-weight-complex="bold"/>
    </style:style>
    <style:style style:name="ta_extref" style:family="table">
      <style:table-properties table:display="false"/>
    </style:style>
    <style:style style:name="T1" style:family="text">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data_validation.$A$1:.$A$19])" table:allow-empty-cell="true" table:display-list="unsorted" table:base-cell-address="app.D200">
          <table:error-message table:message-type="stop" table:display="true"/>
        </table:content-validation>
        <table:content-validation table:name="val2" table:condition="of:cell-content-is-in-list([data_validation.$B$1:.$B$6])" table:allow-empty-cell="true" table:display-list="unsorted" table:base-cell-address="app.I5">
          <table:error-message table:message-type="stop" table:display="true"/>
        </table:content-validation>
        <table:content-validation table:name="val3" table:condition="of:cell-content-is-in-list([data_validation.$B$1:.$B$6])" table:allow-empty-cell="true" table:display-list="unsorted" table:base-cell-address="app.I200"/>
      </table:content-validations>
      <table:table table:name="app" table:style-name="ta2" table:protected="true">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6" table:default-cell-style-name="ce10"/>
        <table:table-column table:style-name="co10" table:number-columns-repeated="2" table:default-cell-style-name="ce10"/>
        <table:table-column table:style-name="co11" table:default-cell-style-name="ce10"/>
        <table:table-column table:style-name="co10" table:number-columns-repeated="3" table:default-cell-style-name="ce10"/>
        <table:table-column table:style-name="co13" table:default-cell-style-name="ce10"/>
        <table:table-column table:style-name="co9" table:visibility="collapse" table:number-columns-repeated="29" table:default-cell-style-name="ce10"/>
        <table:table-column table:style-name="co14" table:number-columns-repeated="214" table:default-cell-style-name="ce10"/>
        <table:table-column table:style-name="co16" table:number-columns-repeated="767" table:default-cell-style-name="ce73"/>
        <table:table-column table:style-name="co12" table:default-cell-style-name="ce73"/>
        <table:table-row table:style-name="ro2">
          <table:table-cell table:style-name="ce3" table:number-columns-repeated="2"/>
          <table:table-cell table:style-name="ce17" office:value-type="string">
            <text:p>(Name of Agency) Annual Procurement Plan for FY ______</text:p>
          </table:table-cell>
          <table:table-cell table:style-name="ce3" table:number-columns-repeated="6"/>
          <table:table-cell table:style-name="ce28" table:number-columns-repeated="3"/>
          <table:table-cell table:style-name="ce3"/>
          <table:table-cell table:style-name="ce17" office:value-type="string">
            <text:p>Department of Budget and Management Procurement Monitoring Report as of month/day/2006</text:p>
          </table:table-cell>
          <table:table-cell table:style-name="ce3" table:number-columns-repeated="14"/>
          <table:table-cell table:style-name="ce28" table:number-columns-repeated="4"/>
          <table:table-cell table:style-name="ce3" table:number-columns-repeated="992"/>
        </table:table-row>
        <table:table-row table:style-name="ro3">
          <table:table-cell table:style-name="ce4"/>
          <table:table-cell table:style-name="ce11" table:number-columns-repeated="8"/>
          <table:table-cell table:style-name="ce4" table:number-columns-repeated="3"/>
          <table:table-cell table:style-name="ce11" table:number-columns-repeated="16"/>
          <table:table-cell table:style-name="ce4" table:number-columns-repeated="4"/>
          <table:table-cell table:style-name="ce11" table:number-columns-repeated="992"/>
        </table:table-row>
        <table:table-row table:style-name="ro4">
          <table:table-cell table:style-name="ce5" office:value-type="string" table:number-columns-spanned="1" table:number-rows-spanned="2">
            <text:p>Code (PAP)</text:p>
          </table:table-cell>
          <table:table-cell table:style-name="ce12" office:value-type="string" table:number-columns-spanned="1" table:number-rows-spanned="2">
            <text:p>Procurement <text:s text:c="4"/>Program/Project</text:p>
          </table:table-cell>
          <table:table-cell table:style-name="ce12" office:value-type="string" table:number-columns-spanned="1" table:number-rows-spanned="2">
            <text:p>PMO/ <text:s text:c="12"/>End-User</text:p>
          </table:table-cell>
          <table:table-cell table:style-name="ce12" office:value-type="string" table:number-columns-spanned="1" table:number-rows-spanned="2">
            <text:p>Mode of Procurement</text:p>
          </table:table-cell>
          <table:table-cell table:style-name="ce12" office:value-type="string" table:number-columns-spanned="4" table:number-rows-spanned="1">
            <text:p>Schedule for Each Procurement Activity</text:p>
          </table:table-cell>
          <table:covered-table-cell table:number-columns-repeated="3" table:style-name="ce6"/>
          <table:table-cell table:style-name="ce12" office:value-type="string" table:number-columns-spanned="1" table:number-rows-spanned="2">
            <text:p>Source of Funds</text:p>
          </table:table-cell>
          <table:table-cell table:style-name="ce12" office:value-type="string" table:number-columns-spanned="3" table:number-rows-spanned="1">
            <text:p>Estimated Budget (PhP)</text:p>
          </table:table-cell>
          <table:covered-table-cell table:number-columns-repeated="2" table:style-name="ce6"/>
          <table:table-cell table:style-name="ce36" office:value-type="string" table:number-columns-spanned="1" table:number-rows-spanned="2">
            <text:p>Remarks <text:s text:c="71"/>(brief description of Program/Activity/Project)</text:p>
          </table:table-cell>
          <table:table-cell table:style-name="ce41" office:value-type="string" table:number-columns-spanned="1" table:number-rows-spanned="2">
            <text:p>PMO/ <text:s text:c="12"/>End-User</text:p>
          </table:table-cell>
          <table:table-cell table:style-name="ce45" office:value-type="string" table:number-columns-spanned="1" table:number-rows-spanned="2">
            <text:p>Mode of Procurement</text:p>
          </table:table-cell>
          <table:table-cell table:style-name="ce49" office:value-type="string" table:number-columns-spanned="12" table:number-rows-spanned="1">
            <text:p>Schedule for Each Procurement Activity</text:p>
          </table:table-cell>
          <table:covered-table-cell table:number-columns-repeated="11"/>
          <table:table-cell table:style-name="ce45" office:value-type="string" table:number-columns-spanned="1" table:number-rows-spanned="2">
            <text:p>Source of Funds</text:p>
          </table:table-cell>
          <table:table-cell table:style-name="ce49" office:value-type="string" table:number-columns-spanned="3" table:number-rows-spanned="1">
            <text:p>Contract Cost (PhP)</text:p>
          </table:table-cell>
          <table:covered-table-cell table:number-columns-repeated="2"/>
          <table:table-cell table:style-name="ce45" office:value-type="string" table:number-columns-spanned="1" table:number-rows-spanned="2">
            <text:p>List of Invited Observers</text:p>
          </table:table-cell>
          <table:table-cell table:style-name="ce49" office:value-type="string" table:number-columns-spanned="9" table:number-rows-spanned="1">
            <text:p>Date of Receipt of Invitation</text:p>
          </table:table-cell>
          <table:covered-table-cell table:number-columns-repeated="8"/>
          <table:table-cell table:style-name="ce68" office:value-type="string" table:number-columns-spanned="1" table:number-rows-spanned="2">
            <text:p>Remarks <text:s text:c="71"/>(Explaining changes from the APP)</text:p>
          </table:table-cell>
          <table:table-cell table:style-name="ce71" table:number-columns-repeated="982"/>
        </table:table-row>
        <table:table-row table:style-name="ro5">
          <table:covered-table-cell table:number-columns-repeated="4" table:style-name="ce6"/>
          <table:table-cell table:style-name="ce22" office:value-type="string">
            <text:p>Advertisement/Posting of IB/REI</text:p>
          </table:table-cell>
          <table:table-cell table:style-name="ce22" office:value-type="string">
            <text:p>Submission/Opening of Bids</text:p>
          </table:table-cell>
          <table:table-cell table:style-name="ce22" office:value-type="string">
            <text:p>Notice of Award</text:p>
          </table:table-cell>
          <table:table-cell table:style-name="ce22" office:value-type="string">
            <text:p>Contract Signing</text:p>
          </table:table-cell>
          <table:covered-table-cell table:style-name="ce6"/>
          <table:table-cell table:style-name="ce29" office:value-type="string">
            <text:p>Total</text:p>
          </table:table-cell>
          <table:table-cell table:style-name="ce29" office:value-type="string">
            <text:p>MOOE</text:p>
          </table:table-cell>
          <table:table-cell table:style-name="ce29" office:value-type="string">
            <text:p>CO</text:p>
          </table:table-cell>
          <table:covered-table-cell table:style-name="ce6"/>
          <table:covered-table-cell table:number-columns-repeated="2"/>
          <table:table-cell table:style-name="ce50" office:value-type="string">
            <text:p>Pre-Proc Conference</text:p>
          </table:table-cell>
          <table:table-cell table:style-name="ce53" office:value-type="string">
            <text:p>Ads/Post of IAEB</text:p>
          </table:table-cell>
          <table:table-cell table:style-name="ce54" office:value-type="string">
            <text:p>Pre-bid Conf</text:p>
          </table:table-cell>
          <table:table-cell table:style-name="ce54" office:value-type="string">
            <text:p>Eligibility Check</text:p>
          </table:table-cell>
          <table:table-cell table:style-name="ce54" office:value-type="string">
            <text:p>Sub/Open of Bids</text:p>
          </table:table-cell>
          <table:table-cell table:style-name="ce54" office:value-type="string">
            <text:p>Bid Evaluation</text:p>
          </table:table-cell>
          <table:table-cell table:style-name="ce54" office:value-type="string">
            <text:p>Post Qual</text:p>
          </table:table-cell>
          <table:table-cell table:style-name="ce54" office:value-type="string">
            <text:p>Contract Award</text:p>
          </table:table-cell>
          <table:table-cell table:style-name="ce54" office:value-type="string">
            <text:p>Contract Signing</text:p>
          </table:table-cell>
          <table:table-cell table:style-name="ce54" office:value-type="string">
            <text:p>Notice to Proceed</text:p>
          </table:table-cell>
          <table:table-cell table:style-name="ce54" office:value-type="string">
            <text:p>Delivery/ Accept</text:p>
          </table:table-cell>
          <table:table-cell table:style-name="ce54" office:value-type="string">
            <text:p>Payment Process</text:p>
          </table:table-cell>
          <table:covered-table-cell/>
          <table:table-cell table:style-name="ce59" office:value-type="string">
            <text:p>Total</text:p>
          </table:table-cell>
          <table:table-cell table:style-name="ce62" office:value-type="string">
            <text:p>MOOE</text:p>
          </table:table-cell>
          <table:table-cell table:style-name="ce63" office:value-type="string">
            <text:p>CO</text:p>
          </table:table-cell>
          <table:covered-table-cell/>
          <table:table-cell table:style-name="ce53" office:value-type="string">
            <text:p>Pre-Proc Conf</text:p>
          </table:table-cell>
          <table:table-cell table:style-name="ce54" office:value-type="string">
            <text:p>Pre-bid Conf</text:p>
          </table:table-cell>
          <table:table-cell table:style-name="ce54" office:value-type="string">
            <text:p>Eligibility Check</text:p>
          </table:table-cell>
          <table:table-cell table:style-name="ce54" office:value-type="string">
            <text:p>Sub/Open of Bids</text:p>
          </table:table-cell>
          <table:table-cell table:style-name="ce54" office:value-type="string">
            <text:p>Bid Evaluation</text:p>
          </table:table-cell>
          <table:table-cell table:style-name="ce54" office:value-type="string">
            <text:p>Post Qual</text:p>
          </table:table-cell>
          <table:table-cell table:style-name="ce54" office:value-type="string">
            <text:p>Contract Award</text:p>
          </table:table-cell>
          <table:table-cell table:style-name="ce54" office:value-type="string">
            <text:p>Contract Signing</text:p>
          </table:table-cell>
          <table:table-cell table:style-name="ce54" office:value-type="string">
            <text:p>Delivery/ Accept</text:p>
          </table:table-cell>
          <table:covered-table-cell/>
          <table:table-cell table:style-name="ce72" table:number-columns-repeated="982"/>
        </table:table-row>
        <table:table-row table:style-name="ro6">
          <table:table-cell table:style-name="ce7"/>
          <table:table-cell table:style-name="ce13" table:number-columns-repeated="2"/>
          <table:table-cell table:style-name="ce19" table:content-validation-name="val1" office:value-type="string">
            <text:p>Competitive Bidding</text:p>
          </table:table-cell>
          <table:table-cell table:style-name="ce23" table:formula="of:=IF([.D5]=&quot;&quot;;&quot;&quot;;IF((OR([.D5]=[data_validation.A$1];[.D5]=[data_validation.A$2];[.D5]=[data_validation.A$5];[.D5]=[data_validation.A$6];[.D5]=[data_validation.A$14];[.D5]=[data_validation.A$16]));&quot;Indicate Date&quot;;&quot;N/A&quot;))" office:value-type="string" office:string-value="Indicate Date">
            <text:p>Indicate Date</text:p>
          </table:table-cell>
          <table:table-cell table:style-name="ce23" table:formula="of:=IF([.D5]=&quot;&quot;;&quot;&quot;;IF((OR([.D5]=[data_validation.A$1];[.D5]=[data_validation.A$2]));&quot;Indicate Date&quot;;&quot;N/A&quot;))" office:value-type="string" office:string-value="Indicate Date">
            <text:p>Indicate Date</text:p>
          </table:table-cell>
          <table:table-cell table:style-name="ce23" table:formula="of:=IF([.D5]=&quot;&quot;;&quot;&quot;;&quot;Indicate Date&quot;)" office:value-type="string" office:string-value="Indicate Date">
            <text:p>Indicate Date</text:p>
          </table:table-cell>
          <table:table-cell table:style-name="ce23" table:formula="of:=IF([.D5]=&quot;&quot;;&quot;&quot;;&quot;Indicate Date&quot;)" office:value-type="string" office:string-value="Indicate Date">
            <text:p>Indicate Date</text:p>
          </table:table-cell>
          <table:table-cell table:style-name="ce25" table:content-validation-name="val2"/>
          <table:table-cell table:style-name="ce30" table:formula="of:=SUM([.K5:.L5])" office:value-type="float" office:value="0">
            <text:p>0</text:p>
          </table:table-cell>
          <table:table-cell table:style-name="ce18" table:number-columns-repeated="2"/>
          <table:table-cell table:style-name="ce37"/>
          <table:table-cell table:style-name="ce42"/>
          <table:table-cell table:style-name="ce46" table:number-columns-repeated="7"/>
          <table:table-cell table:style-name="ce55"/>
          <table:table-cell table:style-name="ce46" table:number-columns-repeated="5"/>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6]=&quot;&quot;;&quot;&quot;;IF((OR([.D6]=[data_validation.A$1];[.D6]=[data_validation.A$2];[.D6]=[data_validation.A$5];[.D6]=[data_validation.A$6];[.D6]=[data_validation.A$14];[.D6]=[data_validation.A$16]));&quot;Indicate Date&quot;;&quot;N/A&quot;))" office:value-type="string" office:string-value="Indicate Date">
            <text:p>Indicate Date</text:p>
          </table:table-cell>
          <table:table-cell table:style-name="ce23" table:formula="of:=IF([.D6]=&quot;&quot;;&quot;&quot;;IF((OR([.D6]=[data_validation.A$1];[.D6]=[data_validation.A$2]));&quot;Indicate Date&quot;;&quot;N/A&quot;))" office:value-type="string" office:string-value="Indicate Date">
            <text:p>Indicate Date</text:p>
          </table:table-cell>
          <table:table-cell table:style-name="ce23" table:formula="of:=IF([.D6]=&quot;&quot;;&quot;&quot;;&quot;Indicate Date&quot;)" office:value-type="string" office:string-value="Indicate Date">
            <text:p>Indicate Date</text:p>
          </table:table-cell>
          <table:table-cell table:style-name="ce23" table:formula="of:=IF([.D6]=&quot;&quot;;&quot;&quot;;&quot;Indicate Date&quot;)" office:value-type="string" office:string-value="Indicate Date">
            <text:p>Indicate Date</text:p>
          </table:table-cell>
          <table:table-cell table:style-name="ce26" table:content-validation-name="val2"/>
          <table:table-cell table:style-name="ce30" table:formula="of:=SUM([.K6:.L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7]=&quot;&quot;;&quot;&quot;;IF((OR([.D7]=[data_validation.A$1];[.D7]=[data_validation.A$2];[.D7]=[data_validation.A$5];[.D7]=[data_validation.A$6];[.D7]=[data_validation.A$14];[.D7]=[data_validation.A$16]));&quot;Indicate Date&quot;;&quot;N/A&quot;))" office:value-type="string" office:string-value="Indicate Date">
            <text:p>Indicate Date</text:p>
          </table:table-cell>
          <table:table-cell table:style-name="ce23" table:formula="of:=IF([.D7]=&quot;&quot;;&quot;&quot;;IF((OR([.D7]=[data_validation.A$1];[.D7]=[data_validation.A$2]));&quot;Indicate Date&quot;;&quot;N/A&quot;))" office:value-type="string" office:string-value="Indicate Date">
            <text:p>Indicate Date</text:p>
          </table:table-cell>
          <table:table-cell table:style-name="ce23" table:formula="of:=IF([.D7]=&quot;&quot;;&quot;&quot;;&quot;Indicate Date&quot;)" office:value-type="string" office:string-value="Indicate Date">
            <text:p>Indicate Date</text:p>
          </table:table-cell>
          <table:table-cell table:style-name="ce23" table:formula="of:=IF([.D7]=&quot;&quot;;&quot;&quot;;&quot;Indicate Date&quot;)" office:value-type="string" office:string-value="Indicate Date">
            <text:p>Indicate Date</text:p>
          </table:table-cell>
          <table:table-cell table:style-name="ce26" table:content-validation-name="val2"/>
          <table:table-cell table:style-name="ce30" table:formula="of:=SUM([.K7:.L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8]=&quot;&quot;;&quot;&quot;;IF((OR([.D8]=[data_validation.A$1];[.D8]=[data_validation.A$2];[.D8]=[data_validation.A$5];[.D8]=[data_validation.A$6];[.D8]=[data_validation.A$14];[.D8]=[data_validation.A$16]));&quot;Indicate Date&quot;;&quot;N/A&quot;))" office:value-type="string" office:string-value="Indicate Date">
            <text:p>Indicate Date</text:p>
          </table:table-cell>
          <table:table-cell table:style-name="ce23" table:formula="of:=IF([.D8]=&quot;&quot;;&quot;&quot;;IF((OR([.D8]=[data_validation.A$1];[.D8]=[data_validation.A$2]));&quot;Indicate Date&quot;;&quot;N/A&quot;))" office:value-type="string" office:string-value="Indicate Date">
            <text:p>Indicate Date</text:p>
          </table:table-cell>
          <table:table-cell table:style-name="ce23" table:formula="of:=IF([.D8]=&quot;&quot;;&quot;&quot;;&quot;Indicate Date&quot;)" office:value-type="string" office:string-value="Indicate Date">
            <text:p>Indicate Date</text:p>
          </table:table-cell>
          <table:table-cell table:style-name="ce23" table:formula="of:=IF([.D8]=&quot;&quot;;&quot;&quot;;&quot;Indicate Date&quot;)" office:value-type="string" office:string-value="Indicate Date">
            <text:p>Indicate Date</text:p>
          </table:table-cell>
          <table:table-cell table:style-name="ce26" table:content-validation-name="val2"/>
          <table:table-cell table:style-name="ce30" table:formula="of:=SUM([.K8:.L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9]=&quot;&quot;;&quot;&quot;;IF((OR([.D9]=[data_validation.A$1];[.D9]=[data_validation.A$2];[.D9]=[data_validation.A$5];[.D9]=[data_validation.A$6];[.D9]=[data_validation.A$14];[.D9]=[data_validation.A$16]));&quot;Indicate Date&quot;;&quot;N/A&quot;))" office:value-type="string" office:string-value="Indicate Date">
            <text:p>Indicate Date</text:p>
          </table:table-cell>
          <table:table-cell table:style-name="ce23" table:formula="of:=IF([.D9]=&quot;&quot;;&quot;&quot;;IF((OR([.D9]=[data_validation.A$1];[.D9]=[data_validation.A$2]));&quot;Indicate Date&quot;;&quot;N/A&quot;))" office:value-type="string" office:string-value="Indicate Date">
            <text:p>Indicate Date</text:p>
          </table:table-cell>
          <table:table-cell table:style-name="ce23" table:formula="of:=IF([.D9]=&quot;&quot;;&quot;&quot;;&quot;Indicate Date&quot;)" office:value-type="string" office:string-value="Indicate Date">
            <text:p>Indicate Date</text:p>
          </table:table-cell>
          <table:table-cell table:style-name="ce23" table:formula="of:=IF([.D9]=&quot;&quot;;&quot;&quot;;&quot;Indicate Date&quot;)" office:value-type="string" office:string-value="Indicate Date">
            <text:p>Indicate Date</text:p>
          </table:table-cell>
          <table:table-cell table:style-name="ce26" table:content-validation-name="val2"/>
          <table:table-cell table:style-name="ce30" table:formula="of:=SUM([.K9:.L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0]=&quot;&quot;;&quot;&quot;;IF((OR([.D10]=[data_validation.A$1];[.D10]=[data_validation.A$2];[.D10]=[data_validation.A$5];[.D10]=[data_validation.A$6];[.D10]=[data_validation.A$14];[.D10]=[data_validation.A$16]));&quot;Indicate Date&quot;;&quot;N/A&quot;))" office:value-type="string" office:string-value="Indicate Date">
            <text:p>Indicate Date</text:p>
          </table:table-cell>
          <table:table-cell table:style-name="ce23" table:formula="of:=IF([.D10]=&quot;&quot;;&quot;&quot;;IF((OR([.D10]=[data_validation.A$1];[.D10]=[data_validation.A$2]));&quot;Indicate Date&quot;;&quot;N/A&quot;))" office:value-type="string" office:string-value="Indicate Date">
            <text:p>Indicate Date</text:p>
          </table:table-cell>
          <table:table-cell table:style-name="ce23" table:formula="of:=IF([.D10]=&quot;&quot;;&quot;&quot;;&quot;Indicate Date&quot;)" office:value-type="string" office:string-value="Indicate Date">
            <text:p>Indicate Date</text:p>
          </table:table-cell>
          <table:table-cell table:style-name="ce23" table:formula="of:=IF([.D10]=&quot;&quot;;&quot;&quot;;&quot;Indicate Date&quot;)" office:value-type="string" office:string-value="Indicate Date">
            <text:p>Indicate Date</text:p>
          </table:table-cell>
          <table:table-cell table:style-name="ce26" table:content-validation-name="val2"/>
          <table:table-cell table:style-name="ce30" table:formula="of:=SUM([.K10:.L1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1]=&quot;&quot;;&quot;&quot;;IF((OR([.D11]=[data_validation.A$1];[.D11]=[data_validation.A$2];[.D11]=[data_validation.A$5];[.D11]=[data_validation.A$6];[.D11]=[data_validation.A$14];[.D11]=[data_validation.A$16]));&quot;Indicate Date&quot;;&quot;N/A&quot;))" office:value-type="string" office:string-value="Indicate Date">
            <text:p>Indicate Date</text:p>
          </table:table-cell>
          <table:table-cell table:style-name="ce23" table:formula="of:=IF([.D11]=&quot;&quot;;&quot;&quot;;IF((OR([.D11]=[data_validation.A$1];[.D11]=[data_validation.A$2]));&quot;Indicate Date&quot;;&quot;N/A&quot;))" office:value-type="string" office:string-value="Indicate Date">
            <text:p>Indicate Date</text:p>
          </table:table-cell>
          <table:table-cell table:style-name="ce23" table:formula="of:=IF([.D11]=&quot;&quot;;&quot;&quot;;&quot;Indicate Date&quot;)" office:value-type="string" office:string-value="Indicate Date">
            <text:p>Indicate Date</text:p>
          </table:table-cell>
          <table:table-cell table:style-name="ce23" table:formula="of:=IF([.D11]=&quot;&quot;;&quot;&quot;;&quot;Indicate Date&quot;)" office:value-type="string" office:string-value="Indicate Date">
            <text:p>Indicate Date</text:p>
          </table:table-cell>
          <table:table-cell table:style-name="ce26" table:content-validation-name="val2"/>
          <table:table-cell table:style-name="ce30" table:formula="of:=SUM([.K11:.L1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2]=&quot;&quot;;&quot;&quot;;IF((OR([.D12]=[data_validation.A$1];[.D12]=[data_validation.A$2];[.D12]=[data_validation.A$5];[.D12]=[data_validation.A$6];[.D12]=[data_validation.A$14];[.D12]=[data_validation.A$16]));&quot;Indicate Date&quot;;&quot;N/A&quot;))" office:value-type="string" office:string-value="Indicate Date">
            <text:p>Indicate Date</text:p>
          </table:table-cell>
          <table:table-cell table:style-name="ce23" table:formula="of:=IF([.D12]=&quot;&quot;;&quot;&quot;;IF((OR([.D12]=[data_validation.A$1];[.D12]=[data_validation.A$2]));&quot;Indicate Date&quot;;&quot;N/A&quot;))" office:value-type="string" office:string-value="Indicate Date">
            <text:p>Indicate Date</text:p>
          </table:table-cell>
          <table:table-cell table:style-name="ce23" table:formula="of:=IF([.D12]=&quot;&quot;;&quot;&quot;;&quot;Indicate Date&quot;)" office:value-type="string" office:string-value="Indicate Date">
            <text:p>Indicate Date</text:p>
          </table:table-cell>
          <table:table-cell table:style-name="ce23" table:formula="of:=IF([.D12]=&quot;&quot;;&quot;&quot;;&quot;Indicate Date&quot;)" office:value-type="string" office:string-value="Indicate Date">
            <text:p>Indicate Date</text:p>
          </table:table-cell>
          <table:table-cell table:style-name="ce26" table:content-validation-name="val2"/>
          <table:table-cell table:style-name="ce30" table:formula="of:=SUM([.K12:.L1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3]=&quot;&quot;;&quot;&quot;;IF((OR([.D13]=[data_validation.A$1];[.D13]=[data_validation.A$2];[.D13]=[data_validation.A$5];[.D13]=[data_validation.A$6];[.D13]=[data_validation.A$14];[.D13]=[data_validation.A$16]));&quot;Indicate Date&quot;;&quot;N/A&quot;))" office:value-type="string" office:string-value="Indicate Date">
            <text:p>Indicate Date</text:p>
          </table:table-cell>
          <table:table-cell table:style-name="ce23" table:formula="of:=IF([.D13]=&quot;&quot;;&quot;&quot;;IF((OR([.D13]=[data_validation.A$1];[.D13]=[data_validation.A$2]));&quot;Indicate Date&quot;;&quot;N/A&quot;))" office:value-type="string" office:string-value="Indicate Date">
            <text:p>Indicate Date</text:p>
          </table:table-cell>
          <table:table-cell table:style-name="ce23" table:formula="of:=IF([.D13]=&quot;&quot;;&quot;&quot;;&quot;Indicate Date&quot;)" office:value-type="string" office:string-value="Indicate Date">
            <text:p>Indicate Date</text:p>
          </table:table-cell>
          <table:table-cell table:style-name="ce23" table:formula="of:=IF([.D13]=&quot;&quot;;&quot;&quot;;&quot;Indicate Date&quot;)" office:value-type="string" office:string-value="Indicate Date">
            <text:p>Indicate Date</text:p>
          </table:table-cell>
          <table:table-cell table:style-name="ce26" table:content-validation-name="val2"/>
          <table:table-cell table:style-name="ce30" table:formula="of:=SUM([.K13:.L1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4]=&quot;&quot;;&quot;&quot;;IF((OR([.D14]=[data_validation.A$1];[.D14]=[data_validation.A$2];[.D14]=[data_validation.A$5];[.D14]=[data_validation.A$6];[.D14]=[data_validation.A$14];[.D14]=[data_validation.A$16]));&quot;Indicate Date&quot;;&quot;N/A&quot;))" office:value-type="string" office:string-value="Indicate Date">
            <text:p>Indicate Date</text:p>
          </table:table-cell>
          <table:table-cell table:style-name="ce23" table:formula="of:=IF([.D14]=&quot;&quot;;&quot;&quot;;IF((OR([.D14]=[data_validation.A$1];[.D14]=[data_validation.A$2]));&quot;Indicate Date&quot;;&quot;N/A&quot;))" office:value-type="string" office:string-value="Indicate Date">
            <text:p>Indicate Date</text:p>
          </table:table-cell>
          <table:table-cell table:style-name="ce23" table:formula="of:=IF([.D14]=&quot;&quot;;&quot;&quot;;&quot;Indicate Date&quot;)" office:value-type="string" office:string-value="Indicate Date">
            <text:p>Indicate Date</text:p>
          </table:table-cell>
          <table:table-cell table:style-name="ce23" table:formula="of:=IF([.D14]=&quot;&quot;;&quot;&quot;;&quot;Indicate Date&quot;)" office:value-type="string" office:string-value="Indicate Date">
            <text:p>Indicate Date</text:p>
          </table:table-cell>
          <table:table-cell table:style-name="ce26" table:content-validation-name="val2"/>
          <table:table-cell table:style-name="ce30" table:formula="of:=SUM([.K14:.L1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5]=&quot;&quot;;&quot;&quot;;IF((OR([.D15]=[data_validation.A$1];[.D15]=[data_validation.A$2];[.D15]=[data_validation.A$5];[.D15]=[data_validation.A$6];[.D15]=[data_validation.A$14];[.D15]=[data_validation.A$16]));&quot;Indicate Date&quot;;&quot;N/A&quot;))" office:value-type="string" office:string-value="Indicate Date">
            <text:p>Indicate Date</text:p>
          </table:table-cell>
          <table:table-cell table:style-name="ce23" table:formula="of:=IF([.D15]=&quot;&quot;;&quot;&quot;;IF((OR([.D15]=[data_validation.A$1];[.D15]=[data_validation.A$2]));&quot;Indicate Date&quot;;&quot;N/A&quot;))" office:value-type="string" office:string-value="Indicate Date">
            <text:p>Indicate Date</text:p>
          </table:table-cell>
          <table:table-cell table:style-name="ce23" table:formula="of:=IF([.D15]=&quot;&quot;;&quot;&quot;;&quot;Indicate Date&quot;)" office:value-type="string" office:string-value="Indicate Date">
            <text:p>Indicate Date</text:p>
          </table:table-cell>
          <table:table-cell table:style-name="ce23" table:formula="of:=IF([.D15]=&quot;&quot;;&quot;&quot;;&quot;Indicate Date&quot;)" office:value-type="string" office:string-value="Indicate Date">
            <text:p>Indicate Date</text:p>
          </table:table-cell>
          <table:table-cell table:style-name="ce26" table:content-validation-name="val2"/>
          <table:table-cell table:style-name="ce30" table:formula="of:=SUM([.K15:.L1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6]=&quot;&quot;;&quot;&quot;;IF((OR([.D16]=[data_validation.A$1];[.D16]=[data_validation.A$2];[.D16]=[data_validation.A$5];[.D16]=[data_validation.A$6];[.D16]=[data_validation.A$14];[.D16]=[data_validation.A$16]));&quot;Indicate Date&quot;;&quot;N/A&quot;))" office:value-type="string" office:string-value="Indicate Date">
            <text:p>Indicate Date</text:p>
          </table:table-cell>
          <table:table-cell table:style-name="ce23" table:formula="of:=IF([.D16]=&quot;&quot;;&quot;&quot;;IF((OR([.D16]=[data_validation.A$1];[.D16]=[data_validation.A$2]));&quot;Indicate Date&quot;;&quot;N/A&quot;))" office:value-type="string" office:string-value="Indicate Date">
            <text:p>Indicate Date</text:p>
          </table:table-cell>
          <table:table-cell table:style-name="ce23" table:formula="of:=IF([.D16]=&quot;&quot;;&quot;&quot;;&quot;Indicate Date&quot;)" office:value-type="string" office:string-value="Indicate Date">
            <text:p>Indicate Date</text:p>
          </table:table-cell>
          <table:table-cell table:style-name="ce23" table:formula="of:=IF([.D16]=&quot;&quot;;&quot;&quot;;&quot;Indicate Date&quot;)" office:value-type="string" office:string-value="Indicate Date">
            <text:p>Indicate Date</text:p>
          </table:table-cell>
          <table:table-cell table:style-name="ce26" table:content-validation-name="val2"/>
          <table:table-cell table:style-name="ce30" table:formula="of:=SUM([.K16:.L1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7]=&quot;&quot;;&quot;&quot;;IF((OR([.D17]=[data_validation.A$1];[.D17]=[data_validation.A$2];[.D17]=[data_validation.A$5];[.D17]=[data_validation.A$6];[.D17]=[data_validation.A$14];[.D17]=[data_validation.A$16]));&quot;Indicate Date&quot;;&quot;N/A&quot;))" office:value-type="string" office:string-value="Indicate Date">
            <text:p>Indicate Date</text:p>
          </table:table-cell>
          <table:table-cell table:style-name="ce23" table:formula="of:=IF([.D17]=&quot;&quot;;&quot;&quot;;IF((OR([.D17]=[data_validation.A$1];[.D17]=[data_validation.A$2]));&quot;Indicate Date&quot;;&quot;N/A&quot;))" office:value-type="string" office:string-value="Indicate Date">
            <text:p>Indicate Date</text:p>
          </table:table-cell>
          <table:table-cell table:style-name="ce23" table:formula="of:=IF([.D17]=&quot;&quot;;&quot;&quot;;&quot;Indicate Date&quot;)" office:value-type="string" office:string-value="Indicate Date">
            <text:p>Indicate Date</text:p>
          </table:table-cell>
          <table:table-cell table:style-name="ce23" table:formula="of:=IF([.D17]=&quot;&quot;;&quot;&quot;;&quot;Indicate Date&quot;)" office:value-type="string" office:string-value="Indicate Date">
            <text:p>Indicate Date</text:p>
          </table:table-cell>
          <table:table-cell table:style-name="ce26" table:content-validation-name="val2"/>
          <table:table-cell table:style-name="ce30" table:formula="of:=SUM([.K17:.L1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8]=&quot;&quot;;&quot;&quot;;IF((OR([.D18]=[data_validation.A$1];[.D18]=[data_validation.A$2];[.D18]=[data_validation.A$5];[.D18]=[data_validation.A$6];[.D18]=[data_validation.A$14];[.D18]=[data_validation.A$16]));&quot;Indicate Date&quot;;&quot;N/A&quot;))" office:value-type="string" office:string-value="Indicate Date">
            <text:p>Indicate Date</text:p>
          </table:table-cell>
          <table:table-cell table:style-name="ce23" table:formula="of:=IF([.D18]=&quot;&quot;;&quot;&quot;;IF((OR([.D18]=[data_validation.A$1];[.D18]=[data_validation.A$2]));&quot;Indicate Date&quot;;&quot;N/A&quot;))" office:value-type="string" office:string-value="Indicate Date">
            <text:p>Indicate Date</text:p>
          </table:table-cell>
          <table:table-cell table:style-name="ce23" table:formula="of:=IF([.D18]=&quot;&quot;;&quot;&quot;;&quot;Indicate Date&quot;)" office:value-type="string" office:string-value="Indicate Date">
            <text:p>Indicate Date</text:p>
          </table:table-cell>
          <table:table-cell table:style-name="ce23" table:formula="of:=IF([.D18]=&quot;&quot;;&quot;&quot;;&quot;Indicate Date&quot;)" office:value-type="string" office:string-value="Indicate Date">
            <text:p>Indicate Date</text:p>
          </table:table-cell>
          <table:table-cell table:style-name="ce26" table:content-validation-name="val2"/>
          <table:table-cell table:style-name="ce30" table:formula="of:=SUM([.K18:.L1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9]=&quot;&quot;;&quot;&quot;;IF((OR([.D19]=[data_validation.A$1];[.D19]=[data_validation.A$2];[.D19]=[data_validation.A$5];[.D19]=[data_validation.A$6];[.D19]=[data_validation.A$14];[.D19]=[data_validation.A$16]));&quot;Indicate Date&quot;;&quot;N/A&quot;))" office:value-type="string" office:string-value="Indicate Date">
            <text:p>Indicate Date</text:p>
          </table:table-cell>
          <table:table-cell table:style-name="ce23" table:formula="of:=IF([.D19]=&quot;&quot;;&quot;&quot;;IF((OR([.D19]=[data_validation.A$1];[.D19]=[data_validation.A$2]));&quot;Indicate Date&quot;;&quot;N/A&quot;))" office:value-type="string" office:string-value="Indicate Date">
            <text:p>Indicate Date</text:p>
          </table:table-cell>
          <table:table-cell table:style-name="ce23" table:formula="of:=IF([.D19]=&quot;&quot;;&quot;&quot;;&quot;Indicate Date&quot;)" office:value-type="string" office:string-value="Indicate Date">
            <text:p>Indicate Date</text:p>
          </table:table-cell>
          <table:table-cell table:style-name="ce23" table:formula="of:=IF([.D19]=&quot;&quot;;&quot;&quot;;&quot;Indicate Date&quot;)" office:value-type="string" office:string-value="Indicate Date">
            <text:p>Indicate Date</text:p>
          </table:table-cell>
          <table:table-cell table:style-name="ce26" table:content-validation-name="val2"/>
          <table:table-cell table:style-name="ce30" table:formula="of:=SUM([.K19:.L1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20]=&quot;&quot;;&quot;&quot;;IF((OR([.D20]=[data_validation.A$1];[.D20]=[data_validation.A$2];[.D20]=[data_validation.A$5];[.D20]=[data_validation.A$6];[.D20]=[data_validation.A$14];[.D20]=[data_validation.A$16]));&quot;Indicate Date&quot;;&quot;N/A&quot;))" office:value-type="string" office:string-value="Indicate Date">
            <text:p>Indicate Date</text:p>
          </table:table-cell>
          <table:table-cell table:style-name="ce23" table:formula="of:=IF([.D20]=&quot;&quot;;&quot;&quot;;IF((OR([.D20]=[data_validation.A$1];[.D20]=[data_validation.A$2]));&quot;Indicate Date&quot;;&quot;N/A&quot;))" office:value-type="string" office:string-value="Indicate Date">
            <text:p>Indicate Date</text:p>
          </table:table-cell>
          <table:table-cell table:style-name="ce23" table:formula="of:=IF([.D20]=&quot;&quot;;&quot;&quot;;&quot;Indicate Date&quot;)" office:value-type="string" office:string-value="Indicate Date">
            <text:p>Indicate Date</text:p>
          </table:table-cell>
          <table:table-cell table:style-name="ce23" table:formula="of:=IF([.D20]=&quot;&quot;;&quot;&quot;;&quot;Indicate Date&quot;)" office:value-type="string" office:string-value="Indicate Date">
            <text:p>Indicate Date</text:p>
          </table:table-cell>
          <table:table-cell table:style-name="ce26" table:content-validation-name="val2"/>
          <table:table-cell table:style-name="ce30" table:formula="of:=SUM([.K20:.L2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21]=&quot;&quot;;&quot;&quot;;IF((OR([.D21]=[data_validation.A$1];[.D21]=[data_validation.A$2];[.D21]=[data_validation.A$5];[.D21]=[data_validation.A$6];[.D21]=[data_validation.A$14];[.D21]=[data_validation.A$16]));&quot;Indicate Date&quot;;&quot;N/A&quot;))" office:value-type="string" office:string-value="Indicate Date">
            <text:p>Indicate Date</text:p>
          </table:table-cell>
          <table:table-cell table:style-name="ce23" table:formula="of:=IF([.D21]=&quot;&quot;;&quot;&quot;;IF((OR([.D21]=[data_validation.A$1];[.D21]=[data_validation.A$2]));&quot;Indicate Date&quot;;&quot;N/A&quot;))" office:value-type="string" office:string-value="Indicate Date">
            <text:p>Indicate Date</text:p>
          </table:table-cell>
          <table:table-cell table:style-name="ce23" table:formula="of:=IF([.D21]=&quot;&quot;;&quot;&quot;;&quot;Indicate Date&quot;)" office:value-type="string" office:string-value="Indicate Date">
            <text:p>Indicate Date</text:p>
          </table:table-cell>
          <table:table-cell table:style-name="ce23" table:formula="of:=IF([.D21]=&quot;&quot;;&quot;&quot;;&quot;Indicate Date&quot;)" office:value-type="string" office:string-value="Indicate Date">
            <text:p>Indicate Date</text:p>
          </table:table-cell>
          <table:table-cell table:style-name="ce26" table:content-validation-name="val2"/>
          <table:table-cell table:style-name="ce30" table:formula="of:=SUM([.K21:.L2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22]=&quot;&quot;;&quot;&quot;;IF((OR([.D22]=[data_validation.A$1];[.D22]=[data_validation.A$2];[.D22]=[data_validation.A$5];[.D22]=[data_validation.A$6];[.D22]=[data_validation.A$14];[.D22]=[data_validation.A$16]));&quot;Indicate Date&quot;;&quot;N/A&quot;))" office:value-type="string" office:string-value="Indicate Date">
            <text:p>Indicate Date</text:p>
          </table:table-cell>
          <table:table-cell table:style-name="ce23" table:formula="of:=IF([.D22]=&quot;&quot;;&quot;&quot;;IF((OR([.D22]=[data_validation.A$1];[.D22]=[data_validation.A$2]));&quot;Indicate Date&quot;;&quot;N/A&quot;))" office:value-type="string" office:string-value="Indicate Date">
            <text:p>Indicate Date</text:p>
          </table:table-cell>
          <table:table-cell table:style-name="ce23" table:formula="of:=IF([.D22]=&quot;&quot;;&quot;&quot;;&quot;Indicate Date&quot;)" office:value-type="string" office:string-value="Indicate Date">
            <text:p>Indicate Date</text:p>
          </table:table-cell>
          <table:table-cell table:style-name="ce23" table:formula="of:=IF([.D22]=&quot;&quot;;&quot;&quot;;&quot;Indicate Date&quot;)" office:value-type="string" office:string-value="Indicate Date">
            <text:p>Indicate Date</text:p>
          </table:table-cell>
          <table:table-cell table:style-name="ce26" table:content-validation-name="val2"/>
          <table:table-cell table:style-name="ce30" table:formula="of:=SUM([.K22:.L2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23]=&quot;&quot;;&quot;&quot;;IF((OR([.D23]=[data_validation.A$1];[.D23]=[data_validation.A$2];[.D23]=[data_validation.A$5];[.D23]=[data_validation.A$6];[.D23]=[data_validation.A$14];[.D23]=[data_validation.A$16]));&quot;Indicate Date&quot;;&quot;N/A&quot;))" office:value-type="string" office:string-value="Indicate Date">
            <text:p>Indicate Date</text:p>
          </table:table-cell>
          <table:table-cell table:style-name="ce23" table:formula="of:=IF([.D23]=&quot;&quot;;&quot;&quot;;IF((OR([.D23]=[data_validation.A$1];[.D23]=[data_validation.A$2]));&quot;Indicate Date&quot;;&quot;N/A&quot;))" office:value-type="string" office:string-value="Indicate Date">
            <text:p>Indicate Date</text:p>
          </table:table-cell>
          <table:table-cell table:style-name="ce23" table:formula="of:=IF([.D23]=&quot;&quot;;&quot;&quot;;&quot;Indicate Date&quot;)" office:value-type="string" office:string-value="Indicate Date">
            <text:p>Indicate Date</text:p>
          </table:table-cell>
          <table:table-cell table:style-name="ce23" table:formula="of:=IF([.D23]=&quot;&quot;;&quot;&quot;;&quot;Indicate Date&quot;)" office:value-type="string" office:string-value="Indicate Date">
            <text:p>Indicate Date</text:p>
          </table:table-cell>
          <table:table-cell table:style-name="ce26" table:content-validation-name="val2"/>
          <table:table-cell table:style-name="ce30" table:formula="of:=SUM([.K23:.L2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24]=&quot;&quot;;&quot;&quot;;IF((OR([.D24]=[data_validation.A$1];[.D24]=[data_validation.A$2];[.D24]=[data_validation.A$5];[.D24]=[data_validation.A$6];[.D24]=[data_validation.A$14];[.D24]=[data_validation.A$16]));&quot;Indicate Date&quot;;&quot;N/A&quot;))" office:value-type="string" office:string-value="Indicate Date">
            <text:p>Indicate Date</text:p>
          </table:table-cell>
          <table:table-cell table:style-name="ce23" table:formula="of:=IF([.D24]=&quot;&quot;;&quot;&quot;;IF((OR([.D24]=[data_validation.A$1];[.D24]=[data_validation.A$2]));&quot;Indicate Date&quot;;&quot;N/A&quot;))" office:value-type="string" office:string-value="Indicate Date">
            <text:p>Indicate Date</text:p>
          </table:table-cell>
          <table:table-cell table:style-name="ce23" table:formula="of:=IF([.D24]=&quot;&quot;;&quot;&quot;;&quot;Indicate Date&quot;)" office:value-type="string" office:string-value="Indicate Date">
            <text:p>Indicate Date</text:p>
          </table:table-cell>
          <table:table-cell table:style-name="ce23" table:formula="of:=IF([.D24]=&quot;&quot;;&quot;&quot;;&quot;Indicate Date&quot;)" office:value-type="string" office:string-value="Indicate Date">
            <text:p>Indicate Date</text:p>
          </table:table-cell>
          <table:table-cell table:style-name="ce26" table:content-validation-name="val2"/>
          <table:table-cell table:style-name="ce30" table:formula="of:=SUM([.K24:.L2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25]=&quot;&quot;;&quot;&quot;;IF((OR([.D25]=[data_validation.A$1];[.D25]=[data_validation.A$2];[.D25]=[data_validation.A$5];[.D25]=[data_validation.A$6];[.D25]=[data_validation.A$14];[.D25]=[data_validation.A$16]));&quot;Indicate Date&quot;;&quot;N/A&quot;))" office:value-type="string" office:string-value="Indicate Date">
            <text:p>Indicate Date</text:p>
          </table:table-cell>
          <table:table-cell table:style-name="ce23" table:formula="of:=IF([.D25]=&quot;&quot;;&quot;&quot;;IF((OR([.D25]=[data_validation.A$1];[.D25]=[data_validation.A$2]));&quot;Indicate Date&quot;;&quot;N/A&quot;))" office:value-type="string" office:string-value="Indicate Date">
            <text:p>Indicate Date</text:p>
          </table:table-cell>
          <table:table-cell table:style-name="ce23" table:formula="of:=IF([.D25]=&quot;&quot;;&quot;&quot;;&quot;Indicate Date&quot;)" office:value-type="string" office:string-value="Indicate Date">
            <text:p>Indicate Date</text:p>
          </table:table-cell>
          <table:table-cell table:style-name="ce23" table:formula="of:=IF([.D25]=&quot;&quot;;&quot;&quot;;&quot;Indicate Date&quot;)" office:value-type="string" office:string-value="Indicate Date">
            <text:p>Indicate Date</text:p>
          </table:table-cell>
          <table:table-cell table:style-name="ce26" table:content-validation-name="val2"/>
          <table:table-cell table:style-name="ce30" table:formula="of:=SUM([.K25:.L2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26]=&quot;&quot;;&quot;&quot;;IF((OR([.D26]=[data_validation.A$1];[.D26]=[data_validation.A$2];[.D26]=[data_validation.A$5];[.D26]=[data_validation.A$6];[.D26]=[data_validation.A$14];[.D26]=[data_validation.A$16]));&quot;Indicate Date&quot;;&quot;N/A&quot;))" office:value-type="string" office:string-value="Indicate Date">
            <text:p>Indicate Date</text:p>
          </table:table-cell>
          <table:table-cell table:style-name="ce23" table:formula="of:=IF([.D26]=&quot;&quot;;&quot;&quot;;IF((OR([.D26]=[data_validation.A$1];[.D26]=[data_validation.A$2]));&quot;Indicate Date&quot;;&quot;N/A&quot;))" office:value-type="string" office:string-value="Indicate Date">
            <text:p>Indicate Date</text:p>
          </table:table-cell>
          <table:table-cell table:style-name="ce23" table:formula="of:=IF([.D26]=&quot;&quot;;&quot;&quot;;&quot;Indicate Date&quot;)" office:value-type="string" office:string-value="Indicate Date">
            <text:p>Indicate Date</text:p>
          </table:table-cell>
          <table:table-cell table:style-name="ce23" table:formula="of:=IF([.D26]=&quot;&quot;;&quot;&quot;;&quot;Indicate Date&quot;)" office:value-type="string" office:string-value="Indicate Date">
            <text:p>Indicate Date</text:p>
          </table:table-cell>
          <table:table-cell table:style-name="ce26" table:content-validation-name="val2"/>
          <table:table-cell table:style-name="ce30" table:formula="of:=SUM([.K26:.L2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27]=&quot;&quot;;&quot;&quot;;IF((OR([.D27]=[data_validation.A$1];[.D27]=[data_validation.A$2];[.D27]=[data_validation.A$5];[.D27]=[data_validation.A$6];[.D27]=[data_validation.A$14];[.D27]=[data_validation.A$16]));&quot;Indicate Date&quot;;&quot;N/A&quot;))" office:value-type="string" office:string-value="Indicate Date">
            <text:p>Indicate Date</text:p>
          </table:table-cell>
          <table:table-cell table:style-name="ce23" table:formula="of:=IF([.D27]=&quot;&quot;;&quot;&quot;;IF((OR([.D27]=[data_validation.A$1];[.D27]=[data_validation.A$2]));&quot;Indicate Date&quot;;&quot;N/A&quot;))" office:value-type="string" office:string-value="Indicate Date">
            <text:p>Indicate Date</text:p>
          </table:table-cell>
          <table:table-cell table:style-name="ce23" table:formula="of:=IF([.D27]=&quot;&quot;;&quot;&quot;;&quot;Indicate Date&quot;)" office:value-type="string" office:string-value="Indicate Date">
            <text:p>Indicate Date</text:p>
          </table:table-cell>
          <table:table-cell table:style-name="ce23" table:formula="of:=IF([.D27]=&quot;&quot;;&quot;&quot;;&quot;Indicate Date&quot;)" office:value-type="string" office:string-value="Indicate Date">
            <text:p>Indicate Date</text:p>
          </table:table-cell>
          <table:table-cell table:style-name="ce26" table:content-validation-name="val2"/>
          <table:table-cell table:style-name="ce30" table:formula="of:=SUM([.K27:.L2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28]=&quot;&quot;;&quot;&quot;;IF((OR([.D28]=[data_validation.A$1];[.D28]=[data_validation.A$2];[.D28]=[data_validation.A$5];[.D28]=[data_validation.A$6];[.D28]=[data_validation.A$14];[.D28]=[data_validation.A$16]));&quot;Indicate Date&quot;;&quot;N/A&quot;))" office:value-type="string" office:string-value="Indicate Date">
            <text:p>Indicate Date</text:p>
          </table:table-cell>
          <table:table-cell table:style-name="ce23" table:formula="of:=IF([.D28]=&quot;&quot;;&quot;&quot;;IF((OR([.D28]=[data_validation.A$1];[.D28]=[data_validation.A$2]));&quot;Indicate Date&quot;;&quot;N/A&quot;))" office:value-type="string" office:string-value="Indicate Date">
            <text:p>Indicate Date</text:p>
          </table:table-cell>
          <table:table-cell table:style-name="ce23" table:formula="of:=IF([.D28]=&quot;&quot;;&quot;&quot;;&quot;Indicate Date&quot;)" office:value-type="string" office:string-value="Indicate Date">
            <text:p>Indicate Date</text:p>
          </table:table-cell>
          <table:table-cell table:style-name="ce23" table:formula="of:=IF([.D28]=&quot;&quot;;&quot;&quot;;&quot;Indicate Date&quot;)" office:value-type="string" office:string-value="Indicate Date">
            <text:p>Indicate Date</text:p>
          </table:table-cell>
          <table:table-cell table:style-name="ce26" table:content-validation-name="val2"/>
          <table:table-cell table:style-name="ce30" table:formula="of:=SUM([.K28:.L2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29]=&quot;&quot;;&quot;&quot;;IF((OR([.D29]=[data_validation.A$1];[.D29]=[data_validation.A$2];[.D29]=[data_validation.A$5];[.D29]=[data_validation.A$6];[.D29]=[data_validation.A$14];[.D29]=[data_validation.A$16]));&quot;Indicate Date&quot;;&quot;N/A&quot;))" office:value-type="string" office:string-value="Indicate Date">
            <text:p>Indicate Date</text:p>
          </table:table-cell>
          <table:table-cell table:style-name="ce23" table:formula="of:=IF([.D29]=&quot;&quot;;&quot;&quot;;IF((OR([.D29]=[data_validation.A$1];[.D29]=[data_validation.A$2]));&quot;Indicate Date&quot;;&quot;N/A&quot;))" office:value-type="string" office:string-value="Indicate Date">
            <text:p>Indicate Date</text:p>
          </table:table-cell>
          <table:table-cell table:style-name="ce23" table:formula="of:=IF([.D29]=&quot;&quot;;&quot;&quot;;&quot;Indicate Date&quot;)" office:value-type="string" office:string-value="Indicate Date">
            <text:p>Indicate Date</text:p>
          </table:table-cell>
          <table:table-cell table:style-name="ce23" table:formula="of:=IF([.D29]=&quot;&quot;;&quot;&quot;;&quot;Indicate Date&quot;)" office:value-type="string" office:string-value="Indicate Date">
            <text:p>Indicate Date</text:p>
          </table:table-cell>
          <table:table-cell table:style-name="ce26" table:content-validation-name="val2"/>
          <table:table-cell table:style-name="ce30" table:formula="of:=SUM([.K29:.L2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30]=&quot;&quot;;&quot;&quot;;IF((OR([.D30]=[data_validation.A$1];[.D30]=[data_validation.A$2];[.D30]=[data_validation.A$5];[.D30]=[data_validation.A$6];[.D30]=[data_validation.A$14];[.D30]=[data_validation.A$16]));&quot;Indicate Date&quot;;&quot;N/A&quot;))" office:value-type="string" office:string-value="Indicate Date">
            <text:p>Indicate Date</text:p>
          </table:table-cell>
          <table:table-cell table:style-name="ce23" table:formula="of:=IF([.D30]=&quot;&quot;;&quot;&quot;;IF((OR([.D30]=[data_validation.A$1];[.D30]=[data_validation.A$2]));&quot;Indicate Date&quot;;&quot;N/A&quot;))" office:value-type="string" office:string-value="Indicate Date">
            <text:p>Indicate Date</text:p>
          </table:table-cell>
          <table:table-cell table:style-name="ce23" table:formula="of:=IF([.D30]=&quot;&quot;;&quot;&quot;;&quot;Indicate Date&quot;)" office:value-type="string" office:string-value="Indicate Date">
            <text:p>Indicate Date</text:p>
          </table:table-cell>
          <table:table-cell table:style-name="ce23" table:formula="of:=IF([.D30]=&quot;&quot;;&quot;&quot;;&quot;Indicate Date&quot;)" office:value-type="string" office:string-value="Indicate Date">
            <text:p>Indicate Date</text:p>
          </table:table-cell>
          <table:table-cell table:style-name="ce26" table:content-validation-name="val2"/>
          <table:table-cell table:style-name="ce30" table:formula="of:=SUM([.K30:.L3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31]=&quot;&quot;;&quot;&quot;;IF((OR([.D31]=[data_validation.A$1];[.D31]=[data_validation.A$2];[.D31]=[data_validation.A$5];[.D31]=[data_validation.A$6];[.D31]=[data_validation.A$14];[.D31]=[data_validation.A$16]));&quot;Indicate Date&quot;;&quot;N/A&quot;))" office:value-type="string" office:string-value="Indicate Date">
            <text:p>Indicate Date</text:p>
          </table:table-cell>
          <table:table-cell table:style-name="ce23" table:formula="of:=IF([.D31]=&quot;&quot;;&quot;&quot;;IF((OR([.D31]=[data_validation.A$1];[.D31]=[data_validation.A$2]));&quot;Indicate Date&quot;;&quot;N/A&quot;))" office:value-type="string" office:string-value="Indicate Date">
            <text:p>Indicate Date</text:p>
          </table:table-cell>
          <table:table-cell table:style-name="ce23" table:formula="of:=IF([.D31]=&quot;&quot;;&quot;&quot;;&quot;Indicate Date&quot;)" office:value-type="string" office:string-value="Indicate Date">
            <text:p>Indicate Date</text:p>
          </table:table-cell>
          <table:table-cell table:style-name="ce23" table:formula="of:=IF([.D31]=&quot;&quot;;&quot;&quot;;&quot;Indicate Date&quot;)" office:value-type="string" office:string-value="Indicate Date">
            <text:p>Indicate Date</text:p>
          </table:table-cell>
          <table:table-cell table:style-name="ce26" table:content-validation-name="val2"/>
          <table:table-cell table:style-name="ce30" table:formula="of:=SUM([.K31:.L3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32]=&quot;&quot;;&quot;&quot;;IF((OR([.D32]=[data_validation.A$1];[.D32]=[data_validation.A$2];[.D32]=[data_validation.A$5];[.D32]=[data_validation.A$6];[.D32]=[data_validation.A$14];[.D32]=[data_validation.A$16]));&quot;Indicate Date&quot;;&quot;N/A&quot;))" office:value-type="string" office:string-value="Indicate Date">
            <text:p>Indicate Date</text:p>
          </table:table-cell>
          <table:table-cell table:style-name="ce23" table:formula="of:=IF([.D32]=&quot;&quot;;&quot;&quot;;IF((OR([.D32]=[data_validation.A$1];[.D32]=[data_validation.A$2]));&quot;Indicate Date&quot;;&quot;N/A&quot;))" office:value-type="string" office:string-value="Indicate Date">
            <text:p>Indicate Date</text:p>
          </table:table-cell>
          <table:table-cell table:style-name="ce23" table:formula="of:=IF([.D32]=&quot;&quot;;&quot;&quot;;&quot;Indicate Date&quot;)" office:value-type="string" office:string-value="Indicate Date">
            <text:p>Indicate Date</text:p>
          </table:table-cell>
          <table:table-cell table:style-name="ce23" table:formula="of:=IF([.D32]=&quot;&quot;;&quot;&quot;;&quot;Indicate Date&quot;)" office:value-type="string" office:string-value="Indicate Date">
            <text:p>Indicate Date</text:p>
          </table:table-cell>
          <table:table-cell table:style-name="ce26" table:content-validation-name="val2"/>
          <table:table-cell table:style-name="ce30" table:formula="of:=SUM([.K32:.L3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33]=&quot;&quot;;&quot;&quot;;IF((OR([.D33]=[data_validation.A$1];[.D33]=[data_validation.A$2];[.D33]=[data_validation.A$5];[.D33]=[data_validation.A$6];[.D33]=[data_validation.A$14];[.D33]=[data_validation.A$16]));&quot;Indicate Date&quot;;&quot;N/A&quot;))" office:value-type="string" office:string-value="Indicate Date">
            <text:p>Indicate Date</text:p>
          </table:table-cell>
          <table:table-cell table:style-name="ce23" table:formula="of:=IF([.D33]=&quot;&quot;;&quot;&quot;;IF((OR([.D33]=[data_validation.A$1];[.D33]=[data_validation.A$2]));&quot;Indicate Date&quot;;&quot;N/A&quot;))" office:value-type="string" office:string-value="Indicate Date">
            <text:p>Indicate Date</text:p>
          </table:table-cell>
          <table:table-cell table:style-name="ce23" table:formula="of:=IF([.D33]=&quot;&quot;;&quot;&quot;;&quot;Indicate Date&quot;)" office:value-type="string" office:string-value="Indicate Date">
            <text:p>Indicate Date</text:p>
          </table:table-cell>
          <table:table-cell table:style-name="ce23" table:formula="of:=IF([.D33]=&quot;&quot;;&quot;&quot;;&quot;Indicate Date&quot;)" office:value-type="string" office:string-value="Indicate Date">
            <text:p>Indicate Date</text:p>
          </table:table-cell>
          <table:table-cell table:style-name="ce26" table:content-validation-name="val2"/>
          <table:table-cell table:style-name="ce30" table:formula="of:=SUM([.K33:.L3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34]=&quot;&quot;;&quot;&quot;;IF((OR([.D34]=[data_validation.A$1];[.D34]=[data_validation.A$2];[.D34]=[data_validation.A$5];[.D34]=[data_validation.A$6];[.D34]=[data_validation.A$14];[.D34]=[data_validation.A$16]));&quot;Indicate Date&quot;;&quot;N/A&quot;))" office:value-type="string" office:string-value="Indicate Date">
            <text:p>Indicate Date</text:p>
          </table:table-cell>
          <table:table-cell table:style-name="ce23" table:formula="of:=IF([.D34]=&quot;&quot;;&quot;&quot;;IF((OR([.D34]=[data_validation.A$1];[.D34]=[data_validation.A$2]));&quot;Indicate Date&quot;;&quot;N/A&quot;))" office:value-type="string" office:string-value="Indicate Date">
            <text:p>Indicate Date</text:p>
          </table:table-cell>
          <table:table-cell table:style-name="ce23" table:formula="of:=IF([.D34]=&quot;&quot;;&quot;&quot;;&quot;Indicate Date&quot;)" office:value-type="string" office:string-value="Indicate Date">
            <text:p>Indicate Date</text:p>
          </table:table-cell>
          <table:table-cell table:style-name="ce23" table:formula="of:=IF([.D34]=&quot;&quot;;&quot;&quot;;&quot;Indicate Date&quot;)" office:value-type="string" office:string-value="Indicate Date">
            <text:p>Indicate Date</text:p>
          </table:table-cell>
          <table:table-cell table:style-name="ce26" table:content-validation-name="val2"/>
          <table:table-cell table:style-name="ce30" table:formula="of:=SUM([.K34:.L3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35]=&quot;&quot;;&quot;&quot;;IF((OR([.D35]=[data_validation.A$1];[.D35]=[data_validation.A$2];[.D35]=[data_validation.A$5];[.D35]=[data_validation.A$6];[.D35]=[data_validation.A$14];[.D35]=[data_validation.A$16]));&quot;Indicate Date&quot;;&quot;N/A&quot;))" office:value-type="string" office:string-value="Indicate Date">
            <text:p>Indicate Date</text:p>
          </table:table-cell>
          <table:table-cell table:style-name="ce23" table:formula="of:=IF([.D35]=&quot;&quot;;&quot;&quot;;IF((OR([.D35]=[data_validation.A$1];[.D35]=[data_validation.A$2]));&quot;Indicate Date&quot;;&quot;N/A&quot;))" office:value-type="string" office:string-value="Indicate Date">
            <text:p>Indicate Date</text:p>
          </table:table-cell>
          <table:table-cell table:style-name="ce23" table:formula="of:=IF([.D35]=&quot;&quot;;&quot;&quot;;&quot;Indicate Date&quot;)" office:value-type="string" office:string-value="Indicate Date">
            <text:p>Indicate Date</text:p>
          </table:table-cell>
          <table:table-cell table:style-name="ce23" table:formula="of:=IF([.D35]=&quot;&quot;;&quot;&quot;;&quot;Indicate Date&quot;)" office:value-type="string" office:string-value="Indicate Date">
            <text:p>Indicate Date</text:p>
          </table:table-cell>
          <table:table-cell table:style-name="ce26" table:content-validation-name="val2"/>
          <table:table-cell table:style-name="ce30" table:formula="of:=SUM([.K35:.L3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36]=&quot;&quot;;&quot;&quot;;IF((OR([.D36]=[data_validation.A$1];[.D36]=[data_validation.A$2];[.D36]=[data_validation.A$5];[.D36]=[data_validation.A$6];[.D36]=[data_validation.A$14];[.D36]=[data_validation.A$16]));&quot;Indicate Date&quot;;&quot;N/A&quot;))" office:value-type="string" office:string-value="Indicate Date">
            <text:p>Indicate Date</text:p>
          </table:table-cell>
          <table:table-cell table:style-name="ce23" table:formula="of:=IF([.D36]=&quot;&quot;;&quot;&quot;;IF((OR([.D36]=[data_validation.A$1];[.D36]=[data_validation.A$2]));&quot;Indicate Date&quot;;&quot;N/A&quot;))" office:value-type="string" office:string-value="Indicate Date">
            <text:p>Indicate Date</text:p>
          </table:table-cell>
          <table:table-cell table:style-name="ce23" table:formula="of:=IF([.D36]=&quot;&quot;;&quot;&quot;;&quot;Indicate Date&quot;)" office:value-type="string" office:string-value="Indicate Date">
            <text:p>Indicate Date</text:p>
          </table:table-cell>
          <table:table-cell table:style-name="ce23" table:formula="of:=IF([.D36]=&quot;&quot;;&quot;&quot;;&quot;Indicate Date&quot;)" office:value-type="string" office:string-value="Indicate Date">
            <text:p>Indicate Date</text:p>
          </table:table-cell>
          <table:table-cell table:style-name="ce26" table:content-validation-name="val2"/>
          <table:table-cell table:style-name="ce30" table:formula="of:=SUM([.K36:.L3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37]=&quot;&quot;;&quot;&quot;;IF((OR([.D37]=[data_validation.A$1];[.D37]=[data_validation.A$2];[.D37]=[data_validation.A$5];[.D37]=[data_validation.A$6];[.D37]=[data_validation.A$14];[.D37]=[data_validation.A$16]));&quot;Indicate Date&quot;;&quot;N/A&quot;))" office:value-type="string" office:string-value="Indicate Date">
            <text:p>Indicate Date</text:p>
          </table:table-cell>
          <table:table-cell table:style-name="ce23" table:formula="of:=IF([.D37]=&quot;&quot;;&quot;&quot;;IF((OR([.D37]=[data_validation.A$1];[.D37]=[data_validation.A$2]));&quot;Indicate Date&quot;;&quot;N/A&quot;))" office:value-type="string" office:string-value="Indicate Date">
            <text:p>Indicate Date</text:p>
          </table:table-cell>
          <table:table-cell table:style-name="ce23" table:formula="of:=IF([.D37]=&quot;&quot;;&quot;&quot;;&quot;Indicate Date&quot;)" office:value-type="string" office:string-value="Indicate Date">
            <text:p>Indicate Date</text:p>
          </table:table-cell>
          <table:table-cell table:style-name="ce23" table:formula="of:=IF([.D37]=&quot;&quot;;&quot;&quot;;&quot;Indicate Date&quot;)" office:value-type="string" office:string-value="Indicate Date">
            <text:p>Indicate Date</text:p>
          </table:table-cell>
          <table:table-cell table:style-name="ce26" table:content-validation-name="val2"/>
          <table:table-cell table:style-name="ce30" table:formula="of:=SUM([.K37:.L3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38]=&quot;&quot;;&quot;&quot;;IF((OR([.D38]=[data_validation.A$1];[.D38]=[data_validation.A$2];[.D38]=[data_validation.A$5];[.D38]=[data_validation.A$6];[.D38]=[data_validation.A$14];[.D38]=[data_validation.A$16]));&quot;Indicate Date&quot;;&quot;N/A&quot;))" office:value-type="string" office:string-value="Indicate Date">
            <text:p>Indicate Date</text:p>
          </table:table-cell>
          <table:table-cell table:style-name="ce23" table:formula="of:=IF([.D38]=&quot;&quot;;&quot;&quot;;IF((OR([.D38]=[data_validation.A$1];[.D38]=[data_validation.A$2]));&quot;Indicate Date&quot;;&quot;N/A&quot;))" office:value-type="string" office:string-value="Indicate Date">
            <text:p>Indicate Date</text:p>
          </table:table-cell>
          <table:table-cell table:style-name="ce23" table:formula="of:=IF([.D38]=&quot;&quot;;&quot;&quot;;&quot;Indicate Date&quot;)" office:value-type="string" office:string-value="Indicate Date">
            <text:p>Indicate Date</text:p>
          </table:table-cell>
          <table:table-cell table:style-name="ce23" table:formula="of:=IF([.D38]=&quot;&quot;;&quot;&quot;;&quot;Indicate Date&quot;)" office:value-type="string" office:string-value="Indicate Date">
            <text:p>Indicate Date</text:p>
          </table:table-cell>
          <table:table-cell table:style-name="ce26" table:content-validation-name="val2"/>
          <table:table-cell table:style-name="ce30" table:formula="of:=SUM([.K38:.L3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39]=&quot;&quot;;&quot;&quot;;IF((OR([.D39]=[data_validation.A$1];[.D39]=[data_validation.A$2];[.D39]=[data_validation.A$5];[.D39]=[data_validation.A$6];[.D39]=[data_validation.A$14];[.D39]=[data_validation.A$16]));&quot;Indicate Date&quot;;&quot;N/A&quot;))" office:value-type="string" office:string-value="Indicate Date">
            <text:p>Indicate Date</text:p>
          </table:table-cell>
          <table:table-cell table:style-name="ce23" table:formula="of:=IF([.D39]=&quot;&quot;;&quot;&quot;;IF((OR([.D39]=[data_validation.A$1];[.D39]=[data_validation.A$2]));&quot;Indicate Date&quot;;&quot;N/A&quot;))" office:value-type="string" office:string-value="Indicate Date">
            <text:p>Indicate Date</text:p>
          </table:table-cell>
          <table:table-cell table:style-name="ce23" table:formula="of:=IF([.D39]=&quot;&quot;;&quot;&quot;;&quot;Indicate Date&quot;)" office:value-type="string" office:string-value="Indicate Date">
            <text:p>Indicate Date</text:p>
          </table:table-cell>
          <table:table-cell table:style-name="ce23" table:formula="of:=IF([.D39]=&quot;&quot;;&quot;&quot;;&quot;Indicate Date&quot;)" office:value-type="string" office:string-value="Indicate Date">
            <text:p>Indicate Date</text:p>
          </table:table-cell>
          <table:table-cell table:style-name="ce26" table:content-validation-name="val2"/>
          <table:table-cell table:style-name="ce30" table:formula="of:=SUM([.K39:.L3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40]=&quot;&quot;;&quot;&quot;;IF((OR([.D40]=[data_validation.A$1];[.D40]=[data_validation.A$2];[.D40]=[data_validation.A$5];[.D40]=[data_validation.A$6];[.D40]=[data_validation.A$14];[.D40]=[data_validation.A$16]));&quot;Indicate Date&quot;;&quot;N/A&quot;))" office:value-type="string" office:string-value="Indicate Date">
            <text:p>Indicate Date</text:p>
          </table:table-cell>
          <table:table-cell table:style-name="ce23" table:formula="of:=IF([.D40]=&quot;&quot;;&quot;&quot;;IF((OR([.D40]=[data_validation.A$1];[.D40]=[data_validation.A$2]));&quot;Indicate Date&quot;;&quot;N/A&quot;))" office:value-type="string" office:string-value="Indicate Date">
            <text:p>Indicate Date</text:p>
          </table:table-cell>
          <table:table-cell table:style-name="ce23" table:formula="of:=IF([.D40]=&quot;&quot;;&quot;&quot;;&quot;Indicate Date&quot;)" office:value-type="string" office:string-value="Indicate Date">
            <text:p>Indicate Date</text:p>
          </table:table-cell>
          <table:table-cell table:style-name="ce23" table:formula="of:=IF([.D40]=&quot;&quot;;&quot;&quot;;&quot;Indicate Date&quot;)" office:value-type="string" office:string-value="Indicate Date">
            <text:p>Indicate Date</text:p>
          </table:table-cell>
          <table:table-cell table:style-name="ce26" table:content-validation-name="val2"/>
          <table:table-cell table:style-name="ce30" table:formula="of:=SUM([.K40:.L4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41]=&quot;&quot;;&quot;&quot;;IF((OR([.D41]=[data_validation.A$1];[.D41]=[data_validation.A$2];[.D41]=[data_validation.A$5];[.D41]=[data_validation.A$6];[.D41]=[data_validation.A$14];[.D41]=[data_validation.A$16]));&quot;Indicate Date&quot;;&quot;N/A&quot;))" office:value-type="string" office:string-value="Indicate Date">
            <text:p>Indicate Date</text:p>
          </table:table-cell>
          <table:table-cell table:style-name="ce23" table:formula="of:=IF([.D41]=&quot;&quot;;&quot;&quot;;IF((OR([.D41]=[data_validation.A$1];[.D41]=[data_validation.A$2]));&quot;Indicate Date&quot;;&quot;N/A&quot;))" office:value-type="string" office:string-value="Indicate Date">
            <text:p>Indicate Date</text:p>
          </table:table-cell>
          <table:table-cell table:style-name="ce23" table:formula="of:=IF([.D41]=&quot;&quot;;&quot;&quot;;&quot;Indicate Date&quot;)" office:value-type="string" office:string-value="Indicate Date">
            <text:p>Indicate Date</text:p>
          </table:table-cell>
          <table:table-cell table:style-name="ce23" table:formula="of:=IF([.D41]=&quot;&quot;;&quot;&quot;;&quot;Indicate Date&quot;)" office:value-type="string" office:string-value="Indicate Date">
            <text:p>Indicate Date</text:p>
          </table:table-cell>
          <table:table-cell table:style-name="ce26" table:content-validation-name="val2"/>
          <table:table-cell table:style-name="ce30" table:formula="of:=SUM([.K41:.L4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42]=&quot;&quot;;&quot;&quot;;IF((OR([.D42]=[data_validation.A$1];[.D42]=[data_validation.A$2];[.D42]=[data_validation.A$5];[.D42]=[data_validation.A$6];[.D42]=[data_validation.A$14];[.D42]=[data_validation.A$16]));&quot;Indicate Date&quot;;&quot;N/A&quot;))" office:value-type="string" office:string-value="Indicate Date">
            <text:p>Indicate Date</text:p>
          </table:table-cell>
          <table:table-cell table:style-name="ce23" table:formula="of:=IF([.D42]=&quot;&quot;;&quot;&quot;;IF((OR([.D42]=[data_validation.A$1];[.D42]=[data_validation.A$2]));&quot;Indicate Date&quot;;&quot;N/A&quot;))" office:value-type="string" office:string-value="Indicate Date">
            <text:p>Indicate Date</text:p>
          </table:table-cell>
          <table:table-cell table:style-name="ce23" table:formula="of:=IF([.D42]=&quot;&quot;;&quot;&quot;;&quot;Indicate Date&quot;)" office:value-type="string" office:string-value="Indicate Date">
            <text:p>Indicate Date</text:p>
          </table:table-cell>
          <table:table-cell table:style-name="ce23" table:formula="of:=IF([.D42]=&quot;&quot;;&quot;&quot;;&quot;Indicate Date&quot;)" office:value-type="string" office:string-value="Indicate Date">
            <text:p>Indicate Date</text:p>
          </table:table-cell>
          <table:table-cell table:style-name="ce26" table:content-validation-name="val2"/>
          <table:table-cell table:style-name="ce30" table:formula="of:=SUM([.K42:.L4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43]=&quot;&quot;;&quot;&quot;;IF((OR([.D43]=[data_validation.A$1];[.D43]=[data_validation.A$2];[.D43]=[data_validation.A$5];[.D43]=[data_validation.A$6];[.D43]=[data_validation.A$14];[.D43]=[data_validation.A$16]));&quot;Indicate Date&quot;;&quot;N/A&quot;))" office:value-type="string" office:string-value="Indicate Date">
            <text:p>Indicate Date</text:p>
          </table:table-cell>
          <table:table-cell table:style-name="ce23" table:formula="of:=IF([.D43]=&quot;&quot;;&quot;&quot;;IF((OR([.D43]=[data_validation.A$1];[.D43]=[data_validation.A$2]));&quot;Indicate Date&quot;;&quot;N/A&quot;))" office:value-type="string" office:string-value="Indicate Date">
            <text:p>Indicate Date</text:p>
          </table:table-cell>
          <table:table-cell table:style-name="ce23" table:formula="of:=IF([.D43]=&quot;&quot;;&quot;&quot;;&quot;Indicate Date&quot;)" office:value-type="string" office:string-value="Indicate Date">
            <text:p>Indicate Date</text:p>
          </table:table-cell>
          <table:table-cell table:style-name="ce23" table:formula="of:=IF([.D43]=&quot;&quot;;&quot;&quot;;&quot;Indicate Date&quot;)" office:value-type="string" office:string-value="Indicate Date">
            <text:p>Indicate Date</text:p>
          </table:table-cell>
          <table:table-cell table:style-name="ce26" table:content-validation-name="val2"/>
          <table:table-cell table:style-name="ce30" table:formula="of:=SUM([.K43:.L4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44]=&quot;&quot;;&quot;&quot;;IF((OR([.D44]=[data_validation.A$1];[.D44]=[data_validation.A$2];[.D44]=[data_validation.A$5];[.D44]=[data_validation.A$6];[.D44]=[data_validation.A$14];[.D44]=[data_validation.A$16]));&quot;Indicate Date&quot;;&quot;N/A&quot;))" office:value-type="string" office:string-value="Indicate Date">
            <text:p>Indicate Date</text:p>
          </table:table-cell>
          <table:table-cell table:style-name="ce23" table:formula="of:=IF([.D44]=&quot;&quot;;&quot;&quot;;IF((OR([.D44]=[data_validation.A$1];[.D44]=[data_validation.A$2]));&quot;Indicate Date&quot;;&quot;N/A&quot;))" office:value-type="string" office:string-value="Indicate Date">
            <text:p>Indicate Date</text:p>
          </table:table-cell>
          <table:table-cell table:style-name="ce23" table:formula="of:=IF([.D44]=&quot;&quot;;&quot;&quot;;&quot;Indicate Date&quot;)" office:value-type="string" office:string-value="Indicate Date">
            <text:p>Indicate Date</text:p>
          </table:table-cell>
          <table:table-cell table:style-name="ce23" table:formula="of:=IF([.D44]=&quot;&quot;;&quot;&quot;;&quot;Indicate Date&quot;)" office:value-type="string" office:string-value="Indicate Date">
            <text:p>Indicate Date</text:p>
          </table:table-cell>
          <table:table-cell table:style-name="ce26" table:content-validation-name="val2"/>
          <table:table-cell table:style-name="ce30" table:formula="of:=SUM([.K44:.L4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45]=&quot;&quot;;&quot;&quot;;IF((OR([.D45]=[data_validation.A$1];[.D45]=[data_validation.A$2];[.D45]=[data_validation.A$5];[.D45]=[data_validation.A$6];[.D45]=[data_validation.A$14];[.D45]=[data_validation.A$16]));&quot;Indicate Date&quot;;&quot;N/A&quot;))" office:value-type="string" office:string-value="Indicate Date">
            <text:p>Indicate Date</text:p>
          </table:table-cell>
          <table:table-cell table:style-name="ce23" table:formula="of:=IF([.D45]=&quot;&quot;;&quot;&quot;;IF((OR([.D45]=[data_validation.A$1];[.D45]=[data_validation.A$2]));&quot;Indicate Date&quot;;&quot;N/A&quot;))" office:value-type="string" office:string-value="Indicate Date">
            <text:p>Indicate Date</text:p>
          </table:table-cell>
          <table:table-cell table:style-name="ce23" table:formula="of:=IF([.D45]=&quot;&quot;;&quot;&quot;;&quot;Indicate Date&quot;)" office:value-type="string" office:string-value="Indicate Date">
            <text:p>Indicate Date</text:p>
          </table:table-cell>
          <table:table-cell table:style-name="ce23" table:formula="of:=IF([.D45]=&quot;&quot;;&quot;&quot;;&quot;Indicate Date&quot;)" office:value-type="string" office:string-value="Indicate Date">
            <text:p>Indicate Date</text:p>
          </table:table-cell>
          <table:table-cell table:style-name="ce26" table:content-validation-name="val2"/>
          <table:table-cell table:style-name="ce30" table:formula="of:=SUM([.K45:.L4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46]=&quot;&quot;;&quot;&quot;;IF((OR([.D46]=[data_validation.A$1];[.D46]=[data_validation.A$2];[.D46]=[data_validation.A$5];[.D46]=[data_validation.A$6];[.D46]=[data_validation.A$14];[.D46]=[data_validation.A$16]));&quot;Indicate Date&quot;;&quot;N/A&quot;))" office:value-type="string" office:string-value="Indicate Date">
            <text:p>Indicate Date</text:p>
          </table:table-cell>
          <table:table-cell table:style-name="ce23" table:formula="of:=IF([.D46]=&quot;&quot;;&quot;&quot;;IF((OR([.D46]=[data_validation.A$1];[.D46]=[data_validation.A$2]));&quot;Indicate Date&quot;;&quot;N/A&quot;))" office:value-type="string" office:string-value="Indicate Date">
            <text:p>Indicate Date</text:p>
          </table:table-cell>
          <table:table-cell table:style-name="ce23" table:formula="of:=IF([.D46]=&quot;&quot;;&quot;&quot;;&quot;Indicate Date&quot;)" office:value-type="string" office:string-value="Indicate Date">
            <text:p>Indicate Date</text:p>
          </table:table-cell>
          <table:table-cell table:style-name="ce23" table:formula="of:=IF([.D46]=&quot;&quot;;&quot;&quot;;&quot;Indicate Date&quot;)" office:value-type="string" office:string-value="Indicate Date">
            <text:p>Indicate Date</text:p>
          </table:table-cell>
          <table:table-cell table:style-name="ce26" table:content-validation-name="val2"/>
          <table:table-cell table:style-name="ce30" table:formula="of:=SUM([.K46:.L4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47]=&quot;&quot;;&quot;&quot;;IF((OR([.D47]=[data_validation.A$1];[.D47]=[data_validation.A$2];[.D47]=[data_validation.A$5];[.D47]=[data_validation.A$6];[.D47]=[data_validation.A$14];[.D47]=[data_validation.A$16]));&quot;Indicate Date&quot;;&quot;N/A&quot;))" office:value-type="string" office:string-value="Indicate Date">
            <text:p>Indicate Date</text:p>
          </table:table-cell>
          <table:table-cell table:style-name="ce23" table:formula="of:=IF([.D47]=&quot;&quot;;&quot;&quot;;IF((OR([.D47]=[data_validation.A$1];[.D47]=[data_validation.A$2]));&quot;Indicate Date&quot;;&quot;N/A&quot;))" office:value-type="string" office:string-value="Indicate Date">
            <text:p>Indicate Date</text:p>
          </table:table-cell>
          <table:table-cell table:style-name="ce23" table:formula="of:=IF([.D47]=&quot;&quot;;&quot;&quot;;&quot;Indicate Date&quot;)" office:value-type="string" office:string-value="Indicate Date">
            <text:p>Indicate Date</text:p>
          </table:table-cell>
          <table:table-cell table:style-name="ce23" table:formula="of:=IF([.D47]=&quot;&quot;;&quot;&quot;;&quot;Indicate Date&quot;)" office:value-type="string" office:string-value="Indicate Date">
            <text:p>Indicate Date</text:p>
          </table:table-cell>
          <table:table-cell table:style-name="ce26" table:content-validation-name="val2"/>
          <table:table-cell table:style-name="ce30" table:formula="of:=SUM([.K47:.L4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48]=&quot;&quot;;&quot;&quot;;IF((OR([.D48]=[data_validation.A$1];[.D48]=[data_validation.A$2];[.D48]=[data_validation.A$5];[.D48]=[data_validation.A$6];[.D48]=[data_validation.A$14];[.D48]=[data_validation.A$16]));&quot;Indicate Date&quot;;&quot;N/A&quot;))" office:value-type="string" office:string-value="Indicate Date">
            <text:p>Indicate Date</text:p>
          </table:table-cell>
          <table:table-cell table:style-name="ce23" table:formula="of:=IF([.D48]=&quot;&quot;;&quot;&quot;;IF((OR([.D48]=[data_validation.A$1];[.D48]=[data_validation.A$2]));&quot;Indicate Date&quot;;&quot;N/A&quot;))" office:value-type="string" office:string-value="Indicate Date">
            <text:p>Indicate Date</text:p>
          </table:table-cell>
          <table:table-cell table:style-name="ce23" table:formula="of:=IF([.D48]=&quot;&quot;;&quot;&quot;;&quot;Indicate Date&quot;)" office:value-type="string" office:string-value="Indicate Date">
            <text:p>Indicate Date</text:p>
          </table:table-cell>
          <table:table-cell table:style-name="ce23" table:formula="of:=IF([.D48]=&quot;&quot;;&quot;&quot;;&quot;Indicate Date&quot;)" office:value-type="string" office:string-value="Indicate Date">
            <text:p>Indicate Date</text:p>
          </table:table-cell>
          <table:table-cell table:style-name="ce26" table:content-validation-name="val2"/>
          <table:table-cell table:style-name="ce30" table:formula="of:=SUM([.K48:.L4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49]=&quot;&quot;;&quot;&quot;;IF((OR([.D49]=[data_validation.A$1];[.D49]=[data_validation.A$2];[.D49]=[data_validation.A$5];[.D49]=[data_validation.A$6];[.D49]=[data_validation.A$14];[.D49]=[data_validation.A$16]));&quot;Indicate Date&quot;;&quot;N/A&quot;))" office:value-type="string" office:string-value="Indicate Date">
            <text:p>Indicate Date</text:p>
          </table:table-cell>
          <table:table-cell table:style-name="ce23" table:formula="of:=IF([.D49]=&quot;&quot;;&quot;&quot;;IF((OR([.D49]=[data_validation.A$1];[.D49]=[data_validation.A$2]));&quot;Indicate Date&quot;;&quot;N/A&quot;))" office:value-type="string" office:string-value="Indicate Date">
            <text:p>Indicate Date</text:p>
          </table:table-cell>
          <table:table-cell table:style-name="ce23" table:formula="of:=IF([.D49]=&quot;&quot;;&quot;&quot;;&quot;Indicate Date&quot;)" office:value-type="string" office:string-value="Indicate Date">
            <text:p>Indicate Date</text:p>
          </table:table-cell>
          <table:table-cell table:style-name="ce23" table:formula="of:=IF([.D49]=&quot;&quot;;&quot;&quot;;&quot;Indicate Date&quot;)" office:value-type="string" office:string-value="Indicate Date">
            <text:p>Indicate Date</text:p>
          </table:table-cell>
          <table:table-cell table:style-name="ce26" table:content-validation-name="val2"/>
          <table:table-cell table:style-name="ce30" table:formula="of:=SUM([.K49:.L4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50]=&quot;&quot;;&quot;&quot;;IF((OR([.D50]=[data_validation.A$1];[.D50]=[data_validation.A$2];[.D50]=[data_validation.A$5];[.D50]=[data_validation.A$6];[.D50]=[data_validation.A$14];[.D50]=[data_validation.A$16]));&quot;Indicate Date&quot;;&quot;N/A&quot;))" office:value-type="string" office:string-value="Indicate Date">
            <text:p>Indicate Date</text:p>
          </table:table-cell>
          <table:table-cell table:style-name="ce23" table:formula="of:=IF([.D50]=&quot;&quot;;&quot;&quot;;IF((OR([.D50]=[data_validation.A$1];[.D50]=[data_validation.A$2]));&quot;Indicate Date&quot;;&quot;N/A&quot;))" office:value-type="string" office:string-value="Indicate Date">
            <text:p>Indicate Date</text:p>
          </table:table-cell>
          <table:table-cell table:style-name="ce23" table:formula="of:=IF([.D50]=&quot;&quot;;&quot;&quot;;&quot;Indicate Date&quot;)" office:value-type="string" office:string-value="Indicate Date">
            <text:p>Indicate Date</text:p>
          </table:table-cell>
          <table:table-cell table:style-name="ce23" table:formula="of:=IF([.D50]=&quot;&quot;;&quot;&quot;;&quot;Indicate Date&quot;)" office:value-type="string" office:string-value="Indicate Date">
            <text:p>Indicate Date</text:p>
          </table:table-cell>
          <table:table-cell table:style-name="ce26" table:content-validation-name="val2"/>
          <table:table-cell table:style-name="ce30" table:formula="of:=SUM([.K50:.L5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51]=&quot;&quot;;&quot;&quot;;IF((OR([.D51]=[data_validation.A$1];[.D51]=[data_validation.A$2];[.D51]=[data_validation.A$5];[.D51]=[data_validation.A$6];[.D51]=[data_validation.A$14];[.D51]=[data_validation.A$16]));&quot;Indicate Date&quot;;&quot;N/A&quot;))" office:value-type="string" office:string-value="Indicate Date">
            <text:p>Indicate Date</text:p>
          </table:table-cell>
          <table:table-cell table:style-name="ce23" table:formula="of:=IF([.D51]=&quot;&quot;;&quot;&quot;;IF((OR([.D51]=[data_validation.A$1];[.D51]=[data_validation.A$2]));&quot;Indicate Date&quot;;&quot;N/A&quot;))" office:value-type="string" office:string-value="Indicate Date">
            <text:p>Indicate Date</text:p>
          </table:table-cell>
          <table:table-cell table:style-name="ce23" table:formula="of:=IF([.D51]=&quot;&quot;;&quot;&quot;;&quot;Indicate Date&quot;)" office:value-type="string" office:string-value="Indicate Date">
            <text:p>Indicate Date</text:p>
          </table:table-cell>
          <table:table-cell table:style-name="ce23" table:formula="of:=IF([.D51]=&quot;&quot;;&quot;&quot;;&quot;Indicate Date&quot;)" office:value-type="string" office:string-value="Indicate Date">
            <text:p>Indicate Date</text:p>
          </table:table-cell>
          <table:table-cell table:style-name="ce26" table:content-validation-name="val2"/>
          <table:table-cell table:style-name="ce30" table:formula="of:=SUM([.K51:.L5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52]=&quot;&quot;;&quot;&quot;;IF((OR([.D52]=[data_validation.A$1];[.D52]=[data_validation.A$2];[.D52]=[data_validation.A$5];[.D52]=[data_validation.A$6];[.D52]=[data_validation.A$14];[.D52]=[data_validation.A$16]));&quot;Indicate Date&quot;;&quot;N/A&quot;))" office:value-type="string" office:string-value="Indicate Date">
            <text:p>Indicate Date</text:p>
          </table:table-cell>
          <table:table-cell table:style-name="ce23" table:formula="of:=IF([.D52]=&quot;&quot;;&quot;&quot;;IF((OR([.D52]=[data_validation.A$1];[.D52]=[data_validation.A$2]));&quot;Indicate Date&quot;;&quot;N/A&quot;))" office:value-type="string" office:string-value="Indicate Date">
            <text:p>Indicate Date</text:p>
          </table:table-cell>
          <table:table-cell table:style-name="ce23" table:formula="of:=IF([.D52]=&quot;&quot;;&quot;&quot;;&quot;Indicate Date&quot;)" office:value-type="string" office:string-value="Indicate Date">
            <text:p>Indicate Date</text:p>
          </table:table-cell>
          <table:table-cell table:style-name="ce23" table:formula="of:=IF([.D52]=&quot;&quot;;&quot;&quot;;&quot;Indicate Date&quot;)" office:value-type="string" office:string-value="Indicate Date">
            <text:p>Indicate Date</text:p>
          </table:table-cell>
          <table:table-cell table:style-name="ce26" table:content-validation-name="val2"/>
          <table:table-cell table:style-name="ce30" table:formula="of:=SUM([.K52:.L5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53]=&quot;&quot;;&quot;&quot;;IF((OR([.D53]=[data_validation.A$1];[.D53]=[data_validation.A$2];[.D53]=[data_validation.A$5];[.D53]=[data_validation.A$6];[.D53]=[data_validation.A$14];[.D53]=[data_validation.A$16]));&quot;Indicate Date&quot;;&quot;N/A&quot;))" office:value-type="string" office:string-value="Indicate Date">
            <text:p>Indicate Date</text:p>
          </table:table-cell>
          <table:table-cell table:style-name="ce23" table:formula="of:=IF([.D53]=&quot;&quot;;&quot;&quot;;IF((OR([.D53]=[data_validation.A$1];[.D53]=[data_validation.A$2]));&quot;Indicate Date&quot;;&quot;N/A&quot;))" office:value-type="string" office:string-value="Indicate Date">
            <text:p>Indicate Date</text:p>
          </table:table-cell>
          <table:table-cell table:style-name="ce23" table:formula="of:=IF([.D53]=&quot;&quot;;&quot;&quot;;&quot;Indicate Date&quot;)" office:value-type="string" office:string-value="Indicate Date">
            <text:p>Indicate Date</text:p>
          </table:table-cell>
          <table:table-cell table:style-name="ce23" table:formula="of:=IF([.D53]=&quot;&quot;;&quot;&quot;;&quot;Indicate Date&quot;)" office:value-type="string" office:string-value="Indicate Date">
            <text:p>Indicate Date</text:p>
          </table:table-cell>
          <table:table-cell table:style-name="ce26" table:content-validation-name="val2"/>
          <table:table-cell table:style-name="ce30" table:formula="of:=SUM([.K53:.L5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54]=&quot;&quot;;&quot;&quot;;IF((OR([.D54]=[data_validation.A$1];[.D54]=[data_validation.A$2];[.D54]=[data_validation.A$5];[.D54]=[data_validation.A$6];[.D54]=[data_validation.A$14];[.D54]=[data_validation.A$16]));&quot;Indicate Date&quot;;&quot;N/A&quot;))" office:value-type="string" office:string-value="Indicate Date">
            <text:p>Indicate Date</text:p>
          </table:table-cell>
          <table:table-cell table:style-name="ce23" table:formula="of:=IF([.D54]=&quot;&quot;;&quot;&quot;;IF((OR([.D54]=[data_validation.A$1];[.D54]=[data_validation.A$2]));&quot;Indicate Date&quot;;&quot;N/A&quot;))" office:value-type="string" office:string-value="Indicate Date">
            <text:p>Indicate Date</text:p>
          </table:table-cell>
          <table:table-cell table:style-name="ce23" table:formula="of:=IF([.D54]=&quot;&quot;;&quot;&quot;;&quot;Indicate Date&quot;)" office:value-type="string" office:string-value="Indicate Date">
            <text:p>Indicate Date</text:p>
          </table:table-cell>
          <table:table-cell table:style-name="ce23" table:formula="of:=IF([.D54]=&quot;&quot;;&quot;&quot;;&quot;Indicate Date&quot;)" office:value-type="string" office:string-value="Indicate Date">
            <text:p>Indicate Date</text:p>
          </table:table-cell>
          <table:table-cell table:style-name="ce26" table:content-validation-name="val2"/>
          <table:table-cell table:style-name="ce30" table:formula="of:=SUM([.K54:.L5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55]=&quot;&quot;;&quot;&quot;;IF((OR([.D55]=[data_validation.A$1];[.D55]=[data_validation.A$2];[.D55]=[data_validation.A$5];[.D55]=[data_validation.A$6];[.D55]=[data_validation.A$14];[.D55]=[data_validation.A$16]));&quot;Indicate Date&quot;;&quot;N/A&quot;))" office:value-type="string" office:string-value="Indicate Date">
            <text:p>Indicate Date</text:p>
          </table:table-cell>
          <table:table-cell table:style-name="ce23" table:formula="of:=IF([.D55]=&quot;&quot;;&quot;&quot;;IF((OR([.D55]=[data_validation.A$1];[.D55]=[data_validation.A$2]));&quot;Indicate Date&quot;;&quot;N/A&quot;))" office:value-type="string" office:string-value="Indicate Date">
            <text:p>Indicate Date</text:p>
          </table:table-cell>
          <table:table-cell table:style-name="ce23" table:formula="of:=IF([.D55]=&quot;&quot;;&quot;&quot;;&quot;Indicate Date&quot;)" office:value-type="string" office:string-value="Indicate Date">
            <text:p>Indicate Date</text:p>
          </table:table-cell>
          <table:table-cell table:style-name="ce23" table:formula="of:=IF([.D55]=&quot;&quot;;&quot;&quot;;&quot;Indicate Date&quot;)" office:value-type="string" office:string-value="Indicate Date">
            <text:p>Indicate Date</text:p>
          </table:table-cell>
          <table:table-cell table:style-name="ce26" table:content-validation-name="val2"/>
          <table:table-cell table:style-name="ce30" table:formula="of:=SUM([.K55:.L5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56]=&quot;&quot;;&quot;&quot;;IF((OR([.D56]=[data_validation.A$1];[.D56]=[data_validation.A$2];[.D56]=[data_validation.A$5];[.D56]=[data_validation.A$6];[.D56]=[data_validation.A$14];[.D56]=[data_validation.A$16]));&quot;Indicate Date&quot;;&quot;N/A&quot;))" office:value-type="string" office:string-value="Indicate Date">
            <text:p>Indicate Date</text:p>
          </table:table-cell>
          <table:table-cell table:style-name="ce23" table:formula="of:=IF([.D56]=&quot;&quot;;&quot;&quot;;IF((OR([.D56]=[data_validation.A$1];[.D56]=[data_validation.A$2]));&quot;Indicate Date&quot;;&quot;N/A&quot;))" office:value-type="string" office:string-value="Indicate Date">
            <text:p>Indicate Date</text:p>
          </table:table-cell>
          <table:table-cell table:style-name="ce23" table:formula="of:=IF([.D56]=&quot;&quot;;&quot;&quot;;&quot;Indicate Date&quot;)" office:value-type="string" office:string-value="Indicate Date">
            <text:p>Indicate Date</text:p>
          </table:table-cell>
          <table:table-cell table:style-name="ce23" table:formula="of:=IF([.D56]=&quot;&quot;;&quot;&quot;;&quot;Indicate Date&quot;)" office:value-type="string" office:string-value="Indicate Date">
            <text:p>Indicate Date</text:p>
          </table:table-cell>
          <table:table-cell table:style-name="ce26" table:content-validation-name="val2"/>
          <table:table-cell table:style-name="ce30" table:formula="of:=SUM([.K56:.L5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57]=&quot;&quot;;&quot;&quot;;IF((OR([.D57]=[data_validation.A$1];[.D57]=[data_validation.A$2];[.D57]=[data_validation.A$5];[.D57]=[data_validation.A$6];[.D57]=[data_validation.A$14];[.D57]=[data_validation.A$16]));&quot;Indicate Date&quot;;&quot;N/A&quot;))" office:value-type="string" office:string-value="Indicate Date">
            <text:p>Indicate Date</text:p>
          </table:table-cell>
          <table:table-cell table:style-name="ce23" table:formula="of:=IF([.D57]=&quot;&quot;;&quot;&quot;;IF((OR([.D57]=[data_validation.A$1];[.D57]=[data_validation.A$2]));&quot;Indicate Date&quot;;&quot;N/A&quot;))" office:value-type="string" office:string-value="Indicate Date">
            <text:p>Indicate Date</text:p>
          </table:table-cell>
          <table:table-cell table:style-name="ce23" table:formula="of:=IF([.D57]=&quot;&quot;;&quot;&quot;;&quot;Indicate Date&quot;)" office:value-type="string" office:string-value="Indicate Date">
            <text:p>Indicate Date</text:p>
          </table:table-cell>
          <table:table-cell table:style-name="ce23" table:formula="of:=IF([.D57]=&quot;&quot;;&quot;&quot;;&quot;Indicate Date&quot;)" office:value-type="string" office:string-value="Indicate Date">
            <text:p>Indicate Date</text:p>
          </table:table-cell>
          <table:table-cell table:style-name="ce26" table:content-validation-name="val2"/>
          <table:table-cell table:style-name="ce30" table:formula="of:=SUM([.K57:.L5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58]=&quot;&quot;;&quot;&quot;;IF((OR([.D58]=[data_validation.A$1];[.D58]=[data_validation.A$2];[.D58]=[data_validation.A$5];[.D58]=[data_validation.A$6];[.D58]=[data_validation.A$14];[.D58]=[data_validation.A$16]));&quot;Indicate Date&quot;;&quot;N/A&quot;))" office:value-type="string" office:string-value="Indicate Date">
            <text:p>Indicate Date</text:p>
          </table:table-cell>
          <table:table-cell table:style-name="ce23" table:formula="of:=IF([.D58]=&quot;&quot;;&quot;&quot;;IF((OR([.D58]=[data_validation.A$1];[.D58]=[data_validation.A$2]));&quot;Indicate Date&quot;;&quot;N/A&quot;))" office:value-type="string" office:string-value="Indicate Date">
            <text:p>Indicate Date</text:p>
          </table:table-cell>
          <table:table-cell table:style-name="ce23" table:formula="of:=IF([.D58]=&quot;&quot;;&quot;&quot;;&quot;Indicate Date&quot;)" office:value-type="string" office:string-value="Indicate Date">
            <text:p>Indicate Date</text:p>
          </table:table-cell>
          <table:table-cell table:style-name="ce23" table:formula="of:=IF([.D58]=&quot;&quot;;&quot;&quot;;&quot;Indicate Date&quot;)" office:value-type="string" office:string-value="Indicate Date">
            <text:p>Indicate Date</text:p>
          </table:table-cell>
          <table:table-cell table:style-name="ce26" table:content-validation-name="val2"/>
          <table:table-cell table:style-name="ce30" table:formula="of:=SUM([.K58:.L5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59]=&quot;&quot;;&quot;&quot;;IF((OR([.D59]=[data_validation.A$1];[.D59]=[data_validation.A$2];[.D59]=[data_validation.A$5];[.D59]=[data_validation.A$6];[.D59]=[data_validation.A$14];[.D59]=[data_validation.A$16]));&quot;Indicate Date&quot;;&quot;N/A&quot;))" office:value-type="string" office:string-value="Indicate Date">
            <text:p>Indicate Date</text:p>
          </table:table-cell>
          <table:table-cell table:style-name="ce23" table:formula="of:=IF([.D59]=&quot;&quot;;&quot;&quot;;IF((OR([.D59]=[data_validation.A$1];[.D59]=[data_validation.A$2]));&quot;Indicate Date&quot;;&quot;N/A&quot;))" office:value-type="string" office:string-value="Indicate Date">
            <text:p>Indicate Date</text:p>
          </table:table-cell>
          <table:table-cell table:style-name="ce23" table:formula="of:=IF([.D59]=&quot;&quot;;&quot;&quot;;&quot;Indicate Date&quot;)" office:value-type="string" office:string-value="Indicate Date">
            <text:p>Indicate Date</text:p>
          </table:table-cell>
          <table:table-cell table:style-name="ce23" table:formula="of:=IF([.D59]=&quot;&quot;;&quot;&quot;;&quot;Indicate Date&quot;)" office:value-type="string" office:string-value="Indicate Date">
            <text:p>Indicate Date</text:p>
          </table:table-cell>
          <table:table-cell table:style-name="ce26" table:content-validation-name="val2"/>
          <table:table-cell table:style-name="ce30" table:formula="of:=SUM([.K59:.L5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60]=&quot;&quot;;&quot;&quot;;IF((OR([.D60]=[data_validation.A$1];[.D60]=[data_validation.A$2];[.D60]=[data_validation.A$5];[.D60]=[data_validation.A$6];[.D60]=[data_validation.A$14];[.D60]=[data_validation.A$16]));&quot;Indicate Date&quot;;&quot;N/A&quot;))" office:value-type="string" office:string-value="Indicate Date">
            <text:p>Indicate Date</text:p>
          </table:table-cell>
          <table:table-cell table:style-name="ce23" table:formula="of:=IF([.D60]=&quot;&quot;;&quot;&quot;;IF((OR([.D60]=[data_validation.A$1];[.D60]=[data_validation.A$2]));&quot;Indicate Date&quot;;&quot;N/A&quot;))" office:value-type="string" office:string-value="Indicate Date">
            <text:p>Indicate Date</text:p>
          </table:table-cell>
          <table:table-cell table:style-name="ce23" table:formula="of:=IF([.D60]=&quot;&quot;;&quot;&quot;;&quot;Indicate Date&quot;)" office:value-type="string" office:string-value="Indicate Date">
            <text:p>Indicate Date</text:p>
          </table:table-cell>
          <table:table-cell table:style-name="ce23" table:formula="of:=IF([.D60]=&quot;&quot;;&quot;&quot;;&quot;Indicate Date&quot;)" office:value-type="string" office:string-value="Indicate Date">
            <text:p>Indicate Date</text:p>
          </table:table-cell>
          <table:table-cell table:style-name="ce26" table:content-validation-name="val2"/>
          <table:table-cell table:style-name="ce30" table:formula="of:=SUM([.K60:.L6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61]=&quot;&quot;;&quot;&quot;;IF((OR([.D61]=[data_validation.A$1];[.D61]=[data_validation.A$2];[.D61]=[data_validation.A$5];[.D61]=[data_validation.A$6];[.D61]=[data_validation.A$14];[.D61]=[data_validation.A$16]));&quot;Indicate Date&quot;;&quot;N/A&quot;))" office:value-type="string" office:string-value="Indicate Date">
            <text:p>Indicate Date</text:p>
          </table:table-cell>
          <table:table-cell table:style-name="ce23" table:formula="of:=IF([.D61]=&quot;&quot;;&quot;&quot;;IF((OR([.D61]=[data_validation.A$1];[.D61]=[data_validation.A$2]));&quot;Indicate Date&quot;;&quot;N/A&quot;))" office:value-type="string" office:string-value="Indicate Date">
            <text:p>Indicate Date</text:p>
          </table:table-cell>
          <table:table-cell table:style-name="ce23" table:formula="of:=IF([.D61]=&quot;&quot;;&quot;&quot;;&quot;Indicate Date&quot;)" office:value-type="string" office:string-value="Indicate Date">
            <text:p>Indicate Date</text:p>
          </table:table-cell>
          <table:table-cell table:style-name="ce23" table:formula="of:=IF([.D61]=&quot;&quot;;&quot;&quot;;&quot;Indicate Date&quot;)" office:value-type="string" office:string-value="Indicate Date">
            <text:p>Indicate Date</text:p>
          </table:table-cell>
          <table:table-cell table:style-name="ce26" table:content-validation-name="val2"/>
          <table:table-cell table:style-name="ce30" table:formula="of:=SUM([.K61:.L6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62]=&quot;&quot;;&quot;&quot;;IF((OR([.D62]=[data_validation.A$1];[.D62]=[data_validation.A$2];[.D62]=[data_validation.A$5];[.D62]=[data_validation.A$6];[.D62]=[data_validation.A$14];[.D62]=[data_validation.A$16]));&quot;Indicate Date&quot;;&quot;N/A&quot;))" office:value-type="string" office:string-value="Indicate Date">
            <text:p>Indicate Date</text:p>
          </table:table-cell>
          <table:table-cell table:style-name="ce23" table:formula="of:=IF([.D62]=&quot;&quot;;&quot;&quot;;IF((OR([.D62]=[data_validation.A$1];[.D62]=[data_validation.A$2]));&quot;Indicate Date&quot;;&quot;N/A&quot;))" office:value-type="string" office:string-value="Indicate Date">
            <text:p>Indicate Date</text:p>
          </table:table-cell>
          <table:table-cell table:style-name="ce23" table:formula="of:=IF([.D62]=&quot;&quot;;&quot;&quot;;&quot;Indicate Date&quot;)" office:value-type="string" office:string-value="Indicate Date">
            <text:p>Indicate Date</text:p>
          </table:table-cell>
          <table:table-cell table:style-name="ce23" table:formula="of:=IF([.D62]=&quot;&quot;;&quot;&quot;;&quot;Indicate Date&quot;)" office:value-type="string" office:string-value="Indicate Date">
            <text:p>Indicate Date</text:p>
          </table:table-cell>
          <table:table-cell table:style-name="ce26" table:content-validation-name="val2"/>
          <table:table-cell table:style-name="ce30" table:formula="of:=SUM([.K62:.L6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63]=&quot;&quot;;&quot;&quot;;IF((OR([.D63]=[data_validation.A$1];[.D63]=[data_validation.A$2];[.D63]=[data_validation.A$5];[.D63]=[data_validation.A$6];[.D63]=[data_validation.A$14];[.D63]=[data_validation.A$16]));&quot;Indicate Date&quot;;&quot;N/A&quot;))" office:value-type="string" office:string-value="Indicate Date">
            <text:p>Indicate Date</text:p>
          </table:table-cell>
          <table:table-cell table:style-name="ce23" table:formula="of:=IF([.D63]=&quot;&quot;;&quot;&quot;;IF((OR([.D63]=[data_validation.A$1];[.D63]=[data_validation.A$2]));&quot;Indicate Date&quot;;&quot;N/A&quot;))" office:value-type="string" office:string-value="Indicate Date">
            <text:p>Indicate Date</text:p>
          </table:table-cell>
          <table:table-cell table:style-name="ce23" table:formula="of:=IF([.D63]=&quot;&quot;;&quot;&quot;;&quot;Indicate Date&quot;)" office:value-type="string" office:string-value="Indicate Date">
            <text:p>Indicate Date</text:p>
          </table:table-cell>
          <table:table-cell table:style-name="ce23" table:formula="of:=IF([.D63]=&quot;&quot;;&quot;&quot;;&quot;Indicate Date&quot;)" office:value-type="string" office:string-value="Indicate Date">
            <text:p>Indicate Date</text:p>
          </table:table-cell>
          <table:table-cell table:style-name="ce26" table:content-validation-name="val2"/>
          <table:table-cell table:style-name="ce30" table:formula="of:=SUM([.K63:.L6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64]=&quot;&quot;;&quot;&quot;;IF((OR([.D64]=[data_validation.A$1];[.D64]=[data_validation.A$2];[.D64]=[data_validation.A$5];[.D64]=[data_validation.A$6];[.D64]=[data_validation.A$14];[.D64]=[data_validation.A$16]));&quot;Indicate Date&quot;;&quot;N/A&quot;))" office:value-type="string" office:string-value="Indicate Date">
            <text:p>Indicate Date</text:p>
          </table:table-cell>
          <table:table-cell table:style-name="ce23" table:formula="of:=IF([.D64]=&quot;&quot;;&quot;&quot;;IF((OR([.D64]=[data_validation.A$1];[.D64]=[data_validation.A$2]));&quot;Indicate Date&quot;;&quot;N/A&quot;))" office:value-type="string" office:string-value="Indicate Date">
            <text:p>Indicate Date</text:p>
          </table:table-cell>
          <table:table-cell table:style-name="ce23" table:formula="of:=IF([.D64]=&quot;&quot;;&quot;&quot;;&quot;Indicate Date&quot;)" office:value-type="string" office:string-value="Indicate Date">
            <text:p>Indicate Date</text:p>
          </table:table-cell>
          <table:table-cell table:style-name="ce23" table:formula="of:=IF([.D64]=&quot;&quot;;&quot;&quot;;&quot;Indicate Date&quot;)" office:value-type="string" office:string-value="Indicate Date">
            <text:p>Indicate Date</text:p>
          </table:table-cell>
          <table:table-cell table:style-name="ce26" table:content-validation-name="val2"/>
          <table:table-cell table:style-name="ce30" table:formula="of:=SUM([.K64:.L6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65]=&quot;&quot;;&quot;&quot;;IF((OR([.D65]=[data_validation.A$1];[.D65]=[data_validation.A$2];[.D65]=[data_validation.A$5];[.D65]=[data_validation.A$6];[.D65]=[data_validation.A$14];[.D65]=[data_validation.A$16]));&quot;Indicate Date&quot;;&quot;N/A&quot;))" office:value-type="string" office:string-value="Indicate Date">
            <text:p>Indicate Date</text:p>
          </table:table-cell>
          <table:table-cell table:style-name="ce23" table:formula="of:=IF([.D65]=&quot;&quot;;&quot;&quot;;IF((OR([.D65]=[data_validation.A$1];[.D65]=[data_validation.A$2]));&quot;Indicate Date&quot;;&quot;N/A&quot;))" office:value-type="string" office:string-value="Indicate Date">
            <text:p>Indicate Date</text:p>
          </table:table-cell>
          <table:table-cell table:style-name="ce23" table:formula="of:=IF([.D65]=&quot;&quot;;&quot;&quot;;&quot;Indicate Date&quot;)" office:value-type="string" office:string-value="Indicate Date">
            <text:p>Indicate Date</text:p>
          </table:table-cell>
          <table:table-cell table:style-name="ce23" table:formula="of:=IF([.D65]=&quot;&quot;;&quot;&quot;;&quot;Indicate Date&quot;)" office:value-type="string" office:string-value="Indicate Date">
            <text:p>Indicate Date</text:p>
          </table:table-cell>
          <table:table-cell table:style-name="ce26" table:content-validation-name="val2"/>
          <table:table-cell table:style-name="ce30" table:formula="of:=SUM([.K65:.L6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66]=&quot;&quot;;&quot;&quot;;IF((OR([.D66]=[data_validation.A$1];[.D66]=[data_validation.A$2];[.D66]=[data_validation.A$5];[.D66]=[data_validation.A$6];[.D66]=[data_validation.A$14];[.D66]=[data_validation.A$16]));&quot;Indicate Date&quot;;&quot;N/A&quot;))" office:value-type="string" office:string-value="Indicate Date">
            <text:p>Indicate Date</text:p>
          </table:table-cell>
          <table:table-cell table:style-name="ce23" table:formula="of:=IF([.D66]=&quot;&quot;;&quot;&quot;;IF((OR([.D66]=[data_validation.A$1];[.D66]=[data_validation.A$2]));&quot;Indicate Date&quot;;&quot;N/A&quot;))" office:value-type="string" office:string-value="Indicate Date">
            <text:p>Indicate Date</text:p>
          </table:table-cell>
          <table:table-cell table:style-name="ce23" table:formula="of:=IF([.D66]=&quot;&quot;;&quot;&quot;;&quot;Indicate Date&quot;)" office:value-type="string" office:string-value="Indicate Date">
            <text:p>Indicate Date</text:p>
          </table:table-cell>
          <table:table-cell table:style-name="ce23" table:formula="of:=IF([.D66]=&quot;&quot;;&quot;&quot;;&quot;Indicate Date&quot;)" office:value-type="string" office:string-value="Indicate Date">
            <text:p>Indicate Date</text:p>
          </table:table-cell>
          <table:table-cell table:style-name="ce26" table:content-validation-name="val2"/>
          <table:table-cell table:style-name="ce30" table:formula="of:=SUM([.K66:.L6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67]=&quot;&quot;;&quot;&quot;;IF((OR([.D67]=[data_validation.A$1];[.D67]=[data_validation.A$2];[.D67]=[data_validation.A$5];[.D67]=[data_validation.A$6];[.D67]=[data_validation.A$14];[.D67]=[data_validation.A$16]));&quot;Indicate Date&quot;;&quot;N/A&quot;))" office:value-type="string" office:string-value="Indicate Date">
            <text:p>Indicate Date</text:p>
          </table:table-cell>
          <table:table-cell table:style-name="ce23" table:formula="of:=IF([.D67]=&quot;&quot;;&quot;&quot;;IF((OR([.D67]=[data_validation.A$1];[.D67]=[data_validation.A$2]));&quot;Indicate Date&quot;;&quot;N/A&quot;))" office:value-type="string" office:string-value="Indicate Date">
            <text:p>Indicate Date</text:p>
          </table:table-cell>
          <table:table-cell table:style-name="ce23" table:formula="of:=IF([.D67]=&quot;&quot;;&quot;&quot;;&quot;Indicate Date&quot;)" office:value-type="string" office:string-value="Indicate Date">
            <text:p>Indicate Date</text:p>
          </table:table-cell>
          <table:table-cell table:style-name="ce23" table:formula="of:=IF([.D67]=&quot;&quot;;&quot;&quot;;&quot;Indicate Date&quot;)" office:value-type="string" office:string-value="Indicate Date">
            <text:p>Indicate Date</text:p>
          </table:table-cell>
          <table:table-cell table:style-name="ce26" table:content-validation-name="val2"/>
          <table:table-cell table:style-name="ce30" table:formula="of:=SUM([.K67:.L6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68]=&quot;&quot;;&quot;&quot;;IF((OR([.D68]=[data_validation.A$1];[.D68]=[data_validation.A$2];[.D68]=[data_validation.A$5];[.D68]=[data_validation.A$6];[.D68]=[data_validation.A$14];[.D68]=[data_validation.A$16]));&quot;Indicate Date&quot;;&quot;N/A&quot;))" office:value-type="string" office:string-value="Indicate Date">
            <text:p>Indicate Date</text:p>
          </table:table-cell>
          <table:table-cell table:style-name="ce23" table:formula="of:=IF([.D68]=&quot;&quot;;&quot;&quot;;IF((OR([.D68]=[data_validation.A$1];[.D68]=[data_validation.A$2]));&quot;Indicate Date&quot;;&quot;N/A&quot;))" office:value-type="string" office:string-value="Indicate Date">
            <text:p>Indicate Date</text:p>
          </table:table-cell>
          <table:table-cell table:style-name="ce23" table:formula="of:=IF([.D68]=&quot;&quot;;&quot;&quot;;&quot;Indicate Date&quot;)" office:value-type="string" office:string-value="Indicate Date">
            <text:p>Indicate Date</text:p>
          </table:table-cell>
          <table:table-cell table:style-name="ce23" table:formula="of:=IF([.D68]=&quot;&quot;;&quot;&quot;;&quot;Indicate Date&quot;)" office:value-type="string" office:string-value="Indicate Date">
            <text:p>Indicate Date</text:p>
          </table:table-cell>
          <table:table-cell table:style-name="ce26" table:content-validation-name="val2"/>
          <table:table-cell table:style-name="ce30" table:formula="of:=SUM([.K68:.L6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69]=&quot;&quot;;&quot;&quot;;IF((OR([.D69]=[data_validation.A$1];[.D69]=[data_validation.A$2];[.D69]=[data_validation.A$5];[.D69]=[data_validation.A$6];[.D69]=[data_validation.A$14];[.D69]=[data_validation.A$16]));&quot;Indicate Date&quot;;&quot;N/A&quot;))" office:value-type="string" office:string-value="Indicate Date">
            <text:p>Indicate Date</text:p>
          </table:table-cell>
          <table:table-cell table:style-name="ce23" table:formula="of:=IF([.D69]=&quot;&quot;;&quot;&quot;;IF((OR([.D69]=[data_validation.A$1];[.D69]=[data_validation.A$2]));&quot;Indicate Date&quot;;&quot;N/A&quot;))" office:value-type="string" office:string-value="Indicate Date">
            <text:p>Indicate Date</text:p>
          </table:table-cell>
          <table:table-cell table:style-name="ce23" table:formula="of:=IF([.D69]=&quot;&quot;;&quot;&quot;;&quot;Indicate Date&quot;)" office:value-type="string" office:string-value="Indicate Date">
            <text:p>Indicate Date</text:p>
          </table:table-cell>
          <table:table-cell table:style-name="ce23" table:formula="of:=IF([.D69]=&quot;&quot;;&quot;&quot;;&quot;Indicate Date&quot;)" office:value-type="string" office:string-value="Indicate Date">
            <text:p>Indicate Date</text:p>
          </table:table-cell>
          <table:table-cell table:style-name="ce26" table:content-validation-name="val2"/>
          <table:table-cell table:style-name="ce30" table:formula="of:=SUM([.K69:.L6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70]=&quot;&quot;;&quot;&quot;;IF((OR([.D70]=[data_validation.A$1];[.D70]=[data_validation.A$2];[.D70]=[data_validation.A$5];[.D70]=[data_validation.A$6];[.D70]=[data_validation.A$14];[.D70]=[data_validation.A$16]));&quot;Indicate Date&quot;;&quot;N/A&quot;))" office:value-type="string" office:string-value="Indicate Date">
            <text:p>Indicate Date</text:p>
          </table:table-cell>
          <table:table-cell table:style-name="ce23" table:formula="of:=IF([.D70]=&quot;&quot;;&quot;&quot;;IF((OR([.D70]=[data_validation.A$1];[.D70]=[data_validation.A$2]));&quot;Indicate Date&quot;;&quot;N/A&quot;))" office:value-type="string" office:string-value="Indicate Date">
            <text:p>Indicate Date</text:p>
          </table:table-cell>
          <table:table-cell table:style-name="ce23" table:formula="of:=IF([.D70]=&quot;&quot;;&quot;&quot;;&quot;Indicate Date&quot;)" office:value-type="string" office:string-value="Indicate Date">
            <text:p>Indicate Date</text:p>
          </table:table-cell>
          <table:table-cell table:style-name="ce23" table:formula="of:=IF([.D70]=&quot;&quot;;&quot;&quot;;&quot;Indicate Date&quot;)" office:value-type="string" office:string-value="Indicate Date">
            <text:p>Indicate Date</text:p>
          </table:table-cell>
          <table:table-cell table:style-name="ce26" table:content-validation-name="val2"/>
          <table:table-cell table:style-name="ce30" table:formula="of:=SUM([.K70:.L7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71]=&quot;&quot;;&quot;&quot;;IF((OR([.D71]=[data_validation.A$1];[.D71]=[data_validation.A$2];[.D71]=[data_validation.A$5];[.D71]=[data_validation.A$6];[.D71]=[data_validation.A$14];[.D71]=[data_validation.A$16]));&quot;Indicate Date&quot;;&quot;N/A&quot;))" office:value-type="string" office:string-value="Indicate Date">
            <text:p>Indicate Date</text:p>
          </table:table-cell>
          <table:table-cell table:style-name="ce23" table:formula="of:=IF([.D71]=&quot;&quot;;&quot;&quot;;IF((OR([.D71]=[data_validation.A$1];[.D71]=[data_validation.A$2]));&quot;Indicate Date&quot;;&quot;N/A&quot;))" office:value-type="string" office:string-value="Indicate Date">
            <text:p>Indicate Date</text:p>
          </table:table-cell>
          <table:table-cell table:style-name="ce23" table:formula="of:=IF([.D71]=&quot;&quot;;&quot;&quot;;&quot;Indicate Date&quot;)" office:value-type="string" office:string-value="Indicate Date">
            <text:p>Indicate Date</text:p>
          </table:table-cell>
          <table:table-cell table:style-name="ce23" table:formula="of:=IF([.D71]=&quot;&quot;;&quot;&quot;;&quot;Indicate Date&quot;)" office:value-type="string" office:string-value="Indicate Date">
            <text:p>Indicate Date</text:p>
          </table:table-cell>
          <table:table-cell table:style-name="ce26" table:content-validation-name="val2"/>
          <table:table-cell table:style-name="ce30" table:formula="of:=SUM([.K71:.L7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72]=&quot;&quot;;&quot;&quot;;IF((OR([.D72]=[data_validation.A$1];[.D72]=[data_validation.A$2];[.D72]=[data_validation.A$5];[.D72]=[data_validation.A$6];[.D72]=[data_validation.A$14];[.D72]=[data_validation.A$16]));&quot;Indicate Date&quot;;&quot;N/A&quot;))" office:value-type="string" office:string-value="Indicate Date">
            <text:p>Indicate Date</text:p>
          </table:table-cell>
          <table:table-cell table:style-name="ce23" table:formula="of:=IF([.D72]=&quot;&quot;;&quot;&quot;;IF((OR([.D72]=[data_validation.A$1];[.D72]=[data_validation.A$2]));&quot;Indicate Date&quot;;&quot;N/A&quot;))" office:value-type="string" office:string-value="Indicate Date">
            <text:p>Indicate Date</text:p>
          </table:table-cell>
          <table:table-cell table:style-name="ce23" table:formula="of:=IF([.D72]=&quot;&quot;;&quot;&quot;;&quot;Indicate Date&quot;)" office:value-type="string" office:string-value="Indicate Date">
            <text:p>Indicate Date</text:p>
          </table:table-cell>
          <table:table-cell table:style-name="ce23" table:formula="of:=IF([.D72]=&quot;&quot;;&quot;&quot;;&quot;Indicate Date&quot;)" office:value-type="string" office:string-value="Indicate Date">
            <text:p>Indicate Date</text:p>
          </table:table-cell>
          <table:table-cell table:style-name="ce26" table:content-validation-name="val2"/>
          <table:table-cell table:style-name="ce30" table:formula="of:=SUM([.K72:.L7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73]=&quot;&quot;;&quot;&quot;;IF((OR([.D73]=[data_validation.A$1];[.D73]=[data_validation.A$2];[.D73]=[data_validation.A$5];[.D73]=[data_validation.A$6];[.D73]=[data_validation.A$14];[.D73]=[data_validation.A$16]));&quot;Indicate Date&quot;;&quot;N/A&quot;))" office:value-type="string" office:string-value="Indicate Date">
            <text:p>Indicate Date</text:p>
          </table:table-cell>
          <table:table-cell table:style-name="ce23" table:formula="of:=IF([.D73]=&quot;&quot;;&quot;&quot;;IF((OR([.D73]=[data_validation.A$1];[.D73]=[data_validation.A$2]));&quot;Indicate Date&quot;;&quot;N/A&quot;))" office:value-type="string" office:string-value="Indicate Date">
            <text:p>Indicate Date</text:p>
          </table:table-cell>
          <table:table-cell table:style-name="ce23" table:formula="of:=IF([.D73]=&quot;&quot;;&quot;&quot;;&quot;Indicate Date&quot;)" office:value-type="string" office:string-value="Indicate Date">
            <text:p>Indicate Date</text:p>
          </table:table-cell>
          <table:table-cell table:style-name="ce23" table:formula="of:=IF([.D73]=&quot;&quot;;&quot;&quot;;&quot;Indicate Date&quot;)" office:value-type="string" office:string-value="Indicate Date">
            <text:p>Indicate Date</text:p>
          </table:table-cell>
          <table:table-cell table:style-name="ce26" table:content-validation-name="val2"/>
          <table:table-cell table:style-name="ce30" table:formula="of:=SUM([.K73:.L7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74]=&quot;&quot;;&quot;&quot;;IF((OR([.D74]=[data_validation.A$1];[.D74]=[data_validation.A$2];[.D74]=[data_validation.A$5];[.D74]=[data_validation.A$6];[.D74]=[data_validation.A$14];[.D74]=[data_validation.A$16]));&quot;Indicate Date&quot;;&quot;N/A&quot;))" office:value-type="string" office:string-value="Indicate Date">
            <text:p>Indicate Date</text:p>
          </table:table-cell>
          <table:table-cell table:style-name="ce23" table:formula="of:=IF([.D74]=&quot;&quot;;&quot;&quot;;IF((OR([.D74]=[data_validation.A$1];[.D74]=[data_validation.A$2]));&quot;Indicate Date&quot;;&quot;N/A&quot;))" office:value-type="string" office:string-value="Indicate Date">
            <text:p>Indicate Date</text:p>
          </table:table-cell>
          <table:table-cell table:style-name="ce23" table:formula="of:=IF([.D74]=&quot;&quot;;&quot;&quot;;&quot;Indicate Date&quot;)" office:value-type="string" office:string-value="Indicate Date">
            <text:p>Indicate Date</text:p>
          </table:table-cell>
          <table:table-cell table:style-name="ce23" table:formula="of:=IF([.D74]=&quot;&quot;;&quot;&quot;;&quot;Indicate Date&quot;)" office:value-type="string" office:string-value="Indicate Date">
            <text:p>Indicate Date</text:p>
          </table:table-cell>
          <table:table-cell table:style-name="ce26" table:content-validation-name="val2"/>
          <table:table-cell table:style-name="ce30" table:formula="of:=SUM([.K74:.L7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75]=&quot;&quot;;&quot;&quot;;IF((OR([.D75]=[data_validation.A$1];[.D75]=[data_validation.A$2];[.D75]=[data_validation.A$5];[.D75]=[data_validation.A$6];[.D75]=[data_validation.A$14];[.D75]=[data_validation.A$16]));&quot;Indicate Date&quot;;&quot;N/A&quot;))" office:value-type="string" office:string-value="Indicate Date">
            <text:p>Indicate Date</text:p>
          </table:table-cell>
          <table:table-cell table:style-name="ce23" table:formula="of:=IF([.D75]=&quot;&quot;;&quot;&quot;;IF((OR([.D75]=[data_validation.A$1];[.D75]=[data_validation.A$2]));&quot;Indicate Date&quot;;&quot;N/A&quot;))" office:value-type="string" office:string-value="Indicate Date">
            <text:p>Indicate Date</text:p>
          </table:table-cell>
          <table:table-cell table:style-name="ce23" table:formula="of:=IF([.D75]=&quot;&quot;;&quot;&quot;;&quot;Indicate Date&quot;)" office:value-type="string" office:string-value="Indicate Date">
            <text:p>Indicate Date</text:p>
          </table:table-cell>
          <table:table-cell table:style-name="ce23" table:formula="of:=IF([.D75]=&quot;&quot;;&quot;&quot;;&quot;Indicate Date&quot;)" office:value-type="string" office:string-value="Indicate Date">
            <text:p>Indicate Date</text:p>
          </table:table-cell>
          <table:table-cell table:style-name="ce26" table:content-validation-name="val2"/>
          <table:table-cell table:style-name="ce30" table:formula="of:=SUM([.K75:.L7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76]=&quot;&quot;;&quot;&quot;;IF((OR([.D76]=[data_validation.A$1];[.D76]=[data_validation.A$2];[.D76]=[data_validation.A$5];[.D76]=[data_validation.A$6];[.D76]=[data_validation.A$14];[.D76]=[data_validation.A$16]));&quot;Indicate Date&quot;;&quot;N/A&quot;))" office:value-type="string" office:string-value="Indicate Date">
            <text:p>Indicate Date</text:p>
          </table:table-cell>
          <table:table-cell table:style-name="ce23" table:formula="of:=IF([.D76]=&quot;&quot;;&quot;&quot;;IF((OR([.D76]=[data_validation.A$1];[.D76]=[data_validation.A$2]));&quot;Indicate Date&quot;;&quot;N/A&quot;))" office:value-type="string" office:string-value="Indicate Date">
            <text:p>Indicate Date</text:p>
          </table:table-cell>
          <table:table-cell table:style-name="ce23" table:formula="of:=IF([.D76]=&quot;&quot;;&quot;&quot;;&quot;Indicate Date&quot;)" office:value-type="string" office:string-value="Indicate Date">
            <text:p>Indicate Date</text:p>
          </table:table-cell>
          <table:table-cell table:style-name="ce23" table:formula="of:=IF([.D76]=&quot;&quot;;&quot;&quot;;&quot;Indicate Date&quot;)" office:value-type="string" office:string-value="Indicate Date">
            <text:p>Indicate Date</text:p>
          </table:table-cell>
          <table:table-cell table:style-name="ce26" table:content-validation-name="val2"/>
          <table:table-cell table:style-name="ce30" table:formula="of:=SUM([.K76:.L7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77]=&quot;&quot;;&quot;&quot;;IF((OR([.D77]=[data_validation.A$1];[.D77]=[data_validation.A$2];[.D77]=[data_validation.A$5];[.D77]=[data_validation.A$6];[.D77]=[data_validation.A$14];[.D77]=[data_validation.A$16]));&quot;Indicate Date&quot;;&quot;N/A&quot;))" office:value-type="string" office:string-value="Indicate Date">
            <text:p>Indicate Date</text:p>
          </table:table-cell>
          <table:table-cell table:style-name="ce23" table:formula="of:=IF([.D77]=&quot;&quot;;&quot;&quot;;IF((OR([.D77]=[data_validation.A$1];[.D77]=[data_validation.A$2]));&quot;Indicate Date&quot;;&quot;N/A&quot;))" office:value-type="string" office:string-value="Indicate Date">
            <text:p>Indicate Date</text:p>
          </table:table-cell>
          <table:table-cell table:style-name="ce23" table:formula="of:=IF([.D77]=&quot;&quot;;&quot;&quot;;&quot;Indicate Date&quot;)" office:value-type="string" office:string-value="Indicate Date">
            <text:p>Indicate Date</text:p>
          </table:table-cell>
          <table:table-cell table:style-name="ce23" table:formula="of:=IF([.D77]=&quot;&quot;;&quot;&quot;;&quot;Indicate Date&quot;)" office:value-type="string" office:string-value="Indicate Date">
            <text:p>Indicate Date</text:p>
          </table:table-cell>
          <table:table-cell table:style-name="ce26" table:content-validation-name="val2"/>
          <table:table-cell table:style-name="ce30" table:formula="of:=SUM([.K77:.L7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78]=&quot;&quot;;&quot;&quot;;IF((OR([.D78]=[data_validation.A$1];[.D78]=[data_validation.A$2];[.D78]=[data_validation.A$5];[.D78]=[data_validation.A$6];[.D78]=[data_validation.A$14];[.D78]=[data_validation.A$16]));&quot;Indicate Date&quot;;&quot;N/A&quot;))" office:value-type="string" office:string-value="Indicate Date">
            <text:p>Indicate Date</text:p>
          </table:table-cell>
          <table:table-cell table:style-name="ce23" table:formula="of:=IF([.D78]=&quot;&quot;;&quot;&quot;;IF((OR([.D78]=[data_validation.A$1];[.D78]=[data_validation.A$2]));&quot;Indicate Date&quot;;&quot;N/A&quot;))" office:value-type="string" office:string-value="Indicate Date">
            <text:p>Indicate Date</text:p>
          </table:table-cell>
          <table:table-cell table:style-name="ce23" table:formula="of:=IF([.D78]=&quot;&quot;;&quot;&quot;;&quot;Indicate Date&quot;)" office:value-type="string" office:string-value="Indicate Date">
            <text:p>Indicate Date</text:p>
          </table:table-cell>
          <table:table-cell table:style-name="ce23" table:formula="of:=IF([.D78]=&quot;&quot;;&quot;&quot;;&quot;Indicate Date&quot;)" office:value-type="string" office:string-value="Indicate Date">
            <text:p>Indicate Date</text:p>
          </table:table-cell>
          <table:table-cell table:style-name="ce26" table:content-validation-name="val2"/>
          <table:table-cell table:style-name="ce30" table:formula="of:=SUM([.K78:.L7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79]=&quot;&quot;;&quot;&quot;;IF((OR([.D79]=[data_validation.A$1];[.D79]=[data_validation.A$2];[.D79]=[data_validation.A$5];[.D79]=[data_validation.A$6];[.D79]=[data_validation.A$14];[.D79]=[data_validation.A$16]));&quot;Indicate Date&quot;;&quot;N/A&quot;))" office:value-type="string" office:string-value="Indicate Date">
            <text:p>Indicate Date</text:p>
          </table:table-cell>
          <table:table-cell table:style-name="ce23" table:formula="of:=IF([.D79]=&quot;&quot;;&quot;&quot;;IF((OR([.D79]=[data_validation.A$1];[.D79]=[data_validation.A$2]));&quot;Indicate Date&quot;;&quot;N/A&quot;))" office:value-type="string" office:string-value="Indicate Date">
            <text:p>Indicate Date</text:p>
          </table:table-cell>
          <table:table-cell table:style-name="ce23" table:formula="of:=IF([.D79]=&quot;&quot;;&quot;&quot;;&quot;Indicate Date&quot;)" office:value-type="string" office:string-value="Indicate Date">
            <text:p>Indicate Date</text:p>
          </table:table-cell>
          <table:table-cell table:style-name="ce23" table:formula="of:=IF([.D79]=&quot;&quot;;&quot;&quot;;&quot;Indicate Date&quot;)" office:value-type="string" office:string-value="Indicate Date">
            <text:p>Indicate Date</text:p>
          </table:table-cell>
          <table:table-cell table:style-name="ce26" table:content-validation-name="val2"/>
          <table:table-cell table:style-name="ce30" table:formula="of:=SUM([.K79:.L7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80]=&quot;&quot;;&quot;&quot;;IF((OR([.D80]=[data_validation.A$1];[.D80]=[data_validation.A$2];[.D80]=[data_validation.A$5];[.D80]=[data_validation.A$6];[.D80]=[data_validation.A$14];[.D80]=[data_validation.A$16]));&quot;Indicate Date&quot;;&quot;N/A&quot;))" office:value-type="string" office:string-value="Indicate Date">
            <text:p>Indicate Date</text:p>
          </table:table-cell>
          <table:table-cell table:style-name="ce23" table:formula="of:=IF([.D80]=&quot;&quot;;&quot;&quot;;IF((OR([.D80]=[data_validation.A$1];[.D80]=[data_validation.A$2]));&quot;Indicate Date&quot;;&quot;N/A&quot;))" office:value-type="string" office:string-value="Indicate Date">
            <text:p>Indicate Date</text:p>
          </table:table-cell>
          <table:table-cell table:style-name="ce23" table:formula="of:=IF([.D80]=&quot;&quot;;&quot;&quot;;&quot;Indicate Date&quot;)" office:value-type="string" office:string-value="Indicate Date">
            <text:p>Indicate Date</text:p>
          </table:table-cell>
          <table:table-cell table:style-name="ce23" table:formula="of:=IF([.D80]=&quot;&quot;;&quot;&quot;;&quot;Indicate Date&quot;)" office:value-type="string" office:string-value="Indicate Date">
            <text:p>Indicate Date</text:p>
          </table:table-cell>
          <table:table-cell table:style-name="ce26" table:content-validation-name="val2"/>
          <table:table-cell table:style-name="ce30" table:formula="of:=SUM([.K80:.L8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81]=&quot;&quot;;&quot;&quot;;IF((OR([.D81]=[data_validation.A$1];[.D81]=[data_validation.A$2];[.D81]=[data_validation.A$5];[.D81]=[data_validation.A$6];[.D81]=[data_validation.A$14];[.D81]=[data_validation.A$16]));&quot;Indicate Date&quot;;&quot;N/A&quot;))" office:value-type="string" office:string-value="Indicate Date">
            <text:p>Indicate Date</text:p>
          </table:table-cell>
          <table:table-cell table:style-name="ce23" table:formula="of:=IF([.D81]=&quot;&quot;;&quot;&quot;;IF((OR([.D81]=[data_validation.A$1];[.D81]=[data_validation.A$2]));&quot;Indicate Date&quot;;&quot;N/A&quot;))" office:value-type="string" office:string-value="Indicate Date">
            <text:p>Indicate Date</text:p>
          </table:table-cell>
          <table:table-cell table:style-name="ce23" table:formula="of:=IF([.D81]=&quot;&quot;;&quot;&quot;;&quot;Indicate Date&quot;)" office:value-type="string" office:string-value="Indicate Date">
            <text:p>Indicate Date</text:p>
          </table:table-cell>
          <table:table-cell table:style-name="ce23" table:formula="of:=IF([.D81]=&quot;&quot;;&quot;&quot;;&quot;Indicate Date&quot;)" office:value-type="string" office:string-value="Indicate Date">
            <text:p>Indicate Date</text:p>
          </table:table-cell>
          <table:table-cell table:style-name="ce26" table:content-validation-name="val2"/>
          <table:table-cell table:style-name="ce30" table:formula="of:=SUM([.K81:.L8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82]=&quot;&quot;;&quot;&quot;;IF((OR([.D82]=[data_validation.A$1];[.D82]=[data_validation.A$2];[.D82]=[data_validation.A$5];[.D82]=[data_validation.A$6];[.D82]=[data_validation.A$14];[.D82]=[data_validation.A$16]));&quot;Indicate Date&quot;;&quot;N/A&quot;))" office:value-type="string" office:string-value="Indicate Date">
            <text:p>Indicate Date</text:p>
          </table:table-cell>
          <table:table-cell table:style-name="ce23" table:formula="of:=IF([.D82]=&quot;&quot;;&quot;&quot;;IF((OR([.D82]=[data_validation.A$1];[.D82]=[data_validation.A$2]));&quot;Indicate Date&quot;;&quot;N/A&quot;))" office:value-type="string" office:string-value="Indicate Date">
            <text:p>Indicate Date</text:p>
          </table:table-cell>
          <table:table-cell table:style-name="ce23" table:formula="of:=IF([.D82]=&quot;&quot;;&quot;&quot;;&quot;Indicate Date&quot;)" office:value-type="string" office:string-value="Indicate Date">
            <text:p>Indicate Date</text:p>
          </table:table-cell>
          <table:table-cell table:style-name="ce23" table:formula="of:=IF([.D82]=&quot;&quot;;&quot;&quot;;&quot;Indicate Date&quot;)" office:value-type="string" office:string-value="Indicate Date">
            <text:p>Indicate Date</text:p>
          </table:table-cell>
          <table:table-cell table:style-name="ce26" table:content-validation-name="val2"/>
          <table:table-cell table:style-name="ce30" table:formula="of:=SUM([.K82:.L8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83]=&quot;&quot;;&quot;&quot;;IF((OR([.D83]=[data_validation.A$1];[.D83]=[data_validation.A$2];[.D83]=[data_validation.A$5];[.D83]=[data_validation.A$6];[.D83]=[data_validation.A$14];[.D83]=[data_validation.A$16]));&quot;Indicate Date&quot;;&quot;N/A&quot;))" office:value-type="string" office:string-value="Indicate Date">
            <text:p>Indicate Date</text:p>
          </table:table-cell>
          <table:table-cell table:style-name="ce23" table:formula="of:=IF([.D83]=&quot;&quot;;&quot;&quot;;IF((OR([.D83]=[data_validation.A$1];[.D83]=[data_validation.A$2]));&quot;Indicate Date&quot;;&quot;N/A&quot;))" office:value-type="string" office:string-value="Indicate Date">
            <text:p>Indicate Date</text:p>
          </table:table-cell>
          <table:table-cell table:style-name="ce23" table:formula="of:=IF([.D83]=&quot;&quot;;&quot;&quot;;&quot;Indicate Date&quot;)" office:value-type="string" office:string-value="Indicate Date">
            <text:p>Indicate Date</text:p>
          </table:table-cell>
          <table:table-cell table:style-name="ce23" table:formula="of:=IF([.D83]=&quot;&quot;;&quot;&quot;;&quot;Indicate Date&quot;)" office:value-type="string" office:string-value="Indicate Date">
            <text:p>Indicate Date</text:p>
          </table:table-cell>
          <table:table-cell table:style-name="ce26" table:content-validation-name="val2"/>
          <table:table-cell table:style-name="ce30" table:formula="of:=SUM([.K83:.L8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84]=&quot;&quot;;&quot;&quot;;IF((OR([.D84]=[data_validation.A$1];[.D84]=[data_validation.A$2];[.D84]=[data_validation.A$5];[.D84]=[data_validation.A$6];[.D84]=[data_validation.A$14];[.D84]=[data_validation.A$16]));&quot;Indicate Date&quot;;&quot;N/A&quot;))" office:value-type="string" office:string-value="Indicate Date">
            <text:p>Indicate Date</text:p>
          </table:table-cell>
          <table:table-cell table:style-name="ce23" table:formula="of:=IF([.D84]=&quot;&quot;;&quot;&quot;;IF((OR([.D84]=[data_validation.A$1];[.D84]=[data_validation.A$2]));&quot;Indicate Date&quot;;&quot;N/A&quot;))" office:value-type="string" office:string-value="Indicate Date">
            <text:p>Indicate Date</text:p>
          </table:table-cell>
          <table:table-cell table:style-name="ce23" table:formula="of:=IF([.D84]=&quot;&quot;;&quot;&quot;;&quot;Indicate Date&quot;)" office:value-type="string" office:string-value="Indicate Date">
            <text:p>Indicate Date</text:p>
          </table:table-cell>
          <table:table-cell table:style-name="ce23" table:formula="of:=IF([.D84]=&quot;&quot;;&quot;&quot;;&quot;Indicate Date&quot;)" office:value-type="string" office:string-value="Indicate Date">
            <text:p>Indicate Date</text:p>
          </table:table-cell>
          <table:table-cell table:style-name="ce26" table:content-validation-name="val2"/>
          <table:table-cell table:style-name="ce30" table:formula="of:=SUM([.K84:.L8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85]=&quot;&quot;;&quot;&quot;;IF((OR([.D85]=[data_validation.A$1];[.D85]=[data_validation.A$2];[.D85]=[data_validation.A$5];[.D85]=[data_validation.A$6];[.D85]=[data_validation.A$14];[.D85]=[data_validation.A$16]));&quot;Indicate Date&quot;;&quot;N/A&quot;))" office:value-type="string" office:string-value="Indicate Date">
            <text:p>Indicate Date</text:p>
          </table:table-cell>
          <table:table-cell table:style-name="ce23" table:formula="of:=IF([.D85]=&quot;&quot;;&quot;&quot;;IF((OR([.D85]=[data_validation.A$1];[.D85]=[data_validation.A$2]));&quot;Indicate Date&quot;;&quot;N/A&quot;))" office:value-type="string" office:string-value="Indicate Date">
            <text:p>Indicate Date</text:p>
          </table:table-cell>
          <table:table-cell table:style-name="ce23" table:formula="of:=IF([.D85]=&quot;&quot;;&quot;&quot;;&quot;Indicate Date&quot;)" office:value-type="string" office:string-value="Indicate Date">
            <text:p>Indicate Date</text:p>
          </table:table-cell>
          <table:table-cell table:style-name="ce23" table:formula="of:=IF([.D85]=&quot;&quot;;&quot;&quot;;&quot;Indicate Date&quot;)" office:value-type="string" office:string-value="Indicate Date">
            <text:p>Indicate Date</text:p>
          </table:table-cell>
          <table:table-cell table:style-name="ce26" table:content-validation-name="val2"/>
          <table:table-cell table:style-name="ce30" table:formula="of:=SUM([.K85:.L8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86]=&quot;&quot;;&quot;&quot;;IF((OR([.D86]=[data_validation.A$1];[.D86]=[data_validation.A$2];[.D86]=[data_validation.A$5];[.D86]=[data_validation.A$6];[.D86]=[data_validation.A$14];[.D86]=[data_validation.A$16]));&quot;Indicate Date&quot;;&quot;N/A&quot;))" office:value-type="string" office:string-value="Indicate Date">
            <text:p>Indicate Date</text:p>
          </table:table-cell>
          <table:table-cell table:style-name="ce23" table:formula="of:=IF([.D86]=&quot;&quot;;&quot;&quot;;IF((OR([.D86]=[data_validation.A$1];[.D86]=[data_validation.A$2]));&quot;Indicate Date&quot;;&quot;N/A&quot;))" office:value-type="string" office:string-value="Indicate Date">
            <text:p>Indicate Date</text:p>
          </table:table-cell>
          <table:table-cell table:style-name="ce23" table:formula="of:=IF([.D86]=&quot;&quot;;&quot;&quot;;&quot;Indicate Date&quot;)" office:value-type="string" office:string-value="Indicate Date">
            <text:p>Indicate Date</text:p>
          </table:table-cell>
          <table:table-cell table:style-name="ce23" table:formula="of:=IF([.D86]=&quot;&quot;;&quot;&quot;;&quot;Indicate Date&quot;)" office:value-type="string" office:string-value="Indicate Date">
            <text:p>Indicate Date</text:p>
          </table:table-cell>
          <table:table-cell table:style-name="ce26" table:content-validation-name="val2"/>
          <table:table-cell table:style-name="ce30" table:formula="of:=SUM([.K86:.L8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87]=&quot;&quot;;&quot;&quot;;IF((OR([.D87]=[data_validation.A$1];[.D87]=[data_validation.A$2];[.D87]=[data_validation.A$5];[.D87]=[data_validation.A$6];[.D87]=[data_validation.A$14];[.D87]=[data_validation.A$16]));&quot;Indicate Date&quot;;&quot;N/A&quot;))" office:value-type="string" office:string-value="Indicate Date">
            <text:p>Indicate Date</text:p>
          </table:table-cell>
          <table:table-cell table:style-name="ce23" table:formula="of:=IF([.D87]=&quot;&quot;;&quot;&quot;;IF((OR([.D87]=[data_validation.A$1];[.D87]=[data_validation.A$2]));&quot;Indicate Date&quot;;&quot;N/A&quot;))" office:value-type="string" office:string-value="Indicate Date">
            <text:p>Indicate Date</text:p>
          </table:table-cell>
          <table:table-cell table:style-name="ce23" table:formula="of:=IF([.D87]=&quot;&quot;;&quot;&quot;;&quot;Indicate Date&quot;)" office:value-type="string" office:string-value="Indicate Date">
            <text:p>Indicate Date</text:p>
          </table:table-cell>
          <table:table-cell table:style-name="ce23" table:formula="of:=IF([.D87]=&quot;&quot;;&quot;&quot;;&quot;Indicate Date&quot;)" office:value-type="string" office:string-value="Indicate Date">
            <text:p>Indicate Date</text:p>
          </table:table-cell>
          <table:table-cell table:style-name="ce26" table:content-validation-name="val2"/>
          <table:table-cell table:style-name="ce30" table:formula="of:=SUM([.K87:.L8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88]=&quot;&quot;;&quot;&quot;;IF((OR([.D88]=[data_validation.A$1];[.D88]=[data_validation.A$2];[.D88]=[data_validation.A$5];[.D88]=[data_validation.A$6];[.D88]=[data_validation.A$14];[.D88]=[data_validation.A$16]));&quot;Indicate Date&quot;;&quot;N/A&quot;))" office:value-type="string" office:string-value="Indicate Date">
            <text:p>Indicate Date</text:p>
          </table:table-cell>
          <table:table-cell table:style-name="ce23" table:formula="of:=IF([.D88]=&quot;&quot;;&quot;&quot;;IF((OR([.D88]=[data_validation.A$1];[.D88]=[data_validation.A$2]));&quot;Indicate Date&quot;;&quot;N/A&quot;))" office:value-type="string" office:string-value="Indicate Date">
            <text:p>Indicate Date</text:p>
          </table:table-cell>
          <table:table-cell table:style-name="ce23" table:formula="of:=IF([.D88]=&quot;&quot;;&quot;&quot;;&quot;Indicate Date&quot;)" office:value-type="string" office:string-value="Indicate Date">
            <text:p>Indicate Date</text:p>
          </table:table-cell>
          <table:table-cell table:style-name="ce23" table:formula="of:=IF([.D88]=&quot;&quot;;&quot;&quot;;&quot;Indicate Date&quot;)" office:value-type="string" office:string-value="Indicate Date">
            <text:p>Indicate Date</text:p>
          </table:table-cell>
          <table:table-cell table:style-name="ce26" table:content-validation-name="val2"/>
          <table:table-cell table:style-name="ce30" table:formula="of:=SUM([.K88:.L8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89]=&quot;&quot;;&quot;&quot;;IF((OR([.D89]=[data_validation.A$1];[.D89]=[data_validation.A$2];[.D89]=[data_validation.A$5];[.D89]=[data_validation.A$6];[.D89]=[data_validation.A$14];[.D89]=[data_validation.A$16]));&quot;Indicate Date&quot;;&quot;N/A&quot;))" office:value-type="string" office:string-value="Indicate Date">
            <text:p>Indicate Date</text:p>
          </table:table-cell>
          <table:table-cell table:style-name="ce23" table:formula="of:=IF([.D89]=&quot;&quot;;&quot;&quot;;IF((OR([.D89]=[data_validation.A$1];[.D89]=[data_validation.A$2]));&quot;Indicate Date&quot;;&quot;N/A&quot;))" office:value-type="string" office:string-value="Indicate Date">
            <text:p>Indicate Date</text:p>
          </table:table-cell>
          <table:table-cell table:style-name="ce23" table:formula="of:=IF([.D89]=&quot;&quot;;&quot;&quot;;&quot;Indicate Date&quot;)" office:value-type="string" office:string-value="Indicate Date">
            <text:p>Indicate Date</text:p>
          </table:table-cell>
          <table:table-cell table:style-name="ce23" table:formula="of:=IF([.D89]=&quot;&quot;;&quot;&quot;;&quot;Indicate Date&quot;)" office:value-type="string" office:string-value="Indicate Date">
            <text:p>Indicate Date</text:p>
          </table:table-cell>
          <table:table-cell table:style-name="ce26" table:content-validation-name="val2"/>
          <table:table-cell table:style-name="ce30" table:formula="of:=SUM([.K89:.L8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90]=&quot;&quot;;&quot;&quot;;IF((OR([.D90]=[data_validation.A$1];[.D90]=[data_validation.A$2];[.D90]=[data_validation.A$5];[.D90]=[data_validation.A$6];[.D90]=[data_validation.A$14];[.D90]=[data_validation.A$16]));&quot;Indicate Date&quot;;&quot;N/A&quot;))" office:value-type="string" office:string-value="Indicate Date">
            <text:p>Indicate Date</text:p>
          </table:table-cell>
          <table:table-cell table:style-name="ce23" table:formula="of:=IF([.D90]=&quot;&quot;;&quot;&quot;;IF((OR([.D90]=[data_validation.A$1];[.D90]=[data_validation.A$2]));&quot;Indicate Date&quot;;&quot;N/A&quot;))" office:value-type="string" office:string-value="Indicate Date">
            <text:p>Indicate Date</text:p>
          </table:table-cell>
          <table:table-cell table:style-name="ce23" table:formula="of:=IF([.D90]=&quot;&quot;;&quot;&quot;;&quot;Indicate Date&quot;)" office:value-type="string" office:string-value="Indicate Date">
            <text:p>Indicate Date</text:p>
          </table:table-cell>
          <table:table-cell table:style-name="ce23" table:formula="of:=IF([.D90]=&quot;&quot;;&quot;&quot;;&quot;Indicate Date&quot;)" office:value-type="string" office:string-value="Indicate Date">
            <text:p>Indicate Date</text:p>
          </table:table-cell>
          <table:table-cell table:style-name="ce26" table:content-validation-name="val2"/>
          <table:table-cell table:style-name="ce30" table:formula="of:=SUM([.K90:.L9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91]=&quot;&quot;;&quot;&quot;;IF((OR([.D91]=[data_validation.A$1];[.D91]=[data_validation.A$2];[.D91]=[data_validation.A$5];[.D91]=[data_validation.A$6];[.D91]=[data_validation.A$14];[.D91]=[data_validation.A$16]));&quot;Indicate Date&quot;;&quot;N/A&quot;))" office:value-type="string" office:string-value="Indicate Date">
            <text:p>Indicate Date</text:p>
          </table:table-cell>
          <table:table-cell table:style-name="ce23" table:formula="of:=IF([.D91]=&quot;&quot;;&quot;&quot;;IF((OR([.D91]=[data_validation.A$1];[.D91]=[data_validation.A$2]));&quot;Indicate Date&quot;;&quot;N/A&quot;))" office:value-type="string" office:string-value="Indicate Date">
            <text:p>Indicate Date</text:p>
          </table:table-cell>
          <table:table-cell table:style-name="ce23" table:formula="of:=IF([.D91]=&quot;&quot;;&quot;&quot;;&quot;Indicate Date&quot;)" office:value-type="string" office:string-value="Indicate Date">
            <text:p>Indicate Date</text:p>
          </table:table-cell>
          <table:table-cell table:style-name="ce23" table:formula="of:=IF([.D91]=&quot;&quot;;&quot;&quot;;&quot;Indicate Date&quot;)" office:value-type="string" office:string-value="Indicate Date">
            <text:p>Indicate Date</text:p>
          </table:table-cell>
          <table:table-cell table:style-name="ce26" table:content-validation-name="val2"/>
          <table:table-cell table:style-name="ce30" table:formula="of:=SUM([.K91:.L9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92]=&quot;&quot;;&quot;&quot;;IF((OR([.D92]=[data_validation.A$1];[.D92]=[data_validation.A$2];[.D92]=[data_validation.A$5];[.D92]=[data_validation.A$6];[.D92]=[data_validation.A$14];[.D92]=[data_validation.A$16]));&quot;Indicate Date&quot;;&quot;N/A&quot;))" office:value-type="string" office:string-value="Indicate Date">
            <text:p>Indicate Date</text:p>
          </table:table-cell>
          <table:table-cell table:style-name="ce23" table:formula="of:=IF([.D92]=&quot;&quot;;&quot;&quot;;IF((OR([.D92]=[data_validation.A$1];[.D92]=[data_validation.A$2]));&quot;Indicate Date&quot;;&quot;N/A&quot;))" office:value-type="string" office:string-value="Indicate Date">
            <text:p>Indicate Date</text:p>
          </table:table-cell>
          <table:table-cell table:style-name="ce23" table:formula="of:=IF([.D92]=&quot;&quot;;&quot;&quot;;&quot;Indicate Date&quot;)" office:value-type="string" office:string-value="Indicate Date">
            <text:p>Indicate Date</text:p>
          </table:table-cell>
          <table:table-cell table:style-name="ce23" table:formula="of:=IF([.D92]=&quot;&quot;;&quot;&quot;;&quot;Indicate Date&quot;)" office:value-type="string" office:string-value="Indicate Date">
            <text:p>Indicate Date</text:p>
          </table:table-cell>
          <table:table-cell table:style-name="ce26" table:content-validation-name="val2"/>
          <table:table-cell table:style-name="ce30" table:formula="of:=SUM([.K92:.L9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93]=&quot;&quot;;&quot;&quot;;IF((OR([.D93]=[data_validation.A$1];[.D93]=[data_validation.A$2];[.D93]=[data_validation.A$5];[.D93]=[data_validation.A$6];[.D93]=[data_validation.A$14];[.D93]=[data_validation.A$16]));&quot;Indicate Date&quot;;&quot;N/A&quot;))" office:value-type="string" office:string-value="Indicate Date">
            <text:p>Indicate Date</text:p>
          </table:table-cell>
          <table:table-cell table:style-name="ce23" table:formula="of:=IF([.D93]=&quot;&quot;;&quot;&quot;;IF((OR([.D93]=[data_validation.A$1];[.D93]=[data_validation.A$2]));&quot;Indicate Date&quot;;&quot;N/A&quot;))" office:value-type="string" office:string-value="Indicate Date">
            <text:p>Indicate Date</text:p>
          </table:table-cell>
          <table:table-cell table:style-name="ce23" table:formula="of:=IF([.D93]=&quot;&quot;;&quot;&quot;;&quot;Indicate Date&quot;)" office:value-type="string" office:string-value="Indicate Date">
            <text:p>Indicate Date</text:p>
          </table:table-cell>
          <table:table-cell table:style-name="ce23" table:formula="of:=IF([.D93]=&quot;&quot;;&quot;&quot;;&quot;Indicate Date&quot;)" office:value-type="string" office:string-value="Indicate Date">
            <text:p>Indicate Date</text:p>
          </table:table-cell>
          <table:table-cell table:style-name="ce26" table:content-validation-name="val2"/>
          <table:table-cell table:style-name="ce30" table:formula="of:=SUM([.K93:.L9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94]=&quot;&quot;;&quot;&quot;;IF((OR([.D94]=[data_validation.A$1];[.D94]=[data_validation.A$2];[.D94]=[data_validation.A$5];[.D94]=[data_validation.A$6];[.D94]=[data_validation.A$14];[.D94]=[data_validation.A$16]));&quot;Indicate Date&quot;;&quot;N/A&quot;))" office:value-type="string" office:string-value="Indicate Date">
            <text:p>Indicate Date</text:p>
          </table:table-cell>
          <table:table-cell table:style-name="ce23" table:formula="of:=IF([.D94]=&quot;&quot;;&quot;&quot;;IF((OR([.D94]=[data_validation.A$1];[.D94]=[data_validation.A$2]));&quot;Indicate Date&quot;;&quot;N/A&quot;))" office:value-type="string" office:string-value="Indicate Date">
            <text:p>Indicate Date</text:p>
          </table:table-cell>
          <table:table-cell table:style-name="ce23" table:formula="of:=IF([.D94]=&quot;&quot;;&quot;&quot;;&quot;Indicate Date&quot;)" office:value-type="string" office:string-value="Indicate Date">
            <text:p>Indicate Date</text:p>
          </table:table-cell>
          <table:table-cell table:style-name="ce23" table:formula="of:=IF([.D94]=&quot;&quot;;&quot;&quot;;&quot;Indicate Date&quot;)" office:value-type="string" office:string-value="Indicate Date">
            <text:p>Indicate Date</text:p>
          </table:table-cell>
          <table:table-cell table:style-name="ce26" table:content-validation-name="val2"/>
          <table:table-cell table:style-name="ce30" table:formula="of:=SUM([.K94:.L9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95]=&quot;&quot;;&quot;&quot;;IF((OR([.D95]=[data_validation.A$1];[.D95]=[data_validation.A$2];[.D95]=[data_validation.A$5];[.D95]=[data_validation.A$6];[.D95]=[data_validation.A$14];[.D95]=[data_validation.A$16]));&quot;Indicate Date&quot;;&quot;N/A&quot;))" office:value-type="string" office:string-value="Indicate Date">
            <text:p>Indicate Date</text:p>
          </table:table-cell>
          <table:table-cell table:style-name="ce23" table:formula="of:=IF([.D95]=&quot;&quot;;&quot;&quot;;IF((OR([.D95]=[data_validation.A$1];[.D95]=[data_validation.A$2]));&quot;Indicate Date&quot;;&quot;N/A&quot;))" office:value-type="string" office:string-value="Indicate Date">
            <text:p>Indicate Date</text:p>
          </table:table-cell>
          <table:table-cell table:style-name="ce23" table:formula="of:=IF([.D95]=&quot;&quot;;&quot;&quot;;&quot;Indicate Date&quot;)" office:value-type="string" office:string-value="Indicate Date">
            <text:p>Indicate Date</text:p>
          </table:table-cell>
          <table:table-cell table:style-name="ce23" table:formula="of:=IF([.D95]=&quot;&quot;;&quot;&quot;;&quot;Indicate Date&quot;)" office:value-type="string" office:string-value="Indicate Date">
            <text:p>Indicate Date</text:p>
          </table:table-cell>
          <table:table-cell table:style-name="ce26" table:content-validation-name="val2"/>
          <table:table-cell table:style-name="ce30" table:formula="of:=SUM([.K95:.L9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96]=&quot;&quot;;&quot;&quot;;IF((OR([.D96]=[data_validation.A$1];[.D96]=[data_validation.A$2];[.D96]=[data_validation.A$5];[.D96]=[data_validation.A$6];[.D96]=[data_validation.A$14];[.D96]=[data_validation.A$16]));&quot;Indicate Date&quot;;&quot;N/A&quot;))" office:value-type="string" office:string-value="Indicate Date">
            <text:p>Indicate Date</text:p>
          </table:table-cell>
          <table:table-cell table:style-name="ce23" table:formula="of:=IF([.D96]=&quot;&quot;;&quot;&quot;;IF((OR([.D96]=[data_validation.A$1];[.D96]=[data_validation.A$2]));&quot;Indicate Date&quot;;&quot;N/A&quot;))" office:value-type="string" office:string-value="Indicate Date">
            <text:p>Indicate Date</text:p>
          </table:table-cell>
          <table:table-cell table:style-name="ce23" table:formula="of:=IF([.D96]=&quot;&quot;;&quot;&quot;;&quot;Indicate Date&quot;)" office:value-type="string" office:string-value="Indicate Date">
            <text:p>Indicate Date</text:p>
          </table:table-cell>
          <table:table-cell table:style-name="ce23" table:formula="of:=IF([.D96]=&quot;&quot;;&quot;&quot;;&quot;Indicate Date&quot;)" office:value-type="string" office:string-value="Indicate Date">
            <text:p>Indicate Date</text:p>
          </table:table-cell>
          <table:table-cell table:style-name="ce26" table:content-validation-name="val2"/>
          <table:table-cell table:style-name="ce30" table:formula="of:=SUM([.K96:.L9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97]=&quot;&quot;;&quot;&quot;;IF((OR([.D97]=[data_validation.A$1];[.D97]=[data_validation.A$2];[.D97]=[data_validation.A$5];[.D97]=[data_validation.A$6];[.D97]=[data_validation.A$14];[.D97]=[data_validation.A$16]));&quot;Indicate Date&quot;;&quot;N/A&quot;))" office:value-type="string" office:string-value="Indicate Date">
            <text:p>Indicate Date</text:p>
          </table:table-cell>
          <table:table-cell table:style-name="ce23" table:formula="of:=IF([.D97]=&quot;&quot;;&quot;&quot;;IF((OR([.D97]=[data_validation.A$1];[.D97]=[data_validation.A$2]));&quot;Indicate Date&quot;;&quot;N/A&quot;))" office:value-type="string" office:string-value="Indicate Date">
            <text:p>Indicate Date</text:p>
          </table:table-cell>
          <table:table-cell table:style-name="ce23" table:formula="of:=IF([.D97]=&quot;&quot;;&quot;&quot;;&quot;Indicate Date&quot;)" office:value-type="string" office:string-value="Indicate Date">
            <text:p>Indicate Date</text:p>
          </table:table-cell>
          <table:table-cell table:style-name="ce23" table:formula="of:=IF([.D97]=&quot;&quot;;&quot;&quot;;&quot;Indicate Date&quot;)" office:value-type="string" office:string-value="Indicate Date">
            <text:p>Indicate Date</text:p>
          </table:table-cell>
          <table:table-cell table:style-name="ce26" table:content-validation-name="val2"/>
          <table:table-cell table:style-name="ce30" table:formula="of:=SUM([.K97:.L9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98]=&quot;&quot;;&quot;&quot;;IF((OR([.D98]=[data_validation.A$1];[.D98]=[data_validation.A$2];[.D98]=[data_validation.A$5];[.D98]=[data_validation.A$6];[.D98]=[data_validation.A$14];[.D98]=[data_validation.A$16]));&quot;Indicate Date&quot;;&quot;N/A&quot;))" office:value-type="string" office:string-value="Indicate Date">
            <text:p>Indicate Date</text:p>
          </table:table-cell>
          <table:table-cell table:style-name="ce23" table:formula="of:=IF([.D98]=&quot;&quot;;&quot;&quot;;IF((OR([.D98]=[data_validation.A$1];[.D98]=[data_validation.A$2]));&quot;Indicate Date&quot;;&quot;N/A&quot;))" office:value-type="string" office:string-value="Indicate Date">
            <text:p>Indicate Date</text:p>
          </table:table-cell>
          <table:table-cell table:style-name="ce23" table:formula="of:=IF([.D98]=&quot;&quot;;&quot;&quot;;&quot;Indicate Date&quot;)" office:value-type="string" office:string-value="Indicate Date">
            <text:p>Indicate Date</text:p>
          </table:table-cell>
          <table:table-cell table:style-name="ce23" table:formula="of:=IF([.D98]=&quot;&quot;;&quot;&quot;;&quot;Indicate Date&quot;)" office:value-type="string" office:string-value="Indicate Date">
            <text:p>Indicate Date</text:p>
          </table:table-cell>
          <table:table-cell table:style-name="ce26" table:content-validation-name="val2"/>
          <table:table-cell table:style-name="ce30" table:formula="of:=SUM([.K98:.L9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99]=&quot;&quot;;&quot;&quot;;IF((OR([.D99]=[data_validation.A$1];[.D99]=[data_validation.A$2];[.D99]=[data_validation.A$5];[.D99]=[data_validation.A$6];[.D99]=[data_validation.A$14];[.D99]=[data_validation.A$16]));&quot;Indicate Date&quot;;&quot;N/A&quot;))" office:value-type="string" office:string-value="Indicate Date">
            <text:p>Indicate Date</text:p>
          </table:table-cell>
          <table:table-cell table:style-name="ce23" table:formula="of:=IF([.D99]=&quot;&quot;;&quot;&quot;;IF((OR([.D99]=[data_validation.A$1];[.D99]=[data_validation.A$2]));&quot;Indicate Date&quot;;&quot;N/A&quot;))" office:value-type="string" office:string-value="Indicate Date">
            <text:p>Indicate Date</text:p>
          </table:table-cell>
          <table:table-cell table:style-name="ce23" table:formula="of:=IF([.D99]=&quot;&quot;;&quot;&quot;;&quot;Indicate Date&quot;)" office:value-type="string" office:string-value="Indicate Date">
            <text:p>Indicate Date</text:p>
          </table:table-cell>
          <table:table-cell table:style-name="ce23" table:formula="of:=IF([.D99]=&quot;&quot;;&quot;&quot;;&quot;Indicate Date&quot;)" office:value-type="string" office:string-value="Indicate Date">
            <text:p>Indicate Date</text:p>
          </table:table-cell>
          <table:table-cell table:style-name="ce26" table:content-validation-name="val2"/>
          <table:table-cell table:style-name="ce30" table:formula="of:=SUM([.K99:.L9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00]=&quot;&quot;;&quot;&quot;;IF((OR([.D100]=[data_validation.A$1];[.D100]=[data_validation.A$2];[.D100]=[data_validation.A$5];[.D100]=[data_validation.A$6];[.D100]=[data_validation.A$14];[.D100]=[data_validation.A$16]));&quot;Indicate Date&quot;;&quot;N/A&quot;))" office:value-type="string" office:string-value="Indicate Date">
            <text:p>Indicate Date</text:p>
          </table:table-cell>
          <table:table-cell table:style-name="ce23" table:formula="of:=IF([.D100]=&quot;&quot;;&quot;&quot;;IF((OR([.D100]=[data_validation.A$1];[.D100]=[data_validation.A$2]));&quot;Indicate Date&quot;;&quot;N/A&quot;))" office:value-type="string" office:string-value="Indicate Date">
            <text:p>Indicate Date</text:p>
          </table:table-cell>
          <table:table-cell table:style-name="ce23" table:formula="of:=IF([.D100]=&quot;&quot;;&quot;&quot;;&quot;Indicate Date&quot;)" office:value-type="string" office:string-value="Indicate Date">
            <text:p>Indicate Date</text:p>
          </table:table-cell>
          <table:table-cell table:style-name="ce23" table:formula="of:=IF([.D100]=&quot;&quot;;&quot;&quot;;&quot;Indicate Date&quot;)" office:value-type="string" office:string-value="Indicate Date">
            <text:p>Indicate Date</text:p>
          </table:table-cell>
          <table:table-cell table:style-name="ce26" table:content-validation-name="val2"/>
          <table:table-cell table:style-name="ce30" table:formula="of:=SUM([.K100:.L10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01]=&quot;&quot;;&quot;&quot;;IF((OR([.D101]=[data_validation.A$1];[.D101]=[data_validation.A$2];[.D101]=[data_validation.A$5];[.D101]=[data_validation.A$6];[.D101]=[data_validation.A$14];[.D101]=[data_validation.A$16]));&quot;Indicate Date&quot;;&quot;N/A&quot;))" office:value-type="string" office:string-value="Indicate Date">
            <text:p>Indicate Date</text:p>
          </table:table-cell>
          <table:table-cell table:style-name="ce23" table:formula="of:=IF([.D101]=&quot;&quot;;&quot;&quot;;IF((OR([.D101]=[data_validation.A$1];[.D101]=[data_validation.A$2]));&quot;Indicate Date&quot;;&quot;N/A&quot;))" office:value-type="string" office:string-value="Indicate Date">
            <text:p>Indicate Date</text:p>
          </table:table-cell>
          <table:table-cell table:style-name="ce23" table:formula="of:=IF([.D101]=&quot;&quot;;&quot;&quot;;&quot;Indicate Date&quot;)" office:value-type="string" office:string-value="Indicate Date">
            <text:p>Indicate Date</text:p>
          </table:table-cell>
          <table:table-cell table:style-name="ce23" table:formula="of:=IF([.D101]=&quot;&quot;;&quot;&quot;;&quot;Indicate Date&quot;)" office:value-type="string" office:string-value="Indicate Date">
            <text:p>Indicate Date</text:p>
          </table:table-cell>
          <table:table-cell table:style-name="ce26" table:content-validation-name="val2"/>
          <table:table-cell table:style-name="ce30" table:formula="of:=SUM([.K101:.L10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02]=&quot;&quot;;&quot;&quot;;IF((OR([.D102]=[data_validation.A$1];[.D102]=[data_validation.A$2];[.D102]=[data_validation.A$5];[.D102]=[data_validation.A$6];[.D102]=[data_validation.A$14];[.D102]=[data_validation.A$16]));&quot;Indicate Date&quot;;&quot;N/A&quot;))" office:value-type="string" office:string-value="Indicate Date">
            <text:p>Indicate Date</text:p>
          </table:table-cell>
          <table:table-cell table:style-name="ce23" table:formula="of:=IF([.D102]=&quot;&quot;;&quot;&quot;;IF((OR([.D102]=[data_validation.A$1];[.D102]=[data_validation.A$2]));&quot;Indicate Date&quot;;&quot;N/A&quot;))" office:value-type="string" office:string-value="Indicate Date">
            <text:p>Indicate Date</text:p>
          </table:table-cell>
          <table:table-cell table:style-name="ce23" table:formula="of:=IF([.D102]=&quot;&quot;;&quot;&quot;;&quot;Indicate Date&quot;)" office:value-type="string" office:string-value="Indicate Date">
            <text:p>Indicate Date</text:p>
          </table:table-cell>
          <table:table-cell table:style-name="ce23" table:formula="of:=IF([.D102]=&quot;&quot;;&quot;&quot;;&quot;Indicate Date&quot;)" office:value-type="string" office:string-value="Indicate Date">
            <text:p>Indicate Date</text:p>
          </table:table-cell>
          <table:table-cell table:style-name="ce26" table:content-validation-name="val2"/>
          <table:table-cell table:style-name="ce30" table:formula="of:=SUM([.K102:.L10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03]=&quot;&quot;;&quot;&quot;;IF((OR([.D103]=[data_validation.A$1];[.D103]=[data_validation.A$2];[.D103]=[data_validation.A$5];[.D103]=[data_validation.A$6];[.D103]=[data_validation.A$14];[.D103]=[data_validation.A$16]));&quot;Indicate Date&quot;;&quot;N/A&quot;))" office:value-type="string" office:string-value="Indicate Date">
            <text:p>Indicate Date</text:p>
          </table:table-cell>
          <table:table-cell table:style-name="ce23" table:formula="of:=IF([.D103]=&quot;&quot;;&quot;&quot;;IF((OR([.D103]=[data_validation.A$1];[.D103]=[data_validation.A$2]));&quot;Indicate Date&quot;;&quot;N/A&quot;))" office:value-type="string" office:string-value="Indicate Date">
            <text:p>Indicate Date</text:p>
          </table:table-cell>
          <table:table-cell table:style-name="ce23" table:formula="of:=IF([.D103]=&quot;&quot;;&quot;&quot;;&quot;Indicate Date&quot;)" office:value-type="string" office:string-value="Indicate Date">
            <text:p>Indicate Date</text:p>
          </table:table-cell>
          <table:table-cell table:style-name="ce23" table:formula="of:=IF([.D103]=&quot;&quot;;&quot;&quot;;&quot;Indicate Date&quot;)" office:value-type="string" office:string-value="Indicate Date">
            <text:p>Indicate Date</text:p>
          </table:table-cell>
          <table:table-cell table:style-name="ce26" table:content-validation-name="val2"/>
          <table:table-cell table:style-name="ce30" table:formula="of:=SUM([.K103:.L10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04]=&quot;&quot;;&quot;&quot;;IF((OR([.D104]=[data_validation.A$1];[.D104]=[data_validation.A$2];[.D104]=[data_validation.A$5];[.D104]=[data_validation.A$6];[.D104]=[data_validation.A$14];[.D104]=[data_validation.A$16]));&quot;Indicate Date&quot;;&quot;N/A&quot;))" office:value-type="string" office:string-value="Indicate Date">
            <text:p>Indicate Date</text:p>
          </table:table-cell>
          <table:table-cell table:style-name="ce23" table:formula="of:=IF([.D104]=&quot;&quot;;&quot;&quot;;IF((OR([.D104]=[data_validation.A$1];[.D104]=[data_validation.A$2]));&quot;Indicate Date&quot;;&quot;N/A&quot;))" office:value-type="string" office:string-value="Indicate Date">
            <text:p>Indicate Date</text:p>
          </table:table-cell>
          <table:table-cell table:style-name="ce23" table:formula="of:=IF([.D104]=&quot;&quot;;&quot;&quot;;&quot;Indicate Date&quot;)" office:value-type="string" office:string-value="Indicate Date">
            <text:p>Indicate Date</text:p>
          </table:table-cell>
          <table:table-cell table:style-name="ce23" table:formula="of:=IF([.D104]=&quot;&quot;;&quot;&quot;;&quot;Indicate Date&quot;)" office:value-type="string" office:string-value="Indicate Date">
            <text:p>Indicate Date</text:p>
          </table:table-cell>
          <table:table-cell table:style-name="ce26" table:content-validation-name="val2"/>
          <table:table-cell table:style-name="ce30" table:formula="of:=SUM([.K104:.L10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05]=&quot;&quot;;&quot;&quot;;IF((OR([.D105]=[data_validation.A$1];[.D105]=[data_validation.A$2];[.D105]=[data_validation.A$5];[.D105]=[data_validation.A$6];[.D105]=[data_validation.A$14];[.D105]=[data_validation.A$16]));&quot;Indicate Date&quot;;&quot;N/A&quot;))" office:value-type="string" office:string-value="Indicate Date">
            <text:p>Indicate Date</text:p>
          </table:table-cell>
          <table:table-cell table:style-name="ce23" table:formula="of:=IF([.D105]=&quot;&quot;;&quot;&quot;;IF((OR([.D105]=[data_validation.A$1];[.D105]=[data_validation.A$2]));&quot;Indicate Date&quot;;&quot;N/A&quot;))" office:value-type="string" office:string-value="Indicate Date">
            <text:p>Indicate Date</text:p>
          </table:table-cell>
          <table:table-cell table:style-name="ce23" table:formula="of:=IF([.D105]=&quot;&quot;;&quot;&quot;;&quot;Indicate Date&quot;)" office:value-type="string" office:string-value="Indicate Date">
            <text:p>Indicate Date</text:p>
          </table:table-cell>
          <table:table-cell table:style-name="ce23" table:formula="of:=IF([.D105]=&quot;&quot;;&quot;&quot;;&quot;Indicate Date&quot;)" office:value-type="string" office:string-value="Indicate Date">
            <text:p>Indicate Date</text:p>
          </table:table-cell>
          <table:table-cell table:style-name="ce26" table:content-validation-name="val2"/>
          <table:table-cell table:style-name="ce30" table:formula="of:=SUM([.K105:.L10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06]=&quot;&quot;;&quot;&quot;;IF((OR([.D106]=[data_validation.A$1];[.D106]=[data_validation.A$2];[.D106]=[data_validation.A$5];[.D106]=[data_validation.A$6];[.D106]=[data_validation.A$14];[.D106]=[data_validation.A$16]));&quot;Indicate Date&quot;;&quot;N/A&quot;))" office:value-type="string" office:string-value="Indicate Date">
            <text:p>Indicate Date</text:p>
          </table:table-cell>
          <table:table-cell table:style-name="ce23" table:formula="of:=IF([.D106]=&quot;&quot;;&quot;&quot;;IF((OR([.D106]=[data_validation.A$1];[.D106]=[data_validation.A$2]));&quot;Indicate Date&quot;;&quot;N/A&quot;))" office:value-type="string" office:string-value="Indicate Date">
            <text:p>Indicate Date</text:p>
          </table:table-cell>
          <table:table-cell table:style-name="ce23" table:formula="of:=IF([.D106]=&quot;&quot;;&quot;&quot;;&quot;Indicate Date&quot;)" office:value-type="string" office:string-value="Indicate Date">
            <text:p>Indicate Date</text:p>
          </table:table-cell>
          <table:table-cell table:style-name="ce23" table:formula="of:=IF([.D106]=&quot;&quot;;&quot;&quot;;&quot;Indicate Date&quot;)" office:value-type="string" office:string-value="Indicate Date">
            <text:p>Indicate Date</text:p>
          </table:table-cell>
          <table:table-cell table:style-name="ce26" table:content-validation-name="val2"/>
          <table:table-cell table:style-name="ce30" table:formula="of:=SUM([.K106:.L10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07]=&quot;&quot;;&quot;&quot;;IF((OR([.D107]=[data_validation.A$1];[.D107]=[data_validation.A$2];[.D107]=[data_validation.A$5];[.D107]=[data_validation.A$6];[.D107]=[data_validation.A$14];[.D107]=[data_validation.A$16]));&quot;Indicate Date&quot;;&quot;N/A&quot;))" office:value-type="string" office:string-value="Indicate Date">
            <text:p>Indicate Date</text:p>
          </table:table-cell>
          <table:table-cell table:style-name="ce23" table:formula="of:=IF([.D107]=&quot;&quot;;&quot;&quot;;IF((OR([.D107]=[data_validation.A$1];[.D107]=[data_validation.A$2]));&quot;Indicate Date&quot;;&quot;N/A&quot;))" office:value-type="string" office:string-value="Indicate Date">
            <text:p>Indicate Date</text:p>
          </table:table-cell>
          <table:table-cell table:style-name="ce23" table:formula="of:=IF([.D107]=&quot;&quot;;&quot;&quot;;&quot;Indicate Date&quot;)" office:value-type="string" office:string-value="Indicate Date">
            <text:p>Indicate Date</text:p>
          </table:table-cell>
          <table:table-cell table:style-name="ce23" table:formula="of:=IF([.D107]=&quot;&quot;;&quot;&quot;;&quot;Indicate Date&quot;)" office:value-type="string" office:string-value="Indicate Date">
            <text:p>Indicate Date</text:p>
          </table:table-cell>
          <table:table-cell table:style-name="ce26" table:content-validation-name="val2"/>
          <table:table-cell table:style-name="ce30" table:formula="of:=SUM([.K107:.L10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08]=&quot;&quot;;&quot;&quot;;IF((OR([.D108]=[data_validation.A$1];[.D108]=[data_validation.A$2];[.D108]=[data_validation.A$5];[.D108]=[data_validation.A$6];[.D108]=[data_validation.A$14];[.D108]=[data_validation.A$16]));&quot;Indicate Date&quot;;&quot;N/A&quot;))" office:value-type="string" office:string-value="Indicate Date">
            <text:p>Indicate Date</text:p>
          </table:table-cell>
          <table:table-cell table:style-name="ce23" table:formula="of:=IF([.D108]=&quot;&quot;;&quot;&quot;;IF((OR([.D108]=[data_validation.A$1];[.D108]=[data_validation.A$2]));&quot;Indicate Date&quot;;&quot;N/A&quot;))" office:value-type="string" office:string-value="Indicate Date">
            <text:p>Indicate Date</text:p>
          </table:table-cell>
          <table:table-cell table:style-name="ce23" table:formula="of:=IF([.D108]=&quot;&quot;;&quot;&quot;;&quot;Indicate Date&quot;)" office:value-type="string" office:string-value="Indicate Date">
            <text:p>Indicate Date</text:p>
          </table:table-cell>
          <table:table-cell table:style-name="ce23" table:formula="of:=IF([.D108]=&quot;&quot;;&quot;&quot;;&quot;Indicate Date&quot;)" office:value-type="string" office:string-value="Indicate Date">
            <text:p>Indicate Date</text:p>
          </table:table-cell>
          <table:table-cell table:style-name="ce26" table:content-validation-name="val2"/>
          <table:table-cell table:style-name="ce30" table:formula="of:=SUM([.K108:.L10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09]=&quot;&quot;;&quot;&quot;;IF((OR([.D109]=[data_validation.A$1];[.D109]=[data_validation.A$2];[.D109]=[data_validation.A$5];[.D109]=[data_validation.A$6];[.D109]=[data_validation.A$14];[.D109]=[data_validation.A$16]));&quot;Indicate Date&quot;;&quot;N/A&quot;))" office:value-type="string" office:string-value="Indicate Date">
            <text:p>Indicate Date</text:p>
          </table:table-cell>
          <table:table-cell table:style-name="ce23" table:formula="of:=IF([.D109]=&quot;&quot;;&quot;&quot;;IF((OR([.D109]=[data_validation.A$1];[.D109]=[data_validation.A$2]));&quot;Indicate Date&quot;;&quot;N/A&quot;))" office:value-type="string" office:string-value="Indicate Date">
            <text:p>Indicate Date</text:p>
          </table:table-cell>
          <table:table-cell table:style-name="ce23" table:formula="of:=IF([.D109]=&quot;&quot;;&quot;&quot;;&quot;Indicate Date&quot;)" office:value-type="string" office:string-value="Indicate Date">
            <text:p>Indicate Date</text:p>
          </table:table-cell>
          <table:table-cell table:style-name="ce23" table:formula="of:=IF([.D109]=&quot;&quot;;&quot;&quot;;&quot;Indicate Date&quot;)" office:value-type="string" office:string-value="Indicate Date">
            <text:p>Indicate Date</text:p>
          </table:table-cell>
          <table:table-cell table:style-name="ce26" table:content-validation-name="val2"/>
          <table:table-cell table:style-name="ce30" table:formula="of:=SUM([.K109:.L10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10]=&quot;&quot;;&quot;&quot;;IF((OR([.D110]=[data_validation.A$1];[.D110]=[data_validation.A$2];[.D110]=[data_validation.A$5];[.D110]=[data_validation.A$6];[.D110]=[data_validation.A$14];[.D110]=[data_validation.A$16]));&quot;Indicate Date&quot;;&quot;N/A&quot;))" office:value-type="string" office:string-value="Indicate Date">
            <text:p>Indicate Date</text:p>
          </table:table-cell>
          <table:table-cell table:style-name="ce23" table:formula="of:=IF([.D110]=&quot;&quot;;&quot;&quot;;IF((OR([.D110]=[data_validation.A$1];[.D110]=[data_validation.A$2]));&quot;Indicate Date&quot;;&quot;N/A&quot;))" office:value-type="string" office:string-value="Indicate Date">
            <text:p>Indicate Date</text:p>
          </table:table-cell>
          <table:table-cell table:style-name="ce23" table:formula="of:=IF([.D110]=&quot;&quot;;&quot;&quot;;&quot;Indicate Date&quot;)" office:value-type="string" office:string-value="Indicate Date">
            <text:p>Indicate Date</text:p>
          </table:table-cell>
          <table:table-cell table:style-name="ce23" table:formula="of:=IF([.D110]=&quot;&quot;;&quot;&quot;;&quot;Indicate Date&quot;)" office:value-type="string" office:string-value="Indicate Date">
            <text:p>Indicate Date</text:p>
          </table:table-cell>
          <table:table-cell table:style-name="ce26" table:content-validation-name="val2"/>
          <table:table-cell table:style-name="ce30" table:formula="of:=SUM([.K110:.L11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11]=&quot;&quot;;&quot;&quot;;IF((OR([.D111]=[data_validation.A$1];[.D111]=[data_validation.A$2];[.D111]=[data_validation.A$5];[.D111]=[data_validation.A$6];[.D111]=[data_validation.A$14];[.D111]=[data_validation.A$16]));&quot;Indicate Date&quot;;&quot;N/A&quot;))" office:value-type="string" office:string-value="Indicate Date">
            <text:p>Indicate Date</text:p>
          </table:table-cell>
          <table:table-cell table:style-name="ce23" table:formula="of:=IF([.D111]=&quot;&quot;;&quot;&quot;;IF((OR([.D111]=[data_validation.A$1];[.D111]=[data_validation.A$2]));&quot;Indicate Date&quot;;&quot;N/A&quot;))" office:value-type="string" office:string-value="Indicate Date">
            <text:p>Indicate Date</text:p>
          </table:table-cell>
          <table:table-cell table:style-name="ce23" table:formula="of:=IF([.D111]=&quot;&quot;;&quot;&quot;;&quot;Indicate Date&quot;)" office:value-type="string" office:string-value="Indicate Date">
            <text:p>Indicate Date</text:p>
          </table:table-cell>
          <table:table-cell table:style-name="ce23" table:formula="of:=IF([.D111]=&quot;&quot;;&quot;&quot;;&quot;Indicate Date&quot;)" office:value-type="string" office:string-value="Indicate Date">
            <text:p>Indicate Date</text:p>
          </table:table-cell>
          <table:table-cell table:style-name="ce26" table:content-validation-name="val2"/>
          <table:table-cell table:style-name="ce30" table:formula="of:=SUM([.K111:.L11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12]=&quot;&quot;;&quot;&quot;;IF((OR([.D112]=[data_validation.A$1];[.D112]=[data_validation.A$2];[.D112]=[data_validation.A$5];[.D112]=[data_validation.A$6];[.D112]=[data_validation.A$14];[.D112]=[data_validation.A$16]));&quot;Indicate Date&quot;;&quot;N/A&quot;))" office:value-type="string" office:string-value="Indicate Date">
            <text:p>Indicate Date</text:p>
          </table:table-cell>
          <table:table-cell table:style-name="ce23" table:formula="of:=IF([.D112]=&quot;&quot;;&quot;&quot;;IF((OR([.D112]=[data_validation.A$1];[.D112]=[data_validation.A$2]));&quot;Indicate Date&quot;;&quot;N/A&quot;))" office:value-type="string" office:string-value="Indicate Date">
            <text:p>Indicate Date</text:p>
          </table:table-cell>
          <table:table-cell table:style-name="ce23" table:formula="of:=IF([.D112]=&quot;&quot;;&quot;&quot;;&quot;Indicate Date&quot;)" office:value-type="string" office:string-value="Indicate Date">
            <text:p>Indicate Date</text:p>
          </table:table-cell>
          <table:table-cell table:style-name="ce23" table:formula="of:=IF([.D112]=&quot;&quot;;&quot;&quot;;&quot;Indicate Date&quot;)" office:value-type="string" office:string-value="Indicate Date">
            <text:p>Indicate Date</text:p>
          </table:table-cell>
          <table:table-cell table:style-name="ce26" table:content-validation-name="val2"/>
          <table:table-cell table:style-name="ce30" table:formula="of:=SUM([.K112:.L11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13]=&quot;&quot;;&quot;&quot;;IF((OR([.D113]=[data_validation.A$1];[.D113]=[data_validation.A$2];[.D113]=[data_validation.A$5];[.D113]=[data_validation.A$6];[.D113]=[data_validation.A$14];[.D113]=[data_validation.A$16]));&quot;Indicate Date&quot;;&quot;N/A&quot;))" office:value-type="string" office:string-value="Indicate Date">
            <text:p>Indicate Date</text:p>
          </table:table-cell>
          <table:table-cell table:style-name="ce23" table:formula="of:=IF([.D113]=&quot;&quot;;&quot;&quot;;IF((OR([.D113]=[data_validation.A$1];[.D113]=[data_validation.A$2]));&quot;Indicate Date&quot;;&quot;N/A&quot;))" office:value-type="string" office:string-value="Indicate Date">
            <text:p>Indicate Date</text:p>
          </table:table-cell>
          <table:table-cell table:style-name="ce23" table:formula="of:=IF([.D113]=&quot;&quot;;&quot;&quot;;&quot;Indicate Date&quot;)" office:value-type="string" office:string-value="Indicate Date">
            <text:p>Indicate Date</text:p>
          </table:table-cell>
          <table:table-cell table:style-name="ce23" table:formula="of:=IF([.D113]=&quot;&quot;;&quot;&quot;;&quot;Indicate Date&quot;)" office:value-type="string" office:string-value="Indicate Date">
            <text:p>Indicate Date</text:p>
          </table:table-cell>
          <table:table-cell table:style-name="ce26" table:content-validation-name="val2"/>
          <table:table-cell table:style-name="ce30" table:formula="of:=SUM([.K113:.L11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14]=&quot;&quot;;&quot;&quot;;IF((OR([.D114]=[data_validation.A$1];[.D114]=[data_validation.A$2];[.D114]=[data_validation.A$5];[.D114]=[data_validation.A$6];[.D114]=[data_validation.A$14];[.D114]=[data_validation.A$16]));&quot;Indicate Date&quot;;&quot;N/A&quot;))" office:value-type="string" office:string-value="Indicate Date">
            <text:p>Indicate Date</text:p>
          </table:table-cell>
          <table:table-cell table:style-name="ce23" table:formula="of:=IF([.D114]=&quot;&quot;;&quot;&quot;;IF((OR([.D114]=[data_validation.A$1];[.D114]=[data_validation.A$2]));&quot;Indicate Date&quot;;&quot;N/A&quot;))" office:value-type="string" office:string-value="Indicate Date">
            <text:p>Indicate Date</text:p>
          </table:table-cell>
          <table:table-cell table:style-name="ce23" table:formula="of:=IF([.D114]=&quot;&quot;;&quot;&quot;;&quot;Indicate Date&quot;)" office:value-type="string" office:string-value="Indicate Date">
            <text:p>Indicate Date</text:p>
          </table:table-cell>
          <table:table-cell table:style-name="ce23" table:formula="of:=IF([.D114]=&quot;&quot;;&quot;&quot;;&quot;Indicate Date&quot;)" office:value-type="string" office:string-value="Indicate Date">
            <text:p>Indicate Date</text:p>
          </table:table-cell>
          <table:table-cell table:style-name="ce26" table:content-validation-name="val2"/>
          <table:table-cell table:style-name="ce30" table:formula="of:=SUM([.K114:.L11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15]=&quot;&quot;;&quot;&quot;;IF((OR([.D115]=[data_validation.A$1];[.D115]=[data_validation.A$2];[.D115]=[data_validation.A$5];[.D115]=[data_validation.A$6];[.D115]=[data_validation.A$14];[.D115]=[data_validation.A$16]));&quot;Indicate Date&quot;;&quot;N/A&quot;))" office:value-type="string" office:string-value="Indicate Date">
            <text:p>Indicate Date</text:p>
          </table:table-cell>
          <table:table-cell table:style-name="ce23" table:formula="of:=IF([.D115]=&quot;&quot;;&quot;&quot;;IF((OR([.D115]=[data_validation.A$1];[.D115]=[data_validation.A$2]));&quot;Indicate Date&quot;;&quot;N/A&quot;))" office:value-type="string" office:string-value="Indicate Date">
            <text:p>Indicate Date</text:p>
          </table:table-cell>
          <table:table-cell table:style-name="ce23" table:formula="of:=IF([.D115]=&quot;&quot;;&quot;&quot;;&quot;Indicate Date&quot;)" office:value-type="string" office:string-value="Indicate Date">
            <text:p>Indicate Date</text:p>
          </table:table-cell>
          <table:table-cell table:style-name="ce23" table:formula="of:=IF([.D115]=&quot;&quot;;&quot;&quot;;&quot;Indicate Date&quot;)" office:value-type="string" office:string-value="Indicate Date">
            <text:p>Indicate Date</text:p>
          </table:table-cell>
          <table:table-cell table:style-name="ce26" table:content-validation-name="val2"/>
          <table:table-cell table:style-name="ce30" table:formula="of:=SUM([.K115:.L11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16]=&quot;&quot;;&quot;&quot;;IF((OR([.D116]=[data_validation.A$1];[.D116]=[data_validation.A$2];[.D116]=[data_validation.A$5];[.D116]=[data_validation.A$6];[.D116]=[data_validation.A$14];[.D116]=[data_validation.A$16]));&quot;Indicate Date&quot;;&quot;N/A&quot;))" office:value-type="string" office:string-value="Indicate Date">
            <text:p>Indicate Date</text:p>
          </table:table-cell>
          <table:table-cell table:style-name="ce23" table:formula="of:=IF([.D116]=&quot;&quot;;&quot;&quot;;IF((OR([.D116]=[data_validation.A$1];[.D116]=[data_validation.A$2]));&quot;Indicate Date&quot;;&quot;N/A&quot;))" office:value-type="string" office:string-value="Indicate Date">
            <text:p>Indicate Date</text:p>
          </table:table-cell>
          <table:table-cell table:style-name="ce23" table:formula="of:=IF([.D116]=&quot;&quot;;&quot;&quot;;&quot;Indicate Date&quot;)" office:value-type="string" office:string-value="Indicate Date">
            <text:p>Indicate Date</text:p>
          </table:table-cell>
          <table:table-cell table:style-name="ce23" table:formula="of:=IF([.D116]=&quot;&quot;;&quot;&quot;;&quot;Indicate Date&quot;)" office:value-type="string" office:string-value="Indicate Date">
            <text:p>Indicate Date</text:p>
          </table:table-cell>
          <table:table-cell table:style-name="ce26" table:content-validation-name="val2"/>
          <table:table-cell table:style-name="ce30" table:formula="of:=SUM([.K116:.L11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17]=&quot;&quot;;&quot;&quot;;IF((OR([.D117]=[data_validation.A$1];[.D117]=[data_validation.A$2];[.D117]=[data_validation.A$5];[.D117]=[data_validation.A$6];[.D117]=[data_validation.A$14];[.D117]=[data_validation.A$16]));&quot;Indicate Date&quot;;&quot;N/A&quot;))" office:value-type="string" office:string-value="Indicate Date">
            <text:p>Indicate Date</text:p>
          </table:table-cell>
          <table:table-cell table:style-name="ce23" table:formula="of:=IF([.D117]=&quot;&quot;;&quot;&quot;;IF((OR([.D117]=[data_validation.A$1];[.D117]=[data_validation.A$2]));&quot;Indicate Date&quot;;&quot;N/A&quot;))" office:value-type="string" office:string-value="Indicate Date">
            <text:p>Indicate Date</text:p>
          </table:table-cell>
          <table:table-cell table:style-name="ce23" table:formula="of:=IF([.D117]=&quot;&quot;;&quot;&quot;;&quot;Indicate Date&quot;)" office:value-type="string" office:string-value="Indicate Date">
            <text:p>Indicate Date</text:p>
          </table:table-cell>
          <table:table-cell table:style-name="ce23" table:formula="of:=IF([.D117]=&quot;&quot;;&quot;&quot;;&quot;Indicate Date&quot;)" office:value-type="string" office:string-value="Indicate Date">
            <text:p>Indicate Date</text:p>
          </table:table-cell>
          <table:table-cell table:style-name="ce26" table:content-validation-name="val2"/>
          <table:table-cell table:style-name="ce30" table:formula="of:=SUM([.K117:.L11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18]=&quot;&quot;;&quot;&quot;;IF((OR([.D118]=[data_validation.A$1];[.D118]=[data_validation.A$2];[.D118]=[data_validation.A$5];[.D118]=[data_validation.A$6];[.D118]=[data_validation.A$14];[.D118]=[data_validation.A$16]));&quot;Indicate Date&quot;;&quot;N/A&quot;))" office:value-type="string" office:string-value="Indicate Date">
            <text:p>Indicate Date</text:p>
          </table:table-cell>
          <table:table-cell table:style-name="ce23" table:formula="of:=IF([.D118]=&quot;&quot;;&quot;&quot;;IF((OR([.D118]=[data_validation.A$1];[.D118]=[data_validation.A$2]));&quot;Indicate Date&quot;;&quot;N/A&quot;))" office:value-type="string" office:string-value="Indicate Date">
            <text:p>Indicate Date</text:p>
          </table:table-cell>
          <table:table-cell table:style-name="ce23" table:formula="of:=IF([.D118]=&quot;&quot;;&quot;&quot;;&quot;Indicate Date&quot;)" office:value-type="string" office:string-value="Indicate Date">
            <text:p>Indicate Date</text:p>
          </table:table-cell>
          <table:table-cell table:style-name="ce23" table:formula="of:=IF([.D118]=&quot;&quot;;&quot;&quot;;&quot;Indicate Date&quot;)" office:value-type="string" office:string-value="Indicate Date">
            <text:p>Indicate Date</text:p>
          </table:table-cell>
          <table:table-cell table:style-name="ce26" table:content-validation-name="val2"/>
          <table:table-cell table:style-name="ce30" table:formula="of:=SUM([.K118:.L11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19]=&quot;&quot;;&quot;&quot;;IF((OR([.D119]=[data_validation.A$1];[.D119]=[data_validation.A$2];[.D119]=[data_validation.A$5];[.D119]=[data_validation.A$6];[.D119]=[data_validation.A$14];[.D119]=[data_validation.A$16]));&quot;Indicate Date&quot;;&quot;N/A&quot;))" office:value-type="string" office:string-value="Indicate Date">
            <text:p>Indicate Date</text:p>
          </table:table-cell>
          <table:table-cell table:style-name="ce23" table:formula="of:=IF([.D119]=&quot;&quot;;&quot;&quot;;IF((OR([.D119]=[data_validation.A$1];[.D119]=[data_validation.A$2]));&quot;Indicate Date&quot;;&quot;N/A&quot;))" office:value-type="string" office:string-value="Indicate Date">
            <text:p>Indicate Date</text:p>
          </table:table-cell>
          <table:table-cell table:style-name="ce23" table:formula="of:=IF([.D119]=&quot;&quot;;&quot;&quot;;&quot;Indicate Date&quot;)" office:value-type="string" office:string-value="Indicate Date">
            <text:p>Indicate Date</text:p>
          </table:table-cell>
          <table:table-cell table:style-name="ce23" table:formula="of:=IF([.D119]=&quot;&quot;;&quot;&quot;;&quot;Indicate Date&quot;)" office:value-type="string" office:string-value="Indicate Date">
            <text:p>Indicate Date</text:p>
          </table:table-cell>
          <table:table-cell table:style-name="ce26" table:content-validation-name="val2"/>
          <table:table-cell table:style-name="ce30" table:formula="of:=SUM([.K119:.L11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20]=&quot;&quot;;&quot;&quot;;IF((OR([.D120]=[data_validation.A$1];[.D120]=[data_validation.A$2];[.D120]=[data_validation.A$5];[.D120]=[data_validation.A$6];[.D120]=[data_validation.A$14];[.D120]=[data_validation.A$16]));&quot;Indicate Date&quot;;&quot;N/A&quot;))" office:value-type="string" office:string-value="Indicate Date">
            <text:p>Indicate Date</text:p>
          </table:table-cell>
          <table:table-cell table:style-name="ce23" table:formula="of:=IF([.D120]=&quot;&quot;;&quot;&quot;;IF((OR([.D120]=[data_validation.A$1];[.D120]=[data_validation.A$2]));&quot;Indicate Date&quot;;&quot;N/A&quot;))" office:value-type="string" office:string-value="Indicate Date">
            <text:p>Indicate Date</text:p>
          </table:table-cell>
          <table:table-cell table:style-name="ce23" table:formula="of:=IF([.D120]=&quot;&quot;;&quot;&quot;;&quot;Indicate Date&quot;)" office:value-type="string" office:string-value="Indicate Date">
            <text:p>Indicate Date</text:p>
          </table:table-cell>
          <table:table-cell table:style-name="ce23" table:formula="of:=IF([.D120]=&quot;&quot;;&quot;&quot;;&quot;Indicate Date&quot;)" office:value-type="string" office:string-value="Indicate Date">
            <text:p>Indicate Date</text:p>
          </table:table-cell>
          <table:table-cell table:style-name="ce26" table:content-validation-name="val2"/>
          <table:table-cell table:style-name="ce30" table:formula="of:=SUM([.K120:.L12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21]=&quot;&quot;;&quot;&quot;;IF((OR([.D121]=[data_validation.A$1];[.D121]=[data_validation.A$2];[.D121]=[data_validation.A$5];[.D121]=[data_validation.A$6];[.D121]=[data_validation.A$14];[.D121]=[data_validation.A$16]));&quot;Indicate Date&quot;;&quot;N/A&quot;))" office:value-type="string" office:string-value="Indicate Date">
            <text:p>Indicate Date</text:p>
          </table:table-cell>
          <table:table-cell table:style-name="ce23" table:formula="of:=IF([.D121]=&quot;&quot;;&quot;&quot;;IF((OR([.D121]=[data_validation.A$1];[.D121]=[data_validation.A$2]));&quot;Indicate Date&quot;;&quot;N/A&quot;))" office:value-type="string" office:string-value="Indicate Date">
            <text:p>Indicate Date</text:p>
          </table:table-cell>
          <table:table-cell table:style-name="ce23" table:formula="of:=IF([.D121]=&quot;&quot;;&quot;&quot;;&quot;Indicate Date&quot;)" office:value-type="string" office:string-value="Indicate Date">
            <text:p>Indicate Date</text:p>
          </table:table-cell>
          <table:table-cell table:style-name="ce23" table:formula="of:=IF([.D121]=&quot;&quot;;&quot;&quot;;&quot;Indicate Date&quot;)" office:value-type="string" office:string-value="Indicate Date">
            <text:p>Indicate Date</text:p>
          </table:table-cell>
          <table:table-cell table:style-name="ce26" table:content-validation-name="val2"/>
          <table:table-cell table:style-name="ce30" table:formula="of:=SUM([.K121:.L12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22]=&quot;&quot;;&quot;&quot;;IF((OR([.D122]=[data_validation.A$1];[.D122]=[data_validation.A$2];[.D122]=[data_validation.A$5];[.D122]=[data_validation.A$6];[.D122]=[data_validation.A$14];[.D122]=[data_validation.A$16]));&quot;Indicate Date&quot;;&quot;N/A&quot;))" office:value-type="string" office:string-value="Indicate Date">
            <text:p>Indicate Date</text:p>
          </table:table-cell>
          <table:table-cell table:style-name="ce23" table:formula="of:=IF([.D122]=&quot;&quot;;&quot;&quot;;IF((OR([.D122]=[data_validation.A$1];[.D122]=[data_validation.A$2]));&quot;Indicate Date&quot;;&quot;N/A&quot;))" office:value-type="string" office:string-value="Indicate Date">
            <text:p>Indicate Date</text:p>
          </table:table-cell>
          <table:table-cell table:style-name="ce23" table:formula="of:=IF([.D122]=&quot;&quot;;&quot;&quot;;&quot;Indicate Date&quot;)" office:value-type="string" office:string-value="Indicate Date">
            <text:p>Indicate Date</text:p>
          </table:table-cell>
          <table:table-cell table:style-name="ce23" table:formula="of:=IF([.D122]=&quot;&quot;;&quot;&quot;;&quot;Indicate Date&quot;)" office:value-type="string" office:string-value="Indicate Date">
            <text:p>Indicate Date</text:p>
          </table:table-cell>
          <table:table-cell table:style-name="ce26" table:content-validation-name="val2"/>
          <table:table-cell table:style-name="ce30" table:formula="of:=SUM([.K122:.L12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23]=&quot;&quot;;&quot;&quot;;IF((OR([.D123]=[data_validation.A$1];[.D123]=[data_validation.A$2];[.D123]=[data_validation.A$5];[.D123]=[data_validation.A$6];[.D123]=[data_validation.A$14];[.D123]=[data_validation.A$16]));&quot;Indicate Date&quot;;&quot;N/A&quot;))" office:value-type="string" office:string-value="Indicate Date">
            <text:p>Indicate Date</text:p>
          </table:table-cell>
          <table:table-cell table:style-name="ce23" table:formula="of:=IF([.D123]=&quot;&quot;;&quot;&quot;;IF((OR([.D123]=[data_validation.A$1];[.D123]=[data_validation.A$2]));&quot;Indicate Date&quot;;&quot;N/A&quot;))" office:value-type="string" office:string-value="Indicate Date">
            <text:p>Indicate Date</text:p>
          </table:table-cell>
          <table:table-cell table:style-name="ce23" table:formula="of:=IF([.D123]=&quot;&quot;;&quot;&quot;;&quot;Indicate Date&quot;)" office:value-type="string" office:string-value="Indicate Date">
            <text:p>Indicate Date</text:p>
          </table:table-cell>
          <table:table-cell table:style-name="ce23" table:formula="of:=IF([.D123]=&quot;&quot;;&quot;&quot;;&quot;Indicate Date&quot;)" office:value-type="string" office:string-value="Indicate Date">
            <text:p>Indicate Date</text:p>
          </table:table-cell>
          <table:table-cell table:style-name="ce26" table:content-validation-name="val2"/>
          <table:table-cell table:style-name="ce30" table:formula="of:=SUM([.K123:.L12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24]=&quot;&quot;;&quot;&quot;;IF((OR([.D124]=[data_validation.A$1];[.D124]=[data_validation.A$2];[.D124]=[data_validation.A$5];[.D124]=[data_validation.A$6];[.D124]=[data_validation.A$14];[.D124]=[data_validation.A$16]));&quot;Indicate Date&quot;;&quot;N/A&quot;))" office:value-type="string" office:string-value="Indicate Date">
            <text:p>Indicate Date</text:p>
          </table:table-cell>
          <table:table-cell table:style-name="ce23" table:formula="of:=IF([.D124]=&quot;&quot;;&quot;&quot;;IF((OR([.D124]=[data_validation.A$1];[.D124]=[data_validation.A$2]));&quot;Indicate Date&quot;;&quot;N/A&quot;))" office:value-type="string" office:string-value="Indicate Date">
            <text:p>Indicate Date</text:p>
          </table:table-cell>
          <table:table-cell table:style-name="ce23" table:formula="of:=IF([.D124]=&quot;&quot;;&quot;&quot;;&quot;Indicate Date&quot;)" office:value-type="string" office:string-value="Indicate Date">
            <text:p>Indicate Date</text:p>
          </table:table-cell>
          <table:table-cell table:style-name="ce23" table:formula="of:=IF([.D124]=&quot;&quot;;&quot;&quot;;&quot;Indicate Date&quot;)" office:value-type="string" office:string-value="Indicate Date">
            <text:p>Indicate Date</text:p>
          </table:table-cell>
          <table:table-cell table:style-name="ce26" table:content-validation-name="val2"/>
          <table:table-cell table:style-name="ce30" table:formula="of:=SUM([.K124:.L12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25]=&quot;&quot;;&quot;&quot;;IF((OR([.D125]=[data_validation.A$1];[.D125]=[data_validation.A$2];[.D125]=[data_validation.A$5];[.D125]=[data_validation.A$6];[.D125]=[data_validation.A$14];[.D125]=[data_validation.A$16]));&quot;Indicate Date&quot;;&quot;N/A&quot;))" office:value-type="string" office:string-value="Indicate Date">
            <text:p>Indicate Date</text:p>
          </table:table-cell>
          <table:table-cell table:style-name="ce23" table:formula="of:=IF([.D125]=&quot;&quot;;&quot;&quot;;IF((OR([.D125]=[data_validation.A$1];[.D125]=[data_validation.A$2]));&quot;Indicate Date&quot;;&quot;N/A&quot;))" office:value-type="string" office:string-value="Indicate Date">
            <text:p>Indicate Date</text:p>
          </table:table-cell>
          <table:table-cell table:style-name="ce23" table:formula="of:=IF([.D125]=&quot;&quot;;&quot;&quot;;&quot;Indicate Date&quot;)" office:value-type="string" office:string-value="Indicate Date">
            <text:p>Indicate Date</text:p>
          </table:table-cell>
          <table:table-cell table:style-name="ce23" table:formula="of:=IF([.D125]=&quot;&quot;;&quot;&quot;;&quot;Indicate Date&quot;)" office:value-type="string" office:string-value="Indicate Date">
            <text:p>Indicate Date</text:p>
          </table:table-cell>
          <table:table-cell table:style-name="ce26" table:content-validation-name="val2"/>
          <table:table-cell table:style-name="ce30" table:formula="of:=SUM([.K125:.L12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26]=&quot;&quot;;&quot;&quot;;IF((OR([.D126]=[data_validation.A$1];[.D126]=[data_validation.A$2];[.D126]=[data_validation.A$5];[.D126]=[data_validation.A$6];[.D126]=[data_validation.A$14];[.D126]=[data_validation.A$16]));&quot;Indicate Date&quot;;&quot;N/A&quot;))" office:value-type="string" office:string-value="Indicate Date">
            <text:p>Indicate Date</text:p>
          </table:table-cell>
          <table:table-cell table:style-name="ce23" table:formula="of:=IF([.D126]=&quot;&quot;;&quot;&quot;;IF((OR([.D126]=[data_validation.A$1];[.D126]=[data_validation.A$2]));&quot;Indicate Date&quot;;&quot;N/A&quot;))" office:value-type="string" office:string-value="Indicate Date">
            <text:p>Indicate Date</text:p>
          </table:table-cell>
          <table:table-cell table:style-name="ce23" table:formula="of:=IF([.D126]=&quot;&quot;;&quot;&quot;;&quot;Indicate Date&quot;)" office:value-type="string" office:string-value="Indicate Date">
            <text:p>Indicate Date</text:p>
          </table:table-cell>
          <table:table-cell table:style-name="ce23" table:formula="of:=IF([.D126]=&quot;&quot;;&quot;&quot;;&quot;Indicate Date&quot;)" office:value-type="string" office:string-value="Indicate Date">
            <text:p>Indicate Date</text:p>
          </table:table-cell>
          <table:table-cell table:style-name="ce26" table:content-validation-name="val2"/>
          <table:table-cell table:style-name="ce30" table:formula="of:=SUM([.K126:.L12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27]=&quot;&quot;;&quot;&quot;;IF((OR([.D127]=[data_validation.A$1];[.D127]=[data_validation.A$2];[.D127]=[data_validation.A$5];[.D127]=[data_validation.A$6];[.D127]=[data_validation.A$14];[.D127]=[data_validation.A$16]));&quot;Indicate Date&quot;;&quot;N/A&quot;))" office:value-type="string" office:string-value="Indicate Date">
            <text:p>Indicate Date</text:p>
          </table:table-cell>
          <table:table-cell table:style-name="ce23" table:formula="of:=IF([.D127]=&quot;&quot;;&quot;&quot;;IF((OR([.D127]=[data_validation.A$1];[.D127]=[data_validation.A$2]));&quot;Indicate Date&quot;;&quot;N/A&quot;))" office:value-type="string" office:string-value="Indicate Date">
            <text:p>Indicate Date</text:p>
          </table:table-cell>
          <table:table-cell table:style-name="ce23" table:formula="of:=IF([.D127]=&quot;&quot;;&quot;&quot;;&quot;Indicate Date&quot;)" office:value-type="string" office:string-value="Indicate Date">
            <text:p>Indicate Date</text:p>
          </table:table-cell>
          <table:table-cell table:style-name="ce23" table:formula="of:=IF([.D127]=&quot;&quot;;&quot;&quot;;&quot;Indicate Date&quot;)" office:value-type="string" office:string-value="Indicate Date">
            <text:p>Indicate Date</text:p>
          </table:table-cell>
          <table:table-cell table:style-name="ce26" table:content-validation-name="val2"/>
          <table:table-cell table:style-name="ce30" table:formula="of:=SUM([.K127:.L12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28]=&quot;&quot;;&quot;&quot;;IF((OR([.D128]=[data_validation.A$1];[.D128]=[data_validation.A$2];[.D128]=[data_validation.A$5];[.D128]=[data_validation.A$6];[.D128]=[data_validation.A$14];[.D128]=[data_validation.A$16]));&quot;Indicate Date&quot;;&quot;N/A&quot;))" office:value-type="string" office:string-value="Indicate Date">
            <text:p>Indicate Date</text:p>
          </table:table-cell>
          <table:table-cell table:style-name="ce23" table:formula="of:=IF([.D128]=&quot;&quot;;&quot;&quot;;IF((OR([.D128]=[data_validation.A$1];[.D128]=[data_validation.A$2]));&quot;Indicate Date&quot;;&quot;N/A&quot;))" office:value-type="string" office:string-value="Indicate Date">
            <text:p>Indicate Date</text:p>
          </table:table-cell>
          <table:table-cell table:style-name="ce23" table:formula="of:=IF([.D128]=&quot;&quot;;&quot;&quot;;&quot;Indicate Date&quot;)" office:value-type="string" office:string-value="Indicate Date">
            <text:p>Indicate Date</text:p>
          </table:table-cell>
          <table:table-cell table:style-name="ce23" table:formula="of:=IF([.D128]=&quot;&quot;;&quot;&quot;;&quot;Indicate Date&quot;)" office:value-type="string" office:string-value="Indicate Date">
            <text:p>Indicate Date</text:p>
          </table:table-cell>
          <table:table-cell table:style-name="ce26" table:content-validation-name="val2"/>
          <table:table-cell table:style-name="ce30" table:formula="of:=SUM([.K128:.L12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29]=&quot;&quot;;&quot;&quot;;IF((OR([.D129]=[data_validation.A$1];[.D129]=[data_validation.A$2];[.D129]=[data_validation.A$5];[.D129]=[data_validation.A$6];[.D129]=[data_validation.A$14];[.D129]=[data_validation.A$16]));&quot;Indicate Date&quot;;&quot;N/A&quot;))" office:value-type="string" office:string-value="Indicate Date">
            <text:p>Indicate Date</text:p>
          </table:table-cell>
          <table:table-cell table:style-name="ce23" table:formula="of:=IF([.D129]=&quot;&quot;;&quot;&quot;;IF((OR([.D129]=[data_validation.A$1];[.D129]=[data_validation.A$2]));&quot;Indicate Date&quot;;&quot;N/A&quot;))" office:value-type="string" office:string-value="Indicate Date">
            <text:p>Indicate Date</text:p>
          </table:table-cell>
          <table:table-cell table:style-name="ce23" table:formula="of:=IF([.D129]=&quot;&quot;;&quot;&quot;;&quot;Indicate Date&quot;)" office:value-type="string" office:string-value="Indicate Date">
            <text:p>Indicate Date</text:p>
          </table:table-cell>
          <table:table-cell table:style-name="ce23" table:formula="of:=IF([.D129]=&quot;&quot;;&quot;&quot;;&quot;Indicate Date&quot;)" office:value-type="string" office:string-value="Indicate Date">
            <text:p>Indicate Date</text:p>
          </table:table-cell>
          <table:table-cell table:style-name="ce26" table:content-validation-name="val2"/>
          <table:table-cell table:style-name="ce30" table:formula="of:=SUM([.K129:.L12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30]=&quot;&quot;;&quot;&quot;;IF((OR([.D130]=[data_validation.A$1];[.D130]=[data_validation.A$2];[.D130]=[data_validation.A$5];[.D130]=[data_validation.A$6];[.D130]=[data_validation.A$14];[.D130]=[data_validation.A$16]));&quot;Indicate Date&quot;;&quot;N/A&quot;))" office:value-type="string" office:string-value="Indicate Date">
            <text:p>Indicate Date</text:p>
          </table:table-cell>
          <table:table-cell table:style-name="ce23" table:formula="of:=IF([.D130]=&quot;&quot;;&quot;&quot;;IF((OR([.D130]=[data_validation.A$1];[.D130]=[data_validation.A$2]));&quot;Indicate Date&quot;;&quot;N/A&quot;))" office:value-type="string" office:string-value="Indicate Date">
            <text:p>Indicate Date</text:p>
          </table:table-cell>
          <table:table-cell table:style-name="ce23" table:formula="of:=IF([.D130]=&quot;&quot;;&quot;&quot;;&quot;Indicate Date&quot;)" office:value-type="string" office:string-value="Indicate Date">
            <text:p>Indicate Date</text:p>
          </table:table-cell>
          <table:table-cell table:style-name="ce23" table:formula="of:=IF([.D130]=&quot;&quot;;&quot;&quot;;&quot;Indicate Date&quot;)" office:value-type="string" office:string-value="Indicate Date">
            <text:p>Indicate Date</text:p>
          </table:table-cell>
          <table:table-cell table:style-name="ce26" table:content-validation-name="val2"/>
          <table:table-cell table:style-name="ce30" table:formula="of:=SUM([.K130:.L13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31]=&quot;&quot;;&quot;&quot;;IF((OR([.D131]=[data_validation.A$1];[.D131]=[data_validation.A$2];[.D131]=[data_validation.A$5];[.D131]=[data_validation.A$6];[.D131]=[data_validation.A$14];[.D131]=[data_validation.A$16]));&quot;Indicate Date&quot;;&quot;N/A&quot;))" office:value-type="string" office:string-value="Indicate Date">
            <text:p>Indicate Date</text:p>
          </table:table-cell>
          <table:table-cell table:style-name="ce23" table:formula="of:=IF([.D131]=&quot;&quot;;&quot;&quot;;IF((OR([.D131]=[data_validation.A$1];[.D131]=[data_validation.A$2]));&quot;Indicate Date&quot;;&quot;N/A&quot;))" office:value-type="string" office:string-value="Indicate Date">
            <text:p>Indicate Date</text:p>
          </table:table-cell>
          <table:table-cell table:style-name="ce23" table:formula="of:=IF([.D131]=&quot;&quot;;&quot;&quot;;&quot;Indicate Date&quot;)" office:value-type="string" office:string-value="Indicate Date">
            <text:p>Indicate Date</text:p>
          </table:table-cell>
          <table:table-cell table:style-name="ce23" table:formula="of:=IF([.D131]=&quot;&quot;;&quot;&quot;;&quot;Indicate Date&quot;)" office:value-type="string" office:string-value="Indicate Date">
            <text:p>Indicate Date</text:p>
          </table:table-cell>
          <table:table-cell table:style-name="ce26" table:content-validation-name="val2"/>
          <table:table-cell table:style-name="ce30" table:formula="of:=SUM([.K131:.L13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32]=&quot;&quot;;&quot;&quot;;IF((OR([.D132]=[data_validation.A$1];[.D132]=[data_validation.A$2];[.D132]=[data_validation.A$5];[.D132]=[data_validation.A$6];[.D132]=[data_validation.A$14];[.D132]=[data_validation.A$16]));&quot;Indicate Date&quot;;&quot;N/A&quot;))" office:value-type="string" office:string-value="Indicate Date">
            <text:p>Indicate Date</text:p>
          </table:table-cell>
          <table:table-cell table:style-name="ce23" table:formula="of:=IF([.D132]=&quot;&quot;;&quot;&quot;;IF((OR([.D132]=[data_validation.A$1];[.D132]=[data_validation.A$2]));&quot;Indicate Date&quot;;&quot;N/A&quot;))" office:value-type="string" office:string-value="Indicate Date">
            <text:p>Indicate Date</text:p>
          </table:table-cell>
          <table:table-cell table:style-name="ce23" table:formula="of:=IF([.D132]=&quot;&quot;;&quot;&quot;;&quot;Indicate Date&quot;)" office:value-type="string" office:string-value="Indicate Date">
            <text:p>Indicate Date</text:p>
          </table:table-cell>
          <table:table-cell table:style-name="ce23" table:formula="of:=IF([.D132]=&quot;&quot;;&quot;&quot;;&quot;Indicate Date&quot;)" office:value-type="string" office:string-value="Indicate Date">
            <text:p>Indicate Date</text:p>
          </table:table-cell>
          <table:table-cell table:style-name="ce26" table:content-validation-name="val2"/>
          <table:table-cell table:style-name="ce30" table:formula="of:=SUM([.K132:.L13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33]=&quot;&quot;;&quot;&quot;;IF((OR([.D133]=[data_validation.A$1];[.D133]=[data_validation.A$2];[.D133]=[data_validation.A$5];[.D133]=[data_validation.A$6];[.D133]=[data_validation.A$14];[.D133]=[data_validation.A$16]));&quot;Indicate Date&quot;;&quot;N/A&quot;))" office:value-type="string" office:string-value="Indicate Date">
            <text:p>Indicate Date</text:p>
          </table:table-cell>
          <table:table-cell table:style-name="ce23" table:formula="of:=IF([.D133]=&quot;&quot;;&quot;&quot;;IF((OR([.D133]=[data_validation.A$1];[.D133]=[data_validation.A$2]));&quot;Indicate Date&quot;;&quot;N/A&quot;))" office:value-type="string" office:string-value="Indicate Date">
            <text:p>Indicate Date</text:p>
          </table:table-cell>
          <table:table-cell table:style-name="ce23" table:formula="of:=IF([.D133]=&quot;&quot;;&quot;&quot;;&quot;Indicate Date&quot;)" office:value-type="string" office:string-value="Indicate Date">
            <text:p>Indicate Date</text:p>
          </table:table-cell>
          <table:table-cell table:style-name="ce23" table:formula="of:=IF([.D133]=&quot;&quot;;&quot;&quot;;&quot;Indicate Date&quot;)" office:value-type="string" office:string-value="Indicate Date">
            <text:p>Indicate Date</text:p>
          </table:table-cell>
          <table:table-cell table:style-name="ce26" table:content-validation-name="val2"/>
          <table:table-cell table:style-name="ce30" table:formula="of:=SUM([.K133:.L13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34]=&quot;&quot;;&quot;&quot;;IF((OR([.D134]=[data_validation.A$1];[.D134]=[data_validation.A$2];[.D134]=[data_validation.A$5];[.D134]=[data_validation.A$6];[.D134]=[data_validation.A$14];[.D134]=[data_validation.A$16]));&quot;Indicate Date&quot;;&quot;N/A&quot;))" office:value-type="string" office:string-value="Indicate Date">
            <text:p>Indicate Date</text:p>
          </table:table-cell>
          <table:table-cell table:style-name="ce23" table:formula="of:=IF([.D134]=&quot;&quot;;&quot;&quot;;IF((OR([.D134]=[data_validation.A$1];[.D134]=[data_validation.A$2]));&quot;Indicate Date&quot;;&quot;N/A&quot;))" office:value-type="string" office:string-value="Indicate Date">
            <text:p>Indicate Date</text:p>
          </table:table-cell>
          <table:table-cell table:style-name="ce23" table:formula="of:=IF([.D134]=&quot;&quot;;&quot;&quot;;&quot;Indicate Date&quot;)" office:value-type="string" office:string-value="Indicate Date">
            <text:p>Indicate Date</text:p>
          </table:table-cell>
          <table:table-cell table:style-name="ce23" table:formula="of:=IF([.D134]=&quot;&quot;;&quot;&quot;;&quot;Indicate Date&quot;)" office:value-type="string" office:string-value="Indicate Date">
            <text:p>Indicate Date</text:p>
          </table:table-cell>
          <table:table-cell table:style-name="ce26" table:content-validation-name="val2"/>
          <table:table-cell table:style-name="ce30" table:formula="of:=SUM([.K134:.L13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35]=&quot;&quot;;&quot;&quot;;IF((OR([.D135]=[data_validation.A$1];[.D135]=[data_validation.A$2];[.D135]=[data_validation.A$5];[.D135]=[data_validation.A$6];[.D135]=[data_validation.A$14];[.D135]=[data_validation.A$16]));&quot;Indicate Date&quot;;&quot;N/A&quot;))" office:value-type="string" office:string-value="Indicate Date">
            <text:p>Indicate Date</text:p>
          </table:table-cell>
          <table:table-cell table:style-name="ce23" table:formula="of:=IF([.D135]=&quot;&quot;;&quot;&quot;;IF((OR([.D135]=[data_validation.A$1];[.D135]=[data_validation.A$2]));&quot;Indicate Date&quot;;&quot;N/A&quot;))" office:value-type="string" office:string-value="Indicate Date">
            <text:p>Indicate Date</text:p>
          </table:table-cell>
          <table:table-cell table:style-name="ce23" table:formula="of:=IF([.D135]=&quot;&quot;;&quot;&quot;;&quot;Indicate Date&quot;)" office:value-type="string" office:string-value="Indicate Date">
            <text:p>Indicate Date</text:p>
          </table:table-cell>
          <table:table-cell table:style-name="ce23" table:formula="of:=IF([.D135]=&quot;&quot;;&quot;&quot;;&quot;Indicate Date&quot;)" office:value-type="string" office:string-value="Indicate Date">
            <text:p>Indicate Date</text:p>
          </table:table-cell>
          <table:table-cell table:style-name="ce26" table:content-validation-name="val2"/>
          <table:table-cell table:style-name="ce30" table:formula="of:=SUM([.K135:.L13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36]=&quot;&quot;;&quot;&quot;;IF((OR([.D136]=[data_validation.A$1];[.D136]=[data_validation.A$2];[.D136]=[data_validation.A$5];[.D136]=[data_validation.A$6];[.D136]=[data_validation.A$14];[.D136]=[data_validation.A$16]));&quot;Indicate Date&quot;;&quot;N/A&quot;))" office:value-type="string" office:string-value="Indicate Date">
            <text:p>Indicate Date</text:p>
          </table:table-cell>
          <table:table-cell table:style-name="ce23" table:formula="of:=IF([.D136]=&quot;&quot;;&quot;&quot;;IF((OR([.D136]=[data_validation.A$1];[.D136]=[data_validation.A$2]));&quot;Indicate Date&quot;;&quot;N/A&quot;))" office:value-type="string" office:string-value="Indicate Date">
            <text:p>Indicate Date</text:p>
          </table:table-cell>
          <table:table-cell table:style-name="ce23" table:formula="of:=IF([.D136]=&quot;&quot;;&quot;&quot;;&quot;Indicate Date&quot;)" office:value-type="string" office:string-value="Indicate Date">
            <text:p>Indicate Date</text:p>
          </table:table-cell>
          <table:table-cell table:style-name="ce23" table:formula="of:=IF([.D136]=&quot;&quot;;&quot;&quot;;&quot;Indicate Date&quot;)" office:value-type="string" office:string-value="Indicate Date">
            <text:p>Indicate Date</text:p>
          </table:table-cell>
          <table:table-cell table:style-name="ce26" table:content-validation-name="val2"/>
          <table:table-cell table:style-name="ce30" table:formula="of:=SUM([.K136:.L13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37]=&quot;&quot;;&quot;&quot;;IF((OR([.D137]=[data_validation.A$1];[.D137]=[data_validation.A$2];[.D137]=[data_validation.A$5];[.D137]=[data_validation.A$6];[.D137]=[data_validation.A$14];[.D137]=[data_validation.A$16]));&quot;Indicate Date&quot;;&quot;N/A&quot;))" office:value-type="string" office:string-value="Indicate Date">
            <text:p>Indicate Date</text:p>
          </table:table-cell>
          <table:table-cell table:style-name="ce23" table:formula="of:=IF([.D137]=&quot;&quot;;&quot;&quot;;IF((OR([.D137]=[data_validation.A$1];[.D137]=[data_validation.A$2]));&quot;Indicate Date&quot;;&quot;N/A&quot;))" office:value-type="string" office:string-value="Indicate Date">
            <text:p>Indicate Date</text:p>
          </table:table-cell>
          <table:table-cell table:style-name="ce23" table:formula="of:=IF([.D137]=&quot;&quot;;&quot;&quot;;&quot;Indicate Date&quot;)" office:value-type="string" office:string-value="Indicate Date">
            <text:p>Indicate Date</text:p>
          </table:table-cell>
          <table:table-cell table:style-name="ce23" table:formula="of:=IF([.D137]=&quot;&quot;;&quot;&quot;;&quot;Indicate Date&quot;)" office:value-type="string" office:string-value="Indicate Date">
            <text:p>Indicate Date</text:p>
          </table:table-cell>
          <table:table-cell table:style-name="ce26" table:content-validation-name="val2"/>
          <table:table-cell table:style-name="ce30" table:formula="of:=SUM([.K137:.L13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38]=&quot;&quot;;&quot;&quot;;IF((OR([.D138]=[data_validation.A$1];[.D138]=[data_validation.A$2];[.D138]=[data_validation.A$5];[.D138]=[data_validation.A$6];[.D138]=[data_validation.A$14];[.D138]=[data_validation.A$16]));&quot;Indicate Date&quot;;&quot;N/A&quot;))" office:value-type="string" office:string-value="Indicate Date">
            <text:p>Indicate Date</text:p>
          </table:table-cell>
          <table:table-cell table:style-name="ce23" table:formula="of:=IF([.D138]=&quot;&quot;;&quot;&quot;;IF((OR([.D138]=[data_validation.A$1];[.D138]=[data_validation.A$2]));&quot;Indicate Date&quot;;&quot;N/A&quot;))" office:value-type="string" office:string-value="Indicate Date">
            <text:p>Indicate Date</text:p>
          </table:table-cell>
          <table:table-cell table:style-name="ce23" table:formula="of:=IF([.D138]=&quot;&quot;;&quot;&quot;;&quot;Indicate Date&quot;)" office:value-type="string" office:string-value="Indicate Date">
            <text:p>Indicate Date</text:p>
          </table:table-cell>
          <table:table-cell table:style-name="ce23" table:formula="of:=IF([.D138]=&quot;&quot;;&quot;&quot;;&quot;Indicate Date&quot;)" office:value-type="string" office:string-value="Indicate Date">
            <text:p>Indicate Date</text:p>
          </table:table-cell>
          <table:table-cell table:style-name="ce26" table:content-validation-name="val2"/>
          <table:table-cell table:style-name="ce30" table:formula="of:=SUM([.K138:.L13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39]=&quot;&quot;;&quot;&quot;;IF((OR([.D139]=[data_validation.A$1];[.D139]=[data_validation.A$2];[.D139]=[data_validation.A$5];[.D139]=[data_validation.A$6];[.D139]=[data_validation.A$14];[.D139]=[data_validation.A$16]));&quot;Indicate Date&quot;;&quot;N/A&quot;))" office:value-type="string" office:string-value="Indicate Date">
            <text:p>Indicate Date</text:p>
          </table:table-cell>
          <table:table-cell table:style-name="ce23" table:formula="of:=IF([.D139]=&quot;&quot;;&quot;&quot;;IF((OR([.D139]=[data_validation.A$1];[.D139]=[data_validation.A$2]));&quot;Indicate Date&quot;;&quot;N/A&quot;))" office:value-type="string" office:string-value="Indicate Date">
            <text:p>Indicate Date</text:p>
          </table:table-cell>
          <table:table-cell table:style-name="ce23" table:formula="of:=IF([.D139]=&quot;&quot;;&quot;&quot;;&quot;Indicate Date&quot;)" office:value-type="string" office:string-value="Indicate Date">
            <text:p>Indicate Date</text:p>
          </table:table-cell>
          <table:table-cell table:style-name="ce23" table:formula="of:=IF([.D139]=&quot;&quot;;&quot;&quot;;&quot;Indicate Date&quot;)" office:value-type="string" office:string-value="Indicate Date">
            <text:p>Indicate Date</text:p>
          </table:table-cell>
          <table:table-cell table:style-name="ce26" table:content-validation-name="val2"/>
          <table:table-cell table:style-name="ce30" table:formula="of:=SUM([.K139:.L13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40]=&quot;&quot;;&quot;&quot;;IF((OR([.D140]=[data_validation.A$1];[.D140]=[data_validation.A$2];[.D140]=[data_validation.A$5];[.D140]=[data_validation.A$6];[.D140]=[data_validation.A$14];[.D140]=[data_validation.A$16]));&quot;Indicate Date&quot;;&quot;N/A&quot;))" office:value-type="string" office:string-value="Indicate Date">
            <text:p>Indicate Date</text:p>
          </table:table-cell>
          <table:table-cell table:style-name="ce23" table:formula="of:=IF([.D140]=&quot;&quot;;&quot;&quot;;IF((OR([.D140]=[data_validation.A$1];[.D140]=[data_validation.A$2]));&quot;Indicate Date&quot;;&quot;N/A&quot;))" office:value-type="string" office:string-value="Indicate Date">
            <text:p>Indicate Date</text:p>
          </table:table-cell>
          <table:table-cell table:style-name="ce23" table:formula="of:=IF([.D140]=&quot;&quot;;&quot;&quot;;&quot;Indicate Date&quot;)" office:value-type="string" office:string-value="Indicate Date">
            <text:p>Indicate Date</text:p>
          </table:table-cell>
          <table:table-cell table:style-name="ce23" table:formula="of:=IF([.D140]=&quot;&quot;;&quot;&quot;;&quot;Indicate Date&quot;)" office:value-type="string" office:string-value="Indicate Date">
            <text:p>Indicate Date</text:p>
          </table:table-cell>
          <table:table-cell table:style-name="ce26" table:content-validation-name="val2"/>
          <table:table-cell table:style-name="ce30" table:formula="of:=SUM([.K140:.L14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41]=&quot;&quot;;&quot;&quot;;IF((OR([.D141]=[data_validation.A$1];[.D141]=[data_validation.A$2];[.D141]=[data_validation.A$5];[.D141]=[data_validation.A$6];[.D141]=[data_validation.A$14];[.D141]=[data_validation.A$16]));&quot;Indicate Date&quot;;&quot;N/A&quot;))" office:value-type="string" office:string-value="Indicate Date">
            <text:p>Indicate Date</text:p>
          </table:table-cell>
          <table:table-cell table:style-name="ce23" table:formula="of:=IF([.D141]=&quot;&quot;;&quot;&quot;;IF((OR([.D141]=[data_validation.A$1];[.D141]=[data_validation.A$2]));&quot;Indicate Date&quot;;&quot;N/A&quot;))" office:value-type="string" office:string-value="Indicate Date">
            <text:p>Indicate Date</text:p>
          </table:table-cell>
          <table:table-cell table:style-name="ce23" table:formula="of:=IF([.D141]=&quot;&quot;;&quot;&quot;;&quot;Indicate Date&quot;)" office:value-type="string" office:string-value="Indicate Date">
            <text:p>Indicate Date</text:p>
          </table:table-cell>
          <table:table-cell table:style-name="ce23" table:formula="of:=IF([.D141]=&quot;&quot;;&quot;&quot;;&quot;Indicate Date&quot;)" office:value-type="string" office:string-value="Indicate Date">
            <text:p>Indicate Date</text:p>
          </table:table-cell>
          <table:table-cell table:style-name="ce26" table:content-validation-name="val2"/>
          <table:table-cell table:style-name="ce30" table:formula="of:=SUM([.K141:.L14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42]=&quot;&quot;;&quot;&quot;;IF((OR([.D142]=[data_validation.A$1];[.D142]=[data_validation.A$2];[.D142]=[data_validation.A$5];[.D142]=[data_validation.A$6];[.D142]=[data_validation.A$14];[.D142]=[data_validation.A$16]));&quot;Indicate Date&quot;;&quot;N/A&quot;))" office:value-type="string" office:string-value="Indicate Date">
            <text:p>Indicate Date</text:p>
          </table:table-cell>
          <table:table-cell table:style-name="ce23" table:formula="of:=IF([.D142]=&quot;&quot;;&quot;&quot;;IF((OR([.D142]=[data_validation.A$1];[.D142]=[data_validation.A$2]));&quot;Indicate Date&quot;;&quot;N/A&quot;))" office:value-type="string" office:string-value="Indicate Date">
            <text:p>Indicate Date</text:p>
          </table:table-cell>
          <table:table-cell table:style-name="ce23" table:formula="of:=IF([.D142]=&quot;&quot;;&quot;&quot;;&quot;Indicate Date&quot;)" office:value-type="string" office:string-value="Indicate Date">
            <text:p>Indicate Date</text:p>
          </table:table-cell>
          <table:table-cell table:style-name="ce23" table:formula="of:=IF([.D142]=&quot;&quot;;&quot;&quot;;&quot;Indicate Date&quot;)" office:value-type="string" office:string-value="Indicate Date">
            <text:p>Indicate Date</text:p>
          </table:table-cell>
          <table:table-cell table:style-name="ce26" table:content-validation-name="val2"/>
          <table:table-cell table:style-name="ce30" table:formula="of:=SUM([.K142:.L14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43]=&quot;&quot;;&quot;&quot;;IF((OR([.D143]=[data_validation.A$1];[.D143]=[data_validation.A$2];[.D143]=[data_validation.A$5];[.D143]=[data_validation.A$6];[.D143]=[data_validation.A$14];[.D143]=[data_validation.A$16]));&quot;Indicate Date&quot;;&quot;N/A&quot;))" office:value-type="string" office:string-value="Indicate Date">
            <text:p>Indicate Date</text:p>
          </table:table-cell>
          <table:table-cell table:style-name="ce23" table:formula="of:=IF([.D143]=&quot;&quot;;&quot;&quot;;IF((OR([.D143]=[data_validation.A$1];[.D143]=[data_validation.A$2]));&quot;Indicate Date&quot;;&quot;N/A&quot;))" office:value-type="string" office:string-value="Indicate Date">
            <text:p>Indicate Date</text:p>
          </table:table-cell>
          <table:table-cell table:style-name="ce23" table:formula="of:=IF([.D143]=&quot;&quot;;&quot;&quot;;&quot;Indicate Date&quot;)" office:value-type="string" office:string-value="Indicate Date">
            <text:p>Indicate Date</text:p>
          </table:table-cell>
          <table:table-cell table:style-name="ce23" table:formula="of:=IF([.D143]=&quot;&quot;;&quot;&quot;;&quot;Indicate Date&quot;)" office:value-type="string" office:string-value="Indicate Date">
            <text:p>Indicate Date</text:p>
          </table:table-cell>
          <table:table-cell table:style-name="ce26" table:content-validation-name="val2"/>
          <table:table-cell table:style-name="ce30" table:formula="of:=SUM([.K143:.L14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44]=&quot;&quot;;&quot;&quot;;IF((OR([.D144]=[data_validation.A$1];[.D144]=[data_validation.A$2];[.D144]=[data_validation.A$5];[.D144]=[data_validation.A$6];[.D144]=[data_validation.A$14];[.D144]=[data_validation.A$16]));&quot;Indicate Date&quot;;&quot;N/A&quot;))" office:value-type="string" office:string-value="Indicate Date">
            <text:p>Indicate Date</text:p>
          </table:table-cell>
          <table:table-cell table:style-name="ce23" table:formula="of:=IF([.D144]=&quot;&quot;;&quot;&quot;;IF((OR([.D144]=[data_validation.A$1];[.D144]=[data_validation.A$2]));&quot;Indicate Date&quot;;&quot;N/A&quot;))" office:value-type="string" office:string-value="Indicate Date">
            <text:p>Indicate Date</text:p>
          </table:table-cell>
          <table:table-cell table:style-name="ce23" table:formula="of:=IF([.D144]=&quot;&quot;;&quot;&quot;;&quot;Indicate Date&quot;)" office:value-type="string" office:string-value="Indicate Date">
            <text:p>Indicate Date</text:p>
          </table:table-cell>
          <table:table-cell table:style-name="ce23" table:formula="of:=IF([.D144]=&quot;&quot;;&quot;&quot;;&quot;Indicate Date&quot;)" office:value-type="string" office:string-value="Indicate Date">
            <text:p>Indicate Date</text:p>
          </table:table-cell>
          <table:table-cell table:style-name="ce26" table:content-validation-name="val2"/>
          <table:table-cell table:style-name="ce30" table:formula="of:=SUM([.K144:.L14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45]=&quot;&quot;;&quot;&quot;;IF((OR([.D145]=[data_validation.A$1];[.D145]=[data_validation.A$2];[.D145]=[data_validation.A$5];[.D145]=[data_validation.A$6];[.D145]=[data_validation.A$14];[.D145]=[data_validation.A$16]));&quot;Indicate Date&quot;;&quot;N/A&quot;))" office:value-type="string" office:string-value="Indicate Date">
            <text:p>Indicate Date</text:p>
          </table:table-cell>
          <table:table-cell table:style-name="ce23" table:formula="of:=IF([.D145]=&quot;&quot;;&quot;&quot;;IF((OR([.D145]=[data_validation.A$1];[.D145]=[data_validation.A$2]));&quot;Indicate Date&quot;;&quot;N/A&quot;))" office:value-type="string" office:string-value="Indicate Date">
            <text:p>Indicate Date</text:p>
          </table:table-cell>
          <table:table-cell table:style-name="ce23" table:formula="of:=IF([.D145]=&quot;&quot;;&quot;&quot;;&quot;Indicate Date&quot;)" office:value-type="string" office:string-value="Indicate Date">
            <text:p>Indicate Date</text:p>
          </table:table-cell>
          <table:table-cell table:style-name="ce23" table:formula="of:=IF([.D145]=&quot;&quot;;&quot;&quot;;&quot;Indicate Date&quot;)" office:value-type="string" office:string-value="Indicate Date">
            <text:p>Indicate Date</text:p>
          </table:table-cell>
          <table:table-cell table:style-name="ce26" table:content-validation-name="val2"/>
          <table:table-cell table:style-name="ce30" table:formula="of:=SUM([.K145:.L14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46]=&quot;&quot;;&quot;&quot;;IF((OR([.D146]=[data_validation.A$1];[.D146]=[data_validation.A$2];[.D146]=[data_validation.A$5];[.D146]=[data_validation.A$6];[.D146]=[data_validation.A$14];[.D146]=[data_validation.A$16]));&quot;Indicate Date&quot;;&quot;N/A&quot;))" office:value-type="string" office:string-value="Indicate Date">
            <text:p>Indicate Date</text:p>
          </table:table-cell>
          <table:table-cell table:style-name="ce23" table:formula="of:=IF([.D146]=&quot;&quot;;&quot;&quot;;IF((OR([.D146]=[data_validation.A$1];[.D146]=[data_validation.A$2]));&quot;Indicate Date&quot;;&quot;N/A&quot;))" office:value-type="string" office:string-value="Indicate Date">
            <text:p>Indicate Date</text:p>
          </table:table-cell>
          <table:table-cell table:style-name="ce23" table:formula="of:=IF([.D146]=&quot;&quot;;&quot;&quot;;&quot;Indicate Date&quot;)" office:value-type="string" office:string-value="Indicate Date">
            <text:p>Indicate Date</text:p>
          </table:table-cell>
          <table:table-cell table:style-name="ce23" table:formula="of:=IF([.D146]=&quot;&quot;;&quot;&quot;;&quot;Indicate Date&quot;)" office:value-type="string" office:string-value="Indicate Date">
            <text:p>Indicate Date</text:p>
          </table:table-cell>
          <table:table-cell table:style-name="ce26" table:content-validation-name="val2"/>
          <table:table-cell table:style-name="ce30" table:formula="of:=SUM([.K146:.L14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47]=&quot;&quot;;&quot;&quot;;IF((OR([.D147]=[data_validation.A$1];[.D147]=[data_validation.A$2];[.D147]=[data_validation.A$5];[.D147]=[data_validation.A$6];[.D147]=[data_validation.A$14];[.D147]=[data_validation.A$16]));&quot;Indicate Date&quot;;&quot;N/A&quot;))" office:value-type="string" office:string-value="Indicate Date">
            <text:p>Indicate Date</text:p>
          </table:table-cell>
          <table:table-cell table:style-name="ce23" table:formula="of:=IF([.D147]=&quot;&quot;;&quot;&quot;;IF((OR([.D147]=[data_validation.A$1];[.D147]=[data_validation.A$2]));&quot;Indicate Date&quot;;&quot;N/A&quot;))" office:value-type="string" office:string-value="Indicate Date">
            <text:p>Indicate Date</text:p>
          </table:table-cell>
          <table:table-cell table:style-name="ce23" table:formula="of:=IF([.D147]=&quot;&quot;;&quot;&quot;;&quot;Indicate Date&quot;)" office:value-type="string" office:string-value="Indicate Date">
            <text:p>Indicate Date</text:p>
          </table:table-cell>
          <table:table-cell table:style-name="ce23" table:formula="of:=IF([.D147]=&quot;&quot;;&quot;&quot;;&quot;Indicate Date&quot;)" office:value-type="string" office:string-value="Indicate Date">
            <text:p>Indicate Date</text:p>
          </table:table-cell>
          <table:table-cell table:style-name="ce26" table:content-validation-name="val2"/>
          <table:table-cell table:style-name="ce30" table:formula="of:=SUM([.K147:.L14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48]=&quot;&quot;;&quot;&quot;;IF((OR([.D148]=[data_validation.A$1];[.D148]=[data_validation.A$2];[.D148]=[data_validation.A$5];[.D148]=[data_validation.A$6];[.D148]=[data_validation.A$14];[.D148]=[data_validation.A$16]));&quot;Indicate Date&quot;;&quot;N/A&quot;))" office:value-type="string" office:string-value="Indicate Date">
            <text:p>Indicate Date</text:p>
          </table:table-cell>
          <table:table-cell table:style-name="ce23" table:formula="of:=IF([.D148]=&quot;&quot;;&quot;&quot;;IF((OR([.D148]=[data_validation.A$1];[.D148]=[data_validation.A$2]));&quot;Indicate Date&quot;;&quot;N/A&quot;))" office:value-type="string" office:string-value="Indicate Date">
            <text:p>Indicate Date</text:p>
          </table:table-cell>
          <table:table-cell table:style-name="ce23" table:formula="of:=IF([.D148]=&quot;&quot;;&quot;&quot;;&quot;Indicate Date&quot;)" office:value-type="string" office:string-value="Indicate Date">
            <text:p>Indicate Date</text:p>
          </table:table-cell>
          <table:table-cell table:style-name="ce23" table:formula="of:=IF([.D148]=&quot;&quot;;&quot;&quot;;&quot;Indicate Date&quot;)" office:value-type="string" office:string-value="Indicate Date">
            <text:p>Indicate Date</text:p>
          </table:table-cell>
          <table:table-cell table:style-name="ce26" table:content-validation-name="val2"/>
          <table:table-cell table:style-name="ce30" table:formula="of:=SUM([.K148:.L14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49]=&quot;&quot;;&quot;&quot;;IF((OR([.D149]=[data_validation.A$1];[.D149]=[data_validation.A$2];[.D149]=[data_validation.A$5];[.D149]=[data_validation.A$6];[.D149]=[data_validation.A$14];[.D149]=[data_validation.A$16]));&quot;Indicate Date&quot;;&quot;N/A&quot;))" office:value-type="string" office:string-value="Indicate Date">
            <text:p>Indicate Date</text:p>
          </table:table-cell>
          <table:table-cell table:style-name="ce23" table:formula="of:=IF([.D149]=&quot;&quot;;&quot;&quot;;IF((OR([.D149]=[data_validation.A$1];[.D149]=[data_validation.A$2]));&quot;Indicate Date&quot;;&quot;N/A&quot;))" office:value-type="string" office:string-value="Indicate Date">
            <text:p>Indicate Date</text:p>
          </table:table-cell>
          <table:table-cell table:style-name="ce23" table:formula="of:=IF([.D149]=&quot;&quot;;&quot;&quot;;&quot;Indicate Date&quot;)" office:value-type="string" office:string-value="Indicate Date">
            <text:p>Indicate Date</text:p>
          </table:table-cell>
          <table:table-cell table:style-name="ce23" table:formula="of:=IF([.D149]=&quot;&quot;;&quot;&quot;;&quot;Indicate Date&quot;)" office:value-type="string" office:string-value="Indicate Date">
            <text:p>Indicate Date</text:p>
          </table:table-cell>
          <table:table-cell table:style-name="ce26" table:content-validation-name="val2"/>
          <table:table-cell table:style-name="ce30" table:formula="of:=SUM([.K149:.L14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50]=&quot;&quot;;&quot;&quot;;IF((OR([.D150]=[data_validation.A$1];[.D150]=[data_validation.A$2];[.D150]=[data_validation.A$5];[.D150]=[data_validation.A$6];[.D150]=[data_validation.A$14];[.D150]=[data_validation.A$16]));&quot;Indicate Date&quot;;&quot;N/A&quot;))" office:value-type="string" office:string-value="Indicate Date">
            <text:p>Indicate Date</text:p>
          </table:table-cell>
          <table:table-cell table:style-name="ce23" table:formula="of:=IF([.D150]=&quot;&quot;;&quot;&quot;;IF((OR([.D150]=[data_validation.A$1];[.D150]=[data_validation.A$2]));&quot;Indicate Date&quot;;&quot;N/A&quot;))" office:value-type="string" office:string-value="Indicate Date">
            <text:p>Indicate Date</text:p>
          </table:table-cell>
          <table:table-cell table:style-name="ce23" table:formula="of:=IF([.D150]=&quot;&quot;;&quot;&quot;;&quot;Indicate Date&quot;)" office:value-type="string" office:string-value="Indicate Date">
            <text:p>Indicate Date</text:p>
          </table:table-cell>
          <table:table-cell table:style-name="ce23" table:formula="of:=IF([.D150]=&quot;&quot;;&quot;&quot;;&quot;Indicate Date&quot;)" office:value-type="string" office:string-value="Indicate Date">
            <text:p>Indicate Date</text:p>
          </table:table-cell>
          <table:table-cell table:style-name="ce26" table:content-validation-name="val2"/>
          <table:table-cell table:style-name="ce30" table:formula="of:=SUM([.K150:.L15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51]=&quot;&quot;;&quot;&quot;;IF((OR([.D151]=[data_validation.A$1];[.D151]=[data_validation.A$2];[.D151]=[data_validation.A$5];[.D151]=[data_validation.A$6];[.D151]=[data_validation.A$14];[.D151]=[data_validation.A$16]));&quot;Indicate Date&quot;;&quot;N/A&quot;))" office:value-type="string" office:string-value="Indicate Date">
            <text:p>Indicate Date</text:p>
          </table:table-cell>
          <table:table-cell table:style-name="ce23" table:formula="of:=IF([.D151]=&quot;&quot;;&quot;&quot;;IF((OR([.D151]=[data_validation.A$1];[.D151]=[data_validation.A$2]));&quot;Indicate Date&quot;;&quot;N/A&quot;))" office:value-type="string" office:string-value="Indicate Date">
            <text:p>Indicate Date</text:p>
          </table:table-cell>
          <table:table-cell table:style-name="ce23" table:formula="of:=IF([.D151]=&quot;&quot;;&quot;&quot;;&quot;Indicate Date&quot;)" office:value-type="string" office:string-value="Indicate Date">
            <text:p>Indicate Date</text:p>
          </table:table-cell>
          <table:table-cell table:style-name="ce23" table:formula="of:=IF([.D151]=&quot;&quot;;&quot;&quot;;&quot;Indicate Date&quot;)" office:value-type="string" office:string-value="Indicate Date">
            <text:p>Indicate Date</text:p>
          </table:table-cell>
          <table:table-cell table:style-name="ce26" table:content-validation-name="val2"/>
          <table:table-cell table:style-name="ce30" table:formula="of:=SUM([.K151:.L15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52]=&quot;&quot;;&quot;&quot;;IF((OR([.D152]=[data_validation.A$1];[.D152]=[data_validation.A$2];[.D152]=[data_validation.A$5];[.D152]=[data_validation.A$6];[.D152]=[data_validation.A$14];[.D152]=[data_validation.A$16]));&quot;Indicate Date&quot;;&quot;N/A&quot;))" office:value-type="string" office:string-value="Indicate Date">
            <text:p>Indicate Date</text:p>
          </table:table-cell>
          <table:table-cell table:style-name="ce23" table:formula="of:=IF([.D152]=&quot;&quot;;&quot;&quot;;IF((OR([.D152]=[data_validation.A$1];[.D152]=[data_validation.A$2]));&quot;Indicate Date&quot;;&quot;N/A&quot;))" office:value-type="string" office:string-value="Indicate Date">
            <text:p>Indicate Date</text:p>
          </table:table-cell>
          <table:table-cell table:style-name="ce23" table:formula="of:=IF([.D152]=&quot;&quot;;&quot;&quot;;&quot;Indicate Date&quot;)" office:value-type="string" office:string-value="Indicate Date">
            <text:p>Indicate Date</text:p>
          </table:table-cell>
          <table:table-cell table:style-name="ce23" table:formula="of:=IF([.D152]=&quot;&quot;;&quot;&quot;;&quot;Indicate Date&quot;)" office:value-type="string" office:string-value="Indicate Date">
            <text:p>Indicate Date</text:p>
          </table:table-cell>
          <table:table-cell table:style-name="ce26" table:content-validation-name="val2"/>
          <table:table-cell table:style-name="ce30" table:formula="of:=SUM([.K152:.L15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53]=&quot;&quot;;&quot;&quot;;IF((OR([.D153]=[data_validation.A$1];[.D153]=[data_validation.A$2];[.D153]=[data_validation.A$5];[.D153]=[data_validation.A$6];[.D153]=[data_validation.A$14];[.D153]=[data_validation.A$16]));&quot;Indicate Date&quot;;&quot;N/A&quot;))" office:value-type="string" office:string-value="Indicate Date">
            <text:p>Indicate Date</text:p>
          </table:table-cell>
          <table:table-cell table:style-name="ce23" table:formula="of:=IF([.D153]=&quot;&quot;;&quot;&quot;;IF((OR([.D153]=[data_validation.A$1];[.D153]=[data_validation.A$2]));&quot;Indicate Date&quot;;&quot;N/A&quot;))" office:value-type="string" office:string-value="Indicate Date">
            <text:p>Indicate Date</text:p>
          </table:table-cell>
          <table:table-cell table:style-name="ce23" table:formula="of:=IF([.D153]=&quot;&quot;;&quot;&quot;;&quot;Indicate Date&quot;)" office:value-type="string" office:string-value="Indicate Date">
            <text:p>Indicate Date</text:p>
          </table:table-cell>
          <table:table-cell table:style-name="ce23" table:formula="of:=IF([.D153]=&quot;&quot;;&quot;&quot;;&quot;Indicate Date&quot;)" office:value-type="string" office:string-value="Indicate Date">
            <text:p>Indicate Date</text:p>
          </table:table-cell>
          <table:table-cell table:style-name="ce26" table:content-validation-name="val2"/>
          <table:table-cell table:style-name="ce30" table:formula="of:=SUM([.K153:.L15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54]=&quot;&quot;;&quot;&quot;;IF((OR([.D154]=[data_validation.A$1];[.D154]=[data_validation.A$2];[.D154]=[data_validation.A$5];[.D154]=[data_validation.A$6];[.D154]=[data_validation.A$14];[.D154]=[data_validation.A$16]));&quot;Indicate Date&quot;;&quot;N/A&quot;))" office:value-type="string" office:string-value="Indicate Date">
            <text:p>Indicate Date</text:p>
          </table:table-cell>
          <table:table-cell table:style-name="ce23" table:formula="of:=IF([.D154]=&quot;&quot;;&quot;&quot;;IF((OR([.D154]=[data_validation.A$1];[.D154]=[data_validation.A$2]));&quot;Indicate Date&quot;;&quot;N/A&quot;))" office:value-type="string" office:string-value="Indicate Date">
            <text:p>Indicate Date</text:p>
          </table:table-cell>
          <table:table-cell table:style-name="ce23" table:formula="of:=IF([.D154]=&quot;&quot;;&quot;&quot;;&quot;Indicate Date&quot;)" office:value-type="string" office:string-value="Indicate Date">
            <text:p>Indicate Date</text:p>
          </table:table-cell>
          <table:table-cell table:style-name="ce23" table:formula="of:=IF([.D154]=&quot;&quot;;&quot;&quot;;&quot;Indicate Date&quot;)" office:value-type="string" office:string-value="Indicate Date">
            <text:p>Indicate Date</text:p>
          </table:table-cell>
          <table:table-cell table:style-name="ce26" table:content-validation-name="val2"/>
          <table:table-cell table:style-name="ce30" table:formula="of:=SUM([.K154:.L15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55]=&quot;&quot;;&quot;&quot;;IF((OR([.D155]=[data_validation.A$1];[.D155]=[data_validation.A$2];[.D155]=[data_validation.A$5];[.D155]=[data_validation.A$6];[.D155]=[data_validation.A$14];[.D155]=[data_validation.A$16]));&quot;Indicate Date&quot;;&quot;N/A&quot;))" office:value-type="string" office:string-value="Indicate Date">
            <text:p>Indicate Date</text:p>
          </table:table-cell>
          <table:table-cell table:style-name="ce23" table:formula="of:=IF([.D155]=&quot;&quot;;&quot;&quot;;IF((OR([.D155]=[data_validation.A$1];[.D155]=[data_validation.A$2]));&quot;Indicate Date&quot;;&quot;N/A&quot;))" office:value-type="string" office:string-value="Indicate Date">
            <text:p>Indicate Date</text:p>
          </table:table-cell>
          <table:table-cell table:style-name="ce23" table:formula="of:=IF([.D155]=&quot;&quot;;&quot;&quot;;&quot;Indicate Date&quot;)" office:value-type="string" office:string-value="Indicate Date">
            <text:p>Indicate Date</text:p>
          </table:table-cell>
          <table:table-cell table:style-name="ce23" table:formula="of:=IF([.D155]=&quot;&quot;;&quot;&quot;;&quot;Indicate Date&quot;)" office:value-type="string" office:string-value="Indicate Date">
            <text:p>Indicate Date</text:p>
          </table:table-cell>
          <table:table-cell table:style-name="ce26" table:content-validation-name="val2"/>
          <table:table-cell table:style-name="ce30" table:formula="of:=SUM([.K155:.L15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56]=&quot;&quot;;&quot;&quot;;IF((OR([.D156]=[data_validation.A$1];[.D156]=[data_validation.A$2];[.D156]=[data_validation.A$5];[.D156]=[data_validation.A$6];[.D156]=[data_validation.A$14];[.D156]=[data_validation.A$16]));&quot;Indicate Date&quot;;&quot;N/A&quot;))" office:value-type="string" office:string-value="Indicate Date">
            <text:p>Indicate Date</text:p>
          </table:table-cell>
          <table:table-cell table:style-name="ce23" table:formula="of:=IF([.D156]=&quot;&quot;;&quot;&quot;;IF((OR([.D156]=[data_validation.A$1];[.D156]=[data_validation.A$2]));&quot;Indicate Date&quot;;&quot;N/A&quot;))" office:value-type="string" office:string-value="Indicate Date">
            <text:p>Indicate Date</text:p>
          </table:table-cell>
          <table:table-cell table:style-name="ce23" table:formula="of:=IF([.D156]=&quot;&quot;;&quot;&quot;;&quot;Indicate Date&quot;)" office:value-type="string" office:string-value="Indicate Date">
            <text:p>Indicate Date</text:p>
          </table:table-cell>
          <table:table-cell table:style-name="ce23" table:formula="of:=IF([.D156]=&quot;&quot;;&quot;&quot;;&quot;Indicate Date&quot;)" office:value-type="string" office:string-value="Indicate Date">
            <text:p>Indicate Date</text:p>
          </table:table-cell>
          <table:table-cell table:style-name="ce26" table:content-validation-name="val2"/>
          <table:table-cell table:style-name="ce30" table:formula="of:=SUM([.K156:.L15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57]=&quot;&quot;;&quot;&quot;;IF((OR([.D157]=[data_validation.A$1];[.D157]=[data_validation.A$2];[.D157]=[data_validation.A$5];[.D157]=[data_validation.A$6];[.D157]=[data_validation.A$14];[.D157]=[data_validation.A$16]));&quot;Indicate Date&quot;;&quot;N/A&quot;))" office:value-type="string" office:string-value="Indicate Date">
            <text:p>Indicate Date</text:p>
          </table:table-cell>
          <table:table-cell table:style-name="ce23" table:formula="of:=IF([.D157]=&quot;&quot;;&quot;&quot;;IF((OR([.D157]=[data_validation.A$1];[.D157]=[data_validation.A$2]));&quot;Indicate Date&quot;;&quot;N/A&quot;))" office:value-type="string" office:string-value="Indicate Date">
            <text:p>Indicate Date</text:p>
          </table:table-cell>
          <table:table-cell table:style-name="ce23" table:formula="of:=IF([.D157]=&quot;&quot;;&quot;&quot;;&quot;Indicate Date&quot;)" office:value-type="string" office:string-value="Indicate Date">
            <text:p>Indicate Date</text:p>
          </table:table-cell>
          <table:table-cell table:style-name="ce23" table:formula="of:=IF([.D157]=&quot;&quot;;&quot;&quot;;&quot;Indicate Date&quot;)" office:value-type="string" office:string-value="Indicate Date">
            <text:p>Indicate Date</text:p>
          </table:table-cell>
          <table:table-cell table:style-name="ce26" table:content-validation-name="val2"/>
          <table:table-cell table:style-name="ce30" table:formula="of:=SUM([.K157:.L15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58]=&quot;&quot;;&quot;&quot;;IF((OR([.D158]=[data_validation.A$1];[.D158]=[data_validation.A$2];[.D158]=[data_validation.A$5];[.D158]=[data_validation.A$6];[.D158]=[data_validation.A$14];[.D158]=[data_validation.A$16]));&quot;Indicate Date&quot;;&quot;N/A&quot;))" office:value-type="string" office:string-value="Indicate Date">
            <text:p>Indicate Date</text:p>
          </table:table-cell>
          <table:table-cell table:style-name="ce23" table:formula="of:=IF([.D158]=&quot;&quot;;&quot;&quot;;IF((OR([.D158]=[data_validation.A$1];[.D158]=[data_validation.A$2]));&quot;Indicate Date&quot;;&quot;N/A&quot;))" office:value-type="string" office:string-value="Indicate Date">
            <text:p>Indicate Date</text:p>
          </table:table-cell>
          <table:table-cell table:style-name="ce23" table:formula="of:=IF([.D158]=&quot;&quot;;&quot;&quot;;&quot;Indicate Date&quot;)" office:value-type="string" office:string-value="Indicate Date">
            <text:p>Indicate Date</text:p>
          </table:table-cell>
          <table:table-cell table:style-name="ce23" table:formula="of:=IF([.D158]=&quot;&quot;;&quot;&quot;;&quot;Indicate Date&quot;)" office:value-type="string" office:string-value="Indicate Date">
            <text:p>Indicate Date</text:p>
          </table:table-cell>
          <table:table-cell table:style-name="ce26" table:content-validation-name="val2"/>
          <table:table-cell table:style-name="ce30" table:formula="of:=SUM([.K158:.L15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59]=&quot;&quot;;&quot;&quot;;IF((OR([.D159]=[data_validation.A$1];[.D159]=[data_validation.A$2];[.D159]=[data_validation.A$5];[.D159]=[data_validation.A$6];[.D159]=[data_validation.A$14];[.D159]=[data_validation.A$16]));&quot;Indicate Date&quot;;&quot;N/A&quot;))" office:value-type="string" office:string-value="Indicate Date">
            <text:p>Indicate Date</text:p>
          </table:table-cell>
          <table:table-cell table:style-name="ce23" table:formula="of:=IF([.D159]=&quot;&quot;;&quot;&quot;;IF((OR([.D159]=[data_validation.A$1];[.D159]=[data_validation.A$2]));&quot;Indicate Date&quot;;&quot;N/A&quot;))" office:value-type="string" office:string-value="Indicate Date">
            <text:p>Indicate Date</text:p>
          </table:table-cell>
          <table:table-cell table:style-name="ce23" table:formula="of:=IF([.D159]=&quot;&quot;;&quot;&quot;;&quot;Indicate Date&quot;)" office:value-type="string" office:string-value="Indicate Date">
            <text:p>Indicate Date</text:p>
          </table:table-cell>
          <table:table-cell table:style-name="ce23" table:formula="of:=IF([.D159]=&quot;&quot;;&quot;&quot;;&quot;Indicate Date&quot;)" office:value-type="string" office:string-value="Indicate Date">
            <text:p>Indicate Date</text:p>
          </table:table-cell>
          <table:table-cell table:style-name="ce26" table:content-validation-name="val2"/>
          <table:table-cell table:style-name="ce30" table:formula="of:=SUM([.K159:.L15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60]=&quot;&quot;;&quot;&quot;;IF((OR([.D160]=[data_validation.A$1];[.D160]=[data_validation.A$2];[.D160]=[data_validation.A$5];[.D160]=[data_validation.A$6];[.D160]=[data_validation.A$14];[.D160]=[data_validation.A$16]));&quot;Indicate Date&quot;;&quot;N/A&quot;))" office:value-type="string" office:string-value="Indicate Date">
            <text:p>Indicate Date</text:p>
          </table:table-cell>
          <table:table-cell table:style-name="ce23" table:formula="of:=IF([.D160]=&quot;&quot;;&quot;&quot;;IF((OR([.D160]=[data_validation.A$1];[.D160]=[data_validation.A$2]));&quot;Indicate Date&quot;;&quot;N/A&quot;))" office:value-type="string" office:string-value="Indicate Date">
            <text:p>Indicate Date</text:p>
          </table:table-cell>
          <table:table-cell table:style-name="ce23" table:formula="of:=IF([.D160]=&quot;&quot;;&quot;&quot;;&quot;Indicate Date&quot;)" office:value-type="string" office:string-value="Indicate Date">
            <text:p>Indicate Date</text:p>
          </table:table-cell>
          <table:table-cell table:style-name="ce23" table:formula="of:=IF([.D160]=&quot;&quot;;&quot;&quot;;&quot;Indicate Date&quot;)" office:value-type="string" office:string-value="Indicate Date">
            <text:p>Indicate Date</text:p>
          </table:table-cell>
          <table:table-cell table:style-name="ce26" table:content-validation-name="val2"/>
          <table:table-cell table:style-name="ce30" table:formula="of:=SUM([.K160:.L16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61]=&quot;&quot;;&quot;&quot;;IF((OR([.D161]=[data_validation.A$1];[.D161]=[data_validation.A$2];[.D161]=[data_validation.A$5];[.D161]=[data_validation.A$6];[.D161]=[data_validation.A$14];[.D161]=[data_validation.A$16]));&quot;Indicate Date&quot;;&quot;N/A&quot;))" office:value-type="string" office:string-value="Indicate Date">
            <text:p>Indicate Date</text:p>
          </table:table-cell>
          <table:table-cell table:style-name="ce23" table:formula="of:=IF([.D161]=&quot;&quot;;&quot;&quot;;IF((OR([.D161]=[data_validation.A$1];[.D161]=[data_validation.A$2]));&quot;Indicate Date&quot;;&quot;N/A&quot;))" office:value-type="string" office:string-value="Indicate Date">
            <text:p>Indicate Date</text:p>
          </table:table-cell>
          <table:table-cell table:style-name="ce23" table:formula="of:=IF([.D161]=&quot;&quot;;&quot;&quot;;&quot;Indicate Date&quot;)" office:value-type="string" office:string-value="Indicate Date">
            <text:p>Indicate Date</text:p>
          </table:table-cell>
          <table:table-cell table:style-name="ce23" table:formula="of:=IF([.D161]=&quot;&quot;;&quot;&quot;;&quot;Indicate Date&quot;)" office:value-type="string" office:string-value="Indicate Date">
            <text:p>Indicate Date</text:p>
          </table:table-cell>
          <table:table-cell table:style-name="ce26" table:content-validation-name="val2"/>
          <table:table-cell table:style-name="ce30" table:formula="of:=SUM([.K161:.L16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62]=&quot;&quot;;&quot;&quot;;IF((OR([.D162]=[data_validation.A$1];[.D162]=[data_validation.A$2];[.D162]=[data_validation.A$5];[.D162]=[data_validation.A$6];[.D162]=[data_validation.A$14];[.D162]=[data_validation.A$16]));&quot;Indicate Date&quot;;&quot;N/A&quot;))" office:value-type="string" office:string-value="Indicate Date">
            <text:p>Indicate Date</text:p>
          </table:table-cell>
          <table:table-cell table:style-name="ce23" table:formula="of:=IF([.D162]=&quot;&quot;;&quot;&quot;;IF((OR([.D162]=[data_validation.A$1];[.D162]=[data_validation.A$2]));&quot;Indicate Date&quot;;&quot;N/A&quot;))" office:value-type="string" office:string-value="Indicate Date">
            <text:p>Indicate Date</text:p>
          </table:table-cell>
          <table:table-cell table:style-name="ce23" table:formula="of:=IF([.D162]=&quot;&quot;;&quot;&quot;;&quot;Indicate Date&quot;)" office:value-type="string" office:string-value="Indicate Date">
            <text:p>Indicate Date</text:p>
          </table:table-cell>
          <table:table-cell table:style-name="ce23" table:formula="of:=IF([.D162]=&quot;&quot;;&quot;&quot;;&quot;Indicate Date&quot;)" office:value-type="string" office:string-value="Indicate Date">
            <text:p>Indicate Date</text:p>
          </table:table-cell>
          <table:table-cell table:style-name="ce26" table:content-validation-name="val2"/>
          <table:table-cell table:style-name="ce30" table:formula="of:=SUM([.K162:.L16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63]=&quot;&quot;;&quot;&quot;;IF((OR([.D163]=[data_validation.A$1];[.D163]=[data_validation.A$2];[.D163]=[data_validation.A$5];[.D163]=[data_validation.A$6];[.D163]=[data_validation.A$14];[.D163]=[data_validation.A$16]));&quot;Indicate Date&quot;;&quot;N/A&quot;))" office:value-type="string" office:string-value="Indicate Date">
            <text:p>Indicate Date</text:p>
          </table:table-cell>
          <table:table-cell table:style-name="ce23" table:formula="of:=IF([.D163]=&quot;&quot;;&quot;&quot;;IF((OR([.D163]=[data_validation.A$1];[.D163]=[data_validation.A$2]));&quot;Indicate Date&quot;;&quot;N/A&quot;))" office:value-type="string" office:string-value="Indicate Date">
            <text:p>Indicate Date</text:p>
          </table:table-cell>
          <table:table-cell table:style-name="ce23" table:formula="of:=IF([.D163]=&quot;&quot;;&quot;&quot;;&quot;Indicate Date&quot;)" office:value-type="string" office:string-value="Indicate Date">
            <text:p>Indicate Date</text:p>
          </table:table-cell>
          <table:table-cell table:style-name="ce23" table:formula="of:=IF([.D163]=&quot;&quot;;&quot;&quot;;&quot;Indicate Date&quot;)" office:value-type="string" office:string-value="Indicate Date">
            <text:p>Indicate Date</text:p>
          </table:table-cell>
          <table:table-cell table:style-name="ce26" table:content-validation-name="val2"/>
          <table:table-cell table:style-name="ce30" table:formula="of:=SUM([.K163:.L16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64]=&quot;&quot;;&quot;&quot;;IF((OR([.D164]=[data_validation.A$1];[.D164]=[data_validation.A$2];[.D164]=[data_validation.A$5];[.D164]=[data_validation.A$6];[.D164]=[data_validation.A$14];[.D164]=[data_validation.A$16]));&quot;Indicate Date&quot;;&quot;N/A&quot;))" office:value-type="string" office:string-value="Indicate Date">
            <text:p>Indicate Date</text:p>
          </table:table-cell>
          <table:table-cell table:style-name="ce23" table:formula="of:=IF([.D164]=&quot;&quot;;&quot;&quot;;IF((OR([.D164]=[data_validation.A$1];[.D164]=[data_validation.A$2]));&quot;Indicate Date&quot;;&quot;N/A&quot;))" office:value-type="string" office:string-value="Indicate Date">
            <text:p>Indicate Date</text:p>
          </table:table-cell>
          <table:table-cell table:style-name="ce23" table:formula="of:=IF([.D164]=&quot;&quot;;&quot;&quot;;&quot;Indicate Date&quot;)" office:value-type="string" office:string-value="Indicate Date">
            <text:p>Indicate Date</text:p>
          </table:table-cell>
          <table:table-cell table:style-name="ce23" table:formula="of:=IF([.D164]=&quot;&quot;;&quot;&quot;;&quot;Indicate Date&quot;)" office:value-type="string" office:string-value="Indicate Date">
            <text:p>Indicate Date</text:p>
          </table:table-cell>
          <table:table-cell table:style-name="ce26" table:content-validation-name="val2"/>
          <table:table-cell table:style-name="ce30" table:formula="of:=SUM([.K164:.L16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65]=&quot;&quot;;&quot;&quot;;IF((OR([.D165]=[data_validation.A$1];[.D165]=[data_validation.A$2];[.D165]=[data_validation.A$5];[.D165]=[data_validation.A$6];[.D165]=[data_validation.A$14];[.D165]=[data_validation.A$16]));&quot;Indicate Date&quot;;&quot;N/A&quot;))" office:value-type="string" office:string-value="Indicate Date">
            <text:p>Indicate Date</text:p>
          </table:table-cell>
          <table:table-cell table:style-name="ce23" table:formula="of:=IF([.D165]=&quot;&quot;;&quot;&quot;;IF((OR([.D165]=[data_validation.A$1];[.D165]=[data_validation.A$2]));&quot;Indicate Date&quot;;&quot;N/A&quot;))" office:value-type="string" office:string-value="Indicate Date">
            <text:p>Indicate Date</text:p>
          </table:table-cell>
          <table:table-cell table:style-name="ce23" table:formula="of:=IF([.D165]=&quot;&quot;;&quot;&quot;;&quot;Indicate Date&quot;)" office:value-type="string" office:string-value="Indicate Date">
            <text:p>Indicate Date</text:p>
          </table:table-cell>
          <table:table-cell table:style-name="ce23" table:formula="of:=IF([.D165]=&quot;&quot;;&quot;&quot;;&quot;Indicate Date&quot;)" office:value-type="string" office:string-value="Indicate Date">
            <text:p>Indicate Date</text:p>
          </table:table-cell>
          <table:table-cell table:style-name="ce26" table:content-validation-name="val2"/>
          <table:table-cell table:style-name="ce30" table:formula="of:=SUM([.K165:.L16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66]=&quot;&quot;;&quot;&quot;;IF((OR([.D166]=[data_validation.A$1];[.D166]=[data_validation.A$2];[.D166]=[data_validation.A$5];[.D166]=[data_validation.A$6];[.D166]=[data_validation.A$14];[.D166]=[data_validation.A$16]));&quot;Indicate Date&quot;;&quot;N/A&quot;))" office:value-type="string" office:string-value="Indicate Date">
            <text:p>Indicate Date</text:p>
          </table:table-cell>
          <table:table-cell table:style-name="ce23" table:formula="of:=IF([.D166]=&quot;&quot;;&quot;&quot;;IF((OR([.D166]=[data_validation.A$1];[.D166]=[data_validation.A$2]));&quot;Indicate Date&quot;;&quot;N/A&quot;))" office:value-type="string" office:string-value="Indicate Date">
            <text:p>Indicate Date</text:p>
          </table:table-cell>
          <table:table-cell table:style-name="ce23" table:formula="of:=IF([.D166]=&quot;&quot;;&quot;&quot;;&quot;Indicate Date&quot;)" office:value-type="string" office:string-value="Indicate Date">
            <text:p>Indicate Date</text:p>
          </table:table-cell>
          <table:table-cell table:style-name="ce23" table:formula="of:=IF([.D166]=&quot;&quot;;&quot;&quot;;&quot;Indicate Date&quot;)" office:value-type="string" office:string-value="Indicate Date">
            <text:p>Indicate Date</text:p>
          </table:table-cell>
          <table:table-cell table:style-name="ce26" table:content-validation-name="val2"/>
          <table:table-cell table:style-name="ce30" table:formula="of:=SUM([.K166:.L16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67]=&quot;&quot;;&quot;&quot;;IF((OR([.D167]=[data_validation.A$1];[.D167]=[data_validation.A$2];[.D167]=[data_validation.A$5];[.D167]=[data_validation.A$6];[.D167]=[data_validation.A$14];[.D167]=[data_validation.A$16]));&quot;Indicate Date&quot;;&quot;N/A&quot;))" office:value-type="string" office:string-value="Indicate Date">
            <text:p>Indicate Date</text:p>
          </table:table-cell>
          <table:table-cell table:style-name="ce23" table:formula="of:=IF([.D167]=&quot;&quot;;&quot;&quot;;IF((OR([.D167]=[data_validation.A$1];[.D167]=[data_validation.A$2]));&quot;Indicate Date&quot;;&quot;N/A&quot;))" office:value-type="string" office:string-value="Indicate Date">
            <text:p>Indicate Date</text:p>
          </table:table-cell>
          <table:table-cell table:style-name="ce23" table:formula="of:=IF([.D167]=&quot;&quot;;&quot;&quot;;&quot;Indicate Date&quot;)" office:value-type="string" office:string-value="Indicate Date">
            <text:p>Indicate Date</text:p>
          </table:table-cell>
          <table:table-cell table:style-name="ce23" table:formula="of:=IF([.D167]=&quot;&quot;;&quot;&quot;;&quot;Indicate Date&quot;)" office:value-type="string" office:string-value="Indicate Date">
            <text:p>Indicate Date</text:p>
          </table:table-cell>
          <table:table-cell table:style-name="ce26" table:content-validation-name="val2"/>
          <table:table-cell table:style-name="ce30" table:formula="of:=SUM([.K167:.L16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68]=&quot;&quot;;&quot;&quot;;IF((OR([.D168]=[data_validation.A$1];[.D168]=[data_validation.A$2];[.D168]=[data_validation.A$5];[.D168]=[data_validation.A$6];[.D168]=[data_validation.A$14];[.D168]=[data_validation.A$16]));&quot;Indicate Date&quot;;&quot;N/A&quot;))" office:value-type="string" office:string-value="Indicate Date">
            <text:p>Indicate Date</text:p>
          </table:table-cell>
          <table:table-cell table:style-name="ce23" table:formula="of:=IF([.D168]=&quot;&quot;;&quot;&quot;;IF((OR([.D168]=[data_validation.A$1];[.D168]=[data_validation.A$2]));&quot;Indicate Date&quot;;&quot;N/A&quot;))" office:value-type="string" office:string-value="Indicate Date">
            <text:p>Indicate Date</text:p>
          </table:table-cell>
          <table:table-cell table:style-name="ce23" table:formula="of:=IF([.D168]=&quot;&quot;;&quot;&quot;;&quot;Indicate Date&quot;)" office:value-type="string" office:string-value="Indicate Date">
            <text:p>Indicate Date</text:p>
          </table:table-cell>
          <table:table-cell table:style-name="ce23" table:formula="of:=IF([.D168]=&quot;&quot;;&quot;&quot;;&quot;Indicate Date&quot;)" office:value-type="string" office:string-value="Indicate Date">
            <text:p>Indicate Date</text:p>
          </table:table-cell>
          <table:table-cell table:style-name="ce26" table:content-validation-name="val2"/>
          <table:table-cell table:style-name="ce30" table:formula="of:=SUM([.K168:.L16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69]=&quot;&quot;;&quot;&quot;;IF((OR([.D169]=[data_validation.A$1];[.D169]=[data_validation.A$2];[.D169]=[data_validation.A$5];[.D169]=[data_validation.A$6];[.D169]=[data_validation.A$14];[.D169]=[data_validation.A$16]));&quot;Indicate Date&quot;;&quot;N/A&quot;))" office:value-type="string" office:string-value="Indicate Date">
            <text:p>Indicate Date</text:p>
          </table:table-cell>
          <table:table-cell table:style-name="ce23" table:formula="of:=IF([.D169]=&quot;&quot;;&quot;&quot;;IF((OR([.D169]=[data_validation.A$1];[.D169]=[data_validation.A$2]));&quot;Indicate Date&quot;;&quot;N/A&quot;))" office:value-type="string" office:string-value="Indicate Date">
            <text:p>Indicate Date</text:p>
          </table:table-cell>
          <table:table-cell table:style-name="ce23" table:formula="of:=IF([.D169]=&quot;&quot;;&quot;&quot;;&quot;Indicate Date&quot;)" office:value-type="string" office:string-value="Indicate Date">
            <text:p>Indicate Date</text:p>
          </table:table-cell>
          <table:table-cell table:style-name="ce23" table:formula="of:=IF([.D169]=&quot;&quot;;&quot;&quot;;&quot;Indicate Date&quot;)" office:value-type="string" office:string-value="Indicate Date">
            <text:p>Indicate Date</text:p>
          </table:table-cell>
          <table:table-cell table:style-name="ce26" table:content-validation-name="val2"/>
          <table:table-cell table:style-name="ce30" table:formula="of:=SUM([.K169:.L16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70]=&quot;&quot;;&quot;&quot;;IF((OR([.D170]=[data_validation.A$1];[.D170]=[data_validation.A$2];[.D170]=[data_validation.A$5];[.D170]=[data_validation.A$6];[.D170]=[data_validation.A$14];[.D170]=[data_validation.A$16]));&quot;Indicate Date&quot;;&quot;N/A&quot;))" office:value-type="string" office:string-value="Indicate Date">
            <text:p>Indicate Date</text:p>
          </table:table-cell>
          <table:table-cell table:style-name="ce23" table:formula="of:=IF([.D170]=&quot;&quot;;&quot;&quot;;IF((OR([.D170]=[data_validation.A$1];[.D170]=[data_validation.A$2]));&quot;Indicate Date&quot;;&quot;N/A&quot;))" office:value-type="string" office:string-value="Indicate Date">
            <text:p>Indicate Date</text:p>
          </table:table-cell>
          <table:table-cell table:style-name="ce23" table:formula="of:=IF([.D170]=&quot;&quot;;&quot;&quot;;&quot;Indicate Date&quot;)" office:value-type="string" office:string-value="Indicate Date">
            <text:p>Indicate Date</text:p>
          </table:table-cell>
          <table:table-cell table:style-name="ce23" table:formula="of:=IF([.D170]=&quot;&quot;;&quot;&quot;;&quot;Indicate Date&quot;)" office:value-type="string" office:string-value="Indicate Date">
            <text:p>Indicate Date</text:p>
          </table:table-cell>
          <table:table-cell table:style-name="ce26" table:content-validation-name="val2"/>
          <table:table-cell table:style-name="ce30" table:formula="of:=SUM([.K170:.L17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71]=&quot;&quot;;&quot;&quot;;IF((OR([.D171]=[data_validation.A$1];[.D171]=[data_validation.A$2];[.D171]=[data_validation.A$5];[.D171]=[data_validation.A$6];[.D171]=[data_validation.A$14];[.D171]=[data_validation.A$16]));&quot;Indicate Date&quot;;&quot;N/A&quot;))" office:value-type="string" office:string-value="Indicate Date">
            <text:p>Indicate Date</text:p>
          </table:table-cell>
          <table:table-cell table:style-name="ce23" table:formula="of:=IF([.D171]=&quot;&quot;;&quot;&quot;;IF((OR([.D171]=[data_validation.A$1];[.D171]=[data_validation.A$2]));&quot;Indicate Date&quot;;&quot;N/A&quot;))" office:value-type="string" office:string-value="Indicate Date">
            <text:p>Indicate Date</text:p>
          </table:table-cell>
          <table:table-cell table:style-name="ce23" table:formula="of:=IF([.D171]=&quot;&quot;;&quot;&quot;;&quot;Indicate Date&quot;)" office:value-type="string" office:string-value="Indicate Date">
            <text:p>Indicate Date</text:p>
          </table:table-cell>
          <table:table-cell table:style-name="ce23" table:formula="of:=IF([.D171]=&quot;&quot;;&quot;&quot;;&quot;Indicate Date&quot;)" office:value-type="string" office:string-value="Indicate Date">
            <text:p>Indicate Date</text:p>
          </table:table-cell>
          <table:table-cell table:style-name="ce26" table:content-validation-name="val2"/>
          <table:table-cell table:style-name="ce30" table:formula="of:=SUM([.K171:.L17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72]=&quot;&quot;;&quot;&quot;;IF((OR([.D172]=[data_validation.A$1];[.D172]=[data_validation.A$2];[.D172]=[data_validation.A$5];[.D172]=[data_validation.A$6];[.D172]=[data_validation.A$14];[.D172]=[data_validation.A$16]));&quot;Indicate Date&quot;;&quot;N/A&quot;))" office:value-type="string" office:string-value="Indicate Date">
            <text:p>Indicate Date</text:p>
          </table:table-cell>
          <table:table-cell table:style-name="ce23" table:formula="of:=IF([.D172]=&quot;&quot;;&quot;&quot;;IF((OR([.D172]=[data_validation.A$1];[.D172]=[data_validation.A$2]));&quot;Indicate Date&quot;;&quot;N/A&quot;))" office:value-type="string" office:string-value="Indicate Date">
            <text:p>Indicate Date</text:p>
          </table:table-cell>
          <table:table-cell table:style-name="ce23" table:formula="of:=IF([.D172]=&quot;&quot;;&quot;&quot;;&quot;Indicate Date&quot;)" office:value-type="string" office:string-value="Indicate Date">
            <text:p>Indicate Date</text:p>
          </table:table-cell>
          <table:table-cell table:style-name="ce23" table:formula="of:=IF([.D172]=&quot;&quot;;&quot;&quot;;&quot;Indicate Date&quot;)" office:value-type="string" office:string-value="Indicate Date">
            <text:p>Indicate Date</text:p>
          </table:table-cell>
          <table:table-cell table:style-name="ce26" table:content-validation-name="val2"/>
          <table:table-cell table:style-name="ce30" table:formula="of:=SUM([.K172:.L17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73]=&quot;&quot;;&quot;&quot;;IF((OR([.D173]=[data_validation.A$1];[.D173]=[data_validation.A$2];[.D173]=[data_validation.A$5];[.D173]=[data_validation.A$6];[.D173]=[data_validation.A$14];[.D173]=[data_validation.A$16]));&quot;Indicate Date&quot;;&quot;N/A&quot;))" office:value-type="string" office:string-value="Indicate Date">
            <text:p>Indicate Date</text:p>
          </table:table-cell>
          <table:table-cell table:style-name="ce23" table:formula="of:=IF([.D173]=&quot;&quot;;&quot;&quot;;IF((OR([.D173]=[data_validation.A$1];[.D173]=[data_validation.A$2]));&quot;Indicate Date&quot;;&quot;N/A&quot;))" office:value-type="string" office:string-value="Indicate Date">
            <text:p>Indicate Date</text:p>
          </table:table-cell>
          <table:table-cell table:style-name="ce23" table:formula="of:=IF([.D173]=&quot;&quot;;&quot;&quot;;&quot;Indicate Date&quot;)" office:value-type="string" office:string-value="Indicate Date">
            <text:p>Indicate Date</text:p>
          </table:table-cell>
          <table:table-cell table:style-name="ce23" table:formula="of:=IF([.D173]=&quot;&quot;;&quot;&quot;;&quot;Indicate Date&quot;)" office:value-type="string" office:string-value="Indicate Date">
            <text:p>Indicate Date</text:p>
          </table:table-cell>
          <table:table-cell table:style-name="ce26" table:content-validation-name="val2"/>
          <table:table-cell table:style-name="ce30" table:formula="of:=SUM([.K173:.L17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74]=&quot;&quot;;&quot;&quot;;IF((OR([.D174]=[data_validation.A$1];[.D174]=[data_validation.A$2];[.D174]=[data_validation.A$5];[.D174]=[data_validation.A$6];[.D174]=[data_validation.A$14];[.D174]=[data_validation.A$16]));&quot;Indicate Date&quot;;&quot;N/A&quot;))" office:value-type="string" office:string-value="Indicate Date">
            <text:p>Indicate Date</text:p>
          </table:table-cell>
          <table:table-cell table:style-name="ce23" table:formula="of:=IF([.D174]=&quot;&quot;;&quot;&quot;;IF((OR([.D174]=[data_validation.A$1];[.D174]=[data_validation.A$2]));&quot;Indicate Date&quot;;&quot;N/A&quot;))" office:value-type="string" office:string-value="Indicate Date">
            <text:p>Indicate Date</text:p>
          </table:table-cell>
          <table:table-cell table:style-name="ce23" table:formula="of:=IF([.D174]=&quot;&quot;;&quot;&quot;;&quot;Indicate Date&quot;)" office:value-type="string" office:string-value="Indicate Date">
            <text:p>Indicate Date</text:p>
          </table:table-cell>
          <table:table-cell table:style-name="ce23" table:formula="of:=IF([.D174]=&quot;&quot;;&quot;&quot;;&quot;Indicate Date&quot;)" office:value-type="string" office:string-value="Indicate Date">
            <text:p>Indicate Date</text:p>
          </table:table-cell>
          <table:table-cell table:style-name="ce26" table:content-validation-name="val2"/>
          <table:table-cell table:style-name="ce30" table:formula="of:=SUM([.K174:.L174])"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75]=&quot;&quot;;&quot;&quot;;IF((OR([.D175]=[data_validation.A$1];[.D175]=[data_validation.A$2];[.D175]=[data_validation.A$5];[.D175]=[data_validation.A$6];[.D175]=[data_validation.A$14];[.D175]=[data_validation.A$16]));&quot;Indicate Date&quot;;&quot;N/A&quot;))" office:value-type="string" office:string-value="Indicate Date">
            <text:p>Indicate Date</text:p>
          </table:table-cell>
          <table:table-cell table:style-name="ce23" table:formula="of:=IF([.D175]=&quot;&quot;;&quot;&quot;;IF((OR([.D175]=[data_validation.A$1];[.D175]=[data_validation.A$2]));&quot;Indicate Date&quot;;&quot;N/A&quot;))" office:value-type="string" office:string-value="Indicate Date">
            <text:p>Indicate Date</text:p>
          </table:table-cell>
          <table:table-cell table:style-name="ce23" table:formula="of:=IF([.D175]=&quot;&quot;;&quot;&quot;;&quot;Indicate Date&quot;)" office:value-type="string" office:string-value="Indicate Date">
            <text:p>Indicate Date</text:p>
          </table:table-cell>
          <table:table-cell table:style-name="ce23" table:formula="of:=IF([.D175]=&quot;&quot;;&quot;&quot;;&quot;Indicate Date&quot;)" office:value-type="string" office:string-value="Indicate Date">
            <text:p>Indicate Date</text:p>
          </table:table-cell>
          <table:table-cell table:style-name="ce26" table:content-validation-name="val2"/>
          <table:table-cell table:style-name="ce30" table:formula="of:=SUM([.K175:.L175])"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76]=&quot;&quot;;&quot;&quot;;IF((OR([.D176]=[data_validation.A$1];[.D176]=[data_validation.A$2];[.D176]=[data_validation.A$5];[.D176]=[data_validation.A$6];[.D176]=[data_validation.A$14];[.D176]=[data_validation.A$16]));&quot;Indicate Date&quot;;&quot;N/A&quot;))" office:value-type="string" office:string-value="Indicate Date">
            <text:p>Indicate Date</text:p>
          </table:table-cell>
          <table:table-cell table:style-name="ce23" table:formula="of:=IF([.D176]=&quot;&quot;;&quot;&quot;;IF((OR([.D176]=[data_validation.A$1];[.D176]=[data_validation.A$2]));&quot;Indicate Date&quot;;&quot;N/A&quot;))" office:value-type="string" office:string-value="Indicate Date">
            <text:p>Indicate Date</text:p>
          </table:table-cell>
          <table:table-cell table:style-name="ce23" table:formula="of:=IF([.D176]=&quot;&quot;;&quot;&quot;;&quot;Indicate Date&quot;)" office:value-type="string" office:string-value="Indicate Date">
            <text:p>Indicate Date</text:p>
          </table:table-cell>
          <table:table-cell table:style-name="ce23" table:formula="of:=IF([.D176]=&quot;&quot;;&quot;&quot;;&quot;Indicate Date&quot;)" office:value-type="string" office:string-value="Indicate Date">
            <text:p>Indicate Date</text:p>
          </table:table-cell>
          <table:table-cell table:style-name="ce26" table:content-validation-name="val2"/>
          <table:table-cell table:style-name="ce30" table:formula="of:=SUM([.K176:.L176])"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77]=&quot;&quot;;&quot;&quot;;IF((OR([.D177]=[data_validation.A$1];[.D177]=[data_validation.A$2];[.D177]=[data_validation.A$5];[.D177]=[data_validation.A$6];[.D177]=[data_validation.A$14];[.D177]=[data_validation.A$16]));&quot;Indicate Date&quot;;&quot;N/A&quot;))" office:value-type="string" office:string-value="Indicate Date">
            <text:p>Indicate Date</text:p>
          </table:table-cell>
          <table:table-cell table:style-name="ce23" table:formula="of:=IF([.D177]=&quot;&quot;;&quot;&quot;;IF((OR([.D177]=[data_validation.A$1];[.D177]=[data_validation.A$2]));&quot;Indicate Date&quot;;&quot;N/A&quot;))" office:value-type="string" office:string-value="Indicate Date">
            <text:p>Indicate Date</text:p>
          </table:table-cell>
          <table:table-cell table:style-name="ce23" table:formula="of:=IF([.D177]=&quot;&quot;;&quot;&quot;;&quot;Indicate Date&quot;)" office:value-type="string" office:string-value="Indicate Date">
            <text:p>Indicate Date</text:p>
          </table:table-cell>
          <table:table-cell table:style-name="ce23" table:formula="of:=IF([.D177]=&quot;&quot;;&quot;&quot;;&quot;Indicate Date&quot;)" office:value-type="string" office:string-value="Indicate Date">
            <text:p>Indicate Date</text:p>
          </table:table-cell>
          <table:table-cell table:style-name="ce26" table:content-validation-name="val2"/>
          <table:table-cell table:style-name="ce30" table:formula="of:=SUM([.K177:.L177])"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78]=&quot;&quot;;&quot;&quot;;IF((OR([.D178]=[data_validation.A$1];[.D178]=[data_validation.A$2];[.D178]=[data_validation.A$5];[.D178]=[data_validation.A$6];[.D178]=[data_validation.A$14];[.D178]=[data_validation.A$16]));&quot;Indicate Date&quot;;&quot;N/A&quot;))" office:value-type="string" office:string-value="Indicate Date">
            <text:p>Indicate Date</text:p>
          </table:table-cell>
          <table:table-cell table:style-name="ce23" table:formula="of:=IF([.D178]=&quot;&quot;;&quot;&quot;;IF((OR([.D178]=[data_validation.A$1];[.D178]=[data_validation.A$2]));&quot;Indicate Date&quot;;&quot;N/A&quot;))" office:value-type="string" office:string-value="Indicate Date">
            <text:p>Indicate Date</text:p>
          </table:table-cell>
          <table:table-cell table:style-name="ce23" table:formula="of:=IF([.D178]=&quot;&quot;;&quot;&quot;;&quot;Indicate Date&quot;)" office:value-type="string" office:string-value="Indicate Date">
            <text:p>Indicate Date</text:p>
          </table:table-cell>
          <table:table-cell table:style-name="ce23" table:formula="of:=IF([.D178]=&quot;&quot;;&quot;&quot;;&quot;Indicate Date&quot;)" office:value-type="string" office:string-value="Indicate Date">
            <text:p>Indicate Date</text:p>
          </table:table-cell>
          <table:table-cell table:style-name="ce26" table:content-validation-name="val2"/>
          <table:table-cell table:style-name="ce30" table:formula="of:=SUM([.K178:.L178])"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79]=&quot;&quot;;&quot;&quot;;IF((OR([.D179]=[data_validation.A$1];[.D179]=[data_validation.A$2];[.D179]=[data_validation.A$5];[.D179]=[data_validation.A$6];[.D179]=[data_validation.A$14];[.D179]=[data_validation.A$16]));&quot;Indicate Date&quot;;&quot;N/A&quot;))" office:value-type="string" office:string-value="Indicate Date">
            <text:p>Indicate Date</text:p>
          </table:table-cell>
          <table:table-cell table:style-name="ce23" table:formula="of:=IF([.D179]=&quot;&quot;;&quot;&quot;;IF((OR([.D179]=[data_validation.A$1];[.D179]=[data_validation.A$2]));&quot;Indicate Date&quot;;&quot;N/A&quot;))" office:value-type="string" office:string-value="Indicate Date">
            <text:p>Indicate Date</text:p>
          </table:table-cell>
          <table:table-cell table:style-name="ce23" table:formula="of:=IF([.D179]=&quot;&quot;;&quot;&quot;;&quot;Indicate Date&quot;)" office:value-type="string" office:string-value="Indicate Date">
            <text:p>Indicate Date</text:p>
          </table:table-cell>
          <table:table-cell table:style-name="ce23" table:formula="of:=IF([.D179]=&quot;&quot;;&quot;&quot;;&quot;Indicate Date&quot;)" office:value-type="string" office:string-value="Indicate Date">
            <text:p>Indicate Date</text:p>
          </table:table-cell>
          <table:table-cell table:style-name="ce26" table:content-validation-name="val2"/>
          <table:table-cell table:style-name="ce30" table:formula="of:=SUM([.K179:.L179])"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80]=&quot;&quot;;&quot;&quot;;IF((OR([.D180]=[data_validation.A$1];[.D180]=[data_validation.A$2];[.D180]=[data_validation.A$5];[.D180]=[data_validation.A$6];[.D180]=[data_validation.A$14];[.D180]=[data_validation.A$16]));&quot;Indicate Date&quot;;&quot;N/A&quot;))" office:value-type="string" office:string-value="Indicate Date">
            <text:p>Indicate Date</text:p>
          </table:table-cell>
          <table:table-cell table:style-name="ce23" table:formula="of:=IF([.D180]=&quot;&quot;;&quot;&quot;;IF((OR([.D180]=[data_validation.A$1];[.D180]=[data_validation.A$2]));&quot;Indicate Date&quot;;&quot;N/A&quot;))" office:value-type="string" office:string-value="Indicate Date">
            <text:p>Indicate Date</text:p>
          </table:table-cell>
          <table:table-cell table:style-name="ce23" table:formula="of:=IF([.D180]=&quot;&quot;;&quot;&quot;;&quot;Indicate Date&quot;)" office:value-type="string" office:string-value="Indicate Date">
            <text:p>Indicate Date</text:p>
          </table:table-cell>
          <table:table-cell table:style-name="ce23" table:formula="of:=IF([.D180]=&quot;&quot;;&quot;&quot;;&quot;Indicate Date&quot;)" office:value-type="string" office:string-value="Indicate Date">
            <text:p>Indicate Date</text:p>
          </table:table-cell>
          <table:table-cell table:style-name="ce26" table:content-validation-name="val2"/>
          <table:table-cell table:style-name="ce30" table:formula="of:=SUM([.K180:.L180])"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81]=&quot;&quot;;&quot;&quot;;IF((OR([.D181]=[data_validation.A$1];[.D181]=[data_validation.A$2];[.D181]=[data_validation.A$5];[.D181]=[data_validation.A$6];[.D181]=[data_validation.A$14];[.D181]=[data_validation.A$16]));&quot;Indicate Date&quot;;&quot;N/A&quot;))" office:value-type="string" office:string-value="Indicate Date">
            <text:p>Indicate Date</text:p>
          </table:table-cell>
          <table:table-cell table:style-name="ce23" table:formula="of:=IF([.D181]=&quot;&quot;;&quot;&quot;;IF((OR([.D181]=[data_validation.A$1];[.D181]=[data_validation.A$2]));&quot;Indicate Date&quot;;&quot;N/A&quot;))" office:value-type="string" office:string-value="Indicate Date">
            <text:p>Indicate Date</text:p>
          </table:table-cell>
          <table:table-cell table:style-name="ce23" table:formula="of:=IF([.D181]=&quot;&quot;;&quot;&quot;;&quot;Indicate Date&quot;)" office:value-type="string" office:string-value="Indicate Date">
            <text:p>Indicate Date</text:p>
          </table:table-cell>
          <table:table-cell table:style-name="ce23" table:formula="of:=IF([.D181]=&quot;&quot;;&quot;&quot;;&quot;Indicate Date&quot;)" office:value-type="string" office:string-value="Indicate Date">
            <text:p>Indicate Date</text:p>
          </table:table-cell>
          <table:table-cell table:style-name="ce26" table:content-validation-name="val2"/>
          <table:table-cell table:style-name="ce30" table:formula="of:=SUM([.K181:.L181])"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82]=&quot;&quot;;&quot;&quot;;IF((OR([.D182]=[data_validation.A$1];[.D182]=[data_validation.A$2];[.D182]=[data_validation.A$5];[.D182]=[data_validation.A$6];[.D182]=[data_validation.A$14];[.D182]=[data_validation.A$16]));&quot;Indicate Date&quot;;&quot;N/A&quot;))" office:value-type="string" office:string-value="Indicate Date">
            <text:p>Indicate Date</text:p>
          </table:table-cell>
          <table:table-cell table:style-name="ce23" table:formula="of:=IF([.D182]=&quot;&quot;;&quot;&quot;;IF((OR([.D182]=[data_validation.A$1];[.D182]=[data_validation.A$2]));&quot;Indicate Date&quot;;&quot;N/A&quot;))" office:value-type="string" office:string-value="Indicate Date">
            <text:p>Indicate Date</text:p>
          </table:table-cell>
          <table:table-cell table:style-name="ce23" table:formula="of:=IF([.D182]=&quot;&quot;;&quot;&quot;;&quot;Indicate Date&quot;)" office:value-type="string" office:string-value="Indicate Date">
            <text:p>Indicate Date</text:p>
          </table:table-cell>
          <table:table-cell table:style-name="ce23" table:formula="of:=IF([.D182]=&quot;&quot;;&quot;&quot;;&quot;Indicate Date&quot;)" office:value-type="string" office:string-value="Indicate Date">
            <text:p>Indicate Date</text:p>
          </table:table-cell>
          <table:table-cell table:style-name="ce26" table:content-validation-name="val2"/>
          <table:table-cell table:style-name="ce30" table:formula="of:=SUM([.K182:.L182])"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8"/>
          <table:table-cell table:style-name="ce14" table:number-columns-repeated="2"/>
          <table:table-cell table:style-name="ce20" table:content-validation-name="val1" office:value-type="string">
            <text:p>Competitive Bidding</text:p>
          </table:table-cell>
          <table:table-cell table:style-name="ce23" table:formula="of:=IF([.D183]=&quot;&quot;;&quot;&quot;;IF((OR([.D183]=[data_validation.A$1];[.D183]=[data_validation.A$2];[.D183]=[data_validation.A$5];[.D183]=[data_validation.A$6];[.D183]=[data_validation.A$14];[.D183]=[data_validation.A$16]));&quot;Indicate Date&quot;;&quot;N/A&quot;))" office:value-type="string" office:string-value="Indicate Date">
            <text:p>Indicate Date</text:p>
          </table:table-cell>
          <table:table-cell table:style-name="ce23" table:formula="of:=IF([.D183]=&quot;&quot;;&quot;&quot;;IF((OR([.D183]=[data_validation.A$1];[.D183]=[data_validation.A$2]));&quot;Indicate Date&quot;;&quot;N/A&quot;))" office:value-type="string" office:string-value="Indicate Date">
            <text:p>Indicate Date</text:p>
          </table:table-cell>
          <table:table-cell table:style-name="ce23" table:formula="of:=IF([.D183]=&quot;&quot;;&quot;&quot;;&quot;Indicate Date&quot;)" office:value-type="string" office:string-value="Indicate Date">
            <text:p>Indicate Date</text:p>
          </table:table-cell>
          <table:table-cell table:style-name="ce23" table:formula="of:=IF([.D183]=&quot;&quot;;&quot;&quot;;&quot;Indicate Date&quot;)" office:value-type="string" office:string-value="Indicate Date">
            <text:p>Indicate Date</text:p>
          </table:table-cell>
          <table:table-cell table:style-name="ce26" table:content-validation-name="val2"/>
          <table:table-cell table:style-name="ce30" table:formula="of:=SUM([.K183:.L183])" office:value-type="float" office:value="0">
            <text:p>0</text:p>
          </table:table-cell>
          <table:table-cell table:style-name="ce32" table:number-columns-repeated="2"/>
          <table:table-cell table:style-name="ce38"/>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7"/>
          <table:table-cell table:style-name="ce13" table:number-columns-repeated="2"/>
          <table:table-cell table:style-name="ce19" table:content-validation-name="val1" office:value-type="string">
            <text:p>Limited Source Bidding</text:p>
          </table:table-cell>
          <table:table-cell table:style-name="ce23" table:formula="of:=IF([.D184]=&quot;&quot;;&quot;&quot;;IF((OR([.D184]=[data_validation.A$1];[.D184]=[data_validation.A$2];[.D184]=[data_validation.A$5];[.D184]=[data_validation.A$6];[.D184]=[data_validation.A$14];[.D184]=[data_validation.A$16]));&quot;Indicate Date&quot;;&quot;N/A&quot;))" office:value-type="string" office:string-value="Indicate Date">
            <text:p>Indicate Date</text:p>
          </table:table-cell>
          <table:table-cell table:style-name="ce23" table:formula="of:=IF([.D184]=&quot;&quot;;&quot;&quot;;IF((OR([.D184]=[data_validation.A$1];[.D184]=[data_validation.A$2]));&quot;Indicate Date&quot;;&quot;N/A&quot;))" office:value-type="string" office:string-value="Indicate Date">
            <text:p>Indicate Date</text:p>
          </table:table-cell>
          <table:table-cell table:style-name="ce23" table:formula="of:=IF([.D184]=&quot;&quot;;&quot;&quot;;&quot;Indicate Date&quot;)" office:value-type="string" office:string-value="Indicate Date">
            <text:p>Indicate Date</text:p>
          </table:table-cell>
          <table:table-cell table:style-name="ce23" table:formula="of:=IF([.D184]=&quot;&quot;;&quot;&quot;;&quot;Indicate Date&quot;)" office:value-type="string" office:string-value="Indicate Date">
            <text:p>Indicate Date</text:p>
          </table:table-cell>
          <table:table-cell table:style-name="ce25" table:content-validation-name="val2"/>
          <table:table-cell table:style-name="ce30" table:formula="of:=SUM([.K184:.L184])" office:value-type="float" office:value="0">
            <text:p>0</text:p>
          </table:table-cell>
          <table:table-cell table:style-name="ce18" table:number-columns-repeated="2"/>
          <table:table-cell table:style-name="ce37"/>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7"/>
          <table:table-cell table:style-name="ce13"/>
          <table:table-cell table:style-name="ce18"/>
          <table:table-cell table:style-name="ce19" table:content-validation-name="val1" office:value-type="string">
            <text:p>Direct Contracting</text:p>
          </table:table-cell>
          <table:table-cell table:style-name="ce23" table:formula="of:=IF([.D185]=&quot;&quot;;&quot;&quot;;IF((OR([.D185]=[data_validation.A$1];[.D185]=[data_validation.A$2];[.D185]=[data_validation.A$5];[.D185]=[data_validation.A$6];[.D185]=[data_validation.A$14];[.D185]=[data_validation.A$16]));&quot;Indicate Date&quot;;&quot;N/A&quot;))" office:value-type="string" office:string-value="N/A">
            <text:p>N/A</text:p>
          </table:table-cell>
          <table:table-cell table:style-name="ce23" table:formula="of:=IF([.D185]=&quot;&quot;;&quot;&quot;;IF((OR([.D185]=[data_validation.A$1];[.D185]=[data_validation.A$2]));&quot;Indicate Date&quot;;&quot;N/A&quot;))" office:value-type="string" office:string-value="N/A">
            <text:p>N/A</text:p>
          </table:table-cell>
          <table:table-cell table:style-name="ce23" table:formula="of:=IF([.D185]=&quot;&quot;;&quot;&quot;;&quot;Indicate Date&quot;)" office:value-type="string" office:string-value="Indicate Date">
            <text:p>Indicate Date</text:p>
          </table:table-cell>
          <table:table-cell table:style-name="ce23" table:formula="of:=IF([.D185]=&quot;&quot;;&quot;&quot;;&quot;Indicate Date&quot;)" office:value-type="string" office:string-value="Indicate Date">
            <text:p>Indicate Date</text:p>
          </table:table-cell>
          <table:table-cell table:style-name="ce25" table:content-validation-name="val2"/>
          <table:table-cell table:style-name="ce30" table:formula="of:=SUM([.K185:.L185])" office:value-type="float" office:value="0">
            <text:p>0</text:p>
          </table:table-cell>
          <table:table-cell table:style-name="ce33"/>
          <table:table-cell table:style-name="ce35"/>
          <table:table-cell table:style-name="ce37"/>
          <table:table-cell table:style-name="ce43"/>
          <table:table-cell table:style-name="ce47"/>
          <table:table-cell table:style-name="ce51" table:number-columns-repeated="8"/>
          <table:table-cell table:style-name="ce47" table:number-columns-repeated="2"/>
          <table:table-cell table:style-name="ce51"/>
          <table:table-cell table:style-name="ce47"/>
          <table:table-cell table:style-name="ce57"/>
          <table:table-cell table:style-name="ce60" table:number-columns-repeated="2"/>
          <table:table-cell table:style-name="ce64"/>
          <table:table-cell table:style-name="ce66"/>
          <table:table-cell table:style-name="ce47" table:number-columns-repeated="7"/>
          <table:table-cell table:style-name="ce51"/>
          <table:table-cell table:style-name="ce57"/>
          <table:table-cell table:style-name="ce69"/>
          <table:table-cell table:style-name="ce11" table:number-columns-repeated="982"/>
        </table:table-row>
        <table:table-row table:style-name="ro6">
          <table:table-cell table:style-name="ce7"/>
          <table:table-cell table:style-name="ce13" table:number-columns-repeated="2"/>
          <table:table-cell table:style-name="ce19" table:content-validation-name="val1" office:value-type="string">
            <text:p>Repeat Order</text:p>
          </table:table-cell>
          <table:table-cell table:style-name="ce23" table:formula="of:=IF([.D186]=&quot;&quot;;&quot;&quot;;IF((OR([.D186]=[data_validation.A$1];[.D186]=[data_validation.A$2];[.D186]=[data_validation.A$5];[.D186]=[data_validation.A$6];[.D186]=[data_validation.A$14];[.D186]=[data_validation.A$16]));&quot;Indicate Date&quot;;&quot;N/A&quot;))" office:value-type="string" office:string-value="N/A">
            <text:p>N/A</text:p>
          </table:table-cell>
          <table:table-cell table:style-name="ce23" table:formula="of:=IF([.D186]=&quot;&quot;;&quot;&quot;;IF((OR([.D186]=[data_validation.A$1];[.D186]=[data_validation.A$2]));&quot;Indicate Date&quot;;&quot;N/A&quot;))" office:value-type="string" office:string-value="N/A">
            <text:p>N/A</text:p>
          </table:table-cell>
          <table:table-cell table:style-name="ce23" table:formula="of:=IF([.D186]=&quot;&quot;;&quot;&quot;;&quot;Indicate Date&quot;)" office:value-type="string" office:string-value="Indicate Date">
            <text:p>Indicate Date</text:p>
          </table:table-cell>
          <table:table-cell table:style-name="ce23" table:formula="of:=IF([.D186]=&quot;&quot;;&quot;&quot;;&quot;Indicate Date&quot;)" office:value-type="string" office:string-value="Indicate Date">
            <text:p>Indicate Date</text:p>
          </table:table-cell>
          <table:table-cell table:style-name="ce25" table:content-validation-name="val2"/>
          <table:table-cell table:style-name="ce30" table:formula="of:=SUM([.K186:.L186])" office:value-type="float" office:value="0">
            <text:p>0</text:p>
          </table:table-cell>
          <table:table-cell table:style-name="ce18" table:number-columns-repeated="2"/>
          <table:table-cell table:style-name="ce37"/>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7"/>
          <table:table-cell table:style-name="ce13" table:number-columns-repeated="2"/>
          <table:table-cell table:style-name="ce19" table:content-validation-name="val1" office:value-type="string">
            <text:p>Shopping</text:p>
          </table:table-cell>
          <table:table-cell table:style-name="ce23" table:formula="of:=IF([.D187]=&quot;&quot;;&quot;&quot;;IF((OR([.D187]=[data_validation.A$1];[.D187]=[data_validation.A$2];[.D187]=[data_validation.A$5];[.D187]=[data_validation.A$6];[.D187]=[data_validation.A$14];[.D187]=[data_validation.A$16]));&quot;Indicate Date&quot;;&quot;N/A&quot;))" office:value-type="string" office:string-value="Indicate Date">
            <text:p>Indicate Date</text:p>
          </table:table-cell>
          <table:table-cell table:style-name="ce23" table:formula="of:=IF([.D187]=&quot;&quot;;&quot;&quot;;IF((OR([.D187]=[data_validation.A$1];[.D187]=[data_validation.A$2]));&quot;Indicate Date&quot;;&quot;N/A&quot;))" office:value-type="string" office:string-value="N/A">
            <text:p>N/A</text:p>
          </table:table-cell>
          <table:table-cell table:style-name="ce23" table:formula="of:=IF([.D187]=&quot;&quot;;&quot;&quot;;&quot;Indicate Date&quot;)" office:value-type="string" office:string-value="Indicate Date">
            <text:p>Indicate Date</text:p>
          </table:table-cell>
          <table:table-cell table:style-name="ce23" table:formula="of:=IF([.D187]=&quot;&quot;;&quot;&quot;;&quot;Indicate Date&quot;)" office:value-type="string" office:string-value="Indicate Date">
            <text:p>Indicate Date</text:p>
          </table:table-cell>
          <table:table-cell table:style-name="ce25" table:content-validation-name="val2"/>
          <table:table-cell table:style-name="ce30" table:formula="of:=SUM([.K187:.L187])" office:value-type="float" office:value="0">
            <text:p>0</text:p>
          </table:table-cell>
          <table:table-cell table:style-name="ce18" table:number-columns-repeated="2"/>
          <table:table-cell table:style-name="ce37"/>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7"/>
          <table:table-cell table:style-name="ce13"/>
          <table:table-cell table:style-name="ce18"/>
          <table:table-cell table:style-name="ce19" table:content-validation-name="val1" office:value-type="string">
            <text:p>NP-53.1 Two Failed Biddings</text:p>
          </table:table-cell>
          <table:table-cell table:style-name="ce23" table:formula="of:=IF([.D188]=&quot;&quot;;&quot;&quot;;IF((OR([.D188]=[data_validation.A$1];[.D188]=[data_validation.A$2];[.D188]=[data_validation.A$5];[.D188]=[data_validation.A$6];[.D188]=[data_validation.A$14];[.D188]=[data_validation.A$16]));&quot;Indicate Date&quot;;&quot;N/A&quot;))" office:value-type="string" office:string-value="Indicate Date">
            <text:p>Indicate Date</text:p>
          </table:table-cell>
          <table:table-cell table:style-name="ce23" table:formula="of:=IF([.D188]=&quot;&quot;;&quot;&quot;;IF((OR([.D188]=[data_validation.A$1];[.D188]=[data_validation.A$2]));&quot;Indicate Date&quot;;&quot;N/A&quot;))" office:value-type="string" office:string-value="N/A">
            <text:p>N/A</text:p>
          </table:table-cell>
          <table:table-cell table:style-name="ce23" table:formula="of:=IF([.D188]=&quot;&quot;;&quot;&quot;;&quot;Indicate Date&quot;)" office:value-type="string" office:string-value="Indicate Date">
            <text:p>Indicate Date</text:p>
          </table:table-cell>
          <table:table-cell table:style-name="ce23" table:formula="of:=IF([.D188]=&quot;&quot;;&quot;&quot;;&quot;Indicate Date&quot;)" office:value-type="string" office:string-value="Indicate Date">
            <text:p>Indicate Date</text:p>
          </table:table-cell>
          <table:table-cell table:style-name="ce25" table:content-validation-name="val2"/>
          <table:table-cell table:style-name="ce30" table:formula="of:=SUM([.K188:.L188])" office:value-type="float" office:value="0">
            <text:p>0</text:p>
          </table:table-cell>
          <table:table-cell table:style-name="ce18" table:number-columns-repeated="2"/>
          <table:table-cell table:style-name="ce39"/>
          <table:table-cell table:style-name="ce43"/>
          <table:table-cell table:style-name="ce47"/>
          <table:table-cell table:style-name="ce52" table:number-columns-repeated="12"/>
          <table:table-cell table:style-name="ce57"/>
          <table:table-cell table:style-name="ce47" table:number-columns-repeated="2"/>
          <table:table-cell table:style-name="ce57"/>
          <table:table-cell table:style-name="ce52" table:number-columns-repeated="9"/>
          <table:table-cell table:style-name="ce67"/>
          <table:table-cell table:style-name="ce69"/>
          <table:table-cell table:style-name="ce11" table:number-columns-repeated="982"/>
        </table:table-row>
        <table:table-row table:style-name="ro6">
          <table:table-cell table:style-name="ce7"/>
          <table:table-cell table:style-name="ce15"/>
          <table:table-cell table:style-name="ce13"/>
          <table:table-cell table:style-name="ce19" table:content-validation-name="val1" office:value-type="string">
            <text:p>NP-53.2 Emergency Cases</text:p>
          </table:table-cell>
          <table:table-cell table:style-name="ce23" table:formula="of:=IF([.D189]=&quot;&quot;;&quot;&quot;;IF((OR([.D189]=[data_validation.A$1];[.D189]=[data_validation.A$2];[.D189]=[data_validation.A$5];[.D189]=[data_validation.A$6];[.D189]=[data_validation.A$14];[.D189]=[data_validation.A$16]));&quot;Indicate Date&quot;;&quot;N/A&quot;))" office:value-type="string" office:string-value="N/A">
            <text:p>N/A</text:p>
          </table:table-cell>
          <table:table-cell table:style-name="ce23" table:formula="of:=IF([.D189]=&quot;&quot;;&quot;&quot;;IF((OR([.D189]=[data_validation.A$1];[.D189]=[data_validation.A$2]));&quot;Indicate Date&quot;;&quot;N/A&quot;))" office:value-type="string" office:string-value="N/A">
            <text:p>N/A</text:p>
          </table:table-cell>
          <table:table-cell table:style-name="ce23" table:formula="of:=IF([.D189]=&quot;&quot;;&quot;&quot;;&quot;Indicate Date&quot;)" office:value-type="string" office:string-value="Indicate Date">
            <text:p>Indicate Date</text:p>
          </table:table-cell>
          <table:table-cell table:style-name="ce23" table:formula="of:=IF([.D189]=&quot;&quot;;&quot;&quot;;&quot;Indicate Date&quot;)" office:value-type="string" office:string-value="Indicate Date">
            <text:p>Indicate Date</text:p>
          </table:table-cell>
          <table:table-cell table:style-name="ce25" table:content-validation-name="val2"/>
          <table:table-cell table:style-name="ce30" table:formula="of:=SUM([.K189:.L189])" office:value-type="float" office:value="0">
            <text:p>0</text:p>
          </table:table-cell>
          <table:table-cell table:style-name="ce18" table:number-columns-repeated="2"/>
          <table:table-cell table:style-name="ce37"/>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7"/>
          <table:table-cell table:style-name="ce15"/>
          <table:table-cell table:style-name="ce13"/>
          <table:table-cell table:style-name="ce19" table:content-validation-name="val1" office:value-type="string">
            <text:p>NP-53.3 Take-Over of Contracts</text:p>
          </table:table-cell>
          <table:table-cell table:style-name="ce23" table:formula="of:=IF([.D190]=&quot;&quot;;&quot;&quot;;IF((OR([.D190]=[data_validation.A$1];[.D190]=[data_validation.A$2];[.D190]=[data_validation.A$5];[.D190]=[data_validation.A$6];[.D190]=[data_validation.A$14];[.D190]=[data_validation.A$16]));&quot;Indicate Date&quot;;&quot;N/A&quot;))" office:value-type="string" office:string-value="N/A">
            <text:p>N/A</text:p>
          </table:table-cell>
          <table:table-cell table:style-name="ce23" table:formula="of:=IF([.D190]=&quot;&quot;;&quot;&quot;;IF((OR([.D190]=[data_validation.A$1];[.D190]=[data_validation.A$2]));&quot;Indicate Date&quot;;&quot;N/A&quot;))" office:value-type="string" office:string-value="N/A">
            <text:p>N/A</text:p>
          </table:table-cell>
          <table:table-cell table:style-name="ce23" table:formula="of:=IF([.D190]=&quot;&quot;;&quot;&quot;;&quot;Indicate Date&quot;)" office:value-type="string" office:string-value="Indicate Date">
            <text:p>Indicate Date</text:p>
          </table:table-cell>
          <table:table-cell table:style-name="ce23" table:formula="of:=IF([.D190]=&quot;&quot;;&quot;&quot;;&quot;Indicate Date&quot;)" office:value-type="string" office:string-value="Indicate Date">
            <text:p>Indicate Date</text:p>
          </table:table-cell>
          <table:table-cell table:style-name="ce25" table:content-validation-name="val2"/>
          <table:table-cell table:style-name="ce30" table:formula="of:=SUM([.K190:.L190])" office:value-type="float" office:value="0">
            <text:p>0</text:p>
          </table:table-cell>
          <table:table-cell table:style-name="ce18" table:number-columns-repeated="2"/>
          <table:table-cell table:style-name="ce37"/>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7"/>
          <table:table-cell table:style-name="ce15"/>
          <table:table-cell table:style-name="ce13"/>
          <table:table-cell table:style-name="ce19" table:content-validation-name="val1" office:value-type="string">
            <text:p>NP-53.4 Adjacent or Contiguous</text:p>
          </table:table-cell>
          <table:table-cell table:style-name="ce23" table:formula="of:=IF([.D191]=&quot;&quot;;&quot;&quot;;IF((OR([.D191]=[data_validation.A$1];[.D191]=[data_validation.A$2];[.D191]=[data_validation.A$5];[.D191]=[data_validation.A$6];[.D191]=[data_validation.A$14];[.D191]=[data_validation.A$16]));&quot;Indicate Date&quot;;&quot;N/A&quot;))" office:value-type="string" office:string-value="N/A">
            <text:p>N/A</text:p>
          </table:table-cell>
          <table:table-cell table:style-name="ce23" table:formula="of:=IF([.D191]=&quot;&quot;;&quot;&quot;;IF((OR([.D191]=[data_validation.A$1];[.D191]=[data_validation.A$2]));&quot;Indicate Date&quot;;&quot;N/A&quot;))" office:value-type="string" office:string-value="N/A">
            <text:p>N/A</text:p>
          </table:table-cell>
          <table:table-cell table:style-name="ce23" table:formula="of:=IF([.D191]=&quot;&quot;;&quot;&quot;;&quot;Indicate Date&quot;)" office:value-type="string" office:string-value="Indicate Date">
            <text:p>Indicate Date</text:p>
          </table:table-cell>
          <table:table-cell table:style-name="ce23" table:formula="of:=IF([.D191]=&quot;&quot;;&quot;&quot;;&quot;Indicate Date&quot;)" office:value-type="string" office:string-value="Indicate Date">
            <text:p>Indicate Date</text:p>
          </table:table-cell>
          <table:table-cell table:style-name="ce25" table:content-validation-name="val2"/>
          <table:table-cell table:style-name="ce30" table:formula="of:=SUM([.K191:.L191])" office:value-type="float" office:value="0">
            <text:p>0</text:p>
          </table:table-cell>
          <table:table-cell table:style-name="ce18" table:number-columns-repeated="2"/>
          <table:table-cell table:style-name="ce37"/>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7"/>
          <table:table-cell table:style-name="ce15"/>
          <table:table-cell table:style-name="ce13"/>
          <table:table-cell table:style-name="ce19" table:content-validation-name="val1" office:value-type="string">
            <text:p>NP-53.5 Agency-to-Agency</text:p>
          </table:table-cell>
          <table:table-cell table:style-name="ce23" table:formula="of:=IF([.D192]=&quot;&quot;;&quot;&quot;;IF((OR([.D192]=[data_validation.A$1];[.D192]=[data_validation.A$2];[.D192]=[data_validation.A$5];[.D192]=[data_validation.A$6];[.D192]=[data_validation.A$14];[.D192]=[data_validation.A$16]));&quot;Indicate Date&quot;;&quot;N/A&quot;))" office:value-type="string" office:string-value="N/A">
            <text:p>N/A</text:p>
          </table:table-cell>
          <table:table-cell table:style-name="ce23" table:formula="of:=IF([.D192]=&quot;&quot;;&quot;&quot;;IF((OR([.D192]=[data_validation.A$1];[.D192]=[data_validation.A$2]));&quot;Indicate Date&quot;;&quot;N/A&quot;))" office:value-type="string" office:string-value="N/A">
            <text:p>N/A</text:p>
          </table:table-cell>
          <table:table-cell table:style-name="ce23" table:formula="of:=IF([.D192]=&quot;&quot;;&quot;&quot;;&quot;Indicate Date&quot;)" office:value-type="string" office:string-value="Indicate Date">
            <text:p>Indicate Date</text:p>
          </table:table-cell>
          <table:table-cell table:style-name="ce23" table:formula="of:=IF([.D192]=&quot;&quot;;&quot;&quot;;&quot;Indicate Date&quot;)" office:value-type="string" office:string-value="Indicate Date">
            <text:p>Indicate Date</text:p>
          </table:table-cell>
          <table:table-cell table:style-name="ce25" table:content-validation-name="val2"/>
          <table:table-cell table:style-name="ce30" table:formula="of:=SUM([.K192:.L192])" office:value-type="float" office:value="0">
            <text:p>0</text:p>
          </table:table-cell>
          <table:table-cell table:style-name="ce18" table:number-columns-repeated="2"/>
          <table:table-cell table:style-name="ce37"/>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7"/>
          <table:table-cell table:style-name="ce15"/>
          <table:table-cell table:style-name="ce13"/>
          <table:table-cell table:style-name="ce19" table:content-validation-name="val1" office:value-type="string">
            <text:p>NP-53.6 Scientific, Scholarly, Artistic Work, Exclusive Technology and Media Services</text:p>
          </table:table-cell>
          <table:table-cell table:style-name="ce23" table:formula="of:=IF([.D193]=&quot;&quot;;&quot;&quot;;IF((OR([.D193]=[data_validation.A$1];[.D193]=[data_validation.A$2];[.D193]=[data_validation.A$5];[.D193]=[data_validation.A$6];[.D193]=[data_validation.A$14];[.D193]=[data_validation.A$16]));&quot;Indicate Date&quot;;&quot;N/A&quot;))" office:value-type="string" office:string-value="N/A">
            <text:p>N/A</text:p>
          </table:table-cell>
          <table:table-cell table:style-name="ce23" table:formula="of:=IF([.D193]=&quot;&quot;;&quot;&quot;;IF((OR([.D193]=[data_validation.A$1];[.D193]=[data_validation.A$2]));&quot;Indicate Date&quot;;&quot;N/A&quot;))" office:value-type="string" office:string-value="N/A">
            <text:p>N/A</text:p>
          </table:table-cell>
          <table:table-cell table:style-name="ce23" table:formula="of:=IF([.D193]=&quot;&quot;;&quot;&quot;;&quot;Indicate Date&quot;)" office:value-type="string" office:string-value="Indicate Date">
            <text:p>Indicate Date</text:p>
          </table:table-cell>
          <table:table-cell table:style-name="ce23" table:formula="of:=IF([.D193]=&quot;&quot;;&quot;&quot;;&quot;Indicate Date&quot;)" office:value-type="string" office:string-value="Indicate Date">
            <text:p>Indicate Date</text:p>
          </table:table-cell>
          <table:table-cell table:style-name="ce25" table:content-validation-name="val2"/>
          <table:table-cell table:style-name="ce30" table:formula="of:=SUM([.K193:.L193])" office:value-type="float" office:value="0">
            <text:p>0</text:p>
          </table:table-cell>
          <table:table-cell table:style-name="ce18" table:number-columns-repeated="2"/>
          <table:table-cell table:style-name="ce37"/>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7"/>
          <table:table-cell table:style-name="ce15"/>
          <table:table-cell table:style-name="ce13"/>
          <table:table-cell table:style-name="ce19" table:content-validation-name="val1" office:value-type="string">
            <text:p>NP-53.7 Highly Technical Consultants</text:p>
          </table:table-cell>
          <table:table-cell table:style-name="ce23" table:formula="of:=IF([.D194]=&quot;&quot;;&quot;&quot;;IF((OR([.D194]=[data_validation.A$1];[.D194]=[data_validation.A$2];[.D194]=[data_validation.A$5];[.D194]=[data_validation.A$6];[.D194]=[data_validation.A$14];[.D194]=[data_validation.A$16]));&quot;Indicate Date&quot;;&quot;N/A&quot;))" office:value-type="string" office:string-value="N/A">
            <text:p>N/A</text:p>
          </table:table-cell>
          <table:table-cell table:style-name="ce23" table:formula="of:=IF([.D194]=&quot;&quot;;&quot;&quot;;IF((OR([.D194]=[data_validation.A$1];[.D194]=[data_validation.A$2]));&quot;Indicate Date&quot;;&quot;N/A&quot;))" office:value-type="string" office:string-value="N/A">
            <text:p>N/A</text:p>
          </table:table-cell>
          <table:table-cell table:style-name="ce23" table:formula="of:=IF([.D194]=&quot;&quot;;&quot;&quot;;&quot;Indicate Date&quot;)" office:value-type="string" office:string-value="Indicate Date">
            <text:p>Indicate Date</text:p>
          </table:table-cell>
          <table:table-cell table:style-name="ce23" table:formula="of:=IF([.D194]=&quot;&quot;;&quot;&quot;;&quot;Indicate Date&quot;)" office:value-type="string" office:string-value="Indicate Date">
            <text:p>Indicate Date</text:p>
          </table:table-cell>
          <table:table-cell table:style-name="ce25" table:content-validation-name="val2"/>
          <table:table-cell table:style-name="ce30" table:formula="of:=SUM([.K194:.L194])" office:value-type="float" office:value="0">
            <text:p>0</text:p>
          </table:table-cell>
          <table:table-cell table:style-name="ce18" table:number-columns-repeated="2"/>
          <table:table-cell table:style-name="ce37"/>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7"/>
          <table:table-cell table:style-name="ce13" table:number-columns-repeated="2"/>
          <table:table-cell table:style-name="ce19" table:content-validation-name="val1" office:value-type="string">
            <text:p>NP-53.8 Defense Cooperation Agreement</text:p>
          </table:table-cell>
          <table:table-cell table:style-name="ce23" table:formula="of:=IF([.D195]=&quot;&quot;;&quot;&quot;;IF((OR([.D195]=[data_validation.A$1];[.D195]=[data_validation.A$2];[.D195]=[data_validation.A$5];[.D195]=[data_validation.A$6];[.D195]=[data_validation.A$14];[.D195]=[data_validation.A$16]));&quot;Indicate Date&quot;;&quot;N/A&quot;))" office:value-type="string" office:string-value="N/A">
            <text:p>N/A</text:p>
          </table:table-cell>
          <table:table-cell table:style-name="ce23" table:formula="of:=IF([.D195]=&quot;&quot;;&quot;&quot;;IF((OR([.D195]=[data_validation.A$1];[.D195]=[data_validation.A$2]));&quot;Indicate Date&quot;;&quot;N/A&quot;))" office:value-type="string" office:string-value="N/A">
            <text:p>N/A</text:p>
          </table:table-cell>
          <table:table-cell table:style-name="ce23" table:formula="of:=IF([.D195]=&quot;&quot;;&quot;&quot;;&quot;Indicate Date&quot;)" office:value-type="string" office:string-value="Indicate Date">
            <text:p>Indicate Date</text:p>
          </table:table-cell>
          <table:table-cell table:style-name="ce23" table:formula="of:=IF([.D195]=&quot;&quot;;&quot;&quot;;&quot;Indicate Date&quot;)" office:value-type="string" office:string-value="Indicate Date">
            <text:p>Indicate Date</text:p>
          </table:table-cell>
          <table:table-cell table:style-name="ce25" table:content-validation-name="val2"/>
          <table:table-cell table:style-name="ce30" table:formula="of:=SUM([.K195:.L195])" office:value-type="float" office:value="0">
            <text:p>0</text:p>
          </table:table-cell>
          <table:table-cell table:style-name="ce18" table:number-columns-repeated="2"/>
          <table:table-cell table:style-name="ce37"/>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7"/>
          <table:table-cell table:style-name="ce13" table:number-columns-repeated="2"/>
          <table:table-cell table:style-name="ce19" table:content-validation-name="val1" office:value-type="string">
            <text:p>NP-53.9 - Small Value Procurement</text:p>
          </table:table-cell>
          <table:table-cell table:style-name="ce23" table:formula="of:=IF([.D196]=&quot;&quot;;&quot;&quot;;IF((OR([.D196]=[data_validation.A$1];[.D196]=[data_validation.A$2];[.D196]=[data_validation.A$5];[.D196]=[data_validation.A$6];[.D196]=[data_validation.A$14];[.D196]=[data_validation.A$16]));&quot;Indicate Date&quot;;&quot;N/A&quot;))" office:value-type="string" office:string-value="Indicate Date">
            <text:p>Indicate Date</text:p>
          </table:table-cell>
          <table:table-cell table:style-name="ce23" table:formula="of:=IF([.D196]=&quot;&quot;;&quot;&quot;;IF((OR([.D196]=[data_validation.A$1];[.D196]=[data_validation.A$2]));&quot;Indicate Date&quot;;&quot;N/A&quot;))" office:value-type="string" office:string-value="N/A">
            <text:p>N/A</text:p>
          </table:table-cell>
          <table:table-cell table:style-name="ce23" table:formula="of:=IF([.D196]=&quot;&quot;;&quot;&quot;;&quot;Indicate Date&quot;)" office:value-type="string" office:string-value="Indicate Date">
            <text:p>Indicate Date</text:p>
          </table:table-cell>
          <table:table-cell table:style-name="ce23" table:formula="of:=IF([.D196]=&quot;&quot;;&quot;&quot;;&quot;Indicate Date&quot;)" office:value-type="string" office:string-value="Indicate Date">
            <text:p>Indicate Date</text:p>
          </table:table-cell>
          <table:table-cell table:style-name="ce25" table:content-validation-name="val2"/>
          <table:table-cell table:style-name="ce30" table:formula="of:=SUM([.K196:.L196])" office:value-type="float" office:value="0">
            <text:p>0</text:p>
          </table:table-cell>
          <table:table-cell table:style-name="ce18" table:number-columns-repeated="2"/>
          <table:table-cell table:style-name="ce37"/>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7"/>
          <table:table-cell table:style-name="ce13" table:number-columns-repeated="2"/>
          <table:table-cell table:style-name="ce19" table:content-validation-name="val1" office:value-type="string">
            <text:p>NP-53.10 Lease of Real Property and Venue</text:p>
          </table:table-cell>
          <table:table-cell table:style-name="ce23" table:formula="of:=IF([.D197]=&quot;&quot;;&quot;&quot;;IF((OR([.D197]=[data_validation.A$1];[.D197]=[data_validation.A$2];[.D197]=[data_validation.A$5];[.D197]=[data_validation.A$6];[.D197]=[data_validation.A$14];[.D197]=[data_validation.A$16]));&quot;Indicate Date&quot;;&quot;N/A&quot;))" office:value-type="string" office:string-value="N/A">
            <text:p>N/A</text:p>
          </table:table-cell>
          <table:table-cell table:style-name="ce23" table:formula="of:=IF([.D197]=&quot;&quot;;&quot;&quot;;IF((OR([.D197]=[data_validation.A$1];[.D197]=[data_validation.A$2]));&quot;Indicate Date&quot;;&quot;N/A&quot;))" office:value-type="string" office:string-value="N/A">
            <text:p>N/A</text:p>
          </table:table-cell>
          <table:table-cell table:style-name="ce23" table:formula="of:=IF([.D197]=&quot;&quot;;&quot;&quot;;&quot;Indicate Date&quot;)" office:value-type="string" office:string-value="Indicate Date">
            <text:p>Indicate Date</text:p>
          </table:table-cell>
          <table:table-cell table:style-name="ce23" table:formula="of:=IF([.D197]=&quot;&quot;;&quot;&quot;;&quot;Indicate Date&quot;)" office:value-type="string" office:string-value="Indicate Date">
            <text:p>Indicate Date</text:p>
          </table:table-cell>
          <table:table-cell table:style-name="ce25" table:content-validation-name="val2"/>
          <table:table-cell table:style-name="ce30" table:formula="of:=SUM([.K197:.L197])" office:value-type="float" office:value="0">
            <text:p>0</text:p>
          </table:table-cell>
          <table:table-cell table:style-name="ce18" table:number-columns-repeated="2"/>
          <table:table-cell table:style-name="ce37"/>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7"/>
          <table:table-cell table:style-name="ce13" table:number-columns-repeated="2"/>
          <table:table-cell table:style-name="ce19" table:content-validation-name="val1" office:value-type="string">
            <text:p>NP-53.11 NGO Participation</text:p>
          </table:table-cell>
          <table:table-cell table:style-name="ce23" table:formula="of:=IF([.D198]=&quot;&quot;;&quot;&quot;;IF((OR([.D198]=[data_validation.A$1];[.D198]=[data_validation.A$2];[.D198]=[data_validation.A$5];[.D198]=[data_validation.A$6];[.D198]=[data_validation.A$14];[.D198]=[data_validation.A$16]));&quot;Indicate Date&quot;;&quot;N/A&quot;))" office:value-type="string" office:string-value="Indicate Date">
            <text:p>Indicate Date</text:p>
          </table:table-cell>
          <table:table-cell table:style-name="ce23" table:formula="of:=IF([.D198]=&quot;&quot;;&quot;&quot;;IF((OR([.D198]=[data_validation.A$1];[.D198]=[data_validation.A$2]));&quot;Indicate Date&quot;;&quot;N/A&quot;))" office:value-type="string" office:string-value="N/A">
            <text:p>N/A</text:p>
          </table:table-cell>
          <table:table-cell table:style-name="ce23" table:formula="of:=IF([.D198]=&quot;&quot;;&quot;&quot;;&quot;Indicate Date&quot;)" office:value-type="string" office:string-value="Indicate Date">
            <text:p>Indicate Date</text:p>
          </table:table-cell>
          <table:table-cell table:style-name="ce23" table:formula="of:=IF([.D198]=&quot;&quot;;&quot;&quot;;&quot;Indicate Date&quot;)" office:value-type="string" office:string-value="Indicate Date">
            <text:p>Indicate Date</text:p>
          </table:table-cell>
          <table:table-cell table:style-name="ce25" table:content-validation-name="val2"/>
          <table:table-cell table:style-name="ce30" table:formula="of:=SUM([.K198:.L198])" office:value-type="float" office:value="0">
            <text:p>0</text:p>
          </table:table-cell>
          <table:table-cell table:style-name="ce18" table:number-columns-repeated="2"/>
          <table:table-cell table:style-name="ce37"/>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7"/>
          <table:table-cell table:style-name="ce13" table:number-columns-repeated="2"/>
          <table:table-cell table:style-name="ce19" table:content-validation-name="val1" office:value-type="string">
            <text:p>NP-53.12 Community Participation</text:p>
          </table:table-cell>
          <table:table-cell table:style-name="ce23" table:formula="of:=IF([.D199]=&quot;&quot;;&quot;&quot;;IF((OR([.D199]=[data_validation.A$1];[.D199]=[data_validation.A$2];[.D199]=[data_validation.A$5];[.D199]=[data_validation.A$6];[.D199]=[data_validation.A$14];[.D199]=[data_validation.A$16]));&quot;Indicate Date&quot;;&quot;N/A&quot;))" office:value-type="string" office:string-value="N/A">
            <text:p>N/A</text:p>
          </table:table-cell>
          <table:table-cell table:style-name="ce23" table:formula="of:=IF([.D199]=&quot;&quot;;&quot;&quot;;IF((OR([.D199]=[data_validation.A$1];[.D199]=[data_validation.A$2]));&quot;Indicate Date&quot;;&quot;N/A&quot;))" office:value-type="string" office:string-value="N/A">
            <text:p>N/A</text:p>
          </table:table-cell>
          <table:table-cell table:style-name="ce23" table:formula="of:=IF([.D199]=&quot;&quot;;&quot;&quot;;&quot;Indicate Date&quot;)" office:value-type="string" office:string-value="Indicate Date">
            <text:p>Indicate Date</text:p>
          </table:table-cell>
          <table:table-cell table:style-name="ce23" table:formula="of:=IF([.D199]=&quot;&quot;;&quot;&quot;;&quot;Indicate Date&quot;)" office:value-type="string" office:string-value="Indicate Date">
            <text:p>Indicate Date</text:p>
          </table:table-cell>
          <table:table-cell table:style-name="ce25" table:content-validation-name="val2"/>
          <table:table-cell table:style-name="ce30" table:formula="of:=SUM([.K199:.L199])" office:value-type="float" office:value="0">
            <text:p>0</text:p>
          </table:table-cell>
          <table:table-cell table:style-name="ce18" table:number-columns-repeated="2"/>
          <table:table-cell table:style-name="ce37"/>
          <table:table-cell table:style-name="ce42"/>
          <table:table-cell table:style-name="ce46" table:number-columns-repeated="13"/>
          <table:table-cell table:style-name="ce56"/>
          <table:table-cell table:style-name="ce47" table:number-columns-repeated="2"/>
          <table:table-cell table:style-name="ce57"/>
          <table:table-cell table:style-name="ce47"/>
          <table:table-cell table:style-name="ce46" table:number-columns-repeated="8"/>
          <table:table-cell table:style-name="ce56"/>
          <table:table-cell table:style-name="ce69"/>
          <table:table-cell table:style-name="ce11" table:number-columns-repeated="982"/>
        </table:table-row>
        <table:table-row table:style-name="ro6">
          <table:table-cell table:style-name="ce9"/>
          <table:table-cell table:style-name="ce16" table:number-columns-repeated="2"/>
          <table:table-cell table:style-name="ce21" table:content-validation-name="val1" office:value-type="string">
            <text:p>NP-53.13 UN Agencies, Int'l Organizations or International Financing Institutions</text:p>
          </table:table-cell>
          <table:table-cell table:style-name="ce24" table:formula="of:=IF([.D200]=&quot;&quot;;&quot;&quot;;IF((OR([.D200]=[data_validation.A$1];[.D200]=[data_validation.A$2];[.D200]=[data_validation.A$5];[.D200]=[data_validation.A$6];[.D200]=[data_validation.A$14];[.D200]=[data_validation.A$16]));&quot;Indicate Date&quot;;&quot;N/A&quot;))" office:value-type="string" office:string-value="N/A">
            <text:p>N/A</text:p>
          </table:table-cell>
          <table:table-cell table:style-name="ce24" table:formula="of:=IF([.D200]=&quot;&quot;;&quot;&quot;;IF((OR([.D200]=[data_validation.A$1];[.D200]=[data_validation.A$2]));&quot;Indicate Date&quot;;&quot;N/A&quot;))" office:value-type="string" office:string-value="N/A">
            <text:p>N/A</text:p>
          </table:table-cell>
          <table:table-cell table:style-name="ce24" table:formula="of:=IF([.D200]=&quot;&quot;;&quot;&quot;;&quot;Indicate Date&quot;)" office:value-type="string" office:string-value="Indicate Date">
            <text:p>Indicate Date</text:p>
          </table:table-cell>
          <table:table-cell table:style-name="ce24" table:formula="of:=IF([.D200]=&quot;&quot;;&quot;&quot;;&quot;Indicate Date&quot;)" office:value-type="string" office:string-value="Indicate Date">
            <text:p>Indicate Date</text:p>
          </table:table-cell>
          <table:table-cell table:style-name="ce27" table:content-validation-name="val3"/>
          <table:table-cell table:style-name="ce31" table:formula="of:=SUM([.K200:.L200])" office:value-type="float" office:value="0">
            <text:p>0</text:p>
          </table:table-cell>
          <table:table-cell table:style-name="ce34" table:number-columns-repeated="2"/>
          <table:table-cell table:style-name="ce40"/>
          <table:table-cell table:style-name="ce44"/>
          <table:table-cell table:style-name="ce48" table:number-columns-repeated="13"/>
          <table:table-cell table:style-name="ce58"/>
          <table:table-cell table:style-name="ce61" table:number-columns-repeated="2"/>
          <table:table-cell table:style-name="ce65"/>
          <table:table-cell table:style-name="ce61"/>
          <table:table-cell table:style-name="ce48" table:number-columns-repeated="8"/>
          <table:table-cell table:style-name="ce58"/>
          <table:table-cell table:style-name="ce70"/>
          <table:table-cell table:style-name="ce11" table:number-columns-repeated="982"/>
        </table:table-row>
        <table:table-row table:style-name="ro8" table:number-rows-repeated="1048375">
          <table:table-cell table:number-columns-repeated="1024"/>
        </table:table-row>
        <table:table-row table:style-name="ro8">
          <table:table-cell table:number-columns-repeated="1024"/>
        </table:table-row>
      </table:table>
      <table:table table:name="how_to_fill_out-definitions" table:style-name="ta4" table:protected="true">
        <table:table-column table:style-name="co4" table:default-cell-style-name="ce81"/>
        <table:table-column table:style-name="co17" table:default-cell-style-name="ce81"/>
        <table:table-column table:style-name="co18" table:default-cell-style-name="ce81"/>
        <table:table-column table:style-name="co9" table:number-columns-repeated="253" table:default-cell-style-name="ce81"/>
        <table:table-column table:style-name="co12" table:number-columns-repeated="768" table:default-cell-style-name="ce81"/>
        <table:table-row table:style-name="ro9">
          <table:table-cell table:style-name="ce74"/>
          <table:table-cell table:style-name="ce76" office:value-type="string">
            <text:p>GUIDE TO PREPARE APP</text:p>
          </table:table-cell>
          <table:table-cell table:style-name="ce76" office:value-type="string" table:number-columns-spanned="5" table:number-rows-spanned="1">
            <text:p>APP COLUMN HEADER/S</text:p>
          </table:table-cell>
          <table:covered-table-cell table:number-columns-repeated="4" table:style-name="ce77"/>
          <table:table-cell table:style-name="ce80"/>
          <table:table-cell table:number-columns-repeated="1016"/>
        </table:table-row>
        <table:table-row table:style-name="ro9">
          <table:table-cell table:style-name="ce75" office:value-type="string">
            <text:p>STEP 1</text:p>
          </table:table-cell>
          <table:table-cell table:style-name="ce82" office:value-type="string">
            <text:p><text:a xlink:href="http://www.dbm.gov.ph/wp-content/uploads/UACS/UACS%20Primer.pdf">In the Code (PAP) column, kindly indicate the Procuring Entity's (PEs) internal numbering system or use the Unified Account Codes (UACS) may be used as PAP Codes. Please refer to Joint Circular No.2013-1 COA-DBM-DOF-Unified Accounts Code Structure.</text:a></text:p>
          </table:table-cell>
          <table:table-cell table:style-name="ce91" office:value-type="string">
            <text:p>Code (PAP)</text:p>
          </table:table-cell>
          <table:table-cell table:style-name="ce94" table:number-columns-repeated="4"/>
          <table:table-cell table:style-name="ce80"/>
          <table:table-cell table:number-columns-repeated="1016"/>
        </table:table-row>
        <table:table-row table:style-name="ro10">
          <table:table-cell table:style-name="ce75" office:value-type="string">
            <text:p>STEP 2</text:p>
          </table:table-cell>
          <table:table-cell table:style-name="ce83" office:value-type="string">
            <text:p>For the Procurement Program/Project column, please align descriptions of program/projects with budget documents and ensure clarity and accuracy in describing each procurement program/project.</text:p>
          </table:table-cell>
          <table:table-cell table:style-name="ce92" office:value-type="string">
            <text:p>Procurement <text:s text:c="4"/>Program/Project</text:p>
          </table:table-cell>
          <table:table-cell table:style-name="ce94" table:number-columns-repeated="4"/>
          <table:table-cell table:style-name="ce80"/>
          <table:table-cell table:number-columns-repeated="1016"/>
        </table:table-row>
        <table:table-row table:style-name="ro11">
          <table:table-cell table:style-name="ce75" office:value-type="string">
            <text:p>STEP 3</text:p>
          </table:table-cell>
          <table:table-cell table:style-name="ce83" office:value-type="string">
            <text:p>For PMO/End-User, please indicate the PMO/End-User unit who will implement/utilize the procurement program/project. Multiple end-user units are allowed only if the procurement activity was consolidated by the BAC to procure requirements of the end-user units.</text:p>
          </table:table-cell>
          <table:table-cell table:style-name="ce92" office:value-type="string">
            <text:p>PMO/End-User</text:p>
          </table:table-cell>
          <table:table-cell table:style-name="ce94" table:number-columns-repeated="4"/>
          <table:table-cell table:style-name="ce80"/>
          <table:table-cell table:number-columns-repeated="1016"/>
        </table:table-row>
        <table:table-row table:style-name="ro12">
          <table:table-cell table:style-name="ce76" office:value-type="string" table:number-columns-spanned="1" table:number-rows-spanned="2">
            <text:p>STEP 4</text:p>
          </table:table-cell>
          <table:table-cell table:style-name="ce85" office:value-type="string" table:number-columns-spanned="1" table:number-rows-spanned="2">
            <text:p>For Mode of Procurement and Schedule for Each Procurement Activity, all modes of procurement are available as a dropdown list and requirements for a specific schedule for Ads/Post of IB/REI, Sub/Open of Bids, Notice of Award, and/or Contract Signing are automatically identified thru the MS Excel formula. Note that for Foreign-funded procurement, please use Others - Foreign-funded procurement as the Mode of Procurement.</text:p>
            <text:p/>
            <text:p>Kindly indicate a specific period (dates, month, quarter) when each Procurement Activity will be done. Please refer to our website: http://www.gppb.gov.ph/timelines/timelines.htm for the specific periods for each activity.</text:p>
            <text:p/>
            <text:p>Note: For SVP, IB/REI is similar to RFQ.</text:p>
            <text:p>Ads/Post of IB/REI for Shopping 52.1(b) and NP-SVP (53.9) needs to be posted in PhilGEPS for ABCs above 50k. Notice of Award posting in PhilGEPS is mandatory for all Alternative Modes only for ABCs above 50k.</text:p>
          </table:table-cell>
          <table:table-cell table:style-name="ce92" office:value-type="string" table:number-columns-spanned="1" table:number-rows-spanned="2">
            <text:p>Mode of Procurement</text:p>
          </table:table-cell>
          <table:table-cell table:style-name="ce92" office:value-type="string" table:number-columns-spanned="4" table:number-rows-spanned="1">
            <text:p>Schedule for Each Procurement Activity</text:p>
          </table:table-cell>
          <table:covered-table-cell table:number-columns-repeated="3" table:style-name="ce77"/>
          <table:table-cell table:style-name="ce80"/>
          <table:table-cell table:number-columns-repeated="1016"/>
        </table:table-row>
        <table:table-row table:style-name="ro12">
          <table:covered-table-cell table:number-columns-repeated="3" table:style-name="ce77"/>
          <table:table-cell table:style-name="ce95" office:value-type="string">
            <text:p>Ads/Post of IB/REI</text:p>
          </table:table-cell>
          <table:table-cell table:style-name="ce95" office:value-type="string">
            <text:p>Sub/Open of Bids</text:p>
          </table:table-cell>
          <table:table-cell table:style-name="ce95" office:value-type="string">
            <text:p>Notice of Award</text:p>
          </table:table-cell>
          <table:table-cell table:style-name="ce95" office:value-type="string">
            <text:p>Contract Signing</text:p>
          </table:table-cell>
          <table:table-cell table:style-name="ce80"/>
          <table:table-cell table:number-columns-repeated="1016"/>
        </table:table-row>
        <table:table-row table:style-name="ro10">
          <table:table-cell table:style-name="ce75" office:value-type="string">
            <text:p>STEP 5</text:p>
          </table:table-cell>
          <table:table-cell table:style-name="ce83" office:value-type="string">
            <text:p>For Source of Funds, a dropdown list is available. If the Source of Funds the PE will use is not included, please indicate "Others" and specify under the Remarks column.</text:p>
          </table:table-cell>
          <table:table-cell table:style-name="ce92" office:value-type="string">
            <text:p>Source of Funds</text:p>
          </table:table-cell>
          <table:table-cell table:style-name="ce94" table:number-columns-repeated="4"/>
          <table:table-cell table:style-name="ce80"/>
          <table:table-cell table:number-columns-repeated="1016"/>
        </table:table-row>
        <table:table-row table:style-name="ro11">
          <table:table-cell table:style-name="ce75" office:value-type="string">
            <text:p>STEP 6</text:p>
          </table:table-cell>
          <table:table-cell table:style-name="ce83" office:value-type="string">
            <text:p>For Estimated Budget (PhP), kindly fill out either MOOE or CO columns only. Total ABC column is not editable, <text:s/>but will automatically compute for the total MOOE and CO components of the project. This breakdown is needed for tracking purposes. Finally, please ensure that amounts indicated are aligned with budget documents.</text:p>
          </table:table-cell>
          <table:table-cell table:style-name="ce92" office:value-type="string">
            <text:p>Estimated Budget (PhP)</text:p>
          </table:table-cell>
          <table:table-cell table:style-name="ce94" table:number-columns-repeated="4"/>
          <table:table-cell table:style-name="ce80"/>
          <table:table-cell table:number-columns-repeated="1016"/>
        </table:table-row>
        <table:table-row table:style-name="ro9">
          <table:table-cell table:style-name="ce75" office:value-type="string">
            <text:p>STEP 7</text:p>
          </table:table-cell>
          <table:table-cell table:style-name="ce86" office:value-type="string">
            <text:p>Before submission to the GPPB, ensure that the Head of the Procuring Entity (HoPE) approves/signs the APP.</text:p>
          </table:table-cell>
          <table:table-cell table:style-name="ce93"/>
          <table:table-cell table:style-name="ce74" table:number-columns-repeated="4"/>
          <table:table-cell table:style-name="ce80"/>
          <table:table-cell table:number-columns-repeated="1016"/>
        </table:table-row>
        <table:table-row table:style-name="ro9">
          <table:table-cell table:style-name="ce74" table:number-columns-repeated="7"/>
          <table:table-cell table:style-name="ce80"/>
          <table:table-cell table:number-columns-repeated="1016"/>
        </table:table-row>
        <table:table-row table:style-name="ro9">
          <table:table-cell table:style-name="ce74" table:number-columns-repeated="3"/>
          <table:table-cell table:style-name="ce74"/>
          <table:table-cell table:style-name="ce74"/>
          <table:table-cell table:style-name="ce77" table:formula="of:=IF([.D11]=&quot;&quot;;&quot;&quot;;IF((OR([.D11]=['file:///C:/Users/jerard/Downloads/Public/Downloads/NEW%20APP%20Version2017.xlsx'#$data_validation.A$1];[.D11]=['file:///C:/Users/jerard/Downloads/Public/Downloads/NEW%20APP%20Version2017.xlsx'#$data_validation.A$2]));&quot;Input Date&quot;;&quot;N/A&quot;))">
            <text:p/>
          </table:table-cell>
          <table:table-cell table:style-name="ce74"/>
          <table:table-cell table:style-name="ce80"/>
          <table:table-cell table:number-columns-repeated="1016"/>
        </table:table-row>
        <table:table-row table:style-name="ro9">
          <table:table-cell table:style-name="ce78"/>
          <table:table-cell table:style-name="ce75" office:value-type="string">
            <text:p>GENERAL INFORMATION</text:p>
          </table:table-cell>
          <table:table-cell table:style-name="ce74" table:number-columns-repeated="5"/>
          <table:table-cell table:style-name="ce80"/>
          <table:table-cell table:number-columns-repeated="1016"/>
        </table:table-row>
        <table:table-row table:style-name="ro10">
          <table:table-cell table:style-name="ce79" office:value-type="string">
            <text:p>#1</text:p>
          </table:table-cell>
          <table:table-cell table:style-name="ce87" office:value-type="string">
            <text:p>All Cells with Fill Color Orange needs to be filled out by the Agency. This is a visual reminder of blank or improperly filled out cells.</text:p>
          </table:table-cell>
          <table:table-cell table:style-name="ce74" table:number-columns-repeated="5"/>
          <table:table-cell table:style-name="ce80"/>
          <table:table-cell table:number-columns-repeated="1016"/>
        </table:table-row>
        <table:table-row table:style-name="ro11">
          <table:table-cell table:style-name="ce79" office:value-type="string">
            <text:p>#2</text:p>
          </table:table-cell>
          <table:table-cell table:style-name="ce86" office:value-type="string">
            <text:p>To ensure that automated indicator which procurement activity needs to be filled out with specific periods, PE must copy entire Excel row with the mode of procurement for the specific procurement program/project and paste on the last sample row "Negotiated Procurement-53.13" in the template.</text:p>
          </table:table-cell>
          <table:table-cell table:style-name="ce74" table:number-columns-repeated="5"/>
          <table:table-cell table:style-name="ce80"/>
          <table:table-cell table:number-columns-repeated="1016"/>
        </table:table-row>
        <table:table-row table:style-name="ro10">
          <table:table-cell table:style-name="ce79" office:value-type="string">
            <text:p>#3</text:p>
          </table:table-cell>
          <table:table-cell table:style-name="ce86" office:value-type="string">
            <text:p>If PE wishes to edit formatting and design of borders, fonts, among others of the APP template, it is suggested to utilize the automated formulas in the template before copying contents and reformatting.</text:p>
          </table:table-cell>
          <table:table-cell table:style-name="ce74" table:number-columns-repeated="5"/>
          <table:table-cell table:style-name="ce80"/>
          <table:table-cell table:number-columns-repeated="1016"/>
        </table:table-row>
        <table:table-row table:style-name="ro9">
          <table:table-cell table:style-name="ce79" office:value-type="string">
            <text:p>#4</text:p>
          </table:table-cell>
          <table:table-cell table:style-name="ce88" office:value-type="string">
            <text:p><text:a xlink:href="http://www.dbm.gov.ph/wp-content/uploads/Issuances/2015/Circular%20Letter/CL2015_7-MYOA.pdf">Per Section of 3.1.1 of DBM Circular No. 2015-7, the Approved Budget for the Contract (ABC) shall be “[t]he amount reflected in the MYOA”. Hence, the ABC in the Annual Procurement Plan (APP) shall be the full amount stated in the MYOA with remarks added on how much will be actually disbursed for that particular fiscal year. Moreover, the Procurement Monitoring Report (PMR) should also reflect full amount in the MYOA if the entire contract was awarded within the fiscal year. Thus, for succeeding years, actual disbursements from the MYOA need not be reflected in the APPs and PMRs, unless current contract with MYOA is terminated and a new procurement activity is undertaken.</text:a></text:p>
          </table:table-cell>
          <table:table-cell table:style-name="ce74" table:number-columns-repeated="5"/>
          <table:table-cell table:style-name="ce80"/>
          <table:table-cell table:number-columns-repeated="1016"/>
        </table:table-row>
        <table:table-row table:style-name="ro9">
          <table:table-cell table:style-name="ce74" table:number-columns-repeated="7"/>
          <table:table-cell table:style-name="ce80"/>
          <table:table-cell table:number-columns-repeated="1016"/>
        </table:table-row>
        <table:table-row table:style-name="ro9">
          <table:table-cell table:style-name="ce74"/>
          <table:table-cell table:style-name="ce89" office:value-type="string">
            <text:p>DEFINITIONS</text:p>
          </table:table-cell>
          <table:table-cell table:style-name="ce74" table:number-columns-repeated="5"/>
          <table:table-cell table:style-name="ce80"/>
          <table:table-cell table:number-columns-repeated="1016"/>
        </table:table-row>
        <table:table-row table:style-name="ro13">
          <table:table-cell table:style-name="ce74"/>
          <table:table-cell table:style-name="ce90" office:value-type="string">
            <text:p>1. PROGRAM (BESF)<text:span text:style-name="T1">– A homogeneous group of activities necessary for the performance of a major purpose for </text:span><text:span text:style-name="T1">which a government agency is established, for the basic maintenance of the agency’s administrative operations or </text:span><text:span text:style-name="T1">for the provisions of staff support to the agency’s administrative operations or for the provisions of staff support to </text:span><text:span text:style-name="T1">the agency’s line functions.</text:span></text:p>
          </table:table-cell>
          <table:table-cell table:style-name="ce74" table:number-columns-repeated="5"/>
          <table:table-cell table:style-name="ce80"/>
          <table:table-cell table:number-columns-repeated="1016"/>
        </table:table-row>
        <table:table-row table:style-name="ro14">
          <table:table-cell table:style-name="ce74"/>
          <table:table-cell table:style-name="ce90" office:value-type="string">
            <text:p>2. PROJECT (BESF)<text:span text:style-name="T1">– Special agency undertakings which are to be carried out within a definite time frame and </text:span><text:span text:style-name="T1">which are intended to result in some pre-determined measure of goods and services.</text:span></text:p>
          </table:table-cell>
          <table:table-cell table:style-name="ce74" table:number-columns-repeated="5"/>
          <table:table-cell table:style-name="ce80"/>
          <table:table-cell table:number-columns-repeated="1016"/>
        </table:table-row>
        <table:table-row table:style-name="ro15">
          <table:table-cell table:style-name="ce74"/>
          <table:table-cell table:style-name="ce90" office:value-type="string">
            <text:p>3. PMO/End User<text:span text:style-name="T1"> - Unit as proponent of program or project</text:span></text:p>
          </table:table-cell>
          <table:table-cell table:style-name="ce74" table:number-columns-repeated="5"/>
          <table:table-cell table:style-name="ce80"/>
          <table:table-cell table:number-columns-repeated="1016"/>
        </table:table-row>
        <table:table-row table:style-name="ro14">
          <table:table-cell table:style-name="ce74"/>
          <table:table-cell table:style-name="ce90" office:value-type="string">
            <text:p>4. Mode of Procurement<text:span text:style-name="T1"> - Competitive Bidding and Alternative Methods including: selective bidding, direct </text:span><text:span text:style-name="T1">contracting, repeat order, shopping, and negotiated procurement.</text:span></text:p>
          </table:table-cell>
          <table:table-cell table:style-name="ce74" table:number-columns-repeated="5"/>
          <table:table-cell table:style-name="ce80"/>
          <table:table-cell table:number-columns-repeated="1016"/>
        </table:table-row>
        <table:table-row table:style-name="ro14">
          <table:table-cell table:style-name="ce74"/>
          <table:table-cell table:style-name="ce90" office:value-type="string">
            <text:p>5. Schedule for Each Procurement Activity<text:span text:style-name="T1"> - Major procurement activities (advertising/posting; submission and </text:span><text:span text:style-name="T1">receipt/Opening of bids; <text:s/>award of contract; contract signing).</text:span></text:p>
          </table:table-cell>
          <table:table-cell table:style-name="ce74" table:number-columns-repeated="5"/>
          <table:table-cell table:style-name="ce80"/>
          <table:table-cell table:number-columns-repeated="1016"/>
        </table:table-row>
        <table:table-row table:style-name="ro15">
          <table:table-cell table:style-name="ce74"/>
          <table:table-cell table:style-name="ce90" office:value-type="string">
            <text:p>6. Source of Funds<text:span text:style-name="T1"> - Whether GoP, Foreign Assisted or Special Purpose Fund</text:span></text:p>
          </table:table-cell>
          <table:table-cell table:style-name="ce74" table:number-columns-repeated="5"/>
          <table:table-cell table:style-name="ce80"/>
          <table:table-cell table:number-columns-repeated="1016"/>
        </table:table-row>
        <table:table-row table:style-name="ro15">
          <table:table-cell table:style-name="ce74"/>
          <table:table-cell table:style-name="ce90" office:value-type="string">
            <text:p>7. Estimated Budget <text:span text:style-name="T1">- Agency approved estimate of project/program costs</text:span></text:p>
          </table:table-cell>
          <table:table-cell table:style-name="ce74" table:number-columns-repeated="5"/>
          <table:table-cell table:style-name="ce80"/>
          <table:table-cell table:number-columns-repeated="1016"/>
        </table:table-row>
        <table:table-row table:style-name="ro15">
          <table:table-cell table:style-name="ce74"/>
          <table:table-cell table:style-name="ce90" office:value-type="string">
            <text:p>8. Remarks<text:span text:style-name="T1"> - brief description of program or project</text:span></text:p>
          </table:table-cell>
          <table:table-cell table:style-name="ce74" table:number-columns-repeated="5"/>
          <table:table-cell table:style-name="ce80"/>
          <table:table-cell table:number-columns-repeated="1016"/>
        </table:table-row>
        <table:table-row table:style-name="ro9">
          <table:table-cell table:style-name="ce80" table:number-columns-repeated="8"/>
          <table:table-cell table:number-columns-repeated="1016"/>
        </table:table-row>
        <table:table-row table:style-name="ro9" table:number-rows-repeated="1048548">
          <table:table-cell table:number-columns-repeated="1024"/>
        </table:table-row>
        <table:table-row table:style-name="ro9">
          <table:table-cell table:number-columns-repeated="1024"/>
        </table:table-row>
      </table:table>
      <table:table table:name="data_validation" table:style-name="ta3">
        <table:table-column table:style-name="co15" table:default-cell-style-name="ce1"/>
        <table:table-column table:style-name="co9" table:number-columns-repeated="255" table:default-cell-style-name="ce1"/>
        <table:table-column table:style-name="co12" table:number-columns-repeated="768" table:default-cell-style-name="ce1"/>
        <table:table-row table:style-name="ro7">
          <table:table-cell table:style-name="ce84" office:value-type="string">
            <text:p>Competitive Bidding</text:p>
          </table:table-cell>
          <table:table-cell table:style-name="ce84" office:value-type="string">
            <text:p>GoP</text:p>
          </table:table-cell>
          <table:table-cell table:number-columns-repeated="1022"/>
        </table:table-row>
        <table:table-row table:style-name="ro7">
          <table:table-cell table:style-name="ce84" office:value-type="string">
            <text:p>Limited Source Bidding</text:p>
          </table:table-cell>
          <table:table-cell table:style-name="ce84" office:value-type="string">
            <text:p>Foreign</text:p>
          </table:table-cell>
          <table:table-cell table:number-columns-repeated="1022"/>
        </table:table-row>
        <table:table-row table:style-name="ro7">
          <table:table-cell table:style-name="ce84" office:value-type="string">
            <text:p>Direct Contracting</text:p>
          </table:table-cell>
          <table:table-cell table:style-name="ce84" office:value-type="string">
            <text:p>Special Purpose Fund</text:p>
          </table:table-cell>
          <table:table-cell table:number-columns-repeated="1022"/>
        </table:table-row>
        <table:table-row table:style-name="ro7">
          <table:table-cell table:style-name="ce84" office:value-type="string">
            <text:p>Repeat Order</text:p>
          </table:table-cell>
          <table:table-cell table:style-name="ce84" office:value-type="string">
            <text:p>Corporate Budget</text:p>
          </table:table-cell>
          <table:table-cell table:number-columns-repeated="1022"/>
        </table:table-row>
        <table:table-row table:style-name="ro7">
          <table:table-cell table:style-name="ce84" office:value-type="string">
            <text:p>Shopping</text:p>
          </table:table-cell>
          <table:table-cell table:style-name="ce84" office:value-type="string">
            <text:p>Income</text:p>
          </table:table-cell>
          <table:table-cell table:number-columns-repeated="1022"/>
        </table:table-row>
        <table:table-row table:style-name="ro7">
          <table:table-cell table:style-name="ce84" office:value-type="string">
            <text:p>NP-53.1 Two Failed Biddings</text:p>
          </table:table-cell>
          <table:table-cell table:style-name="ce84" office:value-type="string">
            <text:p>Others</text:p>
          </table:table-cell>
          <table:table-cell table:number-columns-repeated="1022"/>
        </table:table-row>
        <table:table-row table:style-name="ro7">
          <table:table-cell table:style-name="ce84" office:value-type="string">
            <text:p>NP-53.2 Emergency Cases</text:p>
          </table:table-cell>
          <table:table-cell table:style-name="ce84"/>
          <table:table-cell table:number-columns-repeated="1022"/>
        </table:table-row>
        <table:table-row table:style-name="ro7">
          <table:table-cell table:style-name="ce84" office:value-type="string">
            <text:p>NP-53.3 Take-Over of Contracts</text:p>
          </table:table-cell>
          <table:table-cell table:number-columns-repeated="1023"/>
        </table:table-row>
        <table:table-row table:style-name="ro7">
          <table:table-cell table:style-name="ce84" office:value-type="string">
            <text:p>NP-53.4 Adjacent or Contiguous</text:p>
          </table:table-cell>
          <table:table-cell table:number-columns-repeated="1023"/>
        </table:table-row>
        <table:table-row table:style-name="ro7">
          <table:table-cell table:style-name="ce84" office:value-type="string">
            <text:p>NP-53.5 Agency-to-Agency</text:p>
          </table:table-cell>
          <table:table-cell table:style-name="ce84"/>
          <table:table-cell table:number-columns-repeated="1022"/>
        </table:table-row>
        <table:table-row table:style-name="ro7">
          <table:table-cell table:style-name="ce84" office:value-type="string">
            <text:p>NP-53.6 Scientific, Scholarly, Artistic Work, Exclusive Technology and Media Services</text:p>
          </table:table-cell>
          <table:table-cell table:number-columns-repeated="1023"/>
        </table:table-row>
        <table:table-row table:style-name="ro7">
          <table:table-cell table:style-name="ce84" office:value-type="string">
            <text:p>NP-53.7 Highly Technical Consultants</text:p>
          </table:table-cell>
          <table:table-cell table:number-columns-repeated="1023"/>
        </table:table-row>
        <table:table-row table:style-name="ro7">
          <table:table-cell table:style-name="ce84" office:value-type="string">
            <text:p>NP-53.8 Defense Cooperation Agreement</text:p>
          </table:table-cell>
          <table:table-cell table:number-columns-repeated="1023"/>
        </table:table-row>
        <table:table-row table:style-name="ro7">
          <table:table-cell table:style-name="ce84" office:value-type="string">
            <text:p>NP-53.9 - Small Value Procurement</text:p>
          </table:table-cell>
          <table:table-cell table:style-name="ce84"/>
          <table:table-cell table:number-columns-repeated="1022"/>
        </table:table-row>
        <table:table-row table:style-name="ro7">
          <table:table-cell table:style-name="ce84" office:value-type="string">
            <text:p>NP-53.10 Lease of Real Property and Venue</text:p>
          </table:table-cell>
          <table:table-cell table:number-columns-repeated="1023"/>
        </table:table-row>
        <table:table-row table:style-name="ro7">
          <table:table-cell table:style-name="ce84" office:value-type="string">
            <text:p>NP-53.11 NGO Participation</text:p>
          </table:table-cell>
          <table:table-cell table:number-columns-repeated="1023"/>
        </table:table-row>
        <table:table-row table:style-name="ro7">
          <table:table-cell table:style-name="ce84" office:value-type="string">
            <text:p>NP-53.12 Community Participation</text:p>
          </table:table-cell>
          <table:table-cell table:number-columns-repeated="1023"/>
        </table:table-row>
        <table:table-row table:style-name="ro7">
          <table:table-cell table:style-name="ce84" office:value-type="string">
            <text:p>NP-53.13 UN Agencies, Int'l Organizations or International Financing Institutions</text:p>
          </table:table-cell>
          <table:table-cell table:number-columns-repeated="1023"/>
        </table:table-row>
        <table:table-row table:style-name="ro7">
          <table:table-cell office:value-type="string">
            <text:p>Others - Foreign-funded procurement</text:p>
          </table:table-cell>
          <table:table-cell table:number-columns-repeated="1023"/>
        </table:table-row>
        <table:table-row table:style-name="ro7" table:number-rows-repeated="1048556">
          <table:table-cell table:number-columns-repeated="1024"/>
        </table:table-row>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number:text>
      <number:number number: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8104P0" style:volatile="true" number:language="en" number:country="US">
      <number:currency-symbol number:language="en" number:country="US">$</number:currency-symbol>
      <number:number number:decimal-places="2" number:min-integer-digits="1" number:grouping="true"/>
    </number:currency-style>
    <number:currency-style style:name="N8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8104P0"/>
    </number:currency-style>
    <number:number-style style:name="N116">
      <number:number number:decimal-places="2" number:min-integer-digits="1" number:grouping="true"/>
      <number:text> </number:text>
    </number:number-style>
    <number:number-style style:name="N117">
      <number:text> (</number:text>
      <number:number number:decimal-places="2" number:min-integer-digits="1" number:grouping="true"/>
      <number:text>)</number:text>
    </number:number-style>
    <number:number-style style:name="N118">
      <number:text> -</number:text>
      <number:number number:decimal-places="0" number:min-integer-digits="0"/>
      <number:text> </number:text>
    </number:number-style>
    <number:date-style style:name="N120">
      <number:day/>
      <number:text>-</number:text>
      <number:month number:textual="true"/>
    </number:date-style>
    <number:number-style style:name="N121">
      <number:number number:decimal-places="0" number:min-integer-digits="1"/>
      <number:text> </number:text>
    </number:number-style>
    <number:number-style style:name="N122">
      <number:text> (</number:text>
      <number:number number:decimal-places="0" number:min-integer-digits="1"/>
      <number:text>)</number:text>
    </number:number-style>
    <number:number-style style:name="N123P0" style:volatile="true">
      <number:number number:decimal-places="0" number:min-integer-digits="1"/>
      <number:text> </number:text>
    </number:number-style>
    <number:number-style style:name="N123P1" style:volatile="true">
      <number:text> (</number:text>
      <number:number number:decimal-places="0" number:min-integer-digits="1"/>
      <number:text>)</number:text>
    </number:number-style>
    <number:number-style style:name="N123P2" style:volatile="true">
      <number:text> -</number:text>
      <number:number number: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currency-style style:name="N8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cf1" style:family="table-cell" style:parent-style-name="Default" style:data-style-name="N0">
      <style:table-cell-properties fo:background-color="#ff6600" style:vertical-align="automatic"/>
    </style:style>
    <style:style style:name="cf2" style:family="table-cell" style:parent-style-name="Default" style:data-style-name="N0">
      <style:table-cell-properties fo:background-color="#ff6600" style:vertical-align="automatic"/>
    </style:style>
    <style:style style:name="cf3" style:family="table-cell" style:parent-style-name="Default" style:data-style-name="N0">
      <style:table-cell-properties fo:background-color="#ff6600" style:vertical-align="automatic"/>
    </style:style>
    <style:style style:name="cf4" style:family="table-cell" style:parent-style-name="Default" style:data-style-name="N0">
      <style:table-cell-properties fo:background-color="#ff6600" style:vertical-align="automatic"/>
    </style:style>
    <style:style style:name="cf5" style:family="table-cell" style:parent-style-name="Default" style:data-style-name="N0">
      <style:table-cell-properties fo:background-color="#ff6600" style:vertical-align="automatic"/>
    </style:style>
    <style:style style:name="cf6" style:family="table-cell" style:parent-style-name="Default" style:data-style-name="N0">
      <style:table-cell-properties fo:background-color="#ff6600" style:vertical-align="automatic"/>
    </style:style>
    <style:style style:name="cf7" style:family="table-cell" style:parent-style-name="Default" style:data-style-name="N0">
      <style:table-cell-properties fo:background-color="#ff6600" style:vertical-align="automatic"/>
    </style:style>
    <style:style style:name="cf8" style:family="table-cell" style:parent-style-name="Default" style:data-style-name="N0">
      <style:table-cell-properties fo:background-color="#ff6600" style:vertical-align="automatic"/>
    </style:style>
    <style:style style:name="cf9" style:family="table-cell" style:parent-style-name="Default" style:data-style-name="N0">
      <style:table-cell-properties fo:background-color="#ff6600" style:vertical-align="automatic"/>
    </style:style>
    <style:style style:name="Excel_5f_BuiltIn_5f_Comma" style:display-name="Excel_BuiltIn_Comma" style:family="table-cell" style:parent-style-name="Default" style:data-style-name="N119">
      <style:table-cell-properties fo:background-color="transparent" style:vertical-align="automatic"/>
      <style:text-properties fo:font-size="10pt" style:font-size-asian="10pt" style:font-size-complex="10pt"/>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00ff" fo:font-size="10pt" style:text-underline-style="solid" style:text-underline-width="auto" style:text-underline-color="font-color" style:font-size-asian="10pt" style:font-size-complex="10pt"/>
    </style:style>
    <style:style style:name="cf10" style:family="table-cell" style:parent-style-name="Default">
      <style:table-cell-properties fo:background-color="#ff6600"/>
      <style:text-properties fo:color="#00000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landscape" fo:margin-top="1in" fo:margin-bottom="1in" fo:margin-left="0.1701in" fo:margin-right="0.1701in" style:print-page-order="ltr" style:first-page-number="continue" style:scale-to="100%" style:print="charts drawings objects"/>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75in" fo:margin-bottom="0.75in" fo:margin-left="0.7in" fo:margin-right="0.7in" style:print-page-order="ltr" style:first-page-number="continue" style:scale-to="100%" style:print="charts drawings objects"/>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8">12/08/2017</text:date>, <text:time>13:40: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7-12-08T13:40:39.84</dc:date>
    <meta:editing-cycles>12</meta:editing-cycles>
    <meta:editing-duration>PT50M30S</meta:editing-duration>
    <meta:document-statistic meta:table-count="3" meta:cell-count="1297" meta:object-count="0"/>
  </office:meta>
</office:document-meta>
</file>